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4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50.29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35.35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36.14pt"/>
    </style:style>
    <style:style style:name="co11" style:family="table-column">
      <style:table-column-properties fo:break-before="auto" style:column-width="39.29pt"/>
    </style:style>
    <style:style style:name="co12" style:family="table-column">
      <style:table-column-properties fo:break-before="auto" style:column-width="32.34pt"/>
    </style:style>
    <style:style style:name="co13" style:family="table-column">
      <style:table-column-properties fo:break-before="auto" style:column-width="37.84pt"/>
    </style:style>
    <style:style style:name="co14" style:family="table-column">
      <style:table-column-properties fo:break-before="auto" style:column-width="43.34pt"/>
    </style:style>
    <style:style style:name="co15" style:family="table-column">
      <style:table-column-properties fo:break-before="auto" style:column-width="46.4pt"/>
    </style:style>
    <style:style style:name="co16" style:family="table-column">
      <style:table-column-properties fo:break-before="auto" style:column-width="51.9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25.94pt"/>
    </style:style>
    <style:style style:name="co19" style:family="table-column">
      <style:table-column-properties fo:break-before="auto" style:column-width="71.74pt"/>
    </style:style>
    <style:style style:name="co20" style:family="table-column">
      <style:table-column-properties fo:break-before="auto" style:column-width="68.71pt"/>
    </style:style>
    <style:style style:name="co21" style:family="table-column">
      <style:table-column-properties fo:break-before="auto" style:column-width="69.45pt"/>
    </style:style>
    <style:style style:name="co22" style:family="table-column">
      <style:table-column-properties fo:break-before="auto" style:column-width="64.06pt"/>
    </style:style>
    <style:style style:name="co23" style:family="table-column">
      <style:table-column-properties fo:break-before="auto" style:column-width="62.5pt"/>
    </style:style>
    <style:style style:name="co24" style:family="table-column">
      <style:table-column-properties fo:break-before="auto" style:column-width="53.26pt"/>
    </style:style>
    <style:style style:name="co25" style:family="table-column">
      <style:table-column-properties fo:break-before="auto" style:column-width="54pt"/>
    </style:style>
    <style:style style:name="co26" style:family="table-column">
      <style:table-column-properties fo:break-before="auto" style:column-width="77.95pt"/>
    </style:style>
    <style:style style:name="ro1" style:family="table-row">
      <style:table-row-properties style:row-height="15.96pt" fo:break-before="auto" style:use-optimal-row-height="true"/>
    </style:style>
    <style:style style:name="ro2" style:family="table-row">
      <style:table-row-properties style:row-height="15.11pt" fo:break-before="auto" style:use-optimal-row-height="false"/>
    </style:style>
    <style:style style:name="ro3" style:family="table-row">
      <style:table-row-properties style:row-height="13.55pt" fo:break-before="auto" style:use-optimal-row-height="true"/>
    </style:style>
    <style:style style:name="ro4" style:family="table-row">
      <style:table-row-properties style:row-height="18.3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cfe7e5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3">
      <style:table-cell-properties fo:background-color="#e6e6ff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3">
      <style:table-cell-properties fo:background-color="#cfe7e5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Hit Chance For Player" table:style-name="ta1">
        <table:shapes>
          <draw:frame draw:z-index="0" draw:style-name="gr1" draw:text-style-name="P1" svg:width="669.32pt" svg:height="544.48pt" svg:x="777.6pt" svg:y="18.74pt">
            <loext:p draw:notify-on-update-of-ranges="'Hit Chance For Player'.B3:'Hit Chance For Player'.B27 'Hit Chance For Player'.C2:'Hit Chance For Player'.C2 'Hit Chance For Player'.C3:'Hit Chance For Player'.C27 'Hit Chance For Player'.D2:'Hit Chance For Player'.D2 'Hit Chance For Player'.D3:'Hit Chance For Player'.D27 'Hit Chance For Player'.E2:'Hit Chance For Player'.E2 'Hit Chance For Player'.E3:'Hit Chance For Player'.E27 'Hit Chance For Player'.F2:'Hit Chance For Player'.F2 'Hit Chance For Player'.F3:'Hit Chance For Player'.F27 'Hit Chance For Player'.G2:'Hit Chance For Player'.G2 'Hit Chance For Player'.G3:'Hit Chance For Player'.G27 'Hit Chance For Player'.H2:'Hit Chance For Player'.H2 'Hit Chance For Player'.H3:'Hit Chance For Player'.H27 'Hit Chance For Player'.I2:'Hit Chance For Player'.I2 'Hit Chance For Player'.I3:'Hit Chance For Player'.I27 'Hit Chance For Player'.J2:'Hit Chance For Player'.J2 'Hit Chance For Player'.J3:'Hit Chance For Player'.J27 'Hit Chance For Player'.K2:'Hit Chance For Player'.K2 'Hit Chance For Player'.K3:'Hit Chance For Player'.K27 'Hit Chance For Player'.L2:'Hit Chance For Player'.L2 'Hit Chance For Player'.L3:'Hit Chance For Player'.L27 'Hit Chance For Player'.M2:'Hit Chance For Player'.M2 'Hit Chance For Player'.M3:'Hit Chance For Player'.M27 'Hit Chance For Player'.N2:'Hit Chance For Player'.N2 'Hit Chance For Player'.N3:'Hit Chance For Player'.N27 'Hit Chance For Player'.O2:'Hit Chance For Player'.O2 'Hit Chance For Player'.O3:'Hit Chance For Player'.O27 'Hit Chance For Player'.P2:'Hit Chance For Player'.P2 'Hit Chance For Player'.P3:'Hit Chance For Player'.P27 'Hit Chance For Player'.Q2:'Hit Chance For Player'.Q2 'Hit Chance For Player'.Q3:'Hit Chance For Player'.Q27 'Hit Chance For Player'.R2:'Hit Chance For Player'.R2 'Hit Chance For Player'.R3:'Hit Chance For Player'.R27 'Hit Chance For Player'.S2:'Hit Chance For Player'.S2 'Hit Chance For Player'.S3:'Hit Chance For Player'.S27 'Hit Chance For Player'.T2:'Hit Chance For Player'.T2 'Hit Chance For Player'.T3:'Hit Chance For Player'.T27 'Hit Chance For Player'.U2:'Hit Chance For Player'.U2 'Hit Chance For Player'.U3:'Hit Chance For Player'.U27 'Hit Chance For Player'.V2:'Hit Chance For Player'.V2 'Hit Chance For Player'.V3:'Hit Chance For Player'.V27 'Hit Chance For Player'.W2:'Hit Chance For Player'.W2 'Hit Chance For Player'.W3:'Hit Chance For Player'.W27 'Hit Chance For Player'.X2:'Hit Chance For Player'.X2 'Hit Chance For Player'.X3:'Hit Chance For Player'.X27 'Hit Chance For Player'.Y2:'Hit Chance For Player'.Y2 'Hit Chance For Player'.Y3:'Hit Chance For Player'.Y27 'Hit Chance For Player'.Z2:'Hit Chance For Player'.Z2 'Hit Chance For Player'.Z3:'Hit Chance For Player'.Z27 'Hit Chance For Player'.AA2:'Hit Chance For Player'.AA2 'Hit Chance For Player'.AA3:'Hit Chance For Player'.AA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77.29pt" svg:y="624.47pt">
            <loext:p draw:notify-on-update-of-ranges="'Hit Chance For Player'.B33:'Hit Chance For Player'.B57 'Hit Chance For Player'.C32:'Hit Chance For Player'.C32 'Hit Chance For Player'.C33:'Hit Chance For Player'.C57 'Hit Chance For Player'.D32:'Hit Chance For Player'.D32 'Hit Chance For Player'.D33:'Hit Chance For Player'.D57 'Hit Chance For Player'.E32:'Hit Chance For Player'.E32 'Hit Chance For Player'.E33:'Hit Chance For Player'.E57 'Hit Chance For Player'.F32:'Hit Chance For Player'.F32 'Hit Chance For Player'.F33:'Hit Chance For Player'.F57 'Hit Chance For Player'.G32:'Hit Chance For Player'.G32 'Hit Chance For Player'.G33:'Hit Chance For Player'.G57 'Hit Chance For Player'.H32:'Hit Chance For Player'.H32 'Hit Chance For Player'.H33:'Hit Chance For Player'.H57 'Hit Chance For Player'.I32:'Hit Chance For Player'.I32 'Hit Chance For Player'.I33:'Hit Chance For Player'.I57 'Hit Chance For Player'.J32:'Hit Chance For Player'.J32 'Hit Chance For Player'.J33:'Hit Chance For Player'.J57 'Hit Chance For Player'.K32:'Hit Chance For Player'.K32 'Hit Chance For Player'.K33:'Hit Chance For Player'.K57 'Hit Chance For Player'.L32:'Hit Chance For Player'.L32 'Hit Chance For Player'.L33:'Hit Chance For Player'.L57 'Hit Chance For Player'.M32:'Hit Chance For Player'.M32 'Hit Chance For Player'.M33:'Hit Chance For Player'.M57 'Hit Chance For Player'.N32:'Hit Chance For Player'.N32 'Hit Chance For Player'.N33:'Hit Chance For Player'.N57 'Hit Chance For Player'.O32:'Hit Chance For Player'.O32 'Hit Chance For Player'.O33:'Hit Chance For Player'.O57 'Hit Chance For Player'.P32:'Hit Chance For Player'.P32 'Hit Chance For Player'.P33:'Hit Chance For Player'.P57 'Hit Chance For Player'.Q32:'Hit Chance For Player'.Q32 'Hit Chance For Player'.Q33:'Hit Chance For Player'.Q57 'Hit Chance For Player'.R32:'Hit Chance For Player'.R32 'Hit Chance For Player'.R33:'Hit Chance For Player'.R57 'Hit Chance For Player'.S32:'Hit Chance For Player'.S32 'Hit Chance For Player'.S33:'Hit Chance For Player'.S57 'Hit Chance For Player'.T32:'Hit Chance For Player'.T32 'Hit Chance For Player'.T33:'Hit Chance For Player'.T57 'Hit Chance For Player'.U32:'Hit Chance For Player'.U32 'Hit Chance For Player'.U33:'Hit Chance For Player'.U57 'Hit Chance For Player'.V32:'Hit Chance For Player'.V32 'Hit Chance For Player'.V33:'Hit Chance For Player'.V57 'Hit Chance For Player'.W32:'Hit Chance For Player'.W32 'Hit Chance For Player'.W33:'Hit Chance For Player'.W57 'Hit Chance For Player'.X32:'Hit Chance For Player'.X32 'Hit Chance For Player'.X33:'Hit Chance For Player'.X57 'Hit Chance For Player'.Y32:'Hit Chance For Player'.Y32 'Hit Chance For Player'.Y33:'Hit Chance For Player'.Y57 'Hit Chance For Player'.Z32:'Hit Chance For Player'.Z32 'Hit Chance For Player'.Z33:'Hit Chance For Player'.Z57 'Hit Chance For Player'.AA32:'Hit Chance For Player'.AA32 'Hit Chance For Player'.AA33:'Hit Chance For Player'.AA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779.67pt" svg:y="921.49pt">
            <loext:p draw:notify-on-update-of-ranges="'Hit Chance For Player'.B64:'Hit Chance For Player'.B88 'Hit Chance For Player'.C63:'Hit Chance For Player'.C63 'Hit Chance For Player'.C64:'Hit Chance For Player'.C88 'Hit Chance For Player'.D63:'Hit Chance For Player'.D63 'Hit Chance For Player'.D64:'Hit Chance For Player'.D88 'Hit Chance For Player'.E63:'Hit Chance For Player'.E63 'Hit Chance For Player'.E64:'Hit Chance For Player'.E88 'Hit Chance For Player'.F63:'Hit Chance For Player'.F63 'Hit Chance For Player'.F64:'Hit Chance For Player'.F88 'Hit Chance For Player'.G63:'Hit Chance For Player'.G63 'Hit Chance For Player'.G64:'Hit Chance For Player'.G88 'Hit Chance For Player'.H63:'Hit Chance For Player'.H63 'Hit Chance For Player'.H64:'Hit Chance For Player'.H88 'Hit Chance For Player'.I63:'Hit Chance For Player'.I63 'Hit Chance For Player'.I64:'Hit Chance For Player'.I88 'Hit Chance For Player'.J63:'Hit Chance For Player'.J63 'Hit Chance For Player'.J64:'Hit Chance For Player'.J88 'Hit Chance For Player'.K63:'Hit Chance For Player'.K63 'Hit Chance For Player'.K64:'Hit Chance For Player'.K88 'Hit Chance For Player'.L63:'Hit Chance For Player'.L63 'Hit Chance For Player'.L64:'Hit Chance For Player'.L88 'Hit Chance For Player'.M63:'Hit Chance For Player'.M63 'Hit Chance For Player'.M64:'Hit Chance For Player'.M88 'Hit Chance For Player'.N63:'Hit Chance For Player'.N63 'Hit Chance For Player'.N64:'Hit Chance For Player'.N88 'Hit Chance For Player'.O63:'Hit Chance For Player'.O63 'Hit Chance For Player'.O64:'Hit Chance For Player'.O88 'Hit Chance For Player'.P63:'Hit Chance For Player'.P63 'Hit Chance For Player'.P64:'Hit Chance For Player'.P88 'Hit Chance For Player'.Q63:'Hit Chance For Player'.Q63 'Hit Chance For Player'.Q64:'Hit Chance For Player'.Q88 'Hit Chance For Player'.R63:'Hit Chance For Player'.R63 'Hit Chance For Player'.R64:'Hit Chance For Player'.R88 'Hit Chance For Player'.S63:'Hit Chance For Player'.S63 'Hit Chance For Player'.S64:'Hit Chance For Player'.S88 'Hit Chance For Player'.T63:'Hit Chance For Player'.T63 'Hit Chance For Player'.T64:'Hit Chance For Player'.T88 'Hit Chance For Player'.U63:'Hit Chance For Player'.U63 'Hit Chance For Player'.U64:'Hit Chance For Player'.U88 'Hit Chance For Player'.V63:'Hit Chance For Player'.V63 'Hit Chance For Player'.V64:'Hit Chance For Player'.V88 'Hit Chance For Player'.W63:'Hit Chance For Player'.W63 'Hit Chance For Player'.W64:'Hit Chance For Player'.W88 'Hit Chance For Player'.X63:'Hit Chance For Player'.X63 'Hit Chance For Player'.X64:'Hit Chance For Player'.X88 'Hit Chance For Player'.Y63:'Hit Chance For Player'.Y63 'Hit Chance For Player'.Y64:'Hit Chance For Player'.Y88 'Hit Chance For Player'.Z63:'Hit Chance For Player'.Z63 'Hit Chance For Player'.Z64:'Hit Chance For Player'.Z88 'Hit Chance For Player'.AA63:'Hit Chance For Player'.AA63 'Hit Chance For Player'.AA64:'Hit Chance For Player'.AA8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number-columns-repeated="25" table:default-cell-style-name="ce6"/>
        <table:table-row table:style-name="ro1">
          <table:table-cell/>
          <table:table-cell table:style-name="Default"/>
          <table:table-cell table:style-name="ce5" office:value-type="string" calcext:value-type="string" table:number-columns-spanned="25" table:number-rows-spanned="1">
            <text:p>Enemy Agility</text:p>
          </table:table-cell>
          <table:covered-table-cell table:number-columns-repeated="24" table:style-name="Default"/>
        </table:table-row>
        <table:table-row table:style-name="ro2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5">
            <text:p>Player Ai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8" table:style-name="ce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" table:style-name="ce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5" table:style-name="ce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3" table:style-name="ce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table:number-columns-repeated="3" table:style-name="ce7" office:value-type="float" office:value="92" calcext:value-type="float">
            <text:p>9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11" calcext:value-type="float">
            <text:p>11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12" calcext:value-type="float">
            <text:p>12</text:p>
          </table:table-cell>
          <table:table-cell table:number-columns-repeated="4" table:style-name="ce7" office:value-type="float" office:value="96" calcext:value-type="float">
            <text:p>9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8" table:style-name="ce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13" calcext:value-type="float">
            <text:p>13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14" calcext:value-type="float">
            <text:p>14</text:p>
          </table:table-cell>
          <table:table-cell table:number-columns-repeated="4" table:style-name="ce7" office:value-type="float" office:value="99" calcext:value-type="float">
            <text:p>9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15" calcext:value-type="float">
            <text:p>15</text:p>
          </table:table-cell>
          <table:table-cell table:number-columns-repeated="6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16" calcext:value-type="float">
            <text:p>16</text:p>
          </table:table-cell>
          <table:table-cell table:number-columns-repeated="8" table:style-name="ce7" office:value-type="float" office:value="99" calcext:value-type="float">
            <text:p>9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17" calcext:value-type="float">
            <text:p>17</text:p>
          </table:table-cell>
          <table:table-cell table:number-columns-repeated="9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18" calcext:value-type="float">
            <text:p>18</text:p>
          </table:table-cell>
          <table:table-cell table:number-columns-repeated="10" table:style-name="ce7" office:value-type="float" office:value="99" calcext:value-type="float">
            <text:p>9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19" calcext:value-type="float">
            <text:p>19</text:p>
          </table:table-cell>
          <table:table-cell table:number-columns-repeated="11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20" calcext:value-type="float">
            <text:p>20</text:p>
          </table:table-cell>
          <table:table-cell table:number-columns-repeated="12" table:style-name="ce7" office:value-type="float" office:value="99" calcext:value-type="float">
            <text:p>9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21" calcext:value-type="float">
            <text:p>21</text:p>
          </table:table-cell>
          <table:table-cell table:number-columns-repeated="13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22" calcext:value-type="float">
            <text:p>22</text:p>
          </table:table-cell>
          <table:table-cell table:number-columns-repeated="15" table:style-name="ce7" office:value-type="float" office:value="99" calcext:value-type="float">
            <text:p>99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23" calcext:value-type="float">
            <text:p>23</text:p>
          </table:table-cell>
          <table:table-cell table:number-columns-repeated="16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24" calcext:value-type="float">
            <text:p>24</text:p>
          </table:table-cell>
          <table:table-cell table:number-columns-repeated="18" table:style-name="ce7" office:value-type="float" office:value="99" calcext:value-type="float">
            <text:p>99</text:p>
          </table:table-cell>
          <table:table-cell table:number-columns-repeated="2" table:style-name="ce7" office:value-type="float" office:value="98" calcext:value-type="float">
            <text:p>98</text:p>
          </table:table-cell>
          <table:table-cell table:number-columns-repeated="2" table:style-name="ce7" office:value-type="float" office:value="97" calcext:value-type="float">
            <text:p>97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2">
          <table:covered-table-cell/>
          <table:table-cell office:value-type="float" office:value="25" calcext:value-type="float">
            <text:p>25</text:p>
          </table:table-cell>
          <table:table-cell table:number-columns-repeated="24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3" table:number-rows-repeated="2">
          <table:table-cell/>
          <table:table-cell table:style-name="Default" table:number-columns-repeated="26"/>
        </table:table-row>
        <table:table-row table:style-name="ro4">
          <table:table-cell table:style-name="ce2" office:value-type="string" calcext:value-type="string" table:number-columns-spanned="27" table:number-rows-spanned="1">
            <text:p>Change Over Vertical Distance</text:p>
          </table:table-cell>
          <table:covered-table-cell table:number-columns-repeated="26" table:style-name="Default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5" table:number-rows-spanned="1">
            <text:p>Enemy Agility</text:p>
          </table:table-cell>
          <table:covered-table-cell table:number-columns-repeated="24" table:style-name="Default"/>
        </table:table-row>
        <table:table-row table:style-name="ro3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5">
            <text:p>Player Aim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table:formula="of:=[.C4]-[.C3]" office:value-type="float" office:value="4" calcext:value-type="float">
            <text:p>4</text:p>
          </table:table-cell>
          <table:table-cell table:formula="of:=[.D4]-[.D3]" office:value-type="float" office:value="12" calcext:value-type="float">
            <text:p>12</text:p>
          </table:table-cell>
          <table:table-cell table:formula="of:=[.E4]-[.E3]" office:value-type="float" office:value="16" calcext:value-type="float">
            <text:p>16</text:p>
          </table:table-cell>
          <table:table-cell table:formula="of:=[.F4]-[.F3]" office:value-type="float" office:value="16" calcext:value-type="float">
            <text:p>16</text:p>
          </table:table-cell>
          <table:table-cell table:formula="of:=[.G4]-[.G3]" office:value-type="float" office:value="14" calcext:value-type="float">
            <text:p>14</text:p>
          </table:table-cell>
          <table:table-cell table:formula="of:=[.H4]-[.H3]" office:value-type="float" office:value="6" calcext:value-type="float">
            <text:p>6</text:p>
          </table:table-cell>
          <table:table-cell table:formula="of:=[.I4]-[.I3]" office:value-type="float" office:value="1" calcext:value-type="float">
            <text:p>1</text:p>
          </table:table-cell>
          <table:table-cell table:formula="of:=[.J4]-[.J3]" office:value-type="float" office:value="0" calcext:value-type="float">
            <text:p>0</text:p>
          </table:table-cell>
          <table:table-cell table:formula="of:=[.K4]-[.K3]" office:value-type="float" office:value="0" calcext:value-type="float">
            <text:p>0</text:p>
          </table:table-cell>
          <table:table-cell table:formula="of:=[.L4]-[.L3]" office:value-type="float" office:value="0" calcext:value-type="float">
            <text:p>0</text:p>
          </table:table-cell>
          <table:table-cell table:formula="of:=[.M4]-[.M3]" office:value-type="float" office:value="0" calcext:value-type="float">
            <text:p>0</text:p>
          </table:table-cell>
          <table:table-cell table:formula="of:=[.N4]-[.N3]" office:value-type="float" office:value="0" calcext:value-type="float">
            <text:p>0</text:p>
          </table:table-cell>
          <table:table-cell table:formula="of:=[.O4]-[.O3]" office:value-type="float" office:value="0" calcext:value-type="float">
            <text:p>0</text:p>
          </table:table-cell>
          <table:table-cell table:formula="of:=[.P4]-[.P3]" office:value-type="float" office:value="0" calcext:value-type="float">
            <text:p>0</text:p>
          </table:table-cell>
          <table:table-cell table:formula="of:=[.Q4]-[.Q3]" office:value-type="float" office:value="0" calcext:value-type="float">
            <text:p>0</text:p>
          </table:table-cell>
          <table:table-cell table:formula="of:=[.R4]-[.R3]" office:value-type="float" office:value="0" calcext:value-type="float">
            <text:p>0</text:p>
          </table:table-cell>
          <table:table-cell table:formula="of:=[.S4]-[.S3]" office:value-type="float" office:value="0" calcext:value-type="float">
            <text:p>0</text:p>
          </table:table-cell>
          <table:table-cell table:formula="of:=[.T4]-[.T3]" office:value-type="float" office:value="0" calcext:value-type="float">
            <text:p>0</text:p>
          </table:table-cell>
          <table:table-cell table:formula="of:=[.U4]-[.U3]" office:value-type="float" office:value="0" calcext:value-type="float">
            <text:p>0</text:p>
          </table:table-cell>
          <table:table-cell table:formula="of:=[.V4]-[.V3]" office:value-type="float" office:value="0" calcext:value-type="float">
            <text:p>0</text:p>
          </table:table-cell>
          <table:table-cell table:formula="of:=[.W4]-[.W3]" office:value-type="float" office:value="0" calcext:value-type="float">
            <text:p>0</text:p>
          </table:table-cell>
          <table:table-cell table:formula="of:=[.X4]-[.X3]" office:value-type="float" office:value="0" calcext:value-type="float">
            <text:p>0</text:p>
          </table:table-cell>
          <table:table-cell table:formula="of:=[.Y4]-[.Y3]" office:value-type="float" office:value="0" calcext:value-type="float">
            <text:p>0</text:p>
          </table:table-cell>
          <table:table-cell table:formula="of:=[.Z4]-[.Z3]" office:value-type="float" office:value="0" calcext:value-type="float">
            <text:p>0</text:p>
          </table:table-cell>
          <table:table-cell table:formula="of:=[.AA4]-[.AA3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table:formula="of:=[.C5]-[.C4]" office:value-type="float" office:value="4" calcext:value-type="float">
            <text:p>4</text:p>
          </table:table-cell>
          <table:table-cell table:formula="of:=[.D5]-[.D4]" office:value-type="float" office:value="4" calcext:value-type="float">
            <text:p>4</text:p>
          </table:table-cell>
          <table:table-cell table:formula="of:=[.E5]-[.E4]" office:value-type="float" office:value="10" calcext:value-type="float">
            <text:p>10</text:p>
          </table:table-cell>
          <table:table-cell table:formula="of:=[.F5]-[.F4]" office:value-type="float" office:value="14" calcext:value-type="float">
            <text:p>14</text:p>
          </table:table-cell>
          <table:table-cell table:formula="of:=[.G5]-[.G4]" office:value-type="float" office:value="14" calcext:value-type="float">
            <text:p>14</text:p>
          </table:table-cell>
          <table:table-cell table:formula="of:=[.H5]-[.H4]" office:value-type="float" office:value="14" calcext:value-type="float">
            <text:p>14</text:p>
          </table:table-cell>
          <table:table-cell table:formula="of:=[.I5]-[.I4]" office:value-type="float" office:value="8" calcext:value-type="float">
            <text:p>8</text:p>
          </table:table-cell>
          <table:table-cell table:formula="of:=[.J5]-[.J4]" office:value-type="float" office:value="1" calcext:value-type="float">
            <text:p>1</text:p>
          </table:table-cell>
          <table:table-cell table:formula="of:=[.K5]-[.K4]" office:value-type="float" office:value="0" calcext:value-type="float">
            <text:p>0</text:p>
          </table:table-cell>
          <table:table-cell table:formula="of:=[.L5]-[.L4]" office:value-type="float" office:value="0" calcext:value-type="float">
            <text:p>0</text:p>
          </table:table-cell>
          <table:table-cell table:formula="of:=[.M5]-[.M4]" office:value-type="float" office:value="0" calcext:value-type="float">
            <text:p>0</text:p>
          </table:table-cell>
          <table:table-cell table:formula="of:=[.N5]-[.N4]" office:value-type="float" office:value="0" calcext:value-type="float">
            <text:p>0</text:p>
          </table:table-cell>
          <table:table-cell table:formula="of:=[.O5]-[.O4]" office:value-type="float" office:value="0" calcext:value-type="float">
            <text:p>0</text:p>
          </table:table-cell>
          <table:table-cell table:formula="of:=[.P5]-[.P4]" office:value-type="float" office:value="0" calcext:value-type="float">
            <text:p>0</text:p>
          </table:table-cell>
          <table:table-cell table:formula="of:=[.Q5]-[.Q4]" office:value-type="float" office:value="0" calcext:value-type="float">
            <text:p>0</text:p>
          </table:table-cell>
          <table:table-cell table:formula="of:=[.R5]-[.R4]" office:value-type="float" office:value="0" calcext:value-type="float">
            <text:p>0</text:p>
          </table:table-cell>
          <table:table-cell table:formula="of:=[.S5]-[.S4]" office:value-type="float" office:value="0" calcext:value-type="float">
            <text:p>0</text:p>
          </table:table-cell>
          <table:table-cell table:formula="of:=[.T5]-[.T4]" office:value-type="float" office:value="0" calcext:value-type="float">
            <text:p>0</text:p>
          </table:table-cell>
          <table:table-cell table:formula="of:=[.U5]-[.U4]" office:value-type="float" office:value="0" calcext:value-type="float">
            <text:p>0</text:p>
          </table:table-cell>
          <table:table-cell table:formula="of:=[.V5]-[.V4]" office:value-type="float" office:value="0" calcext:value-type="float">
            <text:p>0</text:p>
          </table:table-cell>
          <table:table-cell table:formula="of:=[.W5]-[.W4]" office:value-type="float" office:value="0" calcext:value-type="float">
            <text:p>0</text:p>
          </table:table-cell>
          <table:table-cell table:formula="of:=[.X5]-[.X4]" office:value-type="float" office:value="0" calcext:value-type="float">
            <text:p>0</text:p>
          </table:table-cell>
          <table:table-cell table:formula="of:=[.Y5]-[.Y4]" office:value-type="float" office:value="0" calcext:value-type="float">
            <text:p>0</text:p>
          </table:table-cell>
          <table:table-cell table:formula="of:=[.Z5]-[.Z4]" office:value-type="float" office:value="0" calcext:value-type="float">
            <text:p>0</text:p>
          </table:table-cell>
          <table:table-cell table:formula="of:=[.AA5]-[.AA4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table:formula="of:=[.C6]-[.C5]" office:value-type="float" office:value="4" calcext:value-type="float">
            <text:p>4</text:p>
          </table:table-cell>
          <table:table-cell table:formula="of:=[.D6]-[.D5]" office:value-type="float" office:value="4" calcext:value-type="float">
            <text:p>4</text:p>
          </table:table-cell>
          <table:table-cell table:formula="of:=[.E6]-[.E5]" office:value-type="float" office:value="4" calcext:value-type="float">
            <text:p>4</text:p>
          </table:table-cell>
          <table:table-cell table:formula="of:=[.F6]-[.F5]" office:value-type="float" office:value="10" calcext:value-type="float">
            <text:p>10</text:p>
          </table:table-cell>
          <table:table-cell table:formula="of:=[.G6]-[.G5]" office:value-type="float" office:value="9" calcext:value-type="float">
            <text:p>9</text:p>
          </table:table-cell>
          <table:table-cell table:formula="of:=[.H6]-[.H5]" office:value-type="float" office:value="8" calcext:value-type="float">
            <text:p>8</text:p>
          </table:table-cell>
          <table:table-cell table:formula="of:=[.I6]-[.I5]" office:value-type="float" office:value="7" calcext:value-type="float">
            <text:p>7</text:p>
          </table:table-cell>
          <table:table-cell table:formula="of:=[.J6]-[.J5]" office:value-type="float" office:value="2" calcext:value-type="float">
            <text:p>2</text:p>
          </table:table-cell>
          <table:table-cell table:formula="of:=[.K6]-[.K5]" office:value-type="float" office:value="1" calcext:value-type="float">
            <text:p>1</text:p>
          </table:table-cell>
          <table:table-cell table:formula="of:=[.L6]-[.L5]" office:value-type="float" office:value="0" calcext:value-type="float">
            <text:p>0</text:p>
          </table:table-cell>
          <table:table-cell table:formula="of:=[.M6]-[.M5]" office:value-type="float" office:value="0" calcext:value-type="float">
            <text:p>0</text:p>
          </table:table-cell>
          <table:table-cell table:formula="of:=[.N6]-[.N5]" office:value-type="float" office:value="0" calcext:value-type="float">
            <text:p>0</text:p>
          </table:table-cell>
          <table:table-cell table:formula="of:=[.O6]-[.O5]" office:value-type="float" office:value="0" calcext:value-type="float">
            <text:p>0</text:p>
          </table:table-cell>
          <table:table-cell table:formula="of:=[.P6]-[.P5]" office:value-type="float" office:value="0" calcext:value-type="float">
            <text:p>0</text:p>
          </table:table-cell>
          <table:table-cell table:formula="of:=[.Q6]-[.Q5]" office:value-type="float" office:value="0" calcext:value-type="float">
            <text:p>0</text:p>
          </table:table-cell>
          <table:table-cell table:formula="of:=[.R6]-[.R5]" office:value-type="float" office:value="0" calcext:value-type="float">
            <text:p>0</text:p>
          </table:table-cell>
          <table:table-cell table:formula="of:=[.S6]-[.S5]" office:value-type="float" office:value="0" calcext:value-type="float">
            <text:p>0</text:p>
          </table:table-cell>
          <table:table-cell table:formula="of:=[.T6]-[.T5]" office:value-type="float" office:value="0" calcext:value-type="float">
            <text:p>0</text:p>
          </table:table-cell>
          <table:table-cell table:formula="of:=[.U6]-[.U5]" office:value-type="float" office:value="0" calcext:value-type="float">
            <text:p>0</text:p>
          </table:table-cell>
          <table:table-cell table:formula="of:=[.V6]-[.V5]" office:value-type="float" office:value="0" calcext:value-type="float">
            <text:p>0</text:p>
          </table:table-cell>
          <table:table-cell table:formula="of:=[.W6]-[.W5]" office:value-type="float" office:value="0" calcext:value-type="float">
            <text:p>0</text:p>
          </table:table-cell>
          <table:table-cell table:formula="of:=[.X6]-[.X5]" office:value-type="float" office:value="0" calcext:value-type="float">
            <text:p>0</text:p>
          </table:table-cell>
          <table:table-cell table:formula="of:=[.Y6]-[.Y5]" office:value-type="float" office:value="0" calcext:value-type="float">
            <text:p>0</text:p>
          </table:table-cell>
          <table:table-cell table:formula="of:=[.Z6]-[.Z5]" office:value-type="float" office:value="0" calcext:value-type="float">
            <text:p>0</text:p>
          </table:table-cell>
          <table:table-cell table:formula="of:=[.AA6]-[.AA5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formula="of:=[.E7]-[.E6]" office:value-type="float" office:value="6" calcext:value-type="float">
            <text:p>6</text:p>
          </table:table-cell>
          <table:table-cell table:formula="of:=[.F7]-[.F6]" office:value-type="float" office:value="5" calcext:value-type="float">
            <text:p>5</text:p>
          </table:table-cell>
          <table:table-cell table:formula="of:=[.G7]-[.G6]" office:value-type="float" office:value="15" calcext:value-type="float">
            <text:p>15</text:p>
          </table:table-cell>
          <table:table-cell table:formula="of:=[.H7]-[.H6]" office:value-type="float" office:value="14" calcext:value-type="float">
            <text:p>14</text:p>
          </table:table-cell>
          <table:table-cell table:formula="of:=[.I7]-[.I6]" office:value-type="float" office:value="14" calcext:value-type="float">
            <text:p>14</text:p>
          </table:table-cell>
          <table:table-cell table:formula="of:=[.J7]-[.J6]" office:value-type="float" office:value="14" calcext:value-type="float">
            <text:p>14</text:p>
          </table:table-cell>
          <table:table-cell table:formula="of:=[.K7]-[.K6]" office:value-type="float" office:value="3" calcext:value-type="float">
            <text:p>3</text:p>
          </table:table-cell>
          <table:table-cell table:formula="of:=[.L7]-[.L6]" office:value-type="float" office:value="1" calcext:value-type="float">
            <text:p>1</text:p>
          </table:table-cell>
          <table:table-cell table:formula="of:=[.M7]-[.M6]" office:value-type="float" office:value="0" calcext:value-type="float">
            <text:p>0</text:p>
          </table:table-cell>
          <table:table-cell table:formula="of:=[.N7]-[.N6]" office:value-type="float" office:value="0" calcext:value-type="float">
            <text:p>0</text:p>
          </table:table-cell>
          <table:table-cell table:formula="of:=[.O7]-[.O6]" office:value-type="float" office:value="0" calcext:value-type="float">
            <text:p>0</text:p>
          </table:table-cell>
          <table:table-cell table:formula="of:=[.P7]-[.P6]" office:value-type="float" office:value="0" calcext:value-type="float">
            <text:p>0</text:p>
          </table:table-cell>
          <table:table-cell table:formula="of:=[.Q7]-[.Q6]" office:value-type="float" office:value="0" calcext:value-type="float">
            <text:p>0</text:p>
          </table:table-cell>
          <table:table-cell table:formula="of:=[.R7]-[.R6]" office:value-type="float" office:value="0" calcext:value-type="float">
            <text:p>0</text:p>
          </table:table-cell>
          <table:table-cell table:formula="of:=[.S7]-[.S6]" office:value-type="float" office:value="0" calcext:value-type="float">
            <text:p>0</text:p>
          </table:table-cell>
          <table:table-cell table:formula="of:=[.T7]-[.T6]" office:value-type="float" office:value="0" calcext:value-type="float">
            <text:p>0</text:p>
          </table:table-cell>
          <table:table-cell table:formula="of:=[.U7]-[.U6]" office:value-type="float" office:value="0" calcext:value-type="float">
            <text:p>0</text:p>
          </table:table-cell>
          <table:table-cell table:formula="of:=[.V7]-[.V6]" office:value-type="float" office:value="0" calcext:value-type="float">
            <text:p>0</text:p>
          </table:table-cell>
          <table:table-cell table:formula="of:=[.W7]-[.W6]" office:value-type="float" office:value="0" calcext:value-type="float">
            <text:p>0</text:p>
          </table:table-cell>
          <table:table-cell table:formula="of:=[.X7]-[.X6]" office:value-type="float" office:value="0" calcext:value-type="float">
            <text:p>0</text:p>
          </table:table-cell>
          <table:table-cell table:formula="of:=[.Y7]-[.Y6]" office:value-type="float" office:value="0" calcext:value-type="float">
            <text:p>0</text:p>
          </table:table-cell>
          <table:table-cell table:formula="of:=[.Z7]-[.Z6]" office:value-type="float" office:value="0" calcext:value-type="float">
            <text:p>0</text:p>
          </table:table-cell>
          <table:table-cell table:formula="of:=[.AA7]-[.AA6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formula="of:=[.E8]-[.E7]" office:value-type="float" office:value="7" calcext:value-type="float">
            <text:p>7</text:p>
          </table:table-cell>
          <table:table-cell table:formula="of:=[.F8]-[.F7]" office:value-type="float" office:value="6" calcext:value-type="float">
            <text:p>6</text:p>
          </table:table-cell>
          <table:table-cell table:formula="of:=[.G8]-[.G7]" office:value-type="float" office:value="5" calcext:value-type="float">
            <text:p>5</text:p>
          </table:table-cell>
          <table:table-cell table:formula="of:=[.H8]-[.H7]" office:value-type="float" office:value="16" calcext:value-type="float">
            <text:p>16</text:p>
          </table:table-cell>
          <table:table-cell table:formula="of:=[.I8]-[.I7]" office:value-type="float" office:value="16" calcext:value-type="float">
            <text:p>16</text:p>
          </table:table-cell>
          <table:table-cell table:formula="of:=[.J8]-[.J7]" office:value-type="float" office:value="16" calcext:value-type="float">
            <text:p>16</text:p>
          </table:table-cell>
          <table:table-cell table:formula="of:=[.K8]-[.K7]" office:value-type="float" office:value="16" calcext:value-type="float">
            <text:p>16</text:p>
          </table:table-cell>
          <table:table-cell table:formula="of:=[.L8]-[.L7]" office:value-type="float" office:value="3" calcext:value-type="float">
            <text:p>3</text:p>
          </table:table-cell>
          <table:table-cell table:formula="of:=[.M8]-[.M7]" office:value-type="float" office:value="0" calcext:value-type="float">
            <text:p>0</text:p>
          </table:table-cell>
          <table:table-cell table:formula="of:=[.N8]-[.N7]" office:value-type="float" office:value="0" calcext:value-type="float">
            <text:p>0</text:p>
          </table:table-cell>
          <table:table-cell table:formula="of:=[.O8]-[.O7]" office:value-type="float" office:value="0" calcext:value-type="float">
            <text:p>0</text:p>
          </table:table-cell>
          <table:table-cell table:formula="of:=[.P8]-[.P7]" office:value-type="float" office:value="0" calcext:value-type="float">
            <text:p>0</text:p>
          </table:table-cell>
          <table:table-cell table:formula="of:=[.Q8]-[.Q7]" office:value-type="float" office:value="0" calcext:value-type="float">
            <text:p>0</text:p>
          </table:table-cell>
          <table:table-cell table:formula="of:=[.R8]-[.R7]" office:value-type="float" office:value="0" calcext:value-type="float">
            <text:p>0</text:p>
          </table:table-cell>
          <table:table-cell table:formula="of:=[.S8]-[.S7]" office:value-type="float" office:value="0" calcext:value-type="float">
            <text:p>0</text:p>
          </table:table-cell>
          <table:table-cell table:formula="of:=[.T8]-[.T7]" office:value-type="float" office:value="0" calcext:value-type="float">
            <text:p>0</text:p>
          </table:table-cell>
          <table:table-cell table:formula="of:=[.U8]-[.U7]" office:value-type="float" office:value="0" calcext:value-type="float">
            <text:p>0</text:p>
          </table:table-cell>
          <table:table-cell table:formula="of:=[.V8]-[.V7]" office:value-type="float" office:value="0" calcext:value-type="float">
            <text:p>0</text:p>
          </table:table-cell>
          <table:table-cell table:formula="of:=[.W8]-[.W7]" office:value-type="float" office:value="0" calcext:value-type="float">
            <text:p>0</text:p>
          </table:table-cell>
          <table:table-cell table:formula="of:=[.X8]-[.X7]" office:value-type="float" office:value="0" calcext:value-type="float">
            <text:p>0</text:p>
          </table:table-cell>
          <table:table-cell table:formula="of:=[.Y8]-[.Y7]" office:value-type="float" office:value="0" calcext:value-type="float">
            <text:p>0</text:p>
          </table:table-cell>
          <table:table-cell table:formula="of:=[.Z8]-[.Z7]" office:value-type="float" office:value="0" calcext:value-type="float">
            <text:p>0</text:p>
          </table:table-cell>
          <table:table-cell table:formula="of:=[.AA8]-[.AA7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7" calcext:value-type="float">
            <text:p>7</text:p>
          </table:table-cell>
          <table:table-cell table:formula="of:=[.C9]-[.C8]" office:value-type="float" office:value="5" calcext:value-type="float">
            <text:p>5</text:p>
          </table:table-cell>
          <table:table-cell table:formula="of:=[.D9]-[.D8]" office:value-type="float" office:value="5" calcext:value-type="float">
            <text:p>5</text:p>
          </table:table-cell>
          <table:table-cell table:formula="of:=[.E9]-[.E8]" office:value-type="float" office:value="5" calcext:value-type="float">
            <text:p>5</text:p>
          </table:table-cell>
          <table:table-cell table:formula="of:=[.F9]-[.F8]" office:value-type="float" office:value="7" calcext:value-type="float">
            <text:p>7</text:p>
          </table:table-cell>
          <table:table-cell table:formula="of:=[.G9]-[.G8]" office:value-type="float" office:value="7" calcext:value-type="float">
            <text:p>7</text:p>
          </table:table-cell>
          <table:table-cell table:formula="of:=[.H9]-[.H8]" office:value-type="float" office:value="6" calcext:value-type="float">
            <text:p>6</text:p>
          </table:table-cell>
          <table:table-cell table:formula="of:=[.I9]-[.I8]" office:value-type="float" office:value="15" calcext:value-type="float">
            <text:p>15</text:p>
          </table:table-cell>
          <table:table-cell table:formula="of:=[.J9]-[.J8]" office:value-type="float" office:value="14" calcext:value-type="float">
            <text:p>14</text:p>
          </table:table-cell>
          <table:table-cell table:formula="of:=[.K9]-[.K8]" office:value-type="float" office:value="13" calcext:value-type="float">
            <text:p>13</text:p>
          </table:table-cell>
          <table:table-cell table:formula="of:=[.L9]-[.L8]" office:value-type="float" office:value="15" calcext:value-type="float">
            <text:p>15</text:p>
          </table:table-cell>
          <table:table-cell table:formula="of:=[.M9]-[.M8]" office:value-type="float" office:value="3" calcext:value-type="float">
            <text:p>3</text:p>
          </table:table-cell>
          <table:table-cell table:formula="of:=[.N9]-[.N8]" office:value-type="float" office:value="0" calcext:value-type="float">
            <text:p>0</text:p>
          </table:table-cell>
          <table:table-cell table:formula="of:=[.O9]-[.O8]" office:value-type="float" office:value="0" calcext:value-type="float">
            <text:p>0</text:p>
          </table:table-cell>
          <table:table-cell table:formula="of:=[.P9]-[.P8]" office:value-type="float" office:value="0" calcext:value-type="float">
            <text:p>0</text:p>
          </table:table-cell>
          <table:table-cell table:formula="of:=[.Q9]-[.Q8]" office:value-type="float" office:value="0" calcext:value-type="float">
            <text:p>0</text:p>
          </table:table-cell>
          <table:table-cell table:formula="of:=[.R9]-[.R8]" office:value-type="float" office:value="0" calcext:value-type="float">
            <text:p>0</text:p>
          </table:table-cell>
          <table:table-cell table:formula="of:=[.S9]-[.S8]" office:value-type="float" office:value="0" calcext:value-type="float">
            <text:p>0</text:p>
          </table:table-cell>
          <table:table-cell table:formula="of:=[.T9]-[.T8]" office:value-type="float" office:value="0" calcext:value-type="float">
            <text:p>0</text:p>
          </table:table-cell>
          <table:table-cell table:formula="of:=[.U9]-[.U8]" office:value-type="float" office:value="0" calcext:value-type="float">
            <text:p>0</text:p>
          </table:table-cell>
          <table:table-cell table:formula="of:=[.V9]-[.V8]" office:value-type="float" office:value="0" calcext:value-type="float">
            <text:p>0</text:p>
          </table:table-cell>
          <table:table-cell table:formula="of:=[.W9]-[.W8]" office:value-type="float" office:value="0" calcext:value-type="float">
            <text:p>0</text:p>
          </table:table-cell>
          <table:table-cell table:formula="of:=[.X9]-[.X8]" office:value-type="float" office:value="0" calcext:value-type="float">
            <text:p>0</text:p>
          </table:table-cell>
          <table:table-cell table:formula="of:=[.Y9]-[.Y8]" office:value-type="float" office:value="0" calcext:value-type="float">
            <text:p>0</text:p>
          </table:table-cell>
          <table:table-cell table:formula="of:=[.Z9]-[.Z8]" office:value-type="float" office:value="0" calcext:value-type="float">
            <text:p>0</text:p>
          </table:table-cell>
          <table:table-cell table:formula="of:=[.AA9]-[.AA8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table:formula="of:=[.C10]-[.C9]" office:value-type="float" office:value="7" calcext:value-type="float">
            <text:p>7</text:p>
          </table:table-cell>
          <table:table-cell table:formula="of:=[.D10]-[.D9]" office:value-type="float" office:value="7" calcext:value-type="float">
            <text:p>7</text:p>
          </table:table-cell>
          <table:table-cell table:formula="of:=[.E10]-[.E9]" office:value-type="float" office:value="8" calcext:value-type="float">
            <text:p>8</text:p>
          </table:table-cell>
          <table:table-cell table:formula="of:=[.F10]-[.F9]" office:value-type="float" office:value="8" calcext:value-type="float">
            <text:p>8</text:p>
          </table:table-cell>
          <table:table-cell table:formula="of:=[.G10]-[.G9]" office:value-type="float" office:value="8" calcext:value-type="float">
            <text:p>8</text:p>
          </table:table-cell>
          <table:table-cell table:formula="of:=[.H10]-[.H9]" office:value-type="float" office:value="8" calcext:value-type="float">
            <text:p>8</text:p>
          </table:table-cell>
          <table:table-cell table:formula="of:=[.I10]-[.I9]" office:value-type="float" office:value="6" calcext:value-type="float">
            <text:p>6</text:p>
          </table:table-cell>
          <table:table-cell table:formula="of:=[.J10]-[.J9]" office:value-type="float" office:value="16" calcext:value-type="float">
            <text:p>16</text:p>
          </table:table-cell>
          <table:table-cell table:formula="of:=[.K10]-[.K9]" office:value-type="float" office:value="16" calcext:value-type="float">
            <text:p>16</text:p>
          </table:table-cell>
          <table:table-cell table:formula="of:=[.L10]-[.L9]" office:value-type="float" office:value="16" calcext:value-type="float">
            <text:p>16</text:p>
          </table:table-cell>
          <table:table-cell table:formula="of:=[.M10]-[.M9]" office:value-type="float" office:value="18" calcext:value-type="float">
            <text:p>18</text:p>
          </table:table-cell>
          <table:table-cell table:formula="of:=[.N10]-[.N9]" office:value-type="float" office:value="4" calcext:value-type="float">
            <text:p>4</text:p>
          </table:table-cell>
          <table:table-cell table:formula="of:=[.O10]-[.O9]" office:value-type="float" office:value="0" calcext:value-type="float">
            <text:p>0</text:p>
          </table:table-cell>
          <table:table-cell table:formula="of:=[.P10]-[.P9]" office:value-type="float" office:value="0" calcext:value-type="float">
            <text:p>0</text:p>
          </table:table-cell>
          <table:table-cell table:formula="of:=[.Q10]-[.Q9]" office:value-type="float" office:value="0" calcext:value-type="float">
            <text:p>0</text:p>
          </table:table-cell>
          <table:table-cell table:formula="of:=[.R10]-[.R9]" office:value-type="float" office:value="0" calcext:value-type="float">
            <text:p>0</text:p>
          </table:table-cell>
          <table:table-cell table:formula="of:=[.S10]-[.S9]" office:value-type="float" office:value="0" calcext:value-type="float">
            <text:p>0</text:p>
          </table:table-cell>
          <table:table-cell table:formula="of:=[.T10]-[.T9]" office:value-type="float" office:value="0" calcext:value-type="float">
            <text:p>0</text:p>
          </table:table-cell>
          <table:table-cell table:formula="of:=[.U10]-[.U9]" office:value-type="float" office:value="0" calcext:value-type="float">
            <text:p>0</text:p>
          </table:table-cell>
          <table:table-cell table:formula="of:=[.V10]-[.V9]" office:value-type="float" office:value="0" calcext:value-type="float">
            <text:p>0</text:p>
          </table:table-cell>
          <table:table-cell table:formula="of:=[.W10]-[.W9]" office:value-type="float" office:value="0" calcext:value-type="float">
            <text:p>0</text:p>
          </table:table-cell>
          <table:table-cell table:formula="of:=[.X10]-[.X9]" office:value-type="float" office:value="0" calcext:value-type="float">
            <text:p>0</text:p>
          </table:table-cell>
          <table:table-cell table:formula="of:=[.Y10]-[.Y9]" office:value-type="float" office:value="0" calcext:value-type="float">
            <text:p>0</text:p>
          </table:table-cell>
          <table:table-cell table:formula="of:=[.Z10]-[.Z9]" office:value-type="float" office:value="0" calcext:value-type="float">
            <text:p>0</text:p>
          </table:table-cell>
          <table:table-cell table:formula="of:=[.AA10]-[.AA9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 table:formula="of:=[.C11]-[.C10]" office:value-type="float" office:value="4" calcext:value-type="float">
            <text:p>4</text:p>
          </table:table-cell>
          <table:table-cell table:formula="of:=[.D11]-[.D10]" office:value-type="float" office:value="4" calcext:value-type="float">
            <text:p>4</text:p>
          </table:table-cell>
          <table:table-cell table:formula="of:=[.E11]-[.E10]" office:value-type="float" office:value="4" calcext:value-type="float">
            <text:p>4</text:p>
          </table:table-cell>
          <table:table-cell table:formula="of:=[.F11]-[.F10]" office:value-type="float" office:value="4" calcext:value-type="float">
            <text:p>4</text:p>
          </table:table-cell>
          <table:table-cell table:formula="of:=[.G11]-[.G10]" office:value-type="float" office:value="6" calcext:value-type="float">
            <text:p>6</text:p>
          </table:table-cell>
          <table:table-cell table:formula="of:=[.H11]-[.H10]" office:value-type="float" office:value="8" calcext:value-type="float">
            <text:p>8</text:p>
          </table:table-cell>
          <table:table-cell table:formula="of:=[.I11]-[.I10]" office:value-type="float" office:value="9" calcext:value-type="float">
            <text:p>9</text:p>
          </table:table-cell>
          <table:table-cell table:formula="of:=[.J11]-[.J10]" office:value-type="float" office:value="7" calcext:value-type="float">
            <text:p>7</text:p>
          </table:table-cell>
          <table:table-cell table:formula="of:=[.K11]-[.K10]" office:value-type="float" office:value="16" calcext:value-type="float">
            <text:p>16</text:p>
          </table:table-cell>
          <table:table-cell table:formula="of:=[.L11]-[.L10]" office:value-type="float" office:value="16" calcext:value-type="float">
            <text:p>16</text:p>
          </table:table-cell>
          <table:table-cell table:formula="of:=[.M11]-[.M10]" office:value-type="float" office:value="16" calcext:value-type="float">
            <text:p>16</text:p>
          </table:table-cell>
          <table:table-cell table:formula="of:=[.N11]-[.N10]" office:value-type="float" office:value="19" calcext:value-type="float">
            <text:p>19</text:p>
          </table:table-cell>
          <table:table-cell table:formula="of:=[.O11]-[.O10]" office:value-type="float" office:value="7" calcext:value-type="float">
            <text:p>7</text:p>
          </table:table-cell>
          <table:table-cell table:formula="of:=[.P11]-[.P10]" office:value-type="float" office:value="1" calcext:value-type="float">
            <text:p>1</text:p>
          </table:table-cell>
          <table:table-cell table:formula="of:=[.Q11]-[.Q10]" office:value-type="float" office:value="0" calcext:value-type="float">
            <text:p>0</text:p>
          </table:table-cell>
          <table:table-cell table:formula="of:=[.R11]-[.R10]" office:value-type="float" office:value="0" calcext:value-type="float">
            <text:p>0</text:p>
          </table:table-cell>
          <table:table-cell table:formula="of:=[.S11]-[.S10]" office:value-type="float" office:value="0" calcext:value-type="float">
            <text:p>0</text:p>
          </table:table-cell>
          <table:table-cell table:formula="of:=[.T11]-[.T10]" office:value-type="float" office:value="0" calcext:value-type="float">
            <text:p>0</text:p>
          </table:table-cell>
          <table:table-cell table:formula="of:=[.U11]-[.U10]" office:value-type="float" office:value="0" calcext:value-type="float">
            <text:p>0</text:p>
          </table:table-cell>
          <table:table-cell table:formula="of:=[.V11]-[.V10]" office:value-type="float" office:value="0" calcext:value-type="float">
            <text:p>0</text:p>
          </table:table-cell>
          <table:table-cell table:formula="of:=[.W11]-[.W10]" office:value-type="float" office:value="0" calcext:value-type="float">
            <text:p>0</text:p>
          </table:table-cell>
          <table:table-cell table:formula="of:=[.X11]-[.X10]" office:value-type="float" office:value="0" calcext:value-type="float">
            <text:p>0</text:p>
          </table:table-cell>
          <table:table-cell table:formula="of:=[.Y11]-[.Y10]" office:value-type="float" office:value="0" calcext:value-type="float">
            <text:p>0</text:p>
          </table:table-cell>
          <table:table-cell table:formula="of:=[.Z11]-[.Z10]" office:value-type="float" office:value="0" calcext:value-type="float">
            <text:p>0</text:p>
          </table:table-cell>
          <table:table-cell table:formula="of:=[.AA11]-[.AA10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0" calcext:value-type="float">
            <text:p>10</text:p>
          </table:table-cell>
          <table:table-cell table:formula="of:=[.C12]-[.C11]" office:value-type="float" office:value="2" calcext:value-type="float">
            <text:p>2</text:p>
          </table:table-cell>
          <table:table-cell table:formula="of:=[.D12]-[.D11]" office:value-type="float" office:value="3" calcext:value-type="float">
            <text:p>3</text:p>
          </table:table-cell>
          <table:table-cell table:formula="of:=[.E12]-[.E11]" office:value-type="float" office:value="4" calcext:value-type="float">
            <text:p>4</text:p>
          </table:table-cell>
          <table:table-cell table:formula="of:=[.F12]-[.F11]" office:value-type="float" office:value="5" calcext:value-type="float">
            <text:p>5</text:p>
          </table:table-cell>
          <table:table-cell table:formula="of:=[.G12]-[.G11]" office:value-type="float" office:value="6" calcext:value-type="float">
            <text:p>6</text:p>
          </table:table-cell>
          <table:table-cell table:formula="of:=[.H12]-[.H11]" office:value-type="float" office:value="6" calcext:value-type="float">
            <text:p>6</text:p>
          </table:table-cell>
          <table:table-cell table:formula="of:=[.I12]-[.I11]" office:value-type="float" office:value="7" calcext:value-type="float">
            <text:p>7</text:p>
          </table:table-cell>
          <table:table-cell table:formula="of:=[.J12]-[.J11]" office:value-type="float" office:value="9" calcext:value-type="float">
            <text:p>9</text:p>
          </table:table-cell>
          <table:table-cell table:formula="of:=[.K12]-[.K11]" office:value-type="float" office:value="8" calcext:value-type="float">
            <text:p>8</text:p>
          </table:table-cell>
          <table:table-cell table:formula="of:=[.L12]-[.L11]" office:value-type="float" office:value="16" calcext:value-type="float">
            <text:p>16</text:p>
          </table:table-cell>
          <table:table-cell table:formula="of:=[.M12]-[.M11]" office:value-type="float" office:value="16" calcext:value-type="float">
            <text:p>16</text:p>
          </table:table-cell>
          <table:table-cell table:formula="of:=[.N12]-[.N11]" office:value-type="float" office:value="16" calcext:value-type="float">
            <text:p>16</text:p>
          </table:table-cell>
          <table:table-cell table:formula="of:=[.O12]-[.O11]" office:value-type="float" office:value="18" calcext:value-type="float">
            <text:p>18</text:p>
          </table:table-cell>
          <table:table-cell table:formula="of:=[.P12]-[.P11]" office:value-type="float" office:value="8" calcext:value-type="float">
            <text:p>8</text:p>
          </table:table-cell>
          <table:table-cell table:formula="of:=[.Q12]-[.Q11]" office:value-type="float" office:value="1" calcext:value-type="float">
            <text:p>1</text:p>
          </table:table-cell>
          <table:table-cell table:formula="of:=[.R12]-[.R11]" office:value-type="float" office:value="0" calcext:value-type="float">
            <text:p>0</text:p>
          </table:table-cell>
          <table:table-cell table:formula="of:=[.S12]-[.S11]" office:value-type="float" office:value="0" calcext:value-type="float">
            <text:p>0</text:p>
          </table:table-cell>
          <table:table-cell table:formula="of:=[.T12]-[.T11]" office:value-type="float" office:value="0" calcext:value-type="float">
            <text:p>0</text:p>
          </table:table-cell>
          <table:table-cell table:formula="of:=[.U12]-[.U11]" office:value-type="float" office:value="0" calcext:value-type="float">
            <text:p>0</text:p>
          </table:table-cell>
          <table:table-cell table:formula="of:=[.V12]-[.V11]" office:value-type="float" office:value="0" calcext:value-type="float">
            <text:p>0</text:p>
          </table:table-cell>
          <table:table-cell table:formula="of:=[.W12]-[.W11]" office:value-type="float" office:value="0" calcext:value-type="float">
            <text:p>0</text:p>
          </table:table-cell>
          <table:table-cell table:formula="of:=[.X12]-[.X11]" office:value-type="float" office:value="0" calcext:value-type="float">
            <text:p>0</text:p>
          </table:table-cell>
          <table:table-cell table:formula="of:=[.Y12]-[.Y11]" office:value-type="float" office:value="0" calcext:value-type="float">
            <text:p>0</text:p>
          </table:table-cell>
          <table:table-cell table:formula="of:=[.Z12]-[.Z11]" office:value-type="float" office:value="0" calcext:value-type="float">
            <text:p>0</text:p>
          </table:table-cell>
          <table:table-cell table:formula="of:=[.AA12]-[.AA11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1" calcext:value-type="float">
            <text:p>11</text:p>
          </table:table-cell>
          <table:table-cell table:formula="of:=[.C13]-[.C12]" office:value-type="float" office:value="2" calcext:value-type="float">
            <text:p>2</text:p>
          </table:table-cell>
          <table:table-cell table:formula="of:=[.D13]-[.D12]" office:value-type="float" office:value="2" calcext:value-type="float">
            <text:p>2</text:p>
          </table:table-cell>
          <table:table-cell table:formula="of:=[.E13]-[.E12]" office:value-type="float" office:value="2" calcext:value-type="float">
            <text:p>2</text:p>
          </table:table-cell>
          <table:table-cell table:formula="of:=[.F13]-[.F12]" office:value-type="float" office:value="2" calcext:value-type="float">
            <text:p>2</text:p>
          </table:table-cell>
          <table:table-cell table:formula="of:=[.G13]-[.G12]" office:value-type="float" office:value="2" calcext:value-type="float">
            <text:p>2</text:p>
          </table:table-cell>
          <table:table-cell table:formula="of:=[.H13]-[.H12]" office:value-type="float" office:value="3" calcext:value-type="float">
            <text:p>3</text:p>
          </table:table-cell>
          <table:table-cell table:formula="of:=[.I13]-[.I12]" office:value-type="float" office:value="6" calcext:value-type="float">
            <text:p>6</text:p>
          </table:table-cell>
          <table:table-cell table:formula="of:=[.J13]-[.J12]" office:value-type="float" office:value="6" calcext:value-type="float">
            <text:p>6</text:p>
          </table:table-cell>
          <table:table-cell table:formula="of:=[.K13]-[.K12]" office:value-type="float" office:value="8" calcext:value-type="float">
            <text:p>8</text:p>
          </table:table-cell>
          <table:table-cell table:formula="of:=[.L13]-[.L12]" office:value-type="float" office:value="9" calcext:value-type="float">
            <text:p>9</text:p>
          </table:table-cell>
          <table:table-cell table:formula="of:=[.M13]-[.M12]" office:value-type="float" office:value="16" calcext:value-type="float">
            <text:p>16</text:p>
          </table:table-cell>
          <table:table-cell table:formula="of:=[.N13]-[.N12]" office:value-type="float" office:value="20" calcext:value-type="float">
            <text:p>20</text:p>
          </table:table-cell>
          <table:table-cell table:formula="of:=[.O13]-[.O12]" office:value-type="float" office:value="18" calcext:value-type="float">
            <text:p>18</text:p>
          </table:table-cell>
          <table:table-cell table:formula="of:=[.P13]-[.P12]" office:value-type="float" office:value="18" calcext:value-type="float">
            <text:p>18</text:p>
          </table:table-cell>
          <table:table-cell table:formula="of:=[.Q13]-[.Q12]" office:value-type="float" office:value="10" calcext:value-type="float">
            <text:p>10</text:p>
          </table:table-cell>
          <table:table-cell table:formula="of:=[.R13]-[.R12]" office:value-type="float" office:value="1" calcext:value-type="float">
            <text:p>1</text:p>
          </table:table-cell>
          <table:table-cell table:formula="of:=[.S13]-[.S12]" office:value-type="float" office:value="0" calcext:value-type="float">
            <text:p>0</text:p>
          </table:table-cell>
          <table:table-cell table:formula="of:=[.T13]-[.T12]" office:value-type="float" office:value="0" calcext:value-type="float">
            <text:p>0</text:p>
          </table:table-cell>
          <table:table-cell table:formula="of:=[.U13]-[.U12]" office:value-type="float" office:value="0" calcext:value-type="float">
            <text:p>0</text:p>
          </table:table-cell>
          <table:table-cell table:formula="of:=[.V13]-[.V12]" office:value-type="float" office:value="0" calcext:value-type="float">
            <text:p>0</text:p>
          </table:table-cell>
          <table:table-cell table:formula="of:=[.W13]-[.W12]" office:value-type="float" office:value="0" calcext:value-type="float">
            <text:p>0</text:p>
          </table:table-cell>
          <table:table-cell table:formula="of:=[.X13]-[.X12]" office:value-type="float" office:value="0" calcext:value-type="float">
            <text:p>0</text:p>
          </table:table-cell>
          <table:table-cell table:formula="of:=[.Y13]-[.Y12]" office:value-type="float" office:value="0" calcext:value-type="float">
            <text:p>0</text:p>
          </table:table-cell>
          <table:table-cell table:formula="of:=[.Z13]-[.Z12]" office:value-type="float" office:value="0" calcext:value-type="float">
            <text:p>0</text:p>
          </table:table-cell>
          <table:table-cell table:formula="of:=[.AA13]-[.AA12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2" calcext:value-type="float">
            <text:p>12</text:p>
          </table:table-cell>
          <table:table-cell table:formula="of:=[.C14]-[.C13]" office:value-type="float" office:value="2" calcext:value-type="float">
            <text:p>2</text:p>
          </table:table-cell>
          <table:table-cell table:formula="of:=[.D14]-[.D13]" office:value-type="float" office:value="2" calcext:value-type="float">
            <text:p>2</text:p>
          </table:table-cell>
          <table:table-cell table:formula="of:=[.E14]-[.E13]" office:value-type="float" office:value="2" calcext:value-type="float">
            <text:p>2</text:p>
          </table:table-cell>
          <table:table-cell table:formula="of:=[.F14]-[.F13]" office:value-type="float" office:value="3" calcext:value-type="float">
            <text:p>3</text:p>
          </table:table-cell>
          <table:table-cell table:formula="of:=[.G14]-[.G13]" office:value-type="float" office:value="3" calcext:value-type="float">
            <text:p>3</text:p>
          </table:table-cell>
          <table:table-cell table:formula="of:=[.H14]-[.H13]" office:value-type="float" office:value="3" calcext:value-type="float">
            <text:p>3</text:p>
          </table:table-cell>
          <table:table-cell table:formula="of:=[.I14]-[.I13]" office:value-type="float" office:value="2" calcext:value-type="float">
            <text:p>2</text:p>
          </table:table-cell>
          <table:table-cell table:formula="of:=[.J14]-[.J13]" office:value-type="float" office:value="4" calcext:value-type="float">
            <text:p>4</text:p>
          </table:table-cell>
          <table:table-cell table:formula="of:=[.K14]-[.K13]" office:value-type="float" office:value="4" calcext:value-type="float">
            <text:p>4</text:p>
          </table:table-cell>
          <table:table-cell table:formula="of:=[.L14]-[.L13]" office:value-type="float" office:value="5" calcext:value-type="float">
            <text:p>5</text:p>
          </table:table-cell>
          <table:table-cell table:formula="of:=[.M14]-[.M13]" office:value-type="float" office:value="8" calcext:value-type="float">
            <text:p>8</text:p>
          </table:table-cell>
          <table:table-cell table:formula="of:=[.N14]-[.N13]" office:value-type="float" office:value="12" calcext:value-type="float">
            <text:p>12</text:p>
          </table:table-cell>
          <table:table-cell table:formula="of:=[.O14]-[.O13]" office:value-type="float" office:value="14" calcext:value-type="float">
            <text:p>14</text:p>
          </table:table-cell>
          <table:table-cell table:formula="of:=[.P14]-[.P13]" office:value-type="float" office:value="18" calcext:value-type="float">
            <text:p>18</text:p>
          </table:table-cell>
          <table:table-cell table:formula="of:=[.Q14]-[.Q13]" office:value-type="float" office:value="18" calcext:value-type="float">
            <text:p>18</text:p>
          </table:table-cell>
          <table:table-cell table:formula="of:=[.R14]-[.R13]" office:value-type="float" office:value="12" calcext:value-type="float">
            <text:p>12</text:p>
          </table:table-cell>
          <table:table-cell table:formula="of:=[.S14]-[.S13]" office:value-type="float" office:value="1" calcext:value-type="float">
            <text:p>1</text:p>
          </table:table-cell>
          <table:table-cell table:formula="of:=[.T14]-[.T13]" office:value-type="float" office:value="0" calcext:value-type="float">
            <text:p>0</text:p>
          </table:table-cell>
          <table:table-cell table:formula="of:=[.U14]-[.U13]" office:value-type="float" office:value="0" calcext:value-type="float">
            <text:p>0</text:p>
          </table:table-cell>
          <table:table-cell table:formula="of:=[.V14]-[.V13]" office:value-type="float" office:value="0" calcext:value-type="float">
            <text:p>0</text:p>
          </table:table-cell>
          <table:table-cell table:formula="of:=[.W14]-[.W13]" office:value-type="float" office:value="0" calcext:value-type="float">
            <text:p>0</text:p>
          </table:table-cell>
          <table:table-cell table:formula="of:=[.X14]-[.X13]" office:value-type="float" office:value="0" calcext:value-type="float">
            <text:p>0</text:p>
          </table:table-cell>
          <table:table-cell table:formula="of:=[.Y14]-[.Y13]" office:value-type="float" office:value="0" calcext:value-type="float">
            <text:p>0</text:p>
          </table:table-cell>
          <table:table-cell table:formula="of:=[.Z14]-[.Z13]" office:value-type="float" office:value="0" calcext:value-type="float">
            <text:p>0</text:p>
          </table:table-cell>
          <table:table-cell table:formula="of:=[.AA14]-[.AA13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3" calcext:value-type="float">
            <text:p>13</text:p>
          </table:table-cell>
          <table:table-cell table:formula="of:=[.C15]-[.C14]" office:value-type="float" office:value="2" calcext:value-type="float">
            <text:p>2</text:p>
          </table:table-cell>
          <table:table-cell table:formula="of:=[.D15]-[.D14]" office:value-type="float" office:value="2" calcext:value-type="float">
            <text:p>2</text:p>
          </table:table-cell>
          <table:table-cell table:formula="of:=[.E15]-[.E14]" office:value-type="float" office:value="2" calcext:value-type="float">
            <text:p>2</text:p>
          </table:table-cell>
          <table:table-cell table:formula="of:=[.F15]-[.F14]" office:value-type="float" office:value="1" calcext:value-type="float">
            <text:p>1</text:p>
          </table:table-cell>
          <table:table-cell table:formula="of:=[.G15]-[.G14]" office:value-type="float" office:value="1" calcext:value-type="float">
            <text:p>1</text:p>
          </table:table-cell>
          <table:table-cell table:formula="of:=[.H15]-[.H14]" office:value-type="float" office:value="1" calcext:value-type="float">
            <text:p>1</text:p>
          </table:table-cell>
          <table:table-cell table:formula="of:=[.I15]-[.I14]" office:value-type="float" office:value="2" calcext:value-type="float">
            <text:p>2</text:p>
          </table:table-cell>
          <table:table-cell table:formula="of:=[.J15]-[.J14]" office:value-type="float" office:value="2" calcext:value-type="float">
            <text:p>2</text:p>
          </table:table-cell>
          <table:table-cell table:formula="of:=[.K15]-[.K14]" office:value-type="float" office:value="4" calcext:value-type="float">
            <text:p>4</text:p>
          </table:table-cell>
          <table:table-cell table:formula="of:=[.L15]-[.L14]" office:value-type="float" office:value="5" calcext:value-type="float">
            <text:p>5</text:p>
          </table:table-cell>
          <table:table-cell table:formula="of:=[.M15]-[.M14]" office:value-type="float" office:value="7" calcext:value-type="float">
            <text:p>7</text:p>
          </table:table-cell>
          <table:table-cell table:formula="of:=[.N15]-[.N14]" office:value-type="float" office:value="7" calcext:value-type="float">
            <text:p>7</text:p>
          </table:table-cell>
          <table:table-cell table:formula="of:=[.O15]-[.O14]" office:value-type="float" office:value="16" calcext:value-type="float">
            <text:p>16</text:p>
          </table:table-cell>
          <table:table-cell table:formula="of:=[.P15]-[.P14]" office:value-type="float" office:value="14" calcext:value-type="float">
            <text:p>14</text:p>
          </table:table-cell>
          <table:table-cell table:formula="of:=[.Q15]-[.Q14]" office:value-type="float" office:value="18" calcext:value-type="float">
            <text:p>18</text:p>
          </table:table-cell>
          <table:table-cell table:formula="of:=[.R15]-[.R14]" office:value-type="float" office:value="18" calcext:value-type="float">
            <text:p>18</text:p>
          </table:table-cell>
          <table:table-cell table:formula="of:=[.S15]-[.S14]" office:value-type="float" office:value="14" calcext:value-type="float">
            <text:p>14</text:p>
          </table:table-cell>
          <table:table-cell table:formula="of:=[.T15]-[.T14]" office:value-type="float" office:value="1" calcext:value-type="float">
            <text:p>1</text:p>
          </table:table-cell>
          <table:table-cell table:formula="of:=[.U15]-[.U14]" office:value-type="float" office:value="0" calcext:value-type="float">
            <text:p>0</text:p>
          </table:table-cell>
          <table:table-cell table:formula="of:=[.V15]-[.V14]" office:value-type="float" office:value="0" calcext:value-type="float">
            <text:p>0</text:p>
          </table:table-cell>
          <table:table-cell table:formula="of:=[.W15]-[.W14]" office:value-type="float" office:value="0" calcext:value-type="float">
            <text:p>0</text:p>
          </table:table-cell>
          <table:table-cell table:formula="of:=[.X15]-[.X14]" office:value-type="float" office:value="0" calcext:value-type="float">
            <text:p>0</text:p>
          </table:table-cell>
          <table:table-cell table:formula="of:=[.Y15]-[.Y14]" office:value-type="float" office:value="0" calcext:value-type="float">
            <text:p>0</text:p>
          </table:table-cell>
          <table:table-cell table:formula="of:=[.Z15]-[.Z14]" office:value-type="float" office:value="0" calcext:value-type="float">
            <text:p>0</text:p>
          </table:table-cell>
          <table:table-cell table:formula="of:=[.AA15]-[.AA14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4" calcext:value-type="float">
            <text:p>14</text:p>
          </table:table-cell>
          <table:table-cell table:formula="of:=[.C16]-[.C15]" office:value-type="float" office:value="1" calcext:value-type="float">
            <text:p>1</text:p>
          </table:table-cell>
          <table:table-cell table:formula="of:=[.D16]-[.D15]" office:value-type="float" office:value="1" calcext:value-type="float">
            <text:p>1</text:p>
          </table:table-cell>
          <table:table-cell table:formula="of:=[.E16]-[.E15]" office:value-type="float" office:value="1" calcext:value-type="float">
            <text:p>1</text:p>
          </table:table-cell>
          <table:table-cell table:formula="of:=[.F16]-[.F15]" office:value-type="float" office:value="2" calcext:value-type="float">
            <text:p>2</text:p>
          </table:table-cell>
          <table:table-cell table:formula="of:=[.G16]-[.G15]" office:value-type="float" office:value="2" calcext:value-type="float">
            <text:p>2</text:p>
          </table:table-cell>
          <table:table-cell table:formula="of:=[.H16]-[.H15]" office:value-type="float" office:value="2" calcext:value-type="float">
            <text:p>2</text:p>
          </table:table-cell>
          <table:table-cell table:formula="of:=[.I16]-[.I15]" office:value-type="float" office:value="2" calcext:value-type="float">
            <text:p>2</text:p>
          </table:table-cell>
          <table:table-cell table:formula="of:=[.J16]-[.J15]" office:value-type="float" office:value="3" calcext:value-type="float">
            <text:p>3</text:p>
          </table:table-cell>
          <table:table-cell table:formula="of:=[.K16]-[.K15]" office:value-type="float" office:value="2" calcext:value-type="float">
            <text:p>2</text:p>
          </table:table-cell>
          <table:table-cell table:formula="of:=[.L16]-[.L15]" office:value-type="float" office:value="3" calcext:value-type="float">
            <text:p>3</text:p>
          </table:table-cell>
          <table:table-cell table:formula="of:=[.M16]-[.M15]" office:value-type="float" office:value="2" calcext:value-type="float">
            <text:p>2</text:p>
          </table:table-cell>
          <table:table-cell table:formula="of:=[.N16]-[.N15]" office:value-type="float" office:value="5" calcext:value-type="float">
            <text:p>5</text:p>
          </table:table-cell>
          <table:table-cell table:formula="of:=[.O16]-[.O15]" office:value-type="float" office:value="6" calcext:value-type="float">
            <text:p>6</text:p>
          </table:table-cell>
          <table:table-cell table:formula="of:=[.P16]-[.P15]" office:value-type="float" office:value="16" calcext:value-type="float">
            <text:p>16</text:p>
          </table:table-cell>
          <table:table-cell table:formula="of:=[.Q16]-[.Q15]" office:value-type="float" office:value="14" calcext:value-type="float">
            <text:p>14</text:p>
          </table:table-cell>
          <table:table-cell table:formula="of:=[.R16]-[.R15]" office:value-type="float" office:value="18" calcext:value-type="float">
            <text:p>18</text:p>
          </table:table-cell>
          <table:table-cell table:formula="of:=[.S16]-[.S15]" office:value-type="float" office:value="18" calcext:value-type="float">
            <text:p>18</text:p>
          </table:table-cell>
          <table:table-cell table:formula="of:=[.T16]-[.T15]" office:value-type="float" office:value="16" calcext:value-type="float">
            <text:p>16</text:p>
          </table:table-cell>
          <table:table-cell table:formula="of:=[.U16]-[.U15]" office:value-type="float" office:value="1" calcext:value-type="float">
            <text:p>1</text:p>
          </table:table-cell>
          <table:table-cell table:formula="of:=[.V16]-[.V15]" office:value-type="float" office:value="0" calcext:value-type="float">
            <text:p>0</text:p>
          </table:table-cell>
          <table:table-cell table:formula="of:=[.W16]-[.W15]" office:value-type="float" office:value="0" calcext:value-type="float">
            <text:p>0</text:p>
          </table:table-cell>
          <table:table-cell table:formula="of:=[.X16]-[.X15]" office:value-type="float" office:value="0" calcext:value-type="float">
            <text:p>0</text:p>
          </table:table-cell>
          <table:table-cell table:formula="of:=[.Y16]-[.Y15]" office:value-type="float" office:value="0" calcext:value-type="float">
            <text:p>0</text:p>
          </table:table-cell>
          <table:table-cell table:formula="of:=[.Z16]-[.Z15]" office:value-type="float" office:value="0" calcext:value-type="float">
            <text:p>0</text:p>
          </table:table-cell>
          <table:table-cell table:formula="of:=[.AA16]-[.AA15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5" calcext:value-type="float">
            <text:p>15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  <table:table-cell table:formula="of:=[.G17]-[.G16]" office:value-type="float" office:value="1" calcext:value-type="float">
            <text:p>1</text:p>
          </table:table-cell>
          <table:table-cell table:formula="of:=[.H17]-[.H16]" office:value-type="float" office:value="2" calcext:value-type="float">
            <text:p>2</text:p>
          </table:table-cell>
          <table:table-cell table:formula="of:=[.I17]-[.I16]" office:value-type="float" office:value="2" calcext:value-type="float">
            <text:p>2</text:p>
          </table:table-cell>
          <table:table-cell table:formula="of:=[.J17]-[.J16]" office:value-type="float" office:value="2" calcext:value-type="float">
            <text:p>2</text:p>
          </table:table-cell>
          <table:table-cell table:formula="of:=[.K17]-[.K16]" office:value-type="float" office:value="4" calcext:value-type="float">
            <text:p>4</text:p>
          </table:table-cell>
          <table:table-cell table:formula="of:=[.L17]-[.L16]" office:value-type="float" office:value="4" calcext:value-type="float">
            <text:p>4</text:p>
          </table:table-cell>
          <table:table-cell table:formula="of:=[.M17]-[.M16]" office:value-type="float" office:value="5" calcext:value-type="float">
            <text:p>5</text:p>
          </table:table-cell>
          <table:table-cell table:formula="of:=[.N17]-[.N16]" office:value-type="float" office:value="5" calcext:value-type="float">
            <text:p>5</text:p>
          </table:table-cell>
          <table:table-cell table:formula="of:=[.O17]-[.O16]" office:value-type="float" office:value="5" calcext:value-type="float">
            <text:p>5</text:p>
          </table:table-cell>
          <table:table-cell table:formula="of:=[.P17]-[.P16]" office:value-type="float" office:value="5" calcext:value-type="float">
            <text:p>5</text:p>
          </table:table-cell>
          <table:table-cell table:formula="of:=[.Q17]-[.Q16]" office:value-type="float" office:value="16" calcext:value-type="float">
            <text:p>16</text:p>
          </table:table-cell>
          <table:table-cell table:formula="of:=[.R17]-[.R16]" office:value-type="float" office:value="14" calcext:value-type="float">
            <text:p>14</text:p>
          </table:table-cell>
          <table:table-cell table:formula="of:=[.S17]-[.S16]" office:value-type="float" office:value="18" calcext:value-type="float">
            <text:p>18</text:p>
          </table:table-cell>
          <table:table-cell table:formula="of:=[.T17]-[.T16]" office:value-type="float" office:value="18" calcext:value-type="float">
            <text:p>18</text:p>
          </table:table-cell>
          <table:table-cell table:formula="of:=[.U17]-[.U16]" office:value-type="float" office:value="18" calcext:value-type="float">
            <text:p>18</text:p>
          </table:table-cell>
          <table:table-cell table:formula="of:=[.V17]-[.V16]" office:value-type="float" office:value="2" calcext:value-type="float">
            <text:p>2</text:p>
          </table:table-cell>
          <table:table-cell table:formula="of:=[.W17]-[.W16]" office:value-type="float" office:value="0" calcext:value-type="float">
            <text:p>0</text:p>
          </table:table-cell>
          <table:table-cell table:formula="of:=[.X17]-[.X16]" office:value-type="float" office:value="0" calcext:value-type="float">
            <text:p>0</text:p>
          </table:table-cell>
          <table:table-cell table:formula="of:=[.Y17]-[.Y16]" office:value-type="float" office:value="0" calcext:value-type="float">
            <text:p>0</text:p>
          </table:table-cell>
          <table:table-cell table:formula="of:=[.Z17]-[.Z16]" office:value-type="float" office:value="0" calcext:value-type="float">
            <text:p>0</text:p>
          </table:table-cell>
          <table:table-cell table:formula="of:=[.AA17]-[.AA16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[.F18]-[.F17]" office:value-type="float" office:value="0" calcext:value-type="float">
            <text:p>0</text:p>
          </table:table-cell>
          <table:table-cell table:formula="of:=[.G18]-[.G17]" office:value-type="float" office:value="0" calcext:value-type="float">
            <text:p>0</text:p>
          </table:table-cell>
          <table:table-cell table:formula="of:=[.H18]-[.H17]" office:value-type="float" office:value="0" calcext:value-type="float">
            <text:p>0</text:p>
          </table:table-cell>
          <table:table-cell table:formula="of:=[.I18]-[.I17]" office:value-type="float" office:value="1" calcext:value-type="float">
            <text:p>1</text:p>
          </table:table-cell>
          <table:table-cell table:formula="of:=[.J18]-[.J17]" office:value-type="float" office:value="2" calcext:value-type="float">
            <text:p>2</text:p>
          </table:table-cell>
          <table:table-cell table:formula="of:=[.K18]-[.K17]" office:value-type="float" office:value="2" calcext:value-type="float">
            <text:p>2</text:p>
          </table:table-cell>
          <table:table-cell table:formula="of:=[.L18]-[.L17]" office:value-type="float" office:value="2" calcext:value-type="float">
            <text:p>2</text:p>
          </table:table-cell>
          <table:table-cell table:formula="of:=[.M18]-[.M17]" office:value-type="float" office:value="2" calcext:value-type="float">
            <text:p>2</text:p>
          </table:table-cell>
          <table:table-cell table:formula="of:=[.N18]-[.N17]" office:value-type="float" office:value="3" calcext:value-type="float">
            <text:p>3</text:p>
          </table:table-cell>
          <table:table-cell table:formula="of:=[.O18]-[.O17]" office:value-type="float" office:value="5" calcext:value-type="float">
            <text:p>5</text:p>
          </table:table-cell>
          <table:table-cell table:formula="of:=[.P18]-[.P17]" office:value-type="float" office:value="7" calcext:value-type="float">
            <text:p>7</text:p>
          </table:table-cell>
          <table:table-cell table:formula="of:=[.Q18]-[.Q17]" office:value-type="float" office:value="6" calcext:value-type="float">
            <text:p>6</text:p>
          </table:table-cell>
          <table:table-cell table:formula="of:=[.R18]-[.R17]" office:value-type="float" office:value="16" calcext:value-type="float">
            <text:p>16</text:p>
          </table:table-cell>
          <table:table-cell table:formula="of:=[.S18]-[.S17]" office:value-type="float" office:value="12" calcext:value-type="float">
            <text:p>12</text:p>
          </table:table-cell>
          <table:table-cell table:formula="of:=[.T18]-[.T17]" office:value-type="float" office:value="14" calcext:value-type="float">
            <text:p>14</text:p>
          </table:table-cell>
          <table:table-cell table:formula="of:=[.U18]-[.U17]" office:value-type="float" office:value="12" calcext:value-type="float">
            <text:p>12</text:p>
          </table:table-cell>
          <table:table-cell table:formula="of:=[.V18]-[.V17]" office:value-type="float" office:value="11" calcext:value-type="float">
            <text:p>11</text:p>
          </table:table-cell>
          <table:table-cell table:formula="of:=[.W18]-[.W17]" office:value-type="float" office:value="1" calcext:value-type="float">
            <text:p>1</text:p>
          </table:table-cell>
          <table:table-cell table:formula="of:=[.X18]-[.X17]" office:value-type="float" office:value="0" calcext:value-type="float">
            <text:p>0</text:p>
          </table:table-cell>
          <table:table-cell table:formula="of:=[.Y18]-[.Y17]" office:value-type="float" office:value="0" calcext:value-type="float">
            <text:p>0</text:p>
          </table:table-cell>
          <table:table-cell table:formula="of:=[.Z18]-[.Z17]" office:value-type="float" office:value="0" calcext:value-type="float">
            <text:p>0</text:p>
          </table:table-cell>
          <table:table-cell table:formula="of:=[.AA18]-[.AA17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7" calcext:value-type="float">
            <text:p>17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table:formula="of:=[.F19]-[.F18]" office:value-type="float" office:value="0" calcext:value-type="float">
            <text:p>0</text:p>
          </table:table-cell>
          <table:table-cell table:formula="of:=[.G19]-[.G18]" office:value-type="float" office:value="0" calcext:value-type="float">
            <text:p>0</text:p>
          </table:table-cell>
          <table:table-cell table:formula="of:=[.H19]-[.H18]" office:value-type="float" office:value="0" calcext:value-type="float">
            <text:p>0</text:p>
          </table:table-cell>
          <table:table-cell table:formula="of:=[.I19]-[.I18]" office:value-type="float" office:value="0" calcext:value-type="float">
            <text:p>0</text:p>
          </table:table-cell>
          <table:table-cell table:formula="of:=[.J19]-[.J18]" office:value-type="float" office:value="0" calcext:value-type="float">
            <text:p>0</text:p>
          </table:table-cell>
          <table:table-cell table:formula="of:=[.K19]-[.K18]" office:value-type="float" office:value="1" calcext:value-type="float">
            <text:p>1</text:p>
          </table:table-cell>
          <table:table-cell table:formula="of:=[.L19]-[.L18]" office:value-type="float" office:value="2" calcext:value-type="float">
            <text:p>2</text:p>
          </table:table-cell>
          <table:table-cell table:formula="of:=[.M19]-[.M18]" office:value-type="float" office:value="3" calcext:value-type="float">
            <text:p>3</text:p>
          </table:table-cell>
          <table:table-cell table:formula="of:=[.N19]-[.N18]" office:value-type="float" office:value="4" calcext:value-type="float">
            <text:p>4</text:p>
          </table:table-cell>
          <table:table-cell table:formula="of:=[.O19]-[.O18]" office:value-type="float" office:value="4" calcext:value-type="float">
            <text:p>4</text:p>
          </table:table-cell>
          <table:table-cell table:formula="of:=[.P19]-[.P18]" office:value-type="float" office:value="4" calcext:value-type="float">
            <text:p>4</text:p>
          </table:table-cell>
          <table:table-cell table:formula="of:=[.Q19]-[.Q18]" office:value-type="float" office:value="6" calcext:value-type="float">
            <text:p>6</text:p>
          </table:table-cell>
          <table:table-cell table:formula="of:=[.R19]-[.R18]" office:value-type="float" office:value="6" calcext:value-type="float">
            <text:p>6</text:p>
          </table:table-cell>
          <table:table-cell table:formula="of:=[.S19]-[.S18]" office:value-type="float" office:value="18" calcext:value-type="float">
            <text:p>18</text:p>
          </table:table-cell>
          <table:table-cell table:formula="of:=[.T19]-[.T18]" office:value-type="float" office:value="16" calcext:value-type="float">
            <text:p>16</text:p>
          </table:table-cell>
          <table:table-cell table:formula="of:=[.U19]-[.U18]" office:value-type="float" office:value="20" calcext:value-type="float">
            <text:p>20</text:p>
          </table:table-cell>
          <table:table-cell table:formula="of:=[.V19]-[.V18]" office:value-type="float" office:value="20" calcext:value-type="float">
            <text:p>20</text:p>
          </table:table-cell>
          <table:table-cell table:formula="of:=[.W19]-[.W18]" office:value-type="float" office:value="14" calcext:value-type="float">
            <text:p>14</text:p>
          </table:table-cell>
          <table:table-cell table:formula="of:=[.X19]-[.X18]" office:value-type="float" office:value="1" calcext:value-type="float">
            <text:p>1</text:p>
          </table:table-cell>
          <table:table-cell table:formula="of:=[.Y19]-[.Y18]" office:value-type="float" office:value="0" calcext:value-type="float">
            <text:p>0</text:p>
          </table:table-cell>
          <table:table-cell table:formula="of:=[.Z19]-[.Z18]" office:value-type="float" office:value="0" calcext:value-type="float">
            <text:p>0</text:p>
          </table:table-cell>
          <table:table-cell table:formula="of:=[.AA19]-[.AA18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8" calcext:value-type="float">
            <text:p>18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[.E20]-[.E19]" office:value-type="float" office:value="0" calcext:value-type="float">
            <text:p>0</text:p>
          </table:table-cell>
          <table:table-cell table:formula="of:=[.F20]-[.F19]" office:value-type="float" office:value="0" calcext:value-type="float">
            <text:p>0</text:p>
          </table:table-cell>
          <table:table-cell table:formula="of:=[.G20]-[.G19]" office:value-type="float" office:value="0" calcext:value-type="float">
            <text:p>0</text:p>
          </table:table-cell>
          <table:table-cell table:formula="of:=[.H20]-[.H19]" office:value-type="float" office:value="0" calcext:value-type="float">
            <text:p>0</text:p>
          </table:table-cell>
          <table:table-cell table:formula="of:=[.I20]-[.I19]" office:value-type="float" office:value="0" calcext:value-type="float">
            <text:p>0</text:p>
          </table:table-cell>
          <table:table-cell table:formula="of:=[.J20]-[.J19]" office:value-type="float" office:value="0" calcext:value-type="float">
            <text:p>0</text:p>
          </table:table-cell>
          <table:table-cell table:formula="of:=[.K20]-[.K19]" office:value-type="float" office:value="0" calcext:value-type="float">
            <text:p>0</text:p>
          </table:table-cell>
          <table:table-cell table:formula="of:=[.L20]-[.L19]" office:value-type="float" office:value="1" calcext:value-type="float">
            <text:p>1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[.N20]-[.N19]" office:value-type="float" office:value="1" calcext:value-type="float">
            <text:p>1</text:p>
          </table:table-cell>
          <table:table-cell table:formula="of:=[.O20]-[.O19]" office:value-type="float" office:value="2" calcext:value-type="float">
            <text:p>2</text:p>
          </table:table-cell>
          <table:table-cell table:formula="of:=[.P20]-[.P19]" office:value-type="float" office:value="2" calcext:value-type="float">
            <text:p>2</text:p>
          </table:table-cell>
          <table:table-cell table:formula="of:=[.Q20]-[.Q19]" office:value-type="float" office:value="2" calcext:value-type="float">
            <text:p>2</text:p>
          </table:table-cell>
          <table:table-cell table:formula="of:=[.R20]-[.R19]" office:value-type="float" office:value="4" calcext:value-type="float">
            <text:p>4</text:p>
          </table:table-cell>
          <table:table-cell table:formula="of:=[.S20]-[.S19]" office:value-type="float" office:value="5" calcext:value-type="float">
            <text:p>5</text:p>
          </table:table-cell>
          <table:table-cell table:formula="of:=[.T20]-[.T19]" office:value-type="float" office:value="18" calcext:value-type="float">
            <text:p>18</text:p>
          </table:table-cell>
          <table:table-cell table:formula="of:=[.U20]-[.U19]" office:value-type="float" office:value="16" calcext:value-type="float">
            <text:p>16</text:p>
          </table:table-cell>
          <table:table-cell table:formula="of:=[.V20]-[.V19]" office:value-type="float" office:value="20" calcext:value-type="float">
            <text:p>20</text:p>
          </table:table-cell>
          <table:table-cell table:formula="of:=[.W20]-[.W19]" office:value-type="float" office:value="20" calcext:value-type="float">
            <text:p>20</text:p>
          </table:table-cell>
          <table:table-cell table:formula="of:=[.X20]-[.X19]" office:value-type="float" office:value="16" calcext:value-type="float">
            <text:p>16</text:p>
          </table:table-cell>
          <table:table-cell table:formula="of:=[.Y20]-[.Y19]" office:value-type="float" office:value="1" calcext:value-type="float">
            <text:p>1</text:p>
          </table:table-cell>
          <table:table-cell table:formula="of:=[.Z20]-[.Z19]" office:value-type="float" office:value="0" calcext:value-type="float">
            <text:p>0</text:p>
          </table:table-cell>
          <table:table-cell table:formula="of:=[.AA20]-[.AA19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9" calcext:value-type="float">
            <text:p>19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[.E21]-[.E20]" office:value-type="float" office:value="0" calcext:value-type="float">
            <text:p>0</text:p>
          </table:table-cell>
          <table:table-cell table:formula="of:=[.F21]-[.F20]" office:value-type="float" office:value="0" calcext:value-type="float">
            <text:p>0</text:p>
          </table:table-cell>
          <table:table-cell table:formula="of:=[.G21]-[.G20]" office:value-type="float" office:value="0" calcext:value-type="float">
            <text:p>0</text:p>
          </table:table-cell>
          <table:table-cell table:formula="of:=[.H21]-[.H20]" office:value-type="float" office:value="0" calcext:value-type="float">
            <text:p>0</text:p>
          </table:table-cell>
          <table:table-cell table:formula="of:=[.I21]-[.I20]" office:value-type="float" office:value="0" calcext:value-type="float">
            <text:p>0</text:p>
          </table:table-cell>
          <table:table-cell table:formula="of:=[.J21]-[.J20]" office:value-type="float" office:value="0" calcext:value-type="float">
            <text:p>0</text:p>
          </table:table-cell>
          <table:table-cell table:formula="of:=[.K21]-[.K20]" office:value-type="float" office:value="0" calcext:value-type="float">
            <text:p>0</text:p>
          </table:table-cell>
          <table:table-cell table:formula="of:=[.L21]-[.L20]" office:value-type="float" office:value="0" calcext:value-type="float">
            <text:p>0</text:p>
          </table:table-cell>
          <table:table-cell table:formula="of:=[.M21]-[.M20]" office:value-type="float" office:value="1" calcext:value-type="float">
            <text:p>1</text:p>
          </table:table-cell>
          <table:table-cell table:formula="of:=[.N21]-[.N20]" office:value-type="float" office:value="1" calcext:value-type="float">
            <text:p>1</text:p>
          </table:table-cell>
          <table:table-cell table:formula="of:=[.O21]-[.O20]" office:value-type="float" office:value="1" calcext:value-type="float">
            <text:p>1</text:p>
          </table:table-cell>
          <table:table-cell table:formula="of:=[.P21]-[.P20]" office:value-type="float" office:value="2" calcext:value-type="float">
            <text:p>2</text:p>
          </table:table-cell>
          <table:table-cell table:formula="of:=[.Q21]-[.Q20]" office:value-type="float" office:value="2" calcext:value-type="float">
            <text:p>2</text:p>
          </table:table-cell>
          <table:table-cell table:formula="of:=[.R21]-[.R20]" office:value-type="float" office:value="2" calcext:value-type="float">
            <text:p>2</text:p>
          </table:table-cell>
          <table:table-cell table:formula="of:=[.S21]-[.S20]" office:value-type="float" office:value="3" calcext:value-type="float">
            <text:p>3</text:p>
          </table:table-cell>
          <table:table-cell table:formula="of:=[.T21]-[.T20]" office:value-type="float" office:value="4" calcext:value-type="float">
            <text:p>4</text:p>
          </table:table-cell>
          <table:table-cell table:formula="of:=[.U21]-[.U20]" office:value-type="float" office:value="18" calcext:value-type="float">
            <text:p>18</text:p>
          </table:table-cell>
          <table:table-cell table:formula="of:=[.V21]-[.V20]" office:value-type="float" office:value="14" calcext:value-type="float">
            <text:p>14</text:p>
          </table:table-cell>
          <table:table-cell table:formula="of:=[.W21]-[.W20]" office:value-type="float" office:value="16" calcext:value-type="float">
            <text:p>16</text:p>
          </table:table-cell>
          <table:table-cell table:formula="of:=[.X21]-[.X20]" office:value-type="float" office:value="14" calcext:value-type="float">
            <text:p>14</text:p>
          </table:table-cell>
          <table:table-cell table:formula="of:=[.Y21]-[.Y20]" office:value-type="float" office:value="6" calcext:value-type="float">
            <text:p>6</text:p>
          </table:table-cell>
          <table:table-cell table:formula="of:=[.Z21]-[.Z20]" office:value-type="float" office:value="0" calcext:value-type="float">
            <text:p>0</text:p>
          </table:table-cell>
          <table:table-cell table:formula="of:=[.AA21]-[.AA20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20" calcext:value-type="float">
            <text:p>20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[.E22]-[.E21]" office:value-type="float" office:value="0" calcext:value-type="float">
            <text:p>0</text:p>
          </table:table-cell>
          <table:table-cell table:formula="of:=[.F22]-[.F21]" office:value-type="float" office:value="0" calcext:value-type="float">
            <text:p>0</text:p>
          </table:table-cell>
          <table:table-cell table:formula="of:=[.G22]-[.G21]" office:value-type="float" office:value="0" calcext:value-type="float">
            <text:p>0</text:p>
          </table:table-cell>
          <table:table-cell table:formula="of:=[.H22]-[.H21]" office:value-type="float" office:value="0" calcext:value-type="float">
            <text:p>0</text:p>
          </table:table-cell>
          <table:table-cell table:formula="of:=[.I22]-[.I21]" office:value-type="float" office:value="0" calcext:value-type="float">
            <text:p>0</text:p>
          </table:table-cell>
          <table:table-cell table:formula="of:=[.J22]-[.J21]" office:value-type="float" office:value="0" calcext:value-type="float">
            <text:p>0</text:p>
          </table:table-cell>
          <table:table-cell table:formula="of:=[.K22]-[.K21]" office:value-type="float" office:value="0" calcext:value-type="float">
            <text:p>0</text:p>
          </table:table-cell>
          <table:table-cell table:formula="of:=[.L22]-[.L21]" office:value-type="float" office:value="0" calcext:value-type="float">
            <text:p>0</text:p>
          </table:table-cell>
          <table:table-cell table:formula="of:=[.M22]-[.M21]" office:value-type="float" office:value="0" calcext:value-type="float">
            <text:p>0</text:p>
          </table:table-cell>
          <table:table-cell table:formula="of:=[.N22]-[.N21]" office:value-type="float" office:value="1" calcext:value-type="float">
            <text:p>1</text:p>
          </table:table-cell>
          <table:table-cell table:formula="of:=[.O22]-[.O21]" office:value-type="float" office:value="1" calcext:value-type="float">
            <text:p>1</text:p>
          </table:table-cell>
          <table:table-cell table:formula="of:=[.P22]-[.P21]" office:value-type="float" office:value="1" calcext:value-type="float">
            <text:p>1</text:p>
          </table:table-cell>
          <table:table-cell table:formula="of:=[.Q22]-[.Q21]" office:value-type="float" office:value="2" calcext:value-type="float">
            <text:p>2</text:p>
          </table:table-cell>
          <table:table-cell table:formula="of:=[.R22]-[.R21]" office:value-type="float" office:value="3" calcext:value-type="float">
            <text:p>3</text:p>
          </table:table-cell>
          <table:table-cell table:formula="of:=[.S22]-[.S21]" office:value-type="float" office:value="4" calcext:value-type="float">
            <text:p>4</text:p>
          </table:table-cell>
          <table:table-cell table:formula="of:=[.T22]-[.T21]" office:value-type="float" office:value="4" calcext:value-type="float">
            <text:p>4</text:p>
          </table:table-cell>
          <table:table-cell table:formula="of:=[.U22]-[.U21]" office:value-type="float" office:value="4" calcext:value-type="float">
            <text:p>4</text:p>
          </table:table-cell>
          <table:table-cell table:formula="of:=[.V22]-[.V21]" office:value-type="float" office:value="20" calcext:value-type="float">
            <text:p>20</text:p>
          </table:table-cell>
          <table:table-cell table:formula="of:=[.W22]-[.W21]" office:value-type="float" office:value="12" calcext:value-type="float">
            <text:p>12</text:p>
          </table:table-cell>
          <table:table-cell table:formula="of:=[.X22]-[.X21]" office:value-type="float" office:value="16" calcext:value-type="float">
            <text:p>16</text:p>
          </table:table-cell>
          <table:table-cell table:formula="of:=[.Y22]-[.Y21]" office:value-type="float" office:value="16" calcext:value-type="float">
            <text:p>16</text:p>
          </table:table-cell>
          <table:table-cell table:formula="of:=[.Z22]-[.Z21]" office:value-type="float" office:value="1" calcext:value-type="float">
            <text:p>1</text:p>
          </table:table-cell>
          <table:table-cell table:formula="of:=[.AA22]-[.AA21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21" calcext:value-type="float">
            <text:p>21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[.E23]-[.E22]" office:value-type="float" office:value="0" calcext:value-type="float">
            <text:p>0</text:p>
          </table:table-cell>
          <table:table-cell table:formula="of:=[.F23]-[.F22]" office:value-type="float" office:value="0" calcext:value-type="float">
            <text:p>0</text:p>
          </table:table-cell>
          <table:table-cell table:formula="of:=[.G23]-[.G22]" office:value-type="float" office:value="0" calcext:value-type="float">
            <text:p>0</text:p>
          </table:table-cell>
          <table:table-cell table:formula="of:=[.H23]-[.H22]" office:value-type="float" office:value="0" calcext:value-type="float">
            <text:p>0</text:p>
          </table:table-cell>
          <table:table-cell table:formula="of:=[.I23]-[.I22]" office:value-type="float" office:value="0" calcext:value-type="float">
            <text:p>0</text:p>
          </table:table-cell>
          <table:table-cell table:formula="of:=[.J23]-[.J22]" office:value-type="float" office:value="0" calcext:value-type="float">
            <text:p>0</text:p>
          </table:table-cell>
          <table:table-cell table:formula="of:=[.K23]-[.K22]" office:value-type="float" office:value="0" calcext:value-type="float">
            <text:p>0</text:p>
          </table:table-cell>
          <table:table-cell table:formula="of:=[.L23]-[.L22]" office:value-type="float" office:value="0" calcext:value-type="float">
            <text:p>0</text:p>
          </table:table-cell>
          <table:table-cell table:formula="of:=[.M23]-[.M22]" office:value-type="float" office:value="0" calcext:value-type="float">
            <text:p>0</text:p>
          </table:table-cell>
          <table:table-cell table:formula="of:=[.N23]-[.N22]" office:value-type="float" office:value="0" calcext:value-type="float">
            <text:p>0</text:p>
          </table:table-cell>
          <table:table-cell table:formula="of:=[.O23]-[.O22]" office:value-type="float" office:value="1" calcext:value-type="float">
            <text:p>1</text:p>
          </table:table-cell>
          <table:table-cell table:formula="of:=[.P23]-[.P22]" office:value-type="float" office:value="1" calcext:value-type="float">
            <text:p>1</text:p>
          </table:table-cell>
          <table:table-cell table:formula="of:=[.Q23]-[.Q22]" office:value-type="float" office:value="1" calcext:value-type="float">
            <text:p>1</text:p>
          </table:table-cell>
          <table:table-cell table:formula="of:=[.R23]-[.R22]" office:value-type="float" office:value="1" calcext:value-type="float">
            <text:p>1</text:p>
          </table:table-cell>
          <table:table-cell table:formula="of:=[.S23]-[.S22]" office:value-type="float" office:value="1" calcext:value-type="float">
            <text:p>1</text:p>
          </table:table-cell>
          <table:table-cell table:formula="of:=[.T23]-[.T22]" office:value-type="float" office:value="2" calcext:value-type="float">
            <text:p>2</text:p>
          </table:table-cell>
          <table:table-cell table:formula="of:=[.U23]-[.U22]" office:value-type="float" office:value="3" calcext:value-type="float">
            <text:p>3</text:p>
          </table:table-cell>
          <table:table-cell table:formula="of:=[.V23]-[.V22]" office:value-type="float" office:value="4" calcext:value-type="float">
            <text:p>4</text:p>
          </table:table-cell>
          <table:table-cell table:formula="of:=[.W23]-[.W22]" office:value-type="float" office:value="26" calcext:value-type="float">
            <text:p>26</text:p>
          </table:table-cell>
          <table:table-cell table:formula="of:=[.X23]-[.X22]" office:value-type="float" office:value="12" calcext:value-type="float">
            <text:p>12</text:p>
          </table:table-cell>
          <table:table-cell table:formula="of:=[.Y23]-[.Y22]" office:value-type="float" office:value="6" calcext:value-type="float">
            <text:p>6</text:p>
          </table:table-cell>
          <table:table-cell table:formula="of:=[.Z23]-[.Z22]" office:value-type="float" office:value="8" calcext:value-type="float">
            <text:p>8</text:p>
          </table:table-cell>
          <table:table-cell table:formula="of:=[.AA23]-[.AA22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22" calcext:value-type="float">
            <text:p>22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[.E24]-[.E23]" office:value-type="float" office:value="0" calcext:value-type="float">
            <text:p>0</text:p>
          </table:table-cell>
          <table:table-cell table:formula="of:=[.F24]-[.F23]" office:value-type="float" office:value="0" calcext:value-type="float">
            <text:p>0</text:p>
          </table:table-cell>
          <table:table-cell table:formula="of:=[.G24]-[.G23]" office:value-type="float" office:value="0" calcext:value-type="float">
            <text:p>0</text:p>
          </table:table-cell>
          <table:table-cell table:formula="of:=[.H24]-[.H23]" office:value-type="float" office:value="0" calcext:value-type="float">
            <text:p>0</text:p>
          </table:table-cell>
          <table:table-cell table:formula="of:=[.I24]-[.I23]" office:value-type="float" office:value="0" calcext:value-type="float">
            <text:p>0</text:p>
          </table:table-cell>
          <table:table-cell table:formula="of:=[.J24]-[.J23]" office:value-type="float" office:value="0" calcext:value-type="float">
            <text:p>0</text:p>
          </table:table-cell>
          <table:table-cell table:formula="of:=[.K24]-[.K23]" office:value-type="float" office:value="0" calcext:value-type="float">
            <text:p>0</text:p>
          </table:table-cell>
          <table:table-cell table:formula="of:=[.L24]-[.L23]" office:value-type="float" office:value="0" calcext:value-type="float">
            <text:p>0</text:p>
          </table:table-cell>
          <table:table-cell table:formula="of:=[.M24]-[.M23]" office:value-type="float" office:value="0" calcext:value-type="float">
            <text:p>0</text:p>
          </table:table-cell>
          <table:table-cell table:formula="of:=[.N24]-[.N23]" office:value-type="float" office:value="0" calcext:value-type="float">
            <text:p>0</text:p>
          </table:table-cell>
          <table:table-cell table:formula="of:=[.O24]-[.O23]" office:value-type="float" office:value="0" calcext:value-type="float">
            <text:p>0</text:p>
          </table:table-cell>
          <table:table-cell table:formula="of:=[.P24]-[.P23]" office:value-type="float" office:value="1" calcext:value-type="float">
            <text:p>1</text:p>
          </table:table-cell>
          <table:table-cell table:formula="of:=[.Q24]-[.Q23]" office:value-type="float" office:value="2" calcext:value-type="float">
            <text:p>2</text:p>
          </table:table-cell>
          <table:table-cell table:formula="of:=[.R24]-[.R23]" office:value-type="float" office:value="2" calcext:value-type="float">
            <text:p>2</text:p>
          </table:table-cell>
          <table:table-cell table:formula="of:=[.S24]-[.S23]" office:value-type="float" office:value="2" calcext:value-type="float">
            <text:p>2</text:p>
          </table:table-cell>
          <table:table-cell table:formula="of:=[.T24]-[.T23]" office:value-type="float" office:value="2" calcext:value-type="float">
            <text:p>2</text:p>
          </table:table-cell>
          <table:table-cell table:formula="of:=[.U24]-[.U23]" office:value-type="float" office:value="2" calcext:value-type="float">
            <text:p>2</text:p>
          </table:table-cell>
          <table:table-cell table:formula="of:=[.V24]-[.V23]" office:value-type="float" office:value="2" calcext:value-type="float">
            <text:p>2</text:p>
          </table:table-cell>
          <table:table-cell table:formula="of:=[.W24]-[.W23]" office:value-type="float" office:value="3" calcext:value-type="float">
            <text:p>3</text:p>
          </table:table-cell>
          <table:table-cell table:formula="of:=[.X24]-[.X23]" office:value-type="float" office:value="32" calcext:value-type="float">
            <text:p>32</text:p>
          </table:table-cell>
          <table:table-cell table:formula="of:=[.Y24]-[.Y23]" office:value-type="float" office:value="28" calcext:value-type="float">
            <text:p>28</text:p>
          </table:table-cell>
          <table:table-cell table:formula="of:=[.Z24]-[.Z23]" office:value-type="float" office:value="14" calcext:value-type="float">
            <text:p>14</text:p>
          </table:table-cell>
          <table:table-cell table:formula="of:=[.AA24]-[.AA23]" office:value-type="float" office:value="4" calcext:value-type="float">
            <text:p>4</text:p>
          </table:table-cell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table-cell table:formula="of:=[.C25]-[.C24]" office:value-type="float" office:value="0" calcext:value-type="float">
            <text:p>0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[.E25]-[.E24]" office:value-type="float" office:value="0" calcext:value-type="float">
            <text:p>0</text:p>
          </table:table-cell>
          <table:table-cell table:formula="of:=[.F25]-[.F24]" office:value-type="float" office:value="0" calcext:value-type="float">
            <text:p>0</text:p>
          </table:table-cell>
          <table:table-cell table:formula="of:=[.G25]-[.G24]" office:value-type="float" office:value="0" calcext:value-type="float">
            <text:p>0</text:p>
          </table:table-cell>
          <table:table-cell table:formula="of:=[.H25]-[.H24]" office:value-type="float" office:value="0" calcext:value-type="float">
            <text:p>0</text:p>
          </table:table-cell>
          <table:table-cell table:formula="of:=[.I25]-[.I24]" office:value-type="float" office:value="0" calcext:value-type="float">
            <text:p>0</text:p>
          </table:table-cell>
          <table:table-cell table:formula="of:=[.J25]-[.J24]" office:value-type="float" office:value="0" calcext:value-type="float">
            <text:p>0</text:p>
          </table:table-cell>
          <table:table-cell table:formula="of:=[.K25]-[.K24]" office:value-type="float" office:value="0" calcext:value-type="float">
            <text:p>0</text:p>
          </table:table-cell>
          <table:table-cell table:formula="of:=[.L25]-[.L24]" office:value-type="float" office:value="0" calcext:value-type="float">
            <text:p>0</text:p>
          </table:table-cell>
          <table:table-cell table:formula="of:=[.M25]-[.M24]" office:value-type="float" office:value="0" calcext:value-type="float">
            <text:p>0</text:p>
          </table:table-cell>
          <table:table-cell table:formula="of:=[.N25]-[.N24]" office:value-type="float" office:value="0" calcext:value-type="float">
            <text:p>0</text:p>
          </table:table-cell>
          <table:table-cell table:formula="of:=[.O25]-[.O24]" office:value-type="float" office:value="0" calcext:value-type="float">
            <text:p>0</text:p>
          </table:table-cell>
          <table:table-cell table:formula="of:=[.P25]-[.P24]" office:value-type="float" office:value="0" calcext:value-type="float">
            <text:p>0</text:p>
          </table:table-cell>
          <table:table-cell table:formula="of:=[.Q25]-[.Q24]" office:value-type="float" office:value="0" calcext:value-type="float">
            <text:p>0</text:p>
          </table:table-cell>
          <table:table-cell table:formula="of:=[.R25]-[.R24]" office:value-type="float" office:value="1" calcext:value-type="float">
            <text:p>1</text:p>
          </table:table-cell>
          <table:table-cell table:formula="of:=[.S25]-[.S24]" office:value-type="float" office:value="1" calcext:value-type="float">
            <text:p>1</text:p>
          </table:table-cell>
          <table:table-cell table:formula="of:=[.T25]-[.T24]" office:value-type="float" office:value="1" calcext:value-type="float">
            <text:p>1</text:p>
          </table:table-cell>
          <table:table-cell table:formula="of:=[.U25]-[.U24]" office:value-type="float" office:value="1" calcext:value-type="float">
            <text:p>1</text:p>
          </table:table-cell>
          <table:table-cell table:formula="of:=[.V25]-[.V24]" office:value-type="float" office:value="1" calcext:value-type="float">
            <text:p>1</text:p>
          </table:table-cell>
          <table:table-cell table:formula="of:=[.W25]-[.W24]" office:value-type="float" office:value="2" calcext:value-type="float">
            <text:p>2</text:p>
          </table:table-cell>
          <table:table-cell table:formula="of:=[.X25]-[.X24]" office:value-type="float" office:value="2" calcext:value-type="float">
            <text:p>2</text:p>
          </table:table-cell>
          <table:table-cell table:formula="of:=[.Y25]-[.Y24]" office:value-type="float" office:value="36" calcext:value-type="float">
            <text:p>36</text:p>
          </table:table-cell>
          <table:table-cell table:formula="of:=[.Z25]-[.Z24]" office:value-type="float" office:value="28" calcext:value-type="float">
            <text:p>28</text:p>
          </table:table-cell>
          <table:table-cell table:formula="of:=[.AA25]-[.AA24]" office:value-type="float" office:value="10" calcext:value-type="float">
            <text:p>10</text:p>
          </table:table-cell>
        </table:table-row>
        <table:table-row table:style-name="ro3">
          <table:covered-table-cell/>
          <table:table-cell office:value-type="float" office:value="24" calcext:value-type="float">
            <text:p>24</text:p>
          </table:table-cell>
          <table:table-cell table:formula="of:=[.C26]-[.C25]" office:value-type="float" office:value="0" calcext:value-type="float">
            <text:p>0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[.E26]-[.E25]" office:value-type="float" office:value="0" calcext:value-type="float">
            <text:p>0</text:p>
          </table:table-cell>
          <table:table-cell table:formula="of:=[.F26]-[.F25]" office:value-type="float" office:value="0" calcext:value-type="float">
            <text:p>0</text:p>
          </table:table-cell>
          <table:table-cell table:formula="of:=[.G26]-[.G25]" office:value-type="float" office:value="0" calcext:value-type="float">
            <text:p>0</text:p>
          </table:table-cell>
          <table:table-cell table:formula="of:=[.H26]-[.H25]" office:value-type="float" office:value="0" calcext:value-type="float">
            <text:p>0</text:p>
          </table:table-cell>
          <table:table-cell table:formula="of:=[.I26]-[.I25]" office:value-type="float" office:value="0" calcext:value-type="float">
            <text:p>0</text:p>
          </table:table-cell>
          <table:table-cell table:formula="of:=[.J26]-[.J25]" office:value-type="float" office:value="0" calcext:value-type="float">
            <text:p>0</text:p>
          </table:table-cell>
          <table:table-cell table:formula="of:=[.K26]-[.K25]" office:value-type="float" office:value="0" calcext:value-type="float">
            <text:p>0</text:p>
          </table:table-cell>
          <table:table-cell table:formula="of:=[.L26]-[.L25]" office:value-type="float" office:value="0" calcext:value-type="float">
            <text:p>0</text:p>
          </table:table-cell>
          <table:table-cell table:formula="of:=[.M26]-[.M25]" office:value-type="float" office:value="0" calcext:value-type="float">
            <text:p>0</text:p>
          </table:table-cell>
          <table:table-cell table:formula="of:=[.N26]-[.N25]" office:value-type="float" office:value="0" calcext:value-type="float">
            <text:p>0</text:p>
          </table:table-cell>
          <table:table-cell table:formula="of:=[.O26]-[.O25]" office:value-type="float" office:value="0" calcext:value-type="float">
            <text:p>0</text:p>
          </table:table-cell>
          <table:table-cell table:formula="of:=[.P26]-[.P25]" office:value-type="float" office:value="0" calcext:value-type="float">
            <text:p>0</text:p>
          </table:table-cell>
          <table:table-cell table:formula="of:=[.Q26]-[.Q25]" office:value-type="float" office:value="0" calcext:value-type="float">
            <text:p>0</text:p>
          </table:table-cell>
          <table:table-cell table:formula="of:=[.R26]-[.R25]" office:value-type="float" office:value="0" calcext:value-type="float">
            <text:p>0</text:p>
          </table:table-cell>
          <table:table-cell table:formula="of:=[.S26]-[.S25]" office:value-type="float" office:value="1" calcext:value-type="float">
            <text:p>1</text:p>
          </table:table-cell>
          <table:table-cell table:formula="of:=[.T26]-[.T25]" office:value-type="float" office:value="2" calcext:value-type="float">
            <text:p>2</text:p>
          </table:table-cell>
          <table:table-cell table:formula="of:=[.U26]-[.U25]" office:value-type="float" office:value="2" calcext:value-type="float">
            <text:p>2</text:p>
          </table:table-cell>
          <table:table-cell table:formula="of:=[.V26]-[.V25]" office:value-type="float" office:value="3" calcext:value-type="float">
            <text:p>3</text:p>
          </table:table-cell>
          <table:table-cell table:formula="of:=[.W26]-[.W25]" office:value-type="float" office:value="2" calcext:value-type="float">
            <text:p>2</text:p>
          </table:table-cell>
          <table:table-cell table:formula="of:=[.X26]-[.X25]" office:value-type="float" office:value="3" calcext:value-type="float">
            <text:p>3</text:p>
          </table:table-cell>
          <table:table-cell table:formula="of:=[.Y26]-[.Y25]" office:value-type="float" office:value="2" calcext:value-type="float">
            <text:p>2</text:p>
          </table:table-cell>
          <table:table-cell table:formula="of:=[.Z26]-[.Z25]" office:value-type="float" office:value="44" calcext:value-type="float">
            <text:p>44</text:p>
          </table:table-cell>
          <table:table-cell table:formula="of:=[.AA26]-[.AA25]" office:value-type="float" office:value="35" calcext:value-type="float">
            <text:p>35</text:p>
          </table:table-cell>
        </table:table-row>
        <table:table-row table:style-name="ro3">
          <table:covered-table-cell/>
          <table:table-cell office:value-type="float" office:value="25" calcext:value-type="float">
            <text:p>25</text:p>
          </table:table-cell>
          <table:table-cell table:formula="of:=[.C27]-[.C26]" office:value-type="float" office:value="0" calcext:value-type="float">
            <text:p>0</text:p>
          </table:table-cell>
          <table:table-cell table:formula="of:=[.D27]-[.D26]" office:value-type="float" office:value="0" calcext:value-type="float">
            <text:p>0</text:p>
          </table:table-cell>
          <table:table-cell table:formula="of:=[.E27]-[.E26]" office:value-type="float" office:value="0" calcext:value-type="float">
            <text:p>0</text:p>
          </table:table-cell>
          <table:table-cell table:formula="of:=[.F27]-[.F26]" office:value-type="float" office:value="0" calcext:value-type="float">
            <text:p>0</text:p>
          </table:table-cell>
          <table:table-cell table:formula="of:=[.G27]-[.G26]" office:value-type="float" office:value="0" calcext:value-type="float">
            <text:p>0</text:p>
          </table:table-cell>
          <table:table-cell table:formula="of:=[.H27]-[.H26]" office:value-type="float" office:value="0" calcext:value-type="float">
            <text:p>0</text:p>
          </table:table-cell>
          <table:table-cell table:formula="of:=[.I27]-[.I26]" office:value-type="float" office:value="0" calcext:value-type="float">
            <text:p>0</text:p>
          </table:table-cell>
          <table:table-cell table:formula="of:=[.J27]-[.J26]" office:value-type="float" office:value="0" calcext:value-type="float">
            <text:p>0</text:p>
          </table:table-cell>
          <table:table-cell table:formula="of:=[.K27]-[.K26]" office:value-type="float" office:value="0" calcext:value-type="float">
            <text:p>0</text:p>
          </table:table-cell>
          <table:table-cell table:formula="of:=[.L27]-[.L26]" office:value-type="float" office:value="0" calcext:value-type="float">
            <text:p>0</text:p>
          </table:table-cell>
          <table:table-cell table:formula="of:=[.M27]-[.M26]" office:value-type="float" office:value="0" calcext:value-type="float">
            <text:p>0</text:p>
          </table:table-cell>
          <table:table-cell table:formula="of:=[.N27]-[.N26]" office:value-type="float" office:value="0" calcext:value-type="float">
            <text:p>0</text:p>
          </table:table-cell>
          <table:table-cell table:formula="of:=[.O27]-[.O26]" office:value-type="float" office:value="0" calcext:value-type="float">
            <text:p>0</text:p>
          </table:table-cell>
          <table:table-cell table:formula="of:=[.P27]-[.P26]" office:value-type="float" office:value="0" calcext:value-type="float">
            <text:p>0</text:p>
          </table:table-cell>
          <table:table-cell table:formula="of:=[.Q27]-[.Q26]" office:value-type="float" office:value="0" calcext:value-type="float">
            <text:p>0</text:p>
          </table:table-cell>
          <table:table-cell table:formula="of:=[.R27]-[.R26]" office:value-type="float" office:value="0" calcext:value-type="float">
            <text:p>0</text:p>
          </table:table-cell>
          <table:table-cell table:formula="of:=[.S27]-[.S26]" office:value-type="float" office:value="0" calcext:value-type="float">
            <text:p>0</text:p>
          </table:table-cell>
          <table:table-cell table:formula="of:=[.T27]-[.T26]" office:value-type="float" office:value="0" calcext:value-type="float">
            <text:p>0</text:p>
          </table:table-cell>
          <table:table-cell table:formula="of:=[.U27]-[.U26]" office:value-type="float" office:value="1" calcext:value-type="float">
            <text:p>1</text:p>
          </table:table-cell>
          <table:table-cell table:formula="of:=[.V27]-[.V26]" office:value-type="float" office:value="1" calcext:value-type="float">
            <text:p>1</text:p>
          </table:table-cell>
          <table:table-cell table:formula="of:=[.W27]-[.W26]" office:value-type="float" office:value="2" calcext:value-type="float">
            <text:p>2</text:p>
          </table:table-cell>
          <table:table-cell table:formula="of:=[.X27]-[.X26]" office:value-type="float" office:value="2" calcext:value-type="float">
            <text:p>2</text:p>
          </table:table-cell>
          <table:table-cell table:formula="of:=[.Y27]-[.Y26]" office:value-type="float" office:value="3" calcext:value-type="float">
            <text:p>3</text:p>
          </table:table-cell>
          <table:table-cell table:formula="of:=[.Z27]-[.Z26]" office:value-type="float" office:value="3" calcext:value-type="float">
            <text:p>3</text:p>
          </table:table-cell>
          <table:table-cell table:formula="of:=[.AA27]-[.AA26]" office:value-type="float" office:value="48" calcext:value-type="float">
            <text:p>48</text:p>
          </table:table-cell>
        </table:table-row>
        <table:table-row table:style-name="ro3" table:number-rows-repeated="3">
          <table:table-cell/>
          <table:table-cell table:style-name="Default" table:number-columns-repeated="26"/>
        </table:table-row>
        <table:table-row table:style-name="ro4">
          <table:table-cell table:style-name="ce2" office:value-type="string" calcext:value-type="string" table:number-columns-spanned="27" table:number-rows-spanned="1">
            <text:p>Change Over Horizontal Distance</text:p>
          </table:table-cell>
          <table:covered-table-cell table:number-columns-repeated="26" table:style-name="Default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5" table:number-rows-spanned="1">
            <text:p>Enemy Agility</text:p>
          </table:table-cell>
          <table:covered-table-cell table:number-columns-repeated="24" table:style-name="Default"/>
        </table:table-row>
        <table:table-row table:style-name="ro3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25">
            <text:p>Player A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D3]" office:value-type="float" office:value="10" calcext:value-type="float">
            <text:p>10</text:p>
          </table:table-cell>
          <table:table-cell table:formula="of:=[.D3]-[.E3]" office:value-type="float" office:value="12" calcext:value-type="float">
            <text:p>12</text:p>
          </table:table-cell>
          <table:table-cell table:formula="of:=[.E3]-[.F3]" office:value-type="float" office:value="12" calcext:value-type="float">
            <text:p>12</text:p>
          </table:table-cell>
          <table:table-cell table:formula="of:=[.F3]-[.G3]" office:value-type="float" office:value="10" calcext:value-type="float">
            <text:p>10</text:p>
          </table:table-cell>
          <table:table-cell table:formula="of:=[.G3]-[.H3]" office:value-type="float" office:value="4" calcext:value-type="float">
            <text:p>4</text:p>
          </table:table-cell>
          <table:table-cell table:formula="of:=[.H3]-[.I3]" office:value-type="float" office:value="1" calcext:value-type="float">
            <text:p>1</text:p>
          </table:table-cell>
          <table:table-cell table:formula="of:=[.I3]-[.J3]" office:value-type="float" office:value="0" calcext:value-type="float">
            <text:p>0</text:p>
          </table:table-cell>
          <table:table-cell table:formula="of:=[.J3]-[.K3]" office:value-type="float" office:value="0" calcext:value-type="float">
            <text:p>0</text:p>
          </table:table-cell>
          <table:table-cell table:formula="of:=[.K3]-[.L3]" office:value-type="float" office:value="0" calcext:value-type="float">
            <text:p>0</text:p>
          </table:table-cell>
          <table:table-cell table:formula="of:=[.L3]-[.M3]" office:value-type="float" office:value="0" calcext:value-type="float">
            <text:p>0</text:p>
          </table:table-cell>
          <table:table-cell table:formula="of:=[.M3]-[.N3]" office:value-type="float" office:value="0" calcext:value-type="float">
            <text:p>0</text:p>
          </table:table-cell>
          <table:table-cell table:formula="of:=[.N3]-[.O3]" office:value-type="float" office:value="0" calcext:value-type="float">
            <text:p>0</text:p>
          </table:table-cell>
          <table:table-cell table:formula="of:=[.O3]-[.P3]" office:value-type="float" office:value="0" calcext:value-type="float">
            <text:p>0</text:p>
          </table:table-cell>
          <table:table-cell table:formula="of:=[.P3]-[.Q3]" office:value-type="float" office:value="0" calcext:value-type="float">
            <text:p>0</text:p>
          </table:table-cell>
          <table:table-cell table:formula="of:=[.Q3]-[.R3]" office:value-type="float" office:value="0" calcext:value-type="float">
            <text:p>0</text:p>
          </table:table-cell>
          <table:table-cell table:formula="of:=[.R3]-[.S3]" office:value-type="float" office:value="0" calcext:value-type="float">
            <text:p>0</text:p>
          </table:table-cell>
          <table:table-cell table:formula="of:=[.S3]-[.T3]" office:value-type="float" office:value="0" calcext:value-type="float">
            <text:p>0</text:p>
          </table:table-cell>
          <table:table-cell table:formula="of:=[.T3]-[.U3]" office:value-type="float" office:value="0" calcext:value-type="float">
            <text:p>0</text:p>
          </table:table-cell>
          <table:table-cell table:formula="of:=[.U3]-[.V3]" office:value-type="float" office:value="0" calcext:value-type="float">
            <text:p>0</text:p>
          </table:table-cell>
          <table:table-cell table:formula="of:=[.V3]-[.W3]" office:value-type="float" office:value="0" calcext:value-type="float">
            <text:p>0</text:p>
          </table:table-cell>
          <table:table-cell table:formula="of:=[.W3]-[.X3]" office:value-type="float" office:value="0" calcext:value-type="float">
            <text:p>0</text:p>
          </table:table-cell>
          <table:table-cell table:formula="of:=[.X3]-[.Y3]" office:value-type="float" office:value="0" calcext:value-type="float">
            <text:p>0</text:p>
          </table:table-cell>
          <table:table-cell table:formula="of:=[.Y3]-[.Z3]" office:value-type="float" office:value="0" calcext:value-type="float">
            <text:p>0</text:p>
          </table:table-cell>
          <table:table-cell table:formula="of:=[.Z3]-[.AA3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2" calcext:value-type="float">
            <text:p>2</text:p>
          </table:table-cell>
          <table:table-cell table:formula="of:=[.D4]-[.E4]" office:value-type="float" office:value="8" calcext:value-type="float">
            <text:p>8</text:p>
          </table:table-cell>
          <table:table-cell table:formula="of:=[.E4]-[.F4]" office:value-type="float" office:value="12" calcext:value-type="float">
            <text:p>12</text:p>
          </table:table-cell>
          <table:table-cell table:formula="of:=[.F4]-[.G4]" office:value-type="float" office:value="12" calcext:value-type="float">
            <text:p>12</text:p>
          </table:table-cell>
          <table:table-cell table:formula="of:=[.G4]-[.H4]" office:value-type="float" office:value="12" calcext:value-type="float">
            <text:p>12</text:p>
          </table:table-cell>
          <table:table-cell table:formula="of:=[.H4]-[.I4]" office:value-type="float" office:value="6" calcext:value-type="float">
            <text:p>6</text:p>
          </table:table-cell>
          <table:table-cell table:formula="of:=[.I4]-[.J4]" office:value-type="float" office:value="1" calcext:value-type="float">
            <text:p>1</text:p>
          </table:table-cell>
          <table:table-cell table:formula="of:=[.J4]-[.K4]" office:value-type="float" office:value="0" calcext:value-type="float">
            <text:p>0</text:p>
          </table:table-cell>
          <table:table-cell table:formula="of:=[.K4]-[.L4]" office:value-type="float" office:value="0" calcext:value-type="float">
            <text:p>0</text:p>
          </table:table-cell>
          <table:table-cell table:formula="of:=[.L4]-[.M4]" office:value-type="float" office:value="0" calcext:value-type="float">
            <text:p>0</text:p>
          </table:table-cell>
          <table:table-cell table:formula="of:=[.M4]-[.N4]" office:value-type="float" office:value="0" calcext:value-type="float">
            <text:p>0</text:p>
          </table:table-cell>
          <table:table-cell table:formula="of:=[.N4]-[.O4]" office:value-type="float" office:value="0" calcext:value-type="float">
            <text:p>0</text:p>
          </table:table-cell>
          <table:table-cell table:formula="of:=[.O4]-[.P4]" office:value-type="float" office:value="0" calcext:value-type="float">
            <text:p>0</text:p>
          </table:table-cell>
          <table:table-cell table:formula="of:=[.P4]-[.Q4]" office:value-type="float" office:value="0" calcext:value-type="float">
            <text:p>0</text:p>
          </table:table-cell>
          <table:table-cell table:formula="of:=[.Q4]-[.R4]" office:value-type="float" office:value="0" calcext:value-type="float">
            <text:p>0</text:p>
          </table:table-cell>
          <table:table-cell table:formula="of:=[.R4]-[.S4]" office:value-type="float" office:value="0" calcext:value-type="float">
            <text:p>0</text:p>
          </table:table-cell>
          <table:table-cell table:formula="of:=[.S4]-[.T4]" office:value-type="float" office:value="0" calcext:value-type="float">
            <text:p>0</text:p>
          </table:table-cell>
          <table:table-cell table:formula="of:=[.T4]-[.U4]" office:value-type="float" office:value="0" calcext:value-type="float">
            <text:p>0</text:p>
          </table:table-cell>
          <table:table-cell table:formula="of:=[.U4]-[.V4]" office:value-type="float" office:value="0" calcext:value-type="float">
            <text:p>0</text:p>
          </table:table-cell>
          <table:table-cell table:formula="of:=[.V4]-[.W4]" office:value-type="float" office:value="0" calcext:value-type="float">
            <text:p>0</text:p>
          </table:table-cell>
          <table:table-cell table:formula="of:=[.W4]-[.X4]" office:value-type="float" office:value="0" calcext:value-type="float">
            <text:p>0</text:p>
          </table:table-cell>
          <table:table-cell table:formula="of:=[.X4]-[.Y4]" office:value-type="float" office:value="0" calcext:value-type="float">
            <text:p>0</text:p>
          </table:table-cell>
          <table:table-cell table:formula="of:=[.Y4]-[.Z4]" office:value-type="float" office:value="0" calcext:value-type="float">
            <text:p>0</text:p>
          </table:table-cell>
          <table:table-cell table:formula="of:=[.Z4]-[.AA4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2" calcext:value-type="float">
            <text:p>2</text:p>
          </table:table-cell>
          <table:table-cell table:formula="of:=[.D5]-[.E5]" office:value-type="float" office:value="2" calcext:value-type="float">
            <text:p>2</text:p>
          </table:table-cell>
          <table:table-cell table:formula="of:=[.E5]-[.F5]" office:value-type="float" office:value="8" calcext:value-type="float">
            <text:p>8</text:p>
          </table:table-cell>
          <table:table-cell table:formula="of:=[.F5]-[.G5]" office:value-type="float" office:value="12" calcext:value-type="float">
            <text:p>12</text:p>
          </table:table-cell>
          <table:table-cell table:formula="of:=[.G5]-[.H5]" office:value-type="float" office:value="12" calcext:value-type="float">
            <text:p>12</text:p>
          </table:table-cell>
          <table:table-cell table:formula="of:=[.H5]-[.I5]" office:value-type="float" office:value="12" calcext:value-type="float">
            <text:p>12</text:p>
          </table:table-cell>
          <table:table-cell table:formula="of:=[.I5]-[.J5]" office:value-type="float" office:value="8" calcext:value-type="float">
            <text:p>8</text:p>
          </table:table-cell>
          <table:table-cell table:formula="of:=[.J5]-[.K5]" office:value-type="float" office:value="1" calcext:value-type="float">
            <text:p>1</text:p>
          </table:table-cell>
          <table:table-cell table:formula="of:=[.K5]-[.L5]" office:value-type="float" office:value="0" calcext:value-type="float">
            <text:p>0</text:p>
          </table:table-cell>
          <table:table-cell table:formula="of:=[.L5]-[.M5]" office:value-type="float" office:value="0" calcext:value-type="float">
            <text:p>0</text:p>
          </table:table-cell>
          <table:table-cell table:formula="of:=[.M5]-[.N5]" office:value-type="float" office:value="0" calcext:value-type="float">
            <text:p>0</text:p>
          </table:table-cell>
          <table:table-cell table:formula="of:=[.N5]-[.O5]" office:value-type="float" office:value="0" calcext:value-type="float">
            <text:p>0</text:p>
          </table:table-cell>
          <table:table-cell table:formula="of:=[.O5]-[.P5]" office:value-type="float" office:value="0" calcext:value-type="float">
            <text:p>0</text:p>
          </table:table-cell>
          <table:table-cell table:formula="of:=[.P5]-[.Q5]" office:value-type="float" office:value="0" calcext:value-type="float">
            <text:p>0</text:p>
          </table:table-cell>
          <table:table-cell table:formula="of:=[.Q5]-[.R5]" office:value-type="float" office:value="0" calcext:value-type="float">
            <text:p>0</text:p>
          </table:table-cell>
          <table:table-cell table:formula="of:=[.R5]-[.S5]" office:value-type="float" office:value="0" calcext:value-type="float">
            <text:p>0</text:p>
          </table:table-cell>
          <table:table-cell table:formula="of:=[.S5]-[.T5]" office:value-type="float" office:value="0" calcext:value-type="float">
            <text:p>0</text:p>
          </table:table-cell>
          <table:table-cell table:formula="of:=[.T5]-[.U5]" office:value-type="float" office:value="0" calcext:value-type="float">
            <text:p>0</text:p>
          </table:table-cell>
          <table:table-cell table:formula="of:=[.U5]-[.V5]" office:value-type="float" office:value="0" calcext:value-type="float">
            <text:p>0</text:p>
          </table:table-cell>
          <table:table-cell table:formula="of:=[.V5]-[.W5]" office:value-type="float" office:value="0" calcext:value-type="float">
            <text:p>0</text:p>
          </table:table-cell>
          <table:table-cell table:formula="of:=[.W5]-[.X5]" office:value-type="float" office:value="0" calcext:value-type="float">
            <text:p>0</text:p>
          </table:table-cell>
          <table:table-cell table:formula="of:=[.X5]-[.Y5]" office:value-type="float" office:value="0" calcext:value-type="float">
            <text:p>0</text:p>
          </table:table-cell>
          <table:table-cell table:formula="of:=[.Y5]-[.Z5]" office:value-type="float" office:value="0" calcext:value-type="float">
            <text:p>0</text:p>
          </table:table-cell>
          <table:table-cell table:formula="of:=[.Z5]-[.AA5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2" calcext:value-type="float">
            <text:p>2</text:p>
          </table:table-cell>
          <table:table-cell table:formula="of:=[.D6]-[.E6]" office:value-type="float" office:value="2" calcext:value-type="float">
            <text:p>2</text:p>
          </table:table-cell>
          <table:table-cell table:formula="of:=[.E6]-[.F6]" office:value-type="float" office:value="2" calcext:value-type="float">
            <text:p>2</text:p>
          </table:table-cell>
          <table:table-cell table:formula="of:=[.F6]-[.G6]" office:value-type="float" office:value="13" calcext:value-type="float">
            <text:p>13</text:p>
          </table:table-cell>
          <table:table-cell table:formula="of:=[.G6]-[.H6]" office:value-type="float" office:value="13" calcext:value-type="float">
            <text:p>13</text:p>
          </table:table-cell>
          <table:table-cell table:formula="of:=[.H6]-[.I6]" office:value-type="float" office:value="13" calcext:value-type="float">
            <text:p>13</text:p>
          </table:table-cell>
          <table:table-cell table:formula="of:=[.I6]-[.J6]" office:value-type="float" office:value="13" calcext:value-type="float">
            <text:p>13</text:p>
          </table:table-cell>
          <table:table-cell table:formula="of:=[.J6]-[.K6]" office:value-type="float" office:value="2" calcext:value-type="float">
            <text:p>2</text:p>
          </table:table-cell>
          <table:table-cell table:formula="of:=[.K6]-[.L6]" office:value-type="float" office:value="1" calcext:value-type="float">
            <text:p>1</text:p>
          </table:table-cell>
          <table:table-cell table:formula="of:=[.L6]-[.M6]" office:value-type="float" office:value="0" calcext:value-type="float">
            <text:p>0</text:p>
          </table:table-cell>
          <table:table-cell table:formula="of:=[.M6]-[.N6]" office:value-type="float" office:value="0" calcext:value-type="float">
            <text:p>0</text:p>
          </table:table-cell>
          <table:table-cell table:formula="of:=[.N6]-[.O6]" office:value-type="float" office:value="0" calcext:value-type="float">
            <text:p>0</text:p>
          </table:table-cell>
          <table:table-cell table:formula="of:=[.O6]-[.P6]" office:value-type="float" office:value="0" calcext:value-type="float">
            <text:p>0</text:p>
          </table:table-cell>
          <table:table-cell table:formula="of:=[.P6]-[.Q6]" office:value-type="float" office:value="0" calcext:value-type="float">
            <text:p>0</text:p>
          </table:table-cell>
          <table:table-cell table:formula="of:=[.Q6]-[.R6]" office:value-type="float" office:value="0" calcext:value-type="float">
            <text:p>0</text:p>
          </table:table-cell>
          <table:table-cell table:formula="of:=[.R6]-[.S6]" office:value-type="float" office:value="0" calcext:value-type="float">
            <text:p>0</text:p>
          </table:table-cell>
          <table:table-cell table:formula="of:=[.S6]-[.T6]" office:value-type="float" office:value="0" calcext:value-type="float">
            <text:p>0</text:p>
          </table:table-cell>
          <table:table-cell table:formula="of:=[.T6]-[.U6]" office:value-type="float" office:value="0" calcext:value-type="float">
            <text:p>0</text:p>
          </table:table-cell>
          <table:table-cell table:formula="of:=[.U6]-[.V6]" office:value-type="float" office:value="0" calcext:value-type="float">
            <text:p>0</text:p>
          </table:table-cell>
          <table:table-cell table:formula="of:=[.V6]-[.W6]" office:value-type="float" office:value="0" calcext:value-type="float">
            <text:p>0</text:p>
          </table:table-cell>
          <table:table-cell table:formula="of:=[.W6]-[.X6]" office:value-type="float" office:value="0" calcext:value-type="float">
            <text:p>0</text:p>
          </table:table-cell>
          <table:table-cell table:formula="of:=[.X6]-[.Y6]" office:value-type="float" office:value="0" calcext:value-type="float">
            <text:p>0</text:p>
          </table:table-cell>
          <table:table-cell table:formula="of:=[.Y6]-[.Z6]" office:value-type="float" office:value="0" calcext:value-type="float">
            <text:p>0</text:p>
          </table:table-cell>
          <table:table-cell table:formula="of:=[.Z6]-[.AA6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2" calcext:value-type="float">
            <text:p>2</text:p>
          </table:table-cell>
          <table:table-cell table:formula="of:=[.D7]-[.E7]" office:value-type="float" office:value="2" calcext:value-type="float">
            <text:p>2</text:p>
          </table:table-cell>
          <table:table-cell table:formula="of:=[.E7]-[.F7]" office:value-type="float" office:value="3" calcext:value-type="float">
            <text:p>3</text:p>
          </table:table-cell>
          <table:table-cell table:formula="of:=[.F7]-[.G7]" office:value-type="float" office:value="3" calcext:value-type="float">
            <text:p>3</text:p>
          </table:table-cell>
          <table:table-cell table:formula="of:=[.G7]-[.H7]" office:value-type="float" office:value="14" calcext:value-type="float">
            <text:p>14</text:p>
          </table:table-cell>
          <table:table-cell table:formula="of:=[.H7]-[.I7]" office:value-type="float" office:value="13" calcext:value-type="float">
            <text:p>13</text:p>
          </table:table-cell>
          <table:table-cell table:formula="of:=[.I7]-[.J7]" office:value-type="float" office:value="13" calcext:value-type="float">
            <text:p>13</text:p>
          </table:table-cell>
          <table:table-cell table:formula="of:=[.J7]-[.K7]" office:value-type="float" office:value="13" calcext:value-type="float">
            <text:p>13</text:p>
          </table:table-cell>
          <table:table-cell table:formula="of:=[.K7]-[.L7]" office:value-type="float" office:value="3" calcext:value-type="float">
            <text:p>3</text:p>
          </table:table-cell>
          <table:table-cell table:formula="of:=[.L7]-[.M7]" office:value-type="float" office:value="1" calcext:value-type="float">
            <text:p>1</text:p>
          </table:table-cell>
          <table:table-cell table:formula="of:=[.M7]-[.N7]" office:value-type="float" office:value="0" calcext:value-type="float">
            <text:p>0</text:p>
          </table:table-cell>
          <table:table-cell table:formula="of:=[.N7]-[.O7]" office:value-type="float" office:value="0" calcext:value-type="float">
            <text:p>0</text:p>
          </table:table-cell>
          <table:table-cell table:formula="of:=[.O7]-[.P7]" office:value-type="float" office:value="0" calcext:value-type="float">
            <text:p>0</text:p>
          </table:table-cell>
          <table:table-cell table:formula="of:=[.P7]-[.Q7]" office:value-type="float" office:value="0" calcext:value-type="float">
            <text:p>0</text:p>
          </table:table-cell>
          <table:table-cell table:formula="of:=[.Q7]-[.R7]" office:value-type="float" office:value="0" calcext:value-type="float">
            <text:p>0</text:p>
          </table:table-cell>
          <table:table-cell table:formula="of:=[.R7]-[.S7]" office:value-type="float" office:value="0" calcext:value-type="float">
            <text:p>0</text:p>
          </table:table-cell>
          <table:table-cell table:formula="of:=[.S7]-[.T7]" office:value-type="float" office:value="0" calcext:value-type="float">
            <text:p>0</text:p>
          </table:table-cell>
          <table:table-cell table:formula="of:=[.T7]-[.U7]" office:value-type="float" office:value="0" calcext:value-type="float">
            <text:p>0</text:p>
          </table:table-cell>
          <table:table-cell table:formula="of:=[.U7]-[.V7]" office:value-type="float" office:value="0" calcext:value-type="float">
            <text:p>0</text:p>
          </table:table-cell>
          <table:table-cell table:formula="of:=[.V7]-[.W7]" office:value-type="float" office:value="0" calcext:value-type="float">
            <text:p>0</text:p>
          </table:table-cell>
          <table:table-cell table:formula="of:=[.W7]-[.X7]" office:value-type="float" office:value="0" calcext:value-type="float">
            <text:p>0</text:p>
          </table:table-cell>
          <table:table-cell table:formula="of:=[.X7]-[.Y7]" office:value-type="float" office:value="0" calcext:value-type="float">
            <text:p>0</text:p>
          </table:table-cell>
          <table:table-cell table:formula="of:=[.Y7]-[.Z7]" office:value-type="float" office:value="0" calcext:value-type="float">
            <text:p>0</text:p>
          </table:table-cell>
          <table:table-cell table:formula="of:=[.Z7]-[.AA7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1" calcext:value-type="float">
            <text:p>1</text:p>
          </table:table-cell>
          <table:table-cell table:formula="of:=[.D8]-[.E8]" office:value-type="float" office:value="2" calcext:value-type="float">
            <text:p>2</text:p>
          </table:table-cell>
          <table:table-cell table:formula="of:=[.E8]-[.F8]" office:value-type="float" office:value="4" calcext:value-type="float">
            <text:p>4</text:p>
          </table:table-cell>
          <table:table-cell table:formula="of:=[.F8]-[.G8]" office:value-type="float" office:value="4" calcext:value-type="float">
            <text:p>4</text:p>
          </table:table-cell>
          <table:table-cell table:formula="of:=[.G8]-[.H8]" office:value-type="float" office:value="3" calcext:value-type="float">
            <text:p>3</text:p>
          </table:table-cell>
          <table:table-cell table:formula="of:=[.H8]-[.I8]" office:value-type="float" office:value="13" calcext:value-type="float">
            <text:p>13</text:p>
          </table:table-cell>
          <table:table-cell table:formula="of:=[.I8]-[.J8]" office:value-type="float" office:value="13" calcext:value-type="float">
            <text:p>13</text:p>
          </table:table-cell>
          <table:table-cell table:formula="of:=[.J8]-[.K8]" office:value-type="float" office:value="13" calcext:value-type="float">
            <text:p>13</text:p>
          </table:table-cell>
          <table:table-cell table:formula="of:=[.K8]-[.L8]" office:value-type="float" office:value="16" calcext:value-type="float">
            <text:p>16</text:p>
          </table:table-cell>
          <table:table-cell table:formula="of:=[.L8]-[.M8]" office:value-type="float" office:value="4" calcext:value-type="float">
            <text:p>4</text:p>
          </table:table-cell>
          <table:table-cell table:formula="of:=[.M8]-[.N8]" office:value-type="float" office:value="0" calcext:value-type="float">
            <text:p>0</text:p>
          </table:table-cell>
          <table:table-cell table:formula="of:=[.N8]-[.O8]" office:value-type="float" office:value="0" calcext:value-type="float">
            <text:p>0</text:p>
          </table:table-cell>
          <table:table-cell table:formula="of:=[.O8]-[.P8]" office:value-type="float" office:value="0" calcext:value-type="float">
            <text:p>0</text:p>
          </table:table-cell>
          <table:table-cell table:formula="of:=[.P8]-[.Q8]" office:value-type="float" office:value="0" calcext:value-type="float">
            <text:p>0</text:p>
          </table:table-cell>
          <table:table-cell table:formula="of:=[.Q8]-[.R8]" office:value-type="float" office:value="0" calcext:value-type="float">
            <text:p>0</text:p>
          </table:table-cell>
          <table:table-cell table:formula="of:=[.R8]-[.S8]" office:value-type="float" office:value="0" calcext:value-type="float">
            <text:p>0</text:p>
          </table:table-cell>
          <table:table-cell table:formula="of:=[.S8]-[.T8]" office:value-type="float" office:value="0" calcext:value-type="float">
            <text:p>0</text:p>
          </table:table-cell>
          <table:table-cell table:formula="of:=[.T8]-[.U8]" office:value-type="float" office:value="0" calcext:value-type="float">
            <text:p>0</text:p>
          </table:table-cell>
          <table:table-cell table:formula="of:=[.U8]-[.V8]" office:value-type="float" office:value="0" calcext:value-type="float">
            <text:p>0</text:p>
          </table:table-cell>
          <table:table-cell table:formula="of:=[.V8]-[.W8]" office:value-type="float" office:value="0" calcext:value-type="float">
            <text:p>0</text:p>
          </table:table-cell>
          <table:table-cell table:formula="of:=[.W8]-[.X8]" office:value-type="float" office:value="0" calcext:value-type="float">
            <text:p>0</text:p>
          </table:table-cell>
          <table:table-cell table:formula="of:=[.X8]-[.Y8]" office:value-type="float" office:value="0" calcext:value-type="float">
            <text:p>0</text:p>
          </table:table-cell>
          <table:table-cell table:formula="of:=[.Y8]-[.Z8]" office:value-type="float" office:value="0" calcext:value-type="float">
            <text:p>0</text:p>
          </table:table-cell>
          <table:table-cell table:formula="of:=[.Z8]-[.AA8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1" calcext:value-type="float">
            <text:p>1</text:p>
          </table:table-cell>
          <table:table-cell table:formula="of:=[.D9]-[.E9]" office:value-type="float" office:value="2" calcext:value-type="float">
            <text:p>2</text:p>
          </table:table-cell>
          <table:table-cell table:formula="of:=[.E9]-[.F9]" office:value-type="float" office:value="2" calcext:value-type="float">
            <text:p>2</text:p>
          </table:table-cell>
          <table:table-cell table:formula="of:=[.F9]-[.G9]" office:value-type="float" office:value="4" calcext:value-type="float">
            <text:p>4</text:p>
          </table:table-cell>
          <table:table-cell table:formula="of:=[.G9]-[.H9]" office:value-type="float" office:value="4" calcext:value-type="float">
            <text:p>4</text:p>
          </table:table-cell>
          <table:table-cell table:formula="of:=[.H9]-[.I9]" office:value-type="float" office:value="4" calcext:value-type="float">
            <text:p>4</text:p>
          </table:table-cell>
          <table:table-cell table:formula="of:=[.I9]-[.J9]" office:value-type="float" office:value="14" calcext:value-type="float">
            <text:p>14</text:p>
          </table:table-cell>
          <table:table-cell table:formula="of:=[.J9]-[.K9]" office:value-type="float" office:value="14" calcext:value-type="float">
            <text:p>14</text:p>
          </table:table-cell>
          <table:table-cell table:formula="of:=[.K9]-[.L9]" office:value-type="float" office:value="14" calcext:value-type="float">
            <text:p>14</text:p>
          </table:table-cell>
          <table:table-cell table:formula="of:=[.L9]-[.M9]" office:value-type="float" office:value="16" calcext:value-type="float">
            <text:p>16</text:p>
          </table:table-cell>
          <table:table-cell table:formula="of:=[.M9]-[.N9]" office:value-type="float" office:value="3" calcext:value-type="float">
            <text:p>3</text:p>
          </table:table-cell>
          <table:table-cell table:formula="of:=[.N9]-[.O9]" office:value-type="float" office:value="0" calcext:value-type="float">
            <text:p>0</text:p>
          </table:table-cell>
          <table:table-cell table:formula="of:=[.O9]-[.P9]" office:value-type="float" office:value="0" calcext:value-type="float">
            <text:p>0</text:p>
          </table:table-cell>
          <table:table-cell table:formula="of:=[.P9]-[.Q9]" office:value-type="float" office:value="0" calcext:value-type="float">
            <text:p>0</text:p>
          </table:table-cell>
          <table:table-cell table:formula="of:=[.Q9]-[.R9]" office:value-type="float" office:value="0" calcext:value-type="float">
            <text:p>0</text:p>
          </table:table-cell>
          <table:table-cell table:formula="of:=[.R9]-[.S9]" office:value-type="float" office:value="0" calcext:value-type="float">
            <text:p>0</text:p>
          </table:table-cell>
          <table:table-cell table:formula="of:=[.S9]-[.T9]" office:value-type="float" office:value="0" calcext:value-type="float">
            <text:p>0</text:p>
          </table:table-cell>
          <table:table-cell table:formula="of:=[.T9]-[.U9]" office:value-type="float" office:value="0" calcext:value-type="float">
            <text:p>0</text:p>
          </table:table-cell>
          <table:table-cell table:formula="of:=[.U9]-[.V9]" office:value-type="float" office:value="0" calcext:value-type="float">
            <text:p>0</text:p>
          </table:table-cell>
          <table:table-cell table:formula="of:=[.V9]-[.W9]" office:value-type="float" office:value="0" calcext:value-type="float">
            <text:p>0</text:p>
          </table:table-cell>
          <table:table-cell table:formula="of:=[.W9]-[.X9]" office:value-type="float" office:value="0" calcext:value-type="float">
            <text:p>0</text:p>
          </table:table-cell>
          <table:table-cell table:formula="of:=[.X9]-[.Y9]" office:value-type="float" office:value="0" calcext:value-type="float">
            <text:p>0</text:p>
          </table:table-cell>
          <table:table-cell table:formula="of:=[.Y9]-[.Z9]" office:value-type="float" office:value="0" calcext:value-type="float">
            <text:p>0</text:p>
          </table:table-cell>
          <table:table-cell table:formula="of:=[.Z9]-[.AA9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0]-[.D10]" office:value-type="float" office:value="1" calcext:value-type="float">
            <text:p>1</text:p>
          </table:table-cell>
          <table:table-cell table:formula="of:=[.D10]-[.E10]" office:value-type="float" office:value="1" calcext:value-type="float">
            <text:p>1</text:p>
          </table:table-cell>
          <table:table-cell table:formula="of:=[.E10]-[.F10]" office:value-type="float" office:value="2" calcext:value-type="float">
            <text:p>2</text:p>
          </table:table-cell>
          <table:table-cell table:formula="of:=[.F10]-[.G10]" office:value-type="float" office:value="4" calcext:value-type="float">
            <text:p>4</text:p>
          </table:table-cell>
          <table:table-cell table:formula="of:=[.G10]-[.H10]" office:value-type="float" office:value="4" calcext:value-type="float">
            <text:p>4</text:p>
          </table:table-cell>
          <table:table-cell table:formula="of:=[.H10]-[.I10]" office:value-type="float" office:value="6" calcext:value-type="float">
            <text:p>6</text:p>
          </table:table-cell>
          <table:table-cell table:formula="of:=[.I10]-[.J10]" office:value-type="float" office:value="4" calcext:value-type="float">
            <text:p>4</text:p>
          </table:table-cell>
          <table:table-cell table:formula="of:=[.J10]-[.K10]" office:value-type="float" office:value="14" calcext:value-type="float">
            <text:p>14</text:p>
          </table:table-cell>
          <table:table-cell table:formula="of:=[.K10]-[.L10]" office:value-type="float" office:value="14" calcext:value-type="float">
            <text:p>14</text:p>
          </table:table-cell>
          <table:table-cell table:formula="of:=[.L10]-[.M10]" office:value-type="float" office:value="14" calcext:value-type="float">
            <text:p>14</text:p>
          </table:table-cell>
          <table:table-cell table:formula="of:=[.M10]-[.N10]" office:value-type="float" office:value="17" calcext:value-type="float">
            <text:p>17</text:p>
          </table:table-cell>
          <table:table-cell table:formula="of:=[.N10]-[.O10]" office:value-type="float" office:value="4" calcext:value-type="float">
            <text:p>4</text:p>
          </table:table-cell>
          <table:table-cell table:formula="of:=[.O10]-[.P10]" office:value-type="float" office:value="0" calcext:value-type="float">
            <text:p>0</text:p>
          </table:table-cell>
          <table:table-cell table:formula="of:=[.P10]-[.Q10]" office:value-type="float" office:value="0" calcext:value-type="float">
            <text:p>0</text:p>
          </table:table-cell>
          <table:table-cell table:formula="of:=[.Q10]-[.R10]" office:value-type="float" office:value="0" calcext:value-type="float">
            <text:p>0</text:p>
          </table:table-cell>
          <table:table-cell table:formula="of:=[.R10]-[.S10]" office:value-type="float" office:value="0" calcext:value-type="float">
            <text:p>0</text:p>
          </table:table-cell>
          <table:table-cell table:formula="of:=[.S10]-[.T10]" office:value-type="float" office:value="0" calcext:value-type="float">
            <text:p>0</text:p>
          </table:table-cell>
          <table:table-cell table:formula="of:=[.T10]-[.U10]" office:value-type="float" office:value="0" calcext:value-type="float">
            <text:p>0</text:p>
          </table:table-cell>
          <table:table-cell table:formula="of:=[.U10]-[.V10]" office:value-type="float" office:value="0" calcext:value-type="float">
            <text:p>0</text:p>
          </table:table-cell>
          <table:table-cell table:formula="of:=[.V10]-[.W10]" office:value-type="float" office:value="0" calcext:value-type="float">
            <text:p>0</text:p>
          </table:table-cell>
          <table:table-cell table:formula="of:=[.W10]-[.X10]" office:value-type="float" office:value="0" calcext:value-type="float">
            <text:p>0</text:p>
          </table:table-cell>
          <table:table-cell table:formula="of:=[.X10]-[.Y10]" office:value-type="float" office:value="0" calcext:value-type="float">
            <text:p>0</text:p>
          </table:table-cell>
          <table:table-cell table:formula="of:=[.Y10]-[.Z10]" office:value-type="float" office:value="0" calcext:value-type="float">
            <text:p>0</text:p>
          </table:table-cell>
          <table:table-cell table:formula="of:=[.Z10]-[.AA10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1" calcext:value-type="float">
            <text:p>1</text:p>
          </table:table-cell>
          <table:table-cell table:formula="of:=[.D11]-[.E11]" office:value-type="float" office:value="1" calcext:value-type="float">
            <text:p>1</text:p>
          </table:table-cell>
          <table:table-cell table:formula="of:=[.E11]-[.F11]" office:value-type="float" office:value="2" calcext:value-type="float">
            <text:p>2</text:p>
          </table:table-cell>
          <table:table-cell table:formula="of:=[.F11]-[.G11]" office:value-type="float" office:value="2" calcext:value-type="float">
            <text:p>2</text:p>
          </table:table-cell>
          <table:table-cell table:formula="of:=[.G11]-[.H11]" office:value-type="float" office:value="2" calcext:value-type="float">
            <text:p>2</text:p>
          </table:table-cell>
          <table:table-cell table:formula="of:=[.H11]-[.I11]" office:value-type="float" office:value="5" calcext:value-type="float">
            <text:p>5</text:p>
          </table:table-cell>
          <table:table-cell table:formula="of:=[.I11]-[.J11]" office:value-type="float" office:value="6" calcext:value-type="float">
            <text:p>6</text:p>
          </table:table-cell>
          <table:table-cell table:formula="of:=[.J11]-[.K11]" office:value-type="float" office:value="5" calcext:value-type="float">
            <text:p>5</text:p>
          </table:table-cell>
          <table:table-cell table:formula="of:=[.K11]-[.L11]" office:value-type="float" office:value="14" calcext:value-type="float">
            <text:p>14</text:p>
          </table:table-cell>
          <table:table-cell table:formula="of:=[.L11]-[.M11]" office:value-type="float" office:value="14" calcext:value-type="float">
            <text:p>14</text:p>
          </table:table-cell>
          <table:table-cell table:formula="of:=[.M11]-[.N11]" office:value-type="float" office:value="14" calcext:value-type="float">
            <text:p>14</text:p>
          </table:table-cell>
          <table:table-cell table:formula="of:=[.N11]-[.O11]" office:value-type="float" office:value="16" calcext:value-type="float">
            <text:p>16</text:p>
          </table:table-cell>
          <table:table-cell table:formula="of:=[.O11]-[.P11]" office:value-type="float" office:value="6" calcext:value-type="float">
            <text:p>6</text:p>
          </table:table-cell>
          <table:table-cell table:formula="of:=[.P11]-[.Q11]" office:value-type="float" office:value="1" calcext:value-type="float">
            <text:p>1</text:p>
          </table:table-cell>
          <table:table-cell table:formula="of:=[.Q11]-[.R11]" office:value-type="float" office:value="0" calcext:value-type="float">
            <text:p>0</text:p>
          </table:table-cell>
          <table:table-cell table:formula="of:=[.R11]-[.S11]" office:value-type="float" office:value="0" calcext:value-type="float">
            <text:p>0</text:p>
          </table:table-cell>
          <table:table-cell table:formula="of:=[.S11]-[.T11]" office:value-type="float" office:value="0" calcext:value-type="float">
            <text:p>0</text:p>
          </table:table-cell>
          <table:table-cell table:formula="of:=[.T11]-[.U11]" office:value-type="float" office:value="0" calcext:value-type="float">
            <text:p>0</text:p>
          </table:table-cell>
          <table:table-cell table:formula="of:=[.U11]-[.V11]" office:value-type="float" office:value="0" calcext:value-type="float">
            <text:p>0</text:p>
          </table:table-cell>
          <table:table-cell table:formula="of:=[.V11]-[.W11]" office:value-type="float" office:value="0" calcext:value-type="float">
            <text:p>0</text:p>
          </table:table-cell>
          <table:table-cell table:formula="of:=[.W11]-[.X11]" office:value-type="float" office:value="0" calcext:value-type="float">
            <text:p>0</text:p>
          </table:table-cell>
          <table:table-cell table:formula="of:=[.X11]-[.Y11]" office:value-type="float" office:value="0" calcext:value-type="float">
            <text:p>0</text:p>
          </table:table-cell>
          <table:table-cell table:formula="of:=[.Y11]-[.Z11]" office:value-type="float" office:value="0" calcext:value-type="float">
            <text:p>0</text:p>
          </table:table-cell>
          <table:table-cell table:formula="of:=[.Z11]-[.AA11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table:formula="of:=[.E12]-[.F12]" office:value-type="float" office:value="1" calcext:value-type="float">
            <text:p>1</text:p>
          </table:table-cell>
          <table:table-cell table:formula="of:=[.F12]-[.G12]" office:value-type="float" office:value="1" calcext:value-type="float">
            <text:p>1</text:p>
          </table:table-cell>
          <table:table-cell table:formula="of:=[.G12]-[.H12]" office:value-type="float" office:value="2" calcext:value-type="float">
            <text:p>2</text:p>
          </table:table-cell>
          <table:table-cell table:formula="of:=[.H12]-[.I12]" office:value-type="float" office:value="4" calcext:value-type="float">
            <text:p>4</text:p>
          </table:table-cell>
          <table:table-cell table:formula="of:=[.I12]-[.J12]" office:value-type="float" office:value="4" calcext:value-type="float">
            <text:p>4</text:p>
          </table:table-cell>
          <table:table-cell table:formula="of:=[.J12]-[.K12]" office:value-type="float" office:value="6" calcext:value-type="float">
            <text:p>6</text:p>
          </table:table-cell>
          <table:table-cell table:formula="of:=[.K12]-[.L12]" office:value-type="float" office:value="6" calcext:value-type="float">
            <text:p>6</text:p>
          </table:table-cell>
          <table:table-cell table:formula="of:=[.L12]-[.M12]" office:value-type="float" office:value="14" calcext:value-type="float">
            <text:p>14</text:p>
          </table:table-cell>
          <table:table-cell table:formula="of:=[.M12]-[.N12]" office:value-type="float" office:value="14" calcext:value-type="float">
            <text:p>14</text:p>
          </table:table-cell>
          <table:table-cell table:formula="of:=[.N12]-[.O12]" office:value-type="float" office:value="14" calcext:value-type="float">
            <text:p>14</text:p>
          </table:table-cell>
          <table:table-cell table:formula="of:=[.O12]-[.P12]" office:value-type="float" office:value="16" calcext:value-type="float">
            <text:p>16</text:p>
          </table:table-cell>
          <table:table-cell table:formula="of:=[.P12]-[.Q12]" office:value-type="float" office:value="8" calcext:value-type="float">
            <text:p>8</text:p>
          </table:table-cell>
          <table:table-cell table:formula="of:=[.Q12]-[.R12]" office:value-type="float" office:value="1" calcext:value-type="float">
            <text:p>1</text:p>
          </table:table-cell>
          <table:table-cell table:formula="of:=[.R12]-[.S12]" office:value-type="float" office:value="0" calcext:value-type="float">
            <text:p>0</text:p>
          </table:table-cell>
          <table:table-cell table:formula="of:=[.S12]-[.T12]" office:value-type="float" office:value="0" calcext:value-type="float">
            <text:p>0</text:p>
          </table:table-cell>
          <table:table-cell table:formula="of:=[.T12]-[.U12]" office:value-type="float" office:value="0" calcext:value-type="float">
            <text:p>0</text:p>
          </table:table-cell>
          <table:table-cell table:formula="of:=[.U12]-[.V12]" office:value-type="float" office:value="0" calcext:value-type="float">
            <text:p>0</text:p>
          </table:table-cell>
          <table:table-cell table:formula="of:=[.V12]-[.W12]" office:value-type="float" office:value="0" calcext:value-type="float">
            <text:p>0</text:p>
          </table:table-cell>
          <table:table-cell table:formula="of:=[.W12]-[.X12]" office:value-type="float" office:value="0" calcext:value-type="float">
            <text:p>0</text:p>
          </table:table-cell>
          <table:table-cell table:formula="of:=[.X12]-[.Y12]" office:value-type="float" office:value="0" calcext:value-type="float">
            <text:p>0</text:p>
          </table:table-cell>
          <table:table-cell table:formula="of:=[.Y12]-[.Z12]" office:value-type="float" office:value="0" calcext:value-type="float">
            <text:p>0</text:p>
          </table:table-cell>
          <table:table-cell table:formula="of:=[.Z12]-[.AA12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formula="of:=[.E13]-[.F13]" office:value-type="float" office:value="1" calcext:value-type="float">
            <text:p>1</text:p>
          </table:table-cell>
          <table:table-cell table:formula="of:=[.F13]-[.G13]" office:value-type="float" office:value="1" calcext:value-type="float">
            <text:p>1</text:p>
          </table:table-cell>
          <table:table-cell table:formula="of:=[.G13]-[.H13]" office:value-type="float" office:value="1" calcext:value-type="float">
            <text:p>1</text:p>
          </table:table-cell>
          <table:table-cell table:formula="of:=[.H13]-[.I13]" office:value-type="float" office:value="1" calcext:value-type="float">
            <text:p>1</text:p>
          </table:table-cell>
          <table:table-cell table:formula="of:=[.I13]-[.J13]" office:value-type="float" office:value="4" calcext:value-type="float">
            <text:p>4</text:p>
          </table:table-cell>
          <table:table-cell table:formula="of:=[.J13]-[.K13]" office:value-type="float" office:value="4" calcext:value-type="float">
            <text:p>4</text:p>
          </table:table-cell>
          <table:table-cell table:formula="of:=[.K13]-[.L13]" office:value-type="float" office:value="5" calcext:value-type="float">
            <text:p>5</text:p>
          </table:table-cell>
          <table:table-cell table:formula="of:=[.L13]-[.M13]" office:value-type="float" office:value="7" calcext:value-type="float">
            <text:p>7</text:p>
          </table:table-cell>
          <table:table-cell table:formula="of:=[.M13]-[.N13]" office:value-type="float" office:value="10" calcext:value-type="float">
            <text:p>10</text:p>
          </table:table-cell>
          <table:table-cell table:formula="of:=[.N13]-[.O13]" office:value-type="float" office:value="16" calcext:value-type="float">
            <text:p>16</text:p>
          </table:table-cell>
          <table:table-cell table:formula="of:=[.O13]-[.P13]" office:value-type="float" office:value="16" calcext:value-type="float">
            <text:p>16</text:p>
          </table:table-cell>
          <table:table-cell table:formula="of:=[.P13]-[.Q13]" office:value-type="float" office:value="16" calcext:value-type="float">
            <text:p>16</text:p>
          </table:table-cell>
          <table:table-cell table:formula="of:=[.Q13]-[.R13]" office:value-type="float" office:value="10" calcext:value-type="float">
            <text:p>10</text:p>
          </table:table-cell>
          <table:table-cell table:formula="of:=[.R13]-[.S13]" office:value-type="float" office:value="1" calcext:value-type="float">
            <text:p>1</text:p>
          </table:table-cell>
          <table:table-cell table:formula="of:=[.S13]-[.T13]" office:value-type="float" office:value="0" calcext:value-type="float">
            <text:p>0</text:p>
          </table:table-cell>
          <table:table-cell table:formula="of:=[.T13]-[.U13]" office:value-type="float" office:value="0" calcext:value-type="float">
            <text:p>0</text:p>
          </table:table-cell>
          <table:table-cell table:formula="of:=[.U13]-[.V13]" office:value-type="float" office:value="0" calcext:value-type="float">
            <text:p>0</text:p>
          </table:table-cell>
          <table:table-cell table:formula="of:=[.V13]-[.W13]" office:value-type="float" office:value="0" calcext:value-type="float">
            <text:p>0</text:p>
          </table:table-cell>
          <table:table-cell table:formula="of:=[.W13]-[.X13]" office:value-type="float" office:value="0" calcext:value-type="float">
            <text:p>0</text:p>
          </table:table-cell>
          <table:table-cell table:formula="of:=[.X13]-[.Y13]" office:value-type="float" office:value="0" calcext:value-type="float">
            <text:p>0</text:p>
          </table:table-cell>
          <table:table-cell table:formula="of:=[.Y13]-[.Z13]" office:value-type="float" office:value="0" calcext:value-type="float">
            <text:p>0</text:p>
          </table:table-cell>
          <table:table-cell table:formula="of:=[.Z13]-[.AA13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formula="of:=[.E14]-[.F14]" office:value-type="float" office:value="0" calcext:value-type="float">
            <text:p>0</text:p>
          </table:table-cell>
          <table:table-cell table:formula="of:=[.F14]-[.G14]" office:value-type="float" office:value="1" calcext:value-type="float">
            <text:p>1</text:p>
          </table:table-cell>
          <table:table-cell table:formula="of:=[.G14]-[.H14]" office:value-type="float" office:value="1" calcext:value-type="float">
            <text:p>1</text:p>
          </table:table-cell>
          <table:table-cell table:formula="of:=[.H14]-[.I14]" office:value-type="float" office:value="2" calcext:value-type="float">
            <text:p>2</text:p>
          </table:table-cell>
          <table:table-cell table:formula="of:=[.I14]-[.J14]" office:value-type="float" office:value="2" calcext:value-type="float">
            <text:p>2</text:p>
          </table:table-cell>
          <table:table-cell table:formula="of:=[.J14]-[.K14]" office:value-type="float" office:value="4" calcext:value-type="float">
            <text:p>4</text:p>
          </table:table-cell>
          <table:table-cell table:formula="of:=[.K14]-[.L14]" office:value-type="float" office:value="4" calcext:value-type="float">
            <text:p>4</text:p>
          </table:table-cell>
          <table:table-cell table:formula="of:=[.L14]-[.M14]" office:value-type="float" office:value="4" calcext:value-type="float">
            <text:p>4</text:p>
          </table:table-cell>
          <table:table-cell table:formula="of:=[.M14]-[.N14]" office:value-type="float" office:value="6" calcext:value-type="float">
            <text:p>6</text:p>
          </table:table-cell>
          <table:table-cell table:formula="of:=[.N14]-[.O14]" office:value-type="float" office:value="14" calcext:value-type="float">
            <text:p>14</text:p>
          </table:table-cell>
          <table:table-cell table:formula="of:=[.O14]-[.P14]" office:value-type="float" office:value="12" calcext:value-type="float">
            <text:p>12</text:p>
          </table:table-cell>
          <table:table-cell table:formula="of:=[.P14]-[.Q14]" office:value-type="float" office:value="16" calcext:value-type="float">
            <text:p>16</text:p>
          </table:table-cell>
          <table:table-cell table:formula="of:=[.Q14]-[.R14]" office:value-type="float" office:value="16" calcext:value-type="float">
            <text:p>16</text:p>
          </table:table-cell>
          <table:table-cell table:formula="of:=[.R14]-[.S14]" office:value-type="float" office:value="12" calcext:value-type="float">
            <text:p>12</text:p>
          </table:table-cell>
          <table:table-cell table:formula="of:=[.S14]-[.T14]" office:value-type="float" office:value="1" calcext:value-type="float">
            <text:p>1</text:p>
          </table:table-cell>
          <table:table-cell table:formula="of:=[.T14]-[.U14]" office:value-type="float" office:value="0" calcext:value-type="float">
            <text:p>0</text:p>
          </table:table-cell>
          <table:table-cell table:formula="of:=[.U14]-[.V14]" office:value-type="float" office:value="0" calcext:value-type="float">
            <text:p>0</text:p>
          </table:table-cell>
          <table:table-cell table:formula="of:=[.V14]-[.W14]" office:value-type="float" office:value="0" calcext:value-type="float">
            <text:p>0</text:p>
          </table:table-cell>
          <table:table-cell table:formula="of:=[.W14]-[.X14]" office:value-type="float" office:value="0" calcext:value-type="float">
            <text:p>0</text:p>
          </table:table-cell>
          <table:table-cell table:formula="of:=[.X14]-[.Y14]" office:value-type="float" office:value="0" calcext:value-type="float">
            <text:p>0</text:p>
          </table:table-cell>
          <table:table-cell table:formula="of:=[.Y14]-[.Z14]" office:value-type="float" office:value="0" calcext:value-type="float">
            <text:p>0</text:p>
          </table:table-cell>
          <table:table-cell table:formula="of:=[.Z14]-[.AA14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 table:formula="of:=[.E15]-[.F15]" office:value-type="float" office:value="1" calcext:value-type="float">
            <text:p>1</text:p>
          </table:table-cell>
          <table:table-cell table:formula="of:=[.F15]-[.G15]" office:value-type="float" office:value="1" calcext:value-type="float">
            <text:p>1</text:p>
          </table:table-cell>
          <table:table-cell table:formula="of:=[.G15]-[.H15]" office:value-type="float" office:value="1" calcext:value-type="float">
            <text:p>1</text:p>
          </table:table-cell>
          <table:table-cell table:formula="of:=[.H15]-[.I15]" office:value-type="float" office:value="1" calcext:value-type="float">
            <text:p>1</text:p>
          </table:table-cell>
          <table:table-cell table:formula="of:=[.I15]-[.J15]" office:value-type="float" office:value="2" calcext:value-type="float">
            <text:p>2</text:p>
          </table:table-cell>
          <table:table-cell table:formula="of:=[.J15]-[.K15]" office:value-type="float" office:value="2" calcext:value-type="float">
            <text:p>2</text:p>
          </table:table-cell>
          <table:table-cell table:formula="of:=[.K15]-[.L15]" office:value-type="float" office:value="3" calcext:value-type="float">
            <text:p>3</text:p>
          </table:table-cell>
          <table:table-cell table:formula="of:=[.L15]-[.M15]" office:value-type="float" office:value="2" calcext:value-type="float">
            <text:p>2</text:p>
          </table:table-cell>
          <table:table-cell table:formula="of:=[.M15]-[.N15]" office:value-type="float" office:value="6" calcext:value-type="float">
            <text:p>6</text:p>
          </table:table-cell>
          <table:table-cell table:formula="of:=[.N15]-[.O15]" office:value-type="float" office:value="5" calcext:value-type="float">
            <text:p>5</text:p>
          </table:table-cell>
          <table:table-cell table:formula="of:=[.O15]-[.P15]" office:value-type="float" office:value="14" calcext:value-type="float">
            <text:p>14</text:p>
          </table:table-cell>
          <table:table-cell table:formula="of:=[.P15]-[.Q15]" office:value-type="float" office:value="12" calcext:value-type="float">
            <text:p>12</text:p>
          </table:table-cell>
          <table:table-cell table:formula="of:=[.Q15]-[.R15]" office:value-type="float" office:value="16" calcext:value-type="float">
            <text:p>16</text:p>
          </table:table-cell>
          <table:table-cell table:formula="of:=[.R15]-[.S15]" office:value-type="float" office:value="16" calcext:value-type="float">
            <text:p>16</text:p>
          </table:table-cell>
          <table:table-cell table:formula="of:=[.S15]-[.T15]" office:value-type="float" office:value="14" calcext:value-type="float">
            <text:p>14</text:p>
          </table:table-cell>
          <table:table-cell table:formula="of:=[.T15]-[.U15]" office:value-type="float" office:value="1" calcext:value-type="float">
            <text:p>1</text:p>
          </table:table-cell>
          <table:table-cell table:formula="of:=[.U15]-[.V15]" office:value-type="float" office:value="0" calcext:value-type="float">
            <text:p>0</text:p>
          </table:table-cell>
          <table:table-cell table:formula="of:=[.V15]-[.W15]" office:value-type="float" office:value="0" calcext:value-type="float">
            <text:p>0</text:p>
          </table:table-cell>
          <table:table-cell table:formula="of:=[.W15]-[.X15]" office:value-type="float" office:value="0" calcext:value-type="float">
            <text:p>0</text:p>
          </table:table-cell>
          <table:table-cell table:formula="of:=[.X15]-[.Y15]" office:value-type="float" office:value="0" calcext:value-type="float">
            <text:p>0</text:p>
          </table:table-cell>
          <table:table-cell table:formula="of:=[.Y15]-[.Z15]" office:value-type="float" office:value="0" calcext:value-type="float">
            <text:p>0</text:p>
          </table:table-cell>
          <table:table-cell table:formula="of:=[.Z15]-[.AA15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0" calcext:value-type="float">
            <text:p>0</text:p>
          </table:table-cell>
          <table:table-cell table:formula="of:=[.D16]-[.E16]" office:value-type="float" office:value="0" calcext:value-type="float">
            <text:p>0</text:p>
          </table:table-cell>
          <table:table-cell table:formula="of:=[.E16]-[.F16]" office:value-type="float" office:value="0" calcext:value-type="float">
            <text:p>0</text:p>
          </table:table-cell>
          <table:table-cell table:formula="of:=[.F16]-[.G16]" office:value-type="float" office:value="1" calcext:value-type="float">
            <text:p>1</text:p>
          </table:table-cell>
          <table:table-cell table:formula="of:=[.G16]-[.H16]" office:value-type="float" office:value="1" calcext:value-type="float">
            <text:p>1</text:p>
          </table:table-cell>
          <table:table-cell table:formula="of:=[.H16]-[.I16]" office:value-type="float" office:value="1" calcext:value-type="float">
            <text:p>1</text:p>
          </table:table-cell>
          <table:table-cell table:formula="of:=[.I16]-[.J16]" office:value-type="float" office:value="1" calcext:value-type="float">
            <text:p>1</text:p>
          </table:table-cell>
          <table:table-cell table:formula="of:=[.J16]-[.K16]" office:value-type="float" office:value="3" calcext:value-type="float">
            <text:p>3</text:p>
          </table:table-cell>
          <table:table-cell table:formula="of:=[.K16]-[.L16]" office:value-type="float" office:value="2" calcext:value-type="float">
            <text:p>2</text:p>
          </table:table-cell>
          <table:table-cell table:formula="of:=[.L16]-[.M16]" office:value-type="float" office:value="3" calcext:value-type="float">
            <text:p>3</text:p>
          </table:table-cell>
          <table:table-cell table:formula="of:=[.M16]-[.N16]" office:value-type="float" office:value="3" calcext:value-type="float">
            <text:p>3</text:p>
          </table:table-cell>
          <table:table-cell table:formula="of:=[.N16]-[.O16]" office:value-type="float" office:value="4" calcext:value-type="float">
            <text:p>4</text:p>
          </table:table-cell>
          <table:table-cell table:formula="of:=[.O16]-[.P16]" office:value-type="float" office:value="4" calcext:value-type="float">
            <text:p>4</text:p>
          </table:table-cell>
          <table:table-cell table:formula="of:=[.P16]-[.Q16]" office:value-type="float" office:value="14" calcext:value-type="float">
            <text:p>14</text:p>
          </table:table-cell>
          <table:table-cell table:formula="of:=[.Q16]-[.R16]" office:value-type="float" office:value="12" calcext:value-type="float">
            <text:p>12</text:p>
          </table:table-cell>
          <table:table-cell table:formula="of:=[.R16]-[.S16]" office:value-type="float" office:value="16" calcext:value-type="float">
            <text:p>16</text:p>
          </table:table-cell>
          <table:table-cell table:formula="of:=[.S16]-[.T16]" office:value-type="float" office:value="16" calcext:value-type="float">
            <text:p>16</text:p>
          </table:table-cell>
          <table:table-cell table:formula="of:=[.T16]-[.U16]" office:value-type="float" office:value="16" calcext:value-type="float">
            <text:p>16</text:p>
          </table:table-cell>
          <table:table-cell table:formula="of:=[.U16]-[.V16]" office:value-type="float" office:value="1" calcext:value-type="float">
            <text:p>1</text:p>
          </table:table-cell>
          <table:table-cell table:formula="of:=[.V16]-[.W16]" office:value-type="float" office:value="0" calcext:value-type="float">
            <text:p>0</text:p>
          </table:table-cell>
          <table:table-cell table:formula="of:=[.W16]-[.X16]" office:value-type="float" office:value="0" calcext:value-type="float">
            <text:p>0</text:p>
          </table:table-cell>
          <table:table-cell table:formula="of:=[.X16]-[.Y16]" office:value-type="float" office:value="0" calcext:value-type="float">
            <text:p>0</text:p>
          </table:table-cell>
          <table:table-cell table:formula="of:=[.Y16]-[.Z16]" office:value-type="float" office:value="0" calcext:value-type="float">
            <text:p>0</text:p>
          </table:table-cell>
          <table:table-cell table:formula="of:=[.Z16]-[.AA16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0" calcext:value-type="float">
            <text:p>0</text:p>
          </table:table-cell>
          <table:table-cell table:formula="of:=[.D17]-[.E17]" office:value-type="float" office:value="0" calcext:value-type="float">
            <text:p>0</text:p>
          </table:table-cell>
          <table:table-cell table:formula="of:=[.E17]-[.F17]" office:value-type="float" office:value="0" calcext:value-type="float">
            <text:p>0</text:p>
          </table:table-cell>
          <table:table-cell table:formula="of:=[.F17]-[.G17]" office:value-type="float" office:value="0" calcext:value-type="float">
            <text:p>0</text:p>
          </table:table-cell>
          <table:table-cell table:formula="of:=[.G17]-[.H17]" office:value-type="float" office:value="0" calcext:value-type="float">
            <text:p>0</text:p>
          </table:table-cell>
          <table:table-cell table:formula="of:=[.H17]-[.I17]" office:value-type="float" office:value="1" calcext:value-type="float">
            <text:p>1</text:p>
          </table:table-cell>
          <table:table-cell table:formula="of:=[.I17]-[.J17]" office:value-type="float" office:value="1" calcext:value-type="float">
            <text:p>1</text:p>
          </table:table-cell>
          <table:table-cell table:formula="of:=[.J17]-[.K17]" office:value-type="float" office:value="1" calcext:value-type="float">
            <text:p>1</text:p>
          </table:table-cell>
          <table:table-cell table:formula="of:=[.K17]-[.L17]" office:value-type="float" office:value="2" calcext:value-type="float">
            <text:p>2</text:p>
          </table:table-cell>
          <table:table-cell table:formula="of:=[.L17]-[.M17]" office:value-type="float" office:value="2" calcext:value-type="float">
            <text:p>2</text:p>
          </table:table-cell>
          <table:table-cell table:formula="of:=[.M17]-[.N17]" office:value-type="float" office:value="3" calcext:value-type="float">
            <text:p>3</text:p>
          </table:table-cell>
          <table:table-cell table:formula="of:=[.N17]-[.O17]" office:value-type="float" office:value="4" calcext:value-type="float">
            <text:p>4</text:p>
          </table:table-cell>
          <table:table-cell table:formula="of:=[.O17]-[.P17]" office:value-type="float" office:value="4" calcext:value-type="float">
            <text:p>4</text:p>
          </table:table-cell>
          <table:table-cell table:formula="of:=[.P17]-[.Q17]" office:value-type="float" office:value="3" calcext:value-type="float">
            <text:p>3</text:p>
          </table:table-cell>
          <table:table-cell table:formula="of:=[.Q17]-[.R17]" office:value-type="float" office:value="14" calcext:value-type="float">
            <text:p>14</text:p>
          </table:table-cell>
          <table:table-cell table:formula="of:=[.R17]-[.S17]" office:value-type="float" office:value="12" calcext:value-type="float">
            <text:p>12</text:p>
          </table:table-cell>
          <table:table-cell table:formula="of:=[.S17]-[.T17]" office:value-type="float" office:value="16" calcext:value-type="float">
            <text:p>16</text:p>
          </table:table-cell>
          <table:table-cell table:formula="of:=[.T17]-[.U17]" office:value-type="float" office:value="16" calcext:value-type="float">
            <text:p>16</text:p>
          </table:table-cell>
          <table:table-cell table:formula="of:=[.U17]-[.V17]" office:value-type="float" office:value="17" calcext:value-type="float">
            <text:p>17</text:p>
          </table:table-cell>
          <table:table-cell table:formula="of:=[.V17]-[.W17]" office:value-type="float" office:value="2" calcext:value-type="float">
            <text:p>2</text:p>
          </table:table-cell>
          <table:table-cell table:formula="of:=[.W17]-[.X17]" office:value-type="float" office:value="0" calcext:value-type="float">
            <text:p>0</text:p>
          </table:table-cell>
          <table:table-cell table:formula="of:=[.X17]-[.Y17]" office:value-type="float" office:value="0" calcext:value-type="float">
            <text:p>0</text:p>
          </table:table-cell>
          <table:table-cell table:formula="of:=[.Y17]-[.Z17]" office:value-type="float" office:value="0" calcext:value-type="float">
            <text:p>0</text:p>
          </table:table-cell>
          <table:table-cell table:formula="of:=[.Z17]-[.AA17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8]-[.D18]" office:value-type="float" office:value="0" calcext:value-type="float">
            <text:p>0</text:p>
          </table:table-cell>
          <table:table-cell table:formula="of:=[.D18]-[.E18]" office:value-type="float" office:value="0" calcext:value-type="float">
            <text:p>0</text:p>
          </table:table-cell>
          <table:table-cell table:formula="of:=[.E18]-[.F18]" office:value-type="float" office:value="0" calcext:value-type="float">
            <text:p>0</text:p>
          </table:table-cell>
          <table:table-cell table:formula="of:=[.F18]-[.G18]" office:value-type="float" office:value="0" calcext:value-type="float">
            <text:p>0</text:p>
          </table:table-cell>
          <table:table-cell table:formula="of:=[.G18]-[.H18]" office:value-type="float" office:value="0" calcext:value-type="float">
            <text:p>0</text:p>
          </table:table-cell>
          <table:table-cell table:formula="of:=[.H18]-[.I18]" office:value-type="float" office:value="0" calcext:value-type="float">
            <text:p>0</text:p>
          </table:table-cell>
          <table:table-cell table:formula="of:=[.I18]-[.J18]" office:value-type="float" office:value="0" calcext:value-type="float">
            <text:p>0</text:p>
          </table:table-cell>
          <table:table-cell table:formula="of:=[.J18]-[.K18]" office:value-type="float" office:value="1" calcext:value-type="float">
            <text:p>1</text:p>
          </table:table-cell>
          <table:table-cell table:formula="of:=[.K18]-[.L18]" office:value-type="float" office:value="2" calcext:value-type="float">
            <text:p>2</text:p>
          </table:table-cell>
          <table:table-cell table:formula="of:=[.L18]-[.M18]" office:value-type="float" office:value="2" calcext:value-type="float">
            <text:p>2</text:p>
          </table:table-cell>
          <table:table-cell table:formula="of:=[.M18]-[.N18]" office:value-type="float" office:value="2" calcext:value-type="float">
            <text:p>2</text:p>
          </table:table-cell>
          <table:table-cell table:formula="of:=[.N18]-[.O18]" office:value-type="float" office:value="2" calcext:value-type="float">
            <text:p>2</text:p>
          </table:table-cell>
          <table:table-cell table:formula="of:=[.O18]-[.P18]" office:value-type="float" office:value="2" calcext:value-type="float">
            <text:p>2</text:p>
          </table:table-cell>
          <table:table-cell table:formula="of:=[.P18]-[.Q18]" office:value-type="float" office:value="4" calcext:value-type="float">
            <text:p>4</text:p>
          </table:table-cell>
          <table:table-cell table:formula="of:=[.Q18]-[.R18]" office:value-type="float" office:value="4" calcext:value-type="float">
            <text:p>4</text:p>
          </table:table-cell>
          <table:table-cell table:formula="of:=[.R18]-[.S18]" office:value-type="float" office:value="16" calcext:value-type="float">
            <text:p>16</text:p>
          </table:table-cell>
          <table:table-cell table:formula="of:=[.S18]-[.T18]" office:value-type="float" office:value="14" calcext:value-type="float">
            <text:p>14</text:p>
          </table:table-cell>
          <table:table-cell table:formula="of:=[.T18]-[.U18]" office:value-type="float" office:value="18" calcext:value-type="float">
            <text:p>18</text:p>
          </table:table-cell>
          <table:table-cell table:formula="of:=[.U18]-[.V18]" office:value-type="float" office:value="18" calcext:value-type="float">
            <text:p>18</text:p>
          </table:table-cell>
          <table:table-cell table:formula="of:=[.V18]-[.W18]" office:value-type="float" office:value="12" calcext:value-type="float">
            <text:p>12</text:p>
          </table:table-cell>
          <table:table-cell table:formula="of:=[.W18]-[.X18]" office:value-type="float" office:value="1" calcext:value-type="float">
            <text:p>1</text:p>
          </table:table-cell>
          <table:table-cell table:formula="of:=[.X18]-[.Y18]" office:value-type="float" office:value="0" calcext:value-type="float">
            <text:p>0</text:p>
          </table:table-cell>
          <table:table-cell table:formula="of:=[.Y18]-[.Z18]" office:value-type="float" office:value="0" calcext:value-type="float">
            <text:p>0</text:p>
          </table:table-cell>
          <table:table-cell table:formula="of:=[.Z18]-[.AA18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table:formula="of:=[.E19]-[.F19]" office:value-type="float" office:value="0" calcext:value-type="float">
            <text:p>0</text:p>
          </table:table-cell>
          <table:table-cell table:formula="of:=[.F19]-[.G19]" office:value-type="float" office:value="0" calcext:value-type="float">
            <text:p>0</text:p>
          </table:table-cell>
          <table:table-cell table:formula="of:=[.G19]-[.H19]" office:value-type="float" office:value="0" calcext:value-type="float">
            <text:p>0</text:p>
          </table:table-cell>
          <table:table-cell table:formula="of:=[.H19]-[.I19]" office:value-type="float" office:value="0" calcext:value-type="float">
            <text:p>0</text:p>
          </table:table-cell>
          <table:table-cell table:formula="of:=[.I19]-[.J19]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L19]-[.M19]" office:value-type="float" office:value="1" calcext:value-type="float">
            <text:p>1</text:p>
          </table:table-cell>
          <table:table-cell table:formula="of:=[.M19]-[.N19]" office:value-type="float" office:value="1" calcext:value-type="float">
            <text:p>1</text:p>
          </table:table-cell>
          <table:table-cell table:formula="of:=[.N19]-[.O19]" office:value-type="float" office:value="2" calcext:value-type="float">
            <text:p>2</text:p>
          </table:table-cell>
          <table:table-cell table:formula="of:=[.O19]-[.P19]" office:value-type="float" office:value="2" calcext:value-type="float">
            <text:p>2</text:p>
          </table:table-cell>
          <table:table-cell table:formula="of:=[.P19]-[.Q19]" office:value-type="float" office:value="2" calcext:value-type="float">
            <text:p>2</text:p>
          </table:table-cell>
          <table:table-cell table:formula="of:=[.Q19]-[.R19]" office:value-type="float" office:value="4" calcext:value-type="float">
            <text:p>4</text:p>
          </table:table-cell>
          <table:table-cell table:formula="of:=[.R19]-[.S19]" office:value-type="float" office:value="4" calcext:value-type="float">
            <text:p>4</text:p>
          </table:table-cell>
          <table:table-cell table:formula="of:=[.S19]-[.T19]" office:value-type="float" office:value="16" calcext:value-type="float">
            <text:p>16</text:p>
          </table:table-cell>
          <table:table-cell table:formula="of:=[.T19]-[.U19]" office:value-type="float" office:value="14" calcext:value-type="float">
            <text:p>14</text:p>
          </table:table-cell>
          <table:table-cell table:formula="of:=[.U19]-[.V19]" office:value-type="float" office:value="18" calcext:value-type="float">
            <text:p>18</text:p>
          </table:table-cell>
          <table:table-cell table:formula="of:=[.V19]-[.W19]" office:value-type="float" office:value="18" calcext:value-type="float">
            <text:p>18</text:p>
          </table:table-cell>
          <table:table-cell table:formula="of:=[.W19]-[.X19]" office:value-type="float" office:value="14" calcext:value-type="float">
            <text:p>14</text:p>
          </table:table-cell>
          <table:table-cell table:formula="of:=[.X19]-[.Y19]" office:value-type="float" office:value="1" calcext:value-type="float">
            <text:p>1</text:p>
          </table:table-cell>
          <table:table-cell table:formula="of:=[.Y19]-[.Z19]" office:value-type="float" office:value="0" calcext:value-type="float">
            <text:p>0</text:p>
          </table:table-cell>
          <table:table-cell table:formula="of:=[.Z19]-[.AA19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0" calcext:value-type="float">
            <text:p>0</text:p>
          </table:table-cell>
          <table:table-cell table:formula="of:=[.D20]-[.E20]" office:value-type="float" office:value="0" calcext:value-type="float">
            <text:p>0</text:p>
          </table:table-cell>
          <table:table-cell table:formula="of:=[.E20]-[.F20]" office:value-type="float" office:value="0" calcext:value-type="float">
            <text:p>0</text:p>
          </table:table-cell>
          <table:table-cell table:formula="of:=[.F20]-[.G20]" office:value-type="float" office:value="0" calcext:value-type="float">
            <text:p>0</text:p>
          </table:table-cell>
          <table:table-cell table:formula="of:=[.G20]-[.H20]" office:value-type="float" office:value="0" calcext:value-type="float">
            <text:p>0</text:p>
          </table:table-cell>
          <table:table-cell table:formula="of:=[.H20]-[.I20]" office:value-type="float" office:value="0" calcext:value-type="float">
            <text:p>0</text:p>
          </table:table-cell>
          <table:table-cell table:formula="of:=[.I20]-[.J20]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[.K20]-[.L20]" office:value-type="float" office:value="0" calcext:value-type="float">
            <text:p>0</text:p>
          </table:table-cell>
          <table:table-cell table:formula="of:=[.L20]-[.M20]" office:value-type="float" office:value="1" calcext:value-type="float">
            <text:p>1</text:p>
          </table:table-cell>
          <table:table-cell table:formula="of:=[.M20]-[.N20]" office:value-type="float" office:value="1" calcext:value-type="float">
            <text:p>1</text:p>
          </table:table-cell>
          <table:table-cell table:formula="of:=[.N20]-[.O20]" office:value-type="float" office:value="1" calcext:value-type="float">
            <text:p>1</text:p>
          </table:table-cell>
          <table:table-cell table:formula="of:=[.O20]-[.P20]" office:value-type="float" office:value="2" calcext:value-type="float">
            <text:p>2</text:p>
          </table:table-cell>
          <table:table-cell table:formula="of:=[.P20]-[.Q20]" office:value-type="float" office:value="2" calcext:value-type="float">
            <text:p>2</text:p>
          </table:table-cell>
          <table:table-cell table:formula="of:=[.Q20]-[.R20]" office:value-type="float" office:value="2" calcext:value-type="float">
            <text:p>2</text:p>
          </table:table-cell>
          <table:table-cell table:formula="of:=[.R20]-[.S20]" office:value-type="float" office:value="3" calcext:value-type="float">
            <text:p>3</text:p>
          </table:table-cell>
          <table:table-cell table:formula="of:=[.S20]-[.T20]" office:value-type="float" office:value="3" calcext:value-type="float">
            <text:p>3</text:p>
          </table:table-cell>
          <table:table-cell table:formula="of:=[.T20]-[.U20]" office:value-type="float" office:value="16" calcext:value-type="float">
            <text:p>16</text:p>
          </table:table-cell>
          <table:table-cell table:formula="of:=[.U20]-[.V20]" office:value-type="float" office:value="14" calcext:value-type="float">
            <text:p>14</text:p>
          </table:table-cell>
          <table:table-cell table:formula="of:=[.V20]-[.W20]" office:value-type="float" office:value="18" calcext:value-type="float">
            <text:p>18</text:p>
          </table:table-cell>
          <table:table-cell table:formula="of:=[.W20]-[.X20]" office:value-type="float" office:value="18" calcext:value-type="float">
            <text:p>18</text:p>
          </table:table-cell>
          <table:table-cell table:formula="of:=[.X20]-[.Y20]" office:value-type="float" office:value="16" calcext:value-type="float">
            <text:p>16</text:p>
          </table:table-cell>
          <table:table-cell table:formula="of:=[.Y20]-[.Z20]" office:value-type="float" office:value="1" calcext:value-type="float">
            <text:p>1</text:p>
          </table:table-cell>
          <table:table-cell table:formula="of:=[.Z20]-[.AA20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21]-[.D21]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formula="of:=[.E21]-[.F21]" office:value-type="float" office:value="0" calcext:value-type="float">
            <text:p>0</text:p>
          </table:table-cell>
          <table:table-cell table:formula="of:=[.F21]-[.G21]" office:value-type="float" office:value="0" calcext:value-type="float">
            <text:p>0</text:p>
          </table:table-cell>
          <table:table-cell table:formula="of:=[.G21]-[.H21]" office:value-type="float" office:value="0" calcext:value-type="float">
            <text:p>0</text:p>
          </table:table-cell>
          <table:table-cell table:formula="of:=[.H21]-[.I21]" office:value-type="float" office:value="0" calcext:value-type="float">
            <text:p>0</text:p>
          </table:table-cell>
          <table:table-cell table:formula="of:=[.I21]-[.J21]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[.K21]-[.L21]" office:value-type="float" office:value="0" calcext:value-type="float">
            <text:p>0</text:p>
          </table:table-cell>
          <table:table-cell table:formula="of:=[.L21]-[.M21]" office:value-type="float" office:value="0" calcext:value-type="float">
            <text:p>0</text:p>
          </table:table-cell>
          <table:table-cell table:formula="of:=[.M21]-[.N21]" office:value-type="float" office:value="1" calcext:value-type="float">
            <text:p>1</text:p>
          </table:table-cell>
          <table:table-cell table:formula="of:=[.N21]-[.O21]" office:value-type="float" office:value="1" calcext:value-type="float">
            <text:p>1</text:p>
          </table:table-cell>
          <table:table-cell table:formula="of:=[.O21]-[.P21]" office:value-type="float" office:value="1" calcext:value-type="float">
            <text:p>1</text:p>
          </table:table-cell>
          <table:table-cell table:formula="of:=[.P21]-[.Q21]" office:value-type="float" office:value="2" calcext:value-type="float">
            <text:p>2</text:p>
          </table:table-cell>
          <table:table-cell table:formula="of:=[.Q21]-[.R21]" office:value-type="float" office:value="2" calcext:value-type="float">
            <text:p>2</text:p>
          </table:table-cell>
          <table:table-cell table:formula="of:=[.R21]-[.S21]" office:value-type="float" office:value="2" calcext:value-type="float">
            <text:p>2</text:p>
          </table:table-cell>
          <table:table-cell table:formula="of:=[.S21]-[.T21]" office:value-type="float" office:value="2" calcext:value-type="float">
            <text:p>2</text:p>
          </table:table-cell>
          <table:table-cell table:formula="of:=[.T21]-[.U21]" office:value-type="float" office:value="2" calcext:value-type="float">
            <text:p>2</text:p>
          </table:table-cell>
          <table:table-cell table:formula="of:=[.U21]-[.V21]" office:value-type="float" office:value="18" calcext:value-type="float">
            <text:p>18</text:p>
          </table:table-cell>
          <table:table-cell table:formula="of:=[.V21]-[.W21]" office:value-type="float" office:value="16" calcext:value-type="float">
            <text:p>16</text:p>
          </table:table-cell>
          <table:table-cell table:formula="of:=[.W21]-[.X21]" office:value-type="float" office:value="20" calcext:value-type="float">
            <text:p>20</text:p>
          </table:table-cell>
          <table:table-cell table:formula="of:=[.X21]-[.Y21]" office:value-type="float" office:value="24" calcext:value-type="float">
            <text:p>24</text:p>
          </table:table-cell>
          <table:table-cell table:formula="of:=[.Y21]-[.Z21]" office:value-type="float" office:value="7" calcext:value-type="float">
            <text:p>7</text:p>
          </table:table-cell>
          <table:table-cell table:formula="of:=[.Z21]-[.AA21]" office:value-type="float" office:value="0" calcext:value-type="float">
            <text:p>0</text:p>
          </table:table-cell>
        </table:table-row>
        <table:table-row table:style-name="ro3">
          <table:covered-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22]-[.D22]" office:value-type="float" office:value="0" calcext:value-type="float">
            <text:p>0</text:p>
          </table:table-cell>
          <table:table-cell table:formula="of:=[.D22]-[.E22]" office:value-type="float" office:value="0" calcext:value-type="float">
            <text:p>0</text:p>
          </table:table-cell>
          <table:table-cell table:formula="of:=[.E22]-[.F22]" office:value-type="float" office:value="0" calcext:value-type="float">
            <text:p>0</text:p>
          </table:table-cell>
          <table:table-cell table:formula="of:=[.F22]-[.G22]" office:value-type="float" office:value="0" calcext:value-type="float">
            <text:p>0</text:p>
          </table:table-cell>
          <table:table-cell table:formula="of:=[.G22]-[.H22]" office:value-type="float" office:value="0" calcext:value-type="float">
            <text:p>0</text:p>
          </table:table-cell>
          <table:table-cell table:formula="of:=[.H22]-[.I22]" office:value-type="float" office:value="0" calcext:value-type="float">
            <text:p>0</text:p>
          </table:table-cell>
          <table:table-cell table:formula="of:=[.I22]-[.J22]" office:value-type="float" office:value="0" calcext:value-type="float">
            <text:p>0</text:p>
          </table:table-cell>
          <table:table-cell table:formula="of:=[.J22]-[.K22]" office:value-type="float" office:value="0" calcext:value-type="float">
            <text:p>0</text:p>
          </table:table-cell>
          <table:table-cell table:formula="of:=[.K22]-[.L22]" office:value-type="float" office:value="0" calcext:value-type="float">
            <text:p>0</text:p>
          </table:table-cell>
          <table:table-cell table:formula="of:=[.L22]-[.M22]" office:value-type="float" office:value="0" calcext:value-type="float">
            <text:p>0</text:p>
          </table:table-cell>
          <table:table-cell table:formula="of:=[.M22]-[.N22]" office:value-type="float" office:value="0" calcext:value-type="float">
            <text:p>0</text:p>
          </table:table-cell>
          <table:table-cell table:formula="of:=[.N22]-[.O22]" office:value-type="float" office:value="1" calcext:value-type="float">
            <text:p>1</text:p>
          </table:table-cell>
          <table:table-cell table:formula="of:=[.O22]-[.P22]" office:value-type="float" office:value="1" calcext:value-type="float">
            <text:p>1</text:p>
          </table:table-cell>
          <table:table-cell table:formula="of:=[.P22]-[.Q22]" office:value-type="float" office:value="1" calcext:value-type="float">
            <text:p>1</text:p>
          </table:table-cell>
          <table:table-cell table:formula="of:=[.Q22]-[.R22]" office:value-type="float" office:value="1" calcext:value-type="float">
            <text:p>1</text:p>
          </table:table-cell>
          <table:table-cell table:formula="of:=[.R22]-[.S22]" office:value-type="float" office:value="1" calcext:value-type="float">
            <text:p>1</text:p>
          </table:table-cell>
          <table:table-cell table:formula="of:=[.S22]-[.T22]" office:value-type="float" office:value="2" calcext:value-type="float">
            <text:p>2</text:p>
          </table:table-cell>
          <table:table-cell table:formula="of:=[.T22]-[.U22]" office:value-type="float" office:value="2" calcext:value-type="float">
            <text:p>2</text:p>
          </table:table-cell>
          <table:table-cell table:formula="of:=[.U22]-[.V22]" office:value-type="float" office:value="2" calcext:value-type="float">
            <text:p>2</text:p>
          </table:table-cell>
          <table:table-cell table:formula="of:=[.V22]-[.W22]" office:value-type="float" office:value="24" calcext:value-type="float">
            <text:p>24</text:p>
          </table:table-cell>
          <table:table-cell table:formula="of:=[.W22]-[.X22]" office:value-type="float" office:value="16" calcext:value-type="float">
            <text:p>16</text:p>
          </table:table-cell>
          <table:table-cell table:formula="of:=[.X22]-[.Y22]" office:value-type="float" office:value="24" calcext:value-type="float">
            <text:p>24</text:p>
          </table:table-cell>
          <table:table-cell table:formula="of:=[.Y22]-[.Z22]" office:value-type="float" office:value="22" calcext:value-type="float">
            <text:p>22</text:p>
          </table:table-cell>
          <table:table-cell table:formula="of:=[.Z22]-[.AA22]" office:value-type="float" office:value="1" calcext:value-type="float">
            <text:p>1</text:p>
          </table:table-cell>
        </table:table-row>
        <table:table-row table:style-name="ro3">
          <table:covered-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-[.D23]" office:value-type="float" office:value="0" calcext:value-type="float">
            <text:p>0</text:p>
          </table:table-cell>
          <table:table-cell table:formula="of:=[.D23]-[.E23]" office:value-type="float" office:value="0" calcext:value-type="float">
            <text:p>0</text:p>
          </table:table-cell>
          <table:table-cell table:formula="of:=[.E23]-[.F23]" office:value-type="float" office:value="0" calcext:value-type="float">
            <text:p>0</text:p>
          </table:table-cell>
          <table:table-cell table:formula="of:=[.F23]-[.G23]" office:value-type="float" office:value="0" calcext:value-type="float">
            <text:p>0</text:p>
          </table:table-cell>
          <table:table-cell table:formula="of:=[.G23]-[.H23]" office:value-type="float" office:value="0" calcext:value-type="float">
            <text:p>0</text:p>
          </table:table-cell>
          <table:table-cell table:formula="of:=[.H23]-[.I23]" office:value-type="float" office:value="0" calcext:value-type="float">
            <text:p>0</text:p>
          </table:table-cell>
          <table:table-cell table:formula="of:=[.I23]-[.J23]" office:value-type="float" office:value="0" calcext:value-type="float">
            <text:p>0</text:p>
          </table:table-cell>
          <table:table-cell table:formula="of:=[.J23]-[.K23]" office:value-type="float" office:value="0" calcext:value-type="float">
            <text:p>0</text:p>
          </table:table-cell>
          <table:table-cell table:formula="of:=[.K23]-[.L23]" office:value-type="float" office:value="0" calcext:value-type="float">
            <text:p>0</text:p>
          </table:table-cell>
          <table:table-cell table:formula="of:=[.L23]-[.M23]" office:value-type="float" office:value="0" calcext:value-type="float">
            <text:p>0</text:p>
          </table:table-cell>
          <table:table-cell table:formula="of:=[.M23]-[.N23]" office:value-type="float" office:value="0" calcext:value-type="float">
            <text:p>0</text:p>
          </table:table-cell>
          <table:table-cell table:formula="of:=[.N23]-[.O23]" office:value-type="float" office:value="0" calcext:value-type="float">
            <text:p>0</text:p>
          </table:table-cell>
          <table:table-cell table:formula="of:=[.O23]-[.P23]" office:value-type="float" office:value="1" calcext:value-type="float">
            <text:p>1</text:p>
          </table:table-cell>
          <table:table-cell table:formula="of:=[.P23]-[.Q23]" office:value-type="float" office:value="1" calcext:value-type="float">
            <text:p>1</text:p>
          </table:table-cell>
          <table:table-cell table:formula="of:=[.Q23]-[.R23]" office:value-type="float" office:value="1" calcext:value-type="float">
            <text:p>1</text:p>
          </table:table-cell>
          <table:table-cell table:formula="of:=[.R23]-[.S23]" office:value-type="float" office:value="1" calcext:value-type="float">
            <text:p>1</text:p>
          </table:table-cell>
          <table:table-cell table:formula="of:=[.S23]-[.T23]" office:value-type="float" office:value="1" calcext:value-type="float">
            <text:p>1</text:p>
          </table:table-cell>
          <table:table-cell table:formula="of:=[.T23]-[.U23]" office:value-type="float" office:value="1" calcext:value-type="float">
            <text:p>1</text:p>
          </table:table-cell>
          <table:table-cell table:formula="of:=[.U23]-[.V23]" office:value-type="float" office:value="1" calcext:value-type="float">
            <text:p>1</text:p>
          </table:table-cell>
          <table:table-cell table:formula="of:=[.V23]-[.W23]" office:value-type="float" office:value="2" calcext:value-type="float">
            <text:p>2</text:p>
          </table:table-cell>
          <table:table-cell table:formula="of:=[.W23]-[.X23]" office:value-type="float" office:value="30" calcext:value-type="float">
            <text:p>30</text:p>
          </table:table-cell>
          <table:table-cell table:formula="of:=[.X23]-[.Y23]" office:value-type="float" office:value="30" calcext:value-type="float">
            <text:p>30</text:p>
          </table:table-cell>
          <table:table-cell table:formula="of:=[.Y23]-[.Z23]" office:value-type="float" office:value="20" calcext:value-type="float">
            <text:p>20</text:p>
          </table:table-cell>
          <table:table-cell table:formula="of:=[.Z23]-[.AA23]" office:value-type="float" office:value="9" calcext:value-type="float">
            <text:p>9</text:p>
          </table:table-cell>
        </table:table-row>
        <table:table-row table:style-name="ro3">
          <table:covered-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-[.D24]" office:value-type="float" office:value="0" calcext:value-type="float">
            <text:p>0</text:p>
          </table:table-cell>
          <table:table-cell table:formula="of:=[.D24]-[.E24]" office:value-type="float" office:value="0" calcext:value-type="float">
            <text:p>0</text:p>
          </table:table-cell>
          <table:table-cell table:formula="of:=[.E24]-[.F24]" office:value-type="float" office:value="0" calcext:value-type="float">
            <text:p>0</text:p>
          </table:table-cell>
          <table:table-cell table:formula="of:=[.F24]-[.G24]" office:value-type="float" office:value="0" calcext:value-type="float">
            <text:p>0</text:p>
          </table:table-cell>
          <table:table-cell table:formula="of:=[.G24]-[.H24]" office:value-type="float" office:value="0" calcext:value-type="float">
            <text:p>0</text:p>
          </table:table-cell>
          <table:table-cell table:formula="of:=[.H24]-[.I24]" office:value-type="float" office:value="0" calcext:value-type="float">
            <text:p>0</text:p>
          </table:table-cell>
          <table:table-cell table:formula="of:=[.I24]-[.J24]" office:value-type="float" office:value="0" calcext:value-type="float">
            <text:p>0</text:p>
          </table:table-cell>
          <table:table-cell table:formula="of:=[.J24]-[.K24]" office:value-type="float" office:value="0" calcext:value-type="float">
            <text:p>0</text:p>
          </table:table-cell>
          <table:table-cell table:formula="of:=[.K24]-[.L24]" office:value-type="float" office:value="0" calcext:value-type="float">
            <text:p>0</text:p>
          </table:table-cell>
          <table:table-cell table:formula="of:=[.L24]-[.M24]" office:value-type="float" office:value="0" calcext:value-type="float">
            <text:p>0</text:p>
          </table:table-cell>
          <table:table-cell table:formula="of:=[.M24]-[.N24]" office:value-type="float" office:value="0" calcext:value-type="float">
            <text:p>0</text:p>
          </table:table-cell>
          <table:table-cell table:formula="of:=[.N24]-[.O24]" office:value-type="float" office:value="0" calcext:value-type="float">
            <text:p>0</text:p>
          </table:table-cell>
          <table:table-cell table:formula="of:=[.O24]-[.P24]" office:value-type="float" office:value="0" calcext:value-type="float">
            <text:p>0</text:p>
          </table:table-cell>
          <table:table-cell table:formula="of:=[.P24]-[.Q24]" office:value-type="float" office:value="0" calcext:value-type="float">
            <text:p>0</text:p>
          </table:table-cell>
          <table:table-cell table:formula="of:=[.Q24]-[.R24]" office:value-type="float" office:value="1" calcext:value-type="float">
            <text:p>1</text:p>
          </table:table-cell>
          <table:table-cell table:formula="of:=[.R24]-[.S24]" office:value-type="float" office:value="1" calcext:value-type="float">
            <text:p>1</text:p>
          </table:table-cell>
          <table:table-cell table:formula="of:=[.S24]-[.T24]" office:value-type="float" office:value="1" calcext:value-type="float">
            <text:p>1</text:p>
          </table:table-cell>
          <table:table-cell table:formula="of:=[.T24]-[.U24]" office:value-type="float" office:value="1" calcext:value-type="float">
            <text:p>1</text:p>
          </table:table-cell>
          <table:table-cell table:formula="of:=[.U24]-[.V24]" office:value-type="float" office:value="1" calcext:value-type="float">
            <text:p>1</text:p>
          </table:table-cell>
          <table:table-cell table:formula="of:=[.V24]-[.W24]" office:value-type="float" office:value="1" calcext:value-type="float">
            <text:p>1</text:p>
          </table:table-cell>
          <table:table-cell table:formula="of:=[.W24]-[.X24]" office:value-type="float" office:value="1" calcext:value-type="float">
            <text:p>1</text:p>
          </table:table-cell>
          <table:table-cell table:formula="of:=[.X24]-[.Y24]" office:value-type="float" office:value="34" calcext:value-type="float">
            <text:p>34</text:p>
          </table:table-cell>
          <table:table-cell table:formula="of:=[.Y24]-[.Z24]" office:value-type="float" office:value="34" calcext:value-type="float">
            <text:p>34</text:p>
          </table:table-cell>
          <table:table-cell table:formula="of:=[.Z24]-[.AA24]" office:value-type="float" office:value="19" calcext:value-type="float">
            <text:p>19</text:p>
          </table:table-cell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5]-[.D25]" office:value-type="float" office:value="0" calcext:value-type="float">
            <text:p>0</text:p>
          </table:table-cell>
          <table:table-cell table:formula="of:=[.D25]-[.E25]" office:value-type="float" office:value="0" calcext:value-type="float">
            <text:p>0</text:p>
          </table:table-cell>
          <table:table-cell table:formula="of:=[.E25]-[.F25]" office:value-type="float" office:value="0" calcext:value-type="float">
            <text:p>0</text:p>
          </table:table-cell>
          <table:table-cell table:formula="of:=[.F25]-[.G25]" office:value-type="float" office:value="0" calcext:value-type="float">
            <text:p>0</text:p>
          </table:table-cell>
          <table:table-cell table:formula="of:=[.G25]-[.H25]" office:value-type="float" office:value="0" calcext:value-type="float">
            <text:p>0</text:p>
          </table:table-cell>
          <table:table-cell table:formula="of:=[.H25]-[.I25]" office:value-type="float" office:value="0" calcext:value-type="float">
            <text:p>0</text:p>
          </table:table-cell>
          <table:table-cell table:formula="of:=[.I25]-[.J25]" office:value-type="float" office:value="0" calcext:value-type="float">
            <text:p>0</text:p>
          </table:table-cell>
          <table:table-cell table:formula="of:=[.J25]-[.K25]" office:value-type="float" office:value="0" calcext:value-type="float">
            <text:p>0</text:p>
          </table:table-cell>
          <table:table-cell table:formula="of:=[.K25]-[.L25]" office:value-type="float" office:value="0" calcext:value-type="float">
            <text:p>0</text:p>
          </table:table-cell>
          <table:table-cell table:formula="of:=[.L25]-[.M25]" office:value-type="float" office:value="0" calcext:value-type="float">
            <text:p>0</text:p>
          </table:table-cell>
          <table:table-cell table:formula="of:=[.M25]-[.N25]" office:value-type="float" office:value="0" calcext:value-type="float">
            <text:p>0</text:p>
          </table:table-cell>
          <table:table-cell table:formula="of:=[.N25]-[.O25]" office:value-type="float" office:value="0" calcext:value-type="float">
            <text:p>0</text:p>
          </table:table-cell>
          <table:table-cell table:formula="of:=[.O25]-[.P25]" office:value-type="float" office:value="0" calcext:value-type="float">
            <text:p>0</text:p>
          </table:table-cell>
          <table:table-cell table:formula="of:=[.P25]-[.Q25]" office:value-type="float" office:value="0" calcext:value-type="float">
            <text:p>0</text:p>
          </table:table-cell>
          <table:table-cell table:formula="of:=[.Q25]-[.R25]" office:value-type="float" office:value="0" calcext:value-type="float">
            <text:p>0</text:p>
          </table:table-cell>
          <table:table-cell table:formula="of:=[.R25]-[.S25]" office:value-type="float" office:value="1" calcext:value-type="float">
            <text:p>1</text:p>
          </table:table-cell>
          <table:table-cell table:formula="of:=[.S25]-[.T25]" office:value-type="float" office:value="1" calcext:value-type="float">
            <text:p>1</text:p>
          </table:table-cell>
          <table:table-cell table:formula="of:=[.T25]-[.U25]" office:value-type="float" office:value="1" calcext:value-type="float">
            <text:p>1</text:p>
          </table:table-cell>
          <table:table-cell table:formula="of:=[.U25]-[.V25]" office:value-type="float" office:value="1" calcext:value-type="float">
            <text:p>1</text:p>
          </table:table-cell>
          <table:table-cell table:formula="of:=[.V25]-[.W25]" office:value-type="float" office:value="0" calcext:value-type="float">
            <text:p>0</text:p>
          </table:table-cell>
          <table:table-cell table:formula="of:=[.W25]-[.X25]" office:value-type="float" office:value="1" calcext:value-type="float">
            <text:p>1</text:p>
          </table:table-cell>
          <table:table-cell table:formula="of:=[.X25]-[.Y25]" office:value-type="float" office:value="0" calcext:value-type="float">
            <text:p>0</text:p>
          </table:table-cell>
          <table:table-cell table:formula="of:=[.Y25]-[.Z25]" office:value-type="float" office:value="42" calcext:value-type="float">
            <text:p>42</text:p>
          </table:table-cell>
          <table:table-cell table:formula="of:=[.Z25]-[.AA25]" office:value-type="float" office:value="37" calcext:value-type="float">
            <text:p>37</text:p>
          </table:table-cell>
        </table:table-row>
        <table:table-row table:style-name="ro3">
          <table:covered-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6]-[.D26]" office:value-type="float" office:value="0" calcext:value-type="float">
            <text:p>0</text:p>
          </table:table-cell>
          <table:table-cell table:formula="of:=[.D26]-[.E26]" office:value-type="float" office:value="0" calcext:value-type="float">
            <text:p>0</text:p>
          </table:table-cell>
          <table:table-cell table:formula="of:=[.E26]-[.F26]" office:value-type="float" office:value="0" calcext:value-type="float">
            <text:p>0</text:p>
          </table:table-cell>
          <table:table-cell table:formula="of:=[.F26]-[.G26]" office:value-type="float" office:value="0" calcext:value-type="float">
            <text:p>0</text:p>
          </table:table-cell>
          <table:table-cell table:formula="of:=[.G26]-[.H26]" office:value-type="float" office:value="0" calcext:value-type="float">
            <text:p>0</text:p>
          </table:table-cell>
          <table:table-cell table:formula="of:=[.H26]-[.I26]" office:value-type="float" office:value="0" calcext:value-type="float">
            <text:p>0</text:p>
          </table:table-cell>
          <table:table-cell table:formula="of:=[.I26]-[.J26]" office:value-type="float" office:value="0" calcext:value-type="float">
            <text:p>0</text:p>
          </table:table-cell>
          <table:table-cell table:formula="of:=[.J26]-[.K26]" office:value-type="float" office:value="0" calcext:value-type="float">
            <text:p>0</text:p>
          </table:table-cell>
          <table:table-cell table:formula="of:=[.K26]-[.L26]" office:value-type="float" office:value="0" calcext:value-type="float">
            <text:p>0</text:p>
          </table:table-cell>
          <table:table-cell table:formula="of:=[.L26]-[.M26]" office:value-type="float" office:value="0" calcext:value-type="float">
            <text:p>0</text:p>
          </table:table-cell>
          <table:table-cell table:formula="of:=[.M26]-[.N26]" office:value-type="float" office:value="0" calcext:value-type="float">
            <text:p>0</text:p>
          </table:table-cell>
          <table:table-cell table:formula="of:=[.N26]-[.O26]" office:value-type="float" office:value="0" calcext:value-type="float">
            <text:p>0</text:p>
          </table:table-cell>
          <table:table-cell table:formula="of:=[.O26]-[.P26]" office:value-type="float" office:value="0" calcext:value-type="float">
            <text:p>0</text:p>
          </table:table-cell>
          <table:table-cell table:formula="of:=[.P26]-[.Q26]" office:value-type="float" office:value="0" calcext:value-type="float">
            <text:p>0</text:p>
          </table:table-cell>
          <table:table-cell table:formula="of:=[.Q26]-[.R26]" office:value-type="float" office:value="0" calcext:value-type="float">
            <text:p>0</text:p>
          </table:table-cell>
          <table:table-cell table:formula="of:=[.R26]-[.S26]" office:value-type="float" office:value="0" calcext:value-type="float">
            <text:p>0</text:p>
          </table:table-cell>
          <table:table-cell table:formula="of:=[.S26]-[.T26]" office:value-type="float" office:value="0" calcext:value-type="float">
            <text:p>0</text:p>
          </table:table-cell>
          <table:table-cell table:formula="of:=[.T26]-[.U26]" office:value-type="float" office:value="1" calcext:value-type="float">
            <text:p>1</text:p>
          </table:table-cell>
          <table:table-cell table:formula="of:=[.U26]-[.V26]" office:value-type="float" office:value="0" calcext:value-type="float">
            <text:p>0</text:p>
          </table:table-cell>
          <table:table-cell table:formula="of:=[.V26]-[.W26]" office:value-type="float" office:value="1" calcext:value-type="float">
            <text:p>1</text:p>
          </table:table-cell>
          <table:table-cell table:formula="of:=[.W26]-[.X26]" office:value-type="float" office:value="0" calcext:value-type="float">
            <text:p>0</text:p>
          </table:table-cell>
          <table:table-cell table:formula="of:=[.X26]-[.Y26]" office:value-type="float" office:value="1" calcext:value-type="float">
            <text:p>1</text:p>
          </table:table-cell>
          <table:table-cell table:formula="of:=[.Y26]-[.Z26]" office:value-type="float" office:value="0" calcext:value-type="float">
            <text:p>0</text:p>
          </table:table-cell>
          <table:table-cell table:formula="of:=[.Z26]-[.AA26]" office:value-type="float" office:value="46" calcext:value-type="float">
            <text:p>46</text:p>
          </table:table-cell>
        </table:table-row>
        <table:table-row table:style-name="ro3">
          <table:covered-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7]-[.D27]" office:value-type="float" office:value="0" calcext:value-type="float">
            <text:p>0</text:p>
          </table:table-cell>
          <table:table-cell table:formula="of:=[.D27]-[.E27]" office:value-type="float" office:value="0" calcext:value-type="float">
            <text:p>0</text:p>
          </table:table-cell>
          <table:table-cell table:formula="of:=[.E27]-[.F27]" office:value-type="float" office:value="0" calcext:value-type="float">
            <text:p>0</text:p>
          </table:table-cell>
          <table:table-cell table:formula="of:=[.F27]-[.G27]" office:value-type="float" office:value="0" calcext:value-type="float">
            <text:p>0</text:p>
          </table:table-cell>
          <table:table-cell table:formula="of:=[.G27]-[.H27]" office:value-type="float" office:value="0" calcext:value-type="float">
            <text:p>0</text:p>
          </table:table-cell>
          <table:table-cell table:formula="of:=[.H27]-[.I27]" office:value-type="float" office:value="0" calcext:value-type="float">
            <text:p>0</text:p>
          </table:table-cell>
          <table:table-cell table:formula="of:=[.I27]-[.J27]" office:value-type="float" office:value="0" calcext:value-type="float">
            <text:p>0</text:p>
          </table:table-cell>
          <table:table-cell table:formula="of:=[.J27]-[.K27]" office:value-type="float" office:value="0" calcext:value-type="float">
            <text:p>0</text:p>
          </table:table-cell>
          <table:table-cell table:formula="of:=[.K27]-[.L27]" office:value-type="float" office:value="0" calcext:value-type="float">
            <text:p>0</text:p>
          </table:table-cell>
          <table:table-cell table:formula="of:=[.L27]-[.M27]" office:value-type="float" office:value="0" calcext:value-type="float">
            <text:p>0</text:p>
          </table:table-cell>
          <table:table-cell table:formula="of:=[.M27]-[.N27]" office:value-type="float" office:value="0" calcext:value-type="float">
            <text:p>0</text:p>
          </table:table-cell>
          <table:table-cell table:formula="of:=[.N27]-[.O27]" office:value-type="float" office:value="0" calcext:value-type="float">
            <text:p>0</text:p>
          </table:table-cell>
          <table:table-cell table:formula="of:=[.O27]-[.P27]" office:value-type="float" office:value="0" calcext:value-type="float">
            <text:p>0</text:p>
          </table:table-cell>
          <table:table-cell table:formula="of:=[.P27]-[.Q27]" office:value-type="float" office:value="0" calcext:value-type="float">
            <text:p>0</text:p>
          </table:table-cell>
          <table:table-cell table:formula="of:=[.Q27]-[.R27]" office:value-type="float" office:value="0" calcext:value-type="float">
            <text:p>0</text:p>
          </table:table-cell>
          <table:table-cell table:formula="of:=[.R27]-[.S27]" office:value-type="float" office:value="0" calcext:value-type="float">
            <text:p>0</text:p>
          </table:table-cell>
          <table:table-cell table:formula="of:=[.S27]-[.T27]" office:value-type="float" office:value="0" calcext:value-type="float">
            <text:p>0</text:p>
          </table:table-cell>
          <table:table-cell table:formula="of:=[.T27]-[.U27]" office:value-type="float" office:value="0" calcext:value-type="float">
            <text:p>0</text:p>
          </table:table-cell>
          <table:table-cell table:formula="of:=[.U27]-[.V27]" office:value-type="float" office:value="0" calcext:value-type="float">
            <text:p>0</text:p>
          </table:table-cell>
          <table:table-cell table:formula="of:=[.V27]-[.W27]" office:value-type="float" office:value="0" calcext:value-type="float">
            <text:p>0</text:p>
          </table:table-cell>
          <table:table-cell table:formula="of:=[.W27]-[.X27]" office:value-type="float" office:value="0" calcext:value-type="float">
            <text:p>0</text:p>
          </table:table-cell>
          <table:table-cell table:formula="of:=[.X27]-[.Y27]" office:value-type="float" office:value="0" calcext:value-type="float">
            <text:p>0</text:p>
          </table:table-cell>
          <table:table-cell table:formula="of:=[.Y27]-[.Z27]" office:value-type="float" office:value="0" calcext:value-type="float">
            <text:p>0</text:p>
          </table:table-cell>
          <table:table-cell table:formula="of:=[.Z27]-[.AA27]" office:value-type="float" office:value="1" calcext:value-type="float">
            <text:p>1</text:p>
          </table:table-cell>
        </table:table-row>
      </table:table>
      <table:table table:name="Charts" table:style-name="ta1">
        <table:shapes>
          <draw:frame draw:z-index="0" draw:style-name="gr1" draw:text-style-name="P1" svg:width="669.32pt" svg:height="544.48pt" svg:x="0pt" svg:y="0pt">
            <loext:p draw:notify-on-update-of-ranges="'Hit Chance For Player'.B3:'Hit Chance For Player'.B27 'Hit Chance For Player'.C2:'Hit Chance For Player'.C2 'Hit Chance For Player'.C3:'Hit Chance For Player'.C27 'Hit Chance For Player'.D2:'Hit Chance For Player'.D2 'Hit Chance For Player'.D3:'Hit Chance For Player'.D27 'Hit Chance For Player'.E2:'Hit Chance For Player'.E2 'Hit Chance For Player'.E3:'Hit Chance For Player'.E27 'Hit Chance For Player'.F2:'Hit Chance For Player'.F2 'Hit Chance For Player'.F3:'Hit Chance For Player'.F27 'Hit Chance For Player'.G2:'Hit Chance For Player'.G2 'Hit Chance For Player'.G3:'Hit Chance For Player'.G27 'Hit Chance For Player'.H2:'Hit Chance For Player'.H2 'Hit Chance For Player'.H3:'Hit Chance For Player'.H27 'Hit Chance For Player'.I2:'Hit Chance For Player'.I2 'Hit Chance For Player'.I3:'Hit Chance For Player'.I27 'Hit Chance For Player'.J2:'Hit Chance For Player'.J2 'Hit Chance For Player'.J3:'Hit Chance For Player'.J27 'Hit Chance For Player'.K2:'Hit Chance For Player'.K2 'Hit Chance For Player'.K3:'Hit Chance For Player'.K27 'Hit Chance For Player'.L2:'Hit Chance For Player'.L2 'Hit Chance For Player'.L3:'Hit Chance For Player'.L27 'Hit Chance For Player'.M2:'Hit Chance For Player'.M2 'Hit Chance For Player'.M3:'Hit Chance For Player'.M27 'Hit Chance For Player'.N2:'Hit Chance For Player'.N2 'Hit Chance For Player'.N3:'Hit Chance For Player'.N27 'Hit Chance For Player'.O2:'Hit Chance For Player'.O2 'Hit Chance For Player'.O3:'Hit Chance For Player'.O27 'Hit Chance For Player'.P2:'Hit Chance For Player'.P2 'Hit Chance For Player'.P3:'Hit Chance For Player'.P27 'Hit Chance For Player'.Q2:'Hit Chance For Player'.Q2 'Hit Chance For Player'.Q3:'Hit Chance For Player'.Q27 'Hit Chance For Player'.R2:'Hit Chance For Player'.R2 'Hit Chance For Player'.R3:'Hit Chance For Player'.R27 'Hit Chance For Player'.S2:'Hit Chance For Player'.S2 'Hit Chance For Player'.S3:'Hit Chance For Player'.S27 'Hit Chance For Player'.T2:'Hit Chance For Player'.T2 'Hit Chance For Player'.T3:'Hit Chance For Player'.T27 'Hit Chance For Player'.U2:'Hit Chance For Player'.U2 'Hit Chance For Player'.U3:'Hit Chance For Player'.U27 'Hit Chance For Player'.V2:'Hit Chance For Player'.V2 'Hit Chance For Player'.V3:'Hit Chance For Player'.V27 'Hit Chance For Player'.W2:'Hit Chance For Player'.W2 'Hit Chance For Player'.W3:'Hit Chance For Player'.W27 'Hit Chance For Player'.X2:'Hit Chance For Player'.X2 'Hit Chance For Player'.X3:'Hit Chance For Player'.X27 'Hit Chance For Player'.Y2:'Hit Chance For Player'.Y2 'Hit Chance For Player'.Y3:'Hit Chance For Player'.Y27 'Hit Chance For Player'.Z2:'Hit Chance For Player'.Z2 'Hit Chance For Player'.Z3:'Hit Chance For Player'.Z27 'Hit Chance For Player'.AA2:'Hit Chance For Player'.AA2 'Hit Chance For Player'.AA3:'Hit Chance For Player'.AA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69.32pt" svg:height="544.48pt" svg:x="768.1pt" svg:y="0pt">
            <loext:p draw:notify-on-update-of-ranges="'Hit Chance For Player'.B3:'Hit Chance For Player'.B27 'Hit Chance For Player'.AA2:'Hit Chance For Player'.AA2 'Hit Chance For Player'.AA3:'Hit Chance For Player'.AA27 'Hit Chance For Player'.Z2:'Hit Chance For Player'.Z2 'Hit Chance For Player'.Z3:'Hit Chance For Player'.Z27 'Hit Chance For Player'.Y2:'Hit Chance For Player'.Y2 'Hit Chance For Player'.Y3:'Hit Chance For Player'.Y27 'Hit Chance For Player'.X2:'Hit Chance For Player'.X2 'Hit Chance For Player'.X3:'Hit Chance For Player'.X27 'Hit Chance For Player'.W2:'Hit Chance For Player'.W2 'Hit Chance For Player'.W3:'Hit Chance For Player'.W27 'Hit Chance For Player'.V2:'Hit Chance For Player'.V2 'Hit Chance For Player'.V3:'Hit Chance For Player'.V27 'Hit Chance For Player'.U2:'Hit Chance For Player'.U2 'Hit Chance For Player'.U3:'Hit Chance For Player'.U27 'Hit Chance For Player'.T2:'Hit Chance For Player'.T2 'Hit Chance For Player'.T3:'Hit Chance For Player'.T27 'Hit Chance For Player'.S2:'Hit Chance For Player'.S2 'Hit Chance For Player'.S3:'Hit Chance For Player'.S27 'Hit Chance For Player'.R2:'Hit Chance For Player'.R2 'Hit Chance For Player'.R3:'Hit Chance For Player'.R27 'Hit Chance For Player'.Q2:'Hit Chance For Player'.Q2 'Hit Chance For Player'.Q3:'Hit Chance For Player'.Q27 'Hit Chance For Player'.P2:'Hit Chance For Player'.P2 'Hit Chance For Player'.P3:'Hit Chance For Player'.P27 'Hit Chance For Player'.O2:'Hit Chance For Player'.O2 'Hit Chance For Player'.O3:'Hit Chance For Player'.O27 'Hit Chance For Player'.N2:'Hit Chance For Player'.N2 'Hit Chance For Player'.N3:'Hit Chance For Player'.N27 'Hit Chance For Player'.M2:'Hit Chance For Player'.M2 'Hit Chance For Player'.M3:'Hit Chance For Player'.M27 'Hit Chance For Player'.L2:'Hit Chance For Player'.L2 'Hit Chance For Player'.L3:'Hit Chance For Player'.L27 'Hit Chance For Player'.K2:'Hit Chance For Player'.K2 'Hit Chance For Player'.K3:'Hit Chance For Player'.K27 'Hit Chance For Player'.J2:'Hit Chance For Player'.J2 'Hit Chance For Player'.J3:'Hit Chance For Player'.J27 'Hit Chance For Player'.I2:'Hit Chance For Player'.I2 'Hit Chance For Player'.I3:'Hit Chance For Player'.I27 'Hit Chance For Player'.H2:'Hit Chance For Player'.H2 'Hit Chance For Player'.H3:'Hit Chance For Player'.H27 'Hit Chance For Player'.G2:'Hit Chance For Player'.G2 'Hit Chance For Player'.G3:'Hit Chance For Player'.G27 'Hit Chance For Player'.F2:'Hit Chance For Player'.F2 'Hit Chance For Player'.F3:'Hit Chance For Player'.F27 'Hit Chance For Player'.E2:'Hit Chance For Player'.E2 'Hit Chance For Player'.E3:'Hit Chance For Player'.E27 'Hit Chance For Player'.D2:'Hit Chance For Player'.D2 'Hit Chance For Player'.D3:'Hit Chance For Player'.D27 'Hit Chance For Player'.C2:'Hit Chance For Player'.C2 'Hit Chance For Player'.C3:'Hit Chance For Player'.C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3">
          <table:table-cell/>
        </table:table-row>
      </table:table>
      <table:table table:name="End Damage" table:style-name="ta1">
        <table:shapes>
          <draw:frame draw:z-index="0" draw:style-name="gr1" draw:text-style-name="P1" svg:width="453.51pt" svg:height="255.09pt" svg:x="12.08pt" svg:y="93.51pt">
            <loext:p draw:notify-on-update-of-ranges="'End Damage'.B3:'End Damage'.AX3 'End Damage'.B4:'End Damage'.AX4 'End Damage'.B5:'End Damage'.AX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684.74pt" svg:y="88.75pt">
            <loext:p draw:notify-on-update-of-ranges="'End Damage'.V3:'End Damage'.AG3 'End Damage'.B1:'End Damage'.B1 'End Damage'.V4:'End Damage'.AG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3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7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73" table:default-cell-style-name="Default"/>
        <table:table-row table:style-name="ro4">
          <table:table-cell/>
          <table:table-cell table:style-name="ce2" office:value-type="string" calcext:value-type="string" table:number-columns-spanned="49" table:number-rows-spanned="1">
            <text:p>Damage Done To Player per Encounter as Percent of Total Life</text:p>
          </table:table-cell>
          <table:covered-table-cell table:number-columns-repeated="48"/>
          <table:table-cell table:number-columns-repeated="974"/>
        </table:table-row>
        <table:table-row table:style-name="ro1">
          <table:table-cell/>
          <table:table-cell table:style-name="ce5" office:value-type="string" calcext:value-type="string" table:number-columns-spanned="49" table:number-rows-spanned="1">
            <text:p>Enemy Averaged Ability Level - Player Averaged Ability Level</text:p>
          </table:table-cell>
          <table:covered-table-cell table:number-columns-repeated="48"/>
          <table:table-cell table:number-columns-repeated="974"/>
        </table:table-row>
        <table:table-row table:style-name="ro3">
          <table:table-cell/>
          <table:table-cell table:style-name="ce4" office:value-type="float" office:value="-24" calcext:value-type="float">
            <text:p>-24</text:p>
          </table:table-cell>
          <table:table-cell table:style-name="ce4" office:value-type="float" office:value="-23" calcext:value-type="float">
            <text:p>-23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-21" calcext:value-type="float">
            <text:p>-21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9" calcext:value-type="float">
            <text:p>-19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Hand</text:p>
          </table:table-cell>
          <table:table-cell table:number-columns-repeated="21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1040" calcext:value-type="float">
            <text:p>1040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ormula</text:p>
          </table:table-cell>
          <table:table-cell table:number-columns-repeated="21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X5]*1.2 + [.X5]*0.2 + 5" office:value-type="float" office:value="12" calcext:value-type="float">
            <text:p>12</text:p>
          </table:table-cell>
          <table:table-cell table:style-name="ce3" table:formula="of:=[.Y5]*1.2 + [.Y5]*0.2 + 5" office:value-type="float" office:value="21.8" calcext:value-type="float">
            <text:p>21.8</text:p>
          </table:table-cell>
          <table:table-cell table:style-name="ce3" table:formula="of:=[.Z5]*1.2 + [.Z5]*0.2 + 5" office:value-type="float" office:value="35.52" calcext:value-type="float">
            <text:p>35.52</text:p>
          </table:table-cell>
          <table:table-cell table:style-name="ce3" table:formula="of:=[.AA5]*1.2 + [.AA5]*0.2 + 5" office:value-type="float" office:value="54.728" calcext:value-type="float">
            <text:p>54.728</text:p>
          </table:table-cell>
          <table:table-cell table:style-name="ce3" table:formula="of:=[.AB5]*1.2 + [.AB5]*0.2 + 5" office:value-type="float" office:value="81.6192" calcext:value-type="float">
            <text:p>81.6192</text:p>
          </table:table-cell>
          <table:table-cell table:style-name="ce3" table:formula="of:=[.AC5]*1.2 + [.AC5]*0.2 + 5" office:value-type="float" office:value="119.26688" calcext:value-type="float">
            <text:p>119.26688</text:p>
          </table:table-cell>
          <table:table-cell table:style-name="ce3" table:formula="of:=[.AD5]*1.2 + [.AD5]*0.2 + 5" office:value-type="float" office:value="171.973632" calcext:value-type="float">
            <text:p>171.973632</text:p>
          </table:table-cell>
          <table:table-cell table:style-name="ce3" table:formula="of:=[.AE5]*1.2 + [.AE5]*0.2 + 5" office:value-type="float" office:value="245.7630848" calcext:value-type="float">
            <text:p>245.7630848</text:p>
          </table:table-cell>
          <table:table-cell table:style-name="ce3" table:formula="of:=[.AF5]*1.2 + [.AF5]*0.2 + 5" office:value-type="float" office:value="349.06831872" calcext:value-type="float">
            <text:p>349.06831872</text:p>
          </table:table-cell>
          <table:table-cell table:style-name="ce3" table:formula="of:=[.AG5]*1.2 + [.AG5]*0.2 + 5" office:value-type="float" office:value="493.695646208" calcext:value-type="float">
            <text:p>493.695646208</text:p>
          </table:table-cell>
          <table:table-cell table:style-name="ce3" table:formula="of:=[.AH5]*1.2 + [.AH5]*0.2 + 5" office:value-type="float" office:value="696.1739046912" calcext:value-type="float">
            <text:p>696.1739046912</text:p>
          </table:table-cell>
          <table:table-cell table:style-name="ce3" table:formula="of:=[.AI5]*1.2 + [.AI5]*0.2 + 5" office:value-type="float" office:value="979.64346656768" calcext:value-type="float">
            <text:p>979.64346656768</text:p>
          </table:table-cell>
          <table:table-cell table:style-name="ce3" table:formula="of:=[.AJ5]*1.2 + [.AJ5]*0.2 + 5" office:value-type="float" office:value="1376.50085319475" calcext:value-type="float">
            <text:p>1376.50085319475</text:p>
          </table:table-cell>
          <table:table-cell table:style-name="ce3" table:formula="of:=[.AK5]*1.2 + [.AK5]*0.2 + 5" office:value-type="float" office:value="1932.10119447265" calcext:value-type="float">
            <text:p>1932.10119447265</text:p>
          </table:table-cell>
          <table:table-cell table:style-name="ce3" table:formula="of:=[.AL5]*1.2 + [.AL5]*0.2 + 5" office:value-type="float" office:value="2709.94167226171" calcext:value-type="float">
            <text:p>2709.94167226171</text:p>
          </table:table-cell>
          <table:table-cell table:style-name="ce3" table:formula="of:=[.AM5]*1.2 + [.AM5]*0.2 + 5" office:value-type="float" office:value="3798.9183411664" calcext:value-type="float">
            <text:p>3798.9183411664</text:p>
          </table:table-cell>
          <table:table-cell table:style-name="ce3" table:formula="of:=[.AN5]*1.2 + [.AN5]*0.2 + 5" office:value-type="float" office:value="5323.48567763296" calcext:value-type="float">
            <text:p>5323.48567763296</text:p>
          </table:table-cell>
          <table:table-cell table:style-name="ce3" table:formula="of:=[.AO5]*1.2 + [.AO5]*0.2 + 5" office:value-type="float" office:value="7457.87994868614" calcext:value-type="float">
            <text:p>7457.87994868614</text:p>
          </table:table-cell>
          <table:table-cell table:style-name="ce3" table:formula="of:=[.AP5]*1.2 + [.AP5]*0.2 + 5" office:value-type="float" office:value="10446.0319281606" calcext:value-type="float">
            <text:p>10446.0319281606</text:p>
          </table:table-cell>
          <table:table-cell table:style-name="ce3" table:formula="of:=[.AQ5]*1.2 + [.AQ5]*0.2 + 5" office:value-type="float" office:value="14629.4446994248" calcext:value-type="float">
            <text:p>14629.4446994248</text:p>
          </table:table-cell>
          <table:table-cell table:style-name="ce3" table:formula="of:=[.AR5]*1.2 + [.AR5]*0.2 + 5" office:value-type="float" office:value="20486.2225791948" calcext:value-type="float">
            <text:p>20486.2225791948</text:p>
          </table:table-cell>
          <table:table-cell table:style-name="ce3" table:formula="of:=[.AS5]*1.2 + [.AS5]*0.2 + 5" office:value-type="float" office:value="28685.7116108727" calcext:value-type="float">
            <text:p>28685.7116108727</text:p>
          </table:table-cell>
          <table:table-cell table:style-name="ce3" table:formula="of:=[.AT5]*1.2 + [.AT5]*0.2 + 5" office:value-type="float" office:value="40164.9962552217" calcext:value-type="float">
            <text:p>40164.9962552217</text:p>
          </table:table-cell>
          <table:table-cell table:style-name="ce3" table:formula="of:=[.AU5]*1.2 + [.AU5]*0.2 + 5" office:value-type="float" office:value="56235.9947573104" calcext:value-type="float">
            <text:p>56235.9947573104</text:p>
          </table:table-cell>
          <table:table-cell table:style-name="ce3" table:formula="of:=[.AV5]*1.2 + [.AV5]*0.2 + 5" office:value-type="float" office:value="78735.3926602346" calcext:value-type="float">
            <text:p>78735.3926602346</text:p>
          </table:table-cell>
          <table:table-cell table:style-name="ce3" table:formula="of:=[.AW5]*1.2 + [.AW5]*0.2 + 5" office:value-type="float" office:value="110234.549724328" calcext:value-type="float">
            <text:p>110234.549724328</text:p>
          </table:table-cell>
          <table:table-cell table:number-columns-repeated="97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0"/>
          <table:table-cell table:style-name="ce9" office:value-type="string" calcext:value-type="string" table:number-columns-spanned="4" table:number-rows-spanned="1">
            <text:p>Formula</text:p>
          </table:table-cell>
          <table:covered-table-cell table:number-columns-repeated="3"/>
          <table:table-cell table:number-columns-repeated="1000"/>
        </table:table-row>
        <table:table-row table:style-name="ro3">
          <table:table-cell table:number-columns-repeated="20"/>
          <table:table-cell table:style-name="ce9" office:value-type="string" calcext:value-type="string" table:number-columns-spanned="4" table:number-rows-spanned="1">
            <text:p>Xn*1.2 + Xn*0.2 + 5</text:p>
          </table:table-cell>
          <table:covered-table-cell table:number-columns-repeated="3"/>
          <table:table-cell table:number-columns-repeated="1000"/>
        </table:table-row>
        <table:table-row table:style-name="ro3">
          <table:table-cell table:number-columns-repeated="20"/>
          <table:table-cell table:style-name="ce9" office:value-type="string" calcext:value-type="string" table:number-columns-spanned="4" table:number-rows-spanned="1">
            <text:p>with X1 = 5</text:p>
          </table:table-cell>
          <table:covered-table-cell table:number-columns-repeated="3"/>
          <table:table-cell table:number-columns-repeated="1000"/>
        </table:table-row>
        <table:table-row table:style-name="ro3" table:number-rows-repeated="17">
          <table:table-cell table:number-columns-repeated="1024"/>
        </table:table-row>
        <table:table-row table:style-name="ro4">
          <table:table-cell table:number-columns-repeated="2"/>
          <table:table-cell table:style-name="ce2" office:value-type="string" calcext:value-type="string" table:number-columns-spanned="49" table:number-rows-spanned="1">
            <text:p>Damage Done To Player per Encounter</text:p>
          </table:table-cell>
          <table:covered-table-cell table:number-columns-repeated="48"/>
          <table:table-cell table:number-columns-repeated="97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9" table:number-rows-spanned="1">
            <text:p>Taken from total health pools</text:p>
          </table:table-cell>
          <table:covered-table-cell table:number-columns-repeated="48"/>
          <table:table-cell table:number-columns-repeated="973"/>
        </table:table-row>
        <table:table-row table:style-name="ro3">
          <table:table-cell table:number-columns-repeated="2"/>
          <table:table-cell table:style-name="ce4" office:value-type="float" office:value="-24" calcext:value-type="float">
            <text:p>-24</text:p>
          </table:table-cell>
          <table:table-cell table:style-name="ce4" office:value-type="float" office:value="-23" calcext:value-type="float">
            <text:p>-23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-21" calcext:value-type="float">
            <text:p>-21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9" calcext:value-type="float">
            <text:p>-19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973"/>
        </table:table-row>
        <table:table-row table:style-name="ro3">
          <table:table-cell table:style-name="ce1" office:value-type="string" calcext:value-type="string" table:number-columns-spanned="1" table:number-rows-spanned="25">
            <text:p>Player Health Level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B103]*([.B68]/100)" office:value-type="float" office:value="0.35" calcext:value-type="float">
            <text:p>0</text:p>
          </table:table-cell>
          <table:table-cell table:style-name="ce8" table:formula="of:=[.C103]*([.C68]/100)" office:value-type="float" office:value="0.35" calcext:value-type="float">
            <text:p>0</text:p>
          </table:table-cell>
          <table:table-cell table:style-name="ce8" table:formula="of:=[.D103]*([.D68]/100)" office:value-type="float" office:value="0.35" calcext:value-type="float">
            <text:p>0</text:p>
          </table:table-cell>
          <table:table-cell table:style-name="ce8" table:formula="of:=[.E103]*([.E68]/100)" office:value-type="float" office:value="0.35" calcext:value-type="float">
            <text:p>0</text:p>
          </table:table-cell>
          <table:table-cell table:style-name="ce8" table:formula="of:=[.F103]*([.F68]/100)" office:value-type="float" office:value="0.35" calcext:value-type="float">
            <text:p>0</text:p>
          </table:table-cell>
          <table:table-cell table:style-name="ce8" table:formula="of:=[.G103]*([.G68]/100)" office:value-type="float" office:value="0.35" calcext:value-type="float">
            <text:p>0</text:p>
          </table:table-cell>
          <table:table-cell table:style-name="ce8" table:formula="of:=[.H103]*([.H68]/100)" office:value-type="float" office:value="0.35" calcext:value-type="float">
            <text:p>0</text:p>
          </table:table-cell>
          <table:table-cell table:style-name="ce8" table:formula="of:=[.I103]*([.I68]/100)" office:value-type="float" office:value="0.35" calcext:value-type="float">
            <text:p>0</text:p>
          </table:table-cell>
          <table:table-cell table:style-name="ce8" table:formula="of:=[.J103]*([.J68]/100)" office:value-type="float" office:value="0.35" calcext:value-type="float">
            <text:p>0</text:p>
          </table:table-cell>
          <table:table-cell table:style-name="ce8" table:formula="of:=[.K103]*([.K68]/100)" office:value-type="float" office:value="0.35" calcext:value-type="float">
            <text:p>0</text:p>
          </table:table-cell>
          <table:table-cell table:style-name="ce8" table:formula="of:=[.L103]*([.L68]/100)" office:value-type="float" office:value="0.35" calcext:value-type="float">
            <text:p>0</text:p>
          </table:table-cell>
          <table:table-cell table:style-name="ce8" table:formula="of:=[.M103]*([.M68]/100)" office:value-type="float" office:value="0.35" calcext:value-type="float">
            <text:p>0</text:p>
          </table:table-cell>
          <table:table-cell table:style-name="ce8" table:formula="of:=[.N103]*([.N68]/100)" office:value-type="float" office:value="0.35" calcext:value-type="float">
            <text:p>0</text:p>
          </table:table-cell>
          <table:table-cell table:style-name="ce8" table:formula="of:=[.O103]*([.O68]/100)" office:value-type="float" office:value="0.35" calcext:value-type="float">
            <text:p>0</text:p>
          </table:table-cell>
          <table:table-cell table:style-name="ce8" table:formula="of:=[.P103]*([.P68]/100)" office:value-type="float" office:value="0.35" calcext:value-type="float">
            <text:p>0</text:p>
          </table:table-cell>
          <table:table-cell table:style-name="ce8" table:formula="of:=[.Q103]*([.Q68]/100)" office:value-type="float" office:value="0.35" calcext:value-type="float">
            <text:p>0</text:p>
          </table:table-cell>
          <table:table-cell table:style-name="ce8" table:formula="of:=[.R103]*([.R68]/100)" office:value-type="float" office:value="0.35" calcext:value-type="float">
            <text:p>0</text:p>
          </table:table-cell>
          <table:table-cell table:style-name="ce8" table:formula="of:=[.S103]*([.S68]/100)" office:value-type="float" office:value="0.35" calcext:value-type="float">
            <text:p>0</text:p>
          </table:table-cell>
          <table:table-cell table:style-name="ce8" table:formula="of:=[.T103]*([.T68]/100)" office:value-type="float" office:value="0.35" calcext:value-type="float">
            <text:p>0</text:p>
          </table:table-cell>
          <table:table-cell table:style-name="ce8" table:formula="of:=[.U103]*([.U68]/100)" office:value-type="float" office:value="0.35" calcext:value-type="float">
            <text:p>0</text:p>
          </table:table-cell>
          <table:table-cell table:style-name="ce8" table:formula="of:=[.V103]*([.V68]/100)" office:value-type="float" office:value="0.35" calcext:value-type="float">
            <text:p>0</text:p>
          </table:table-cell>
          <table:table-cell table:style-name="ce8" table:formula="of:=[.W103]*([.W68]/100)" office:value-type="float" office:value="0.7" calcext:value-type="float">
            <text:p>1</text:p>
          </table:table-cell>
          <table:table-cell table:style-name="ce8" table:formula="of:=[.X103]*([.X68]/100)" office:value-type="float" office:value="1.75" calcext:value-type="float">
            <text:p>2</text:p>
          </table:table-cell>
          <table:table-cell table:style-name="ce8" table:formula="of:=[.Y103]*([.Y68]/100)" office:value-type="float" office:value="3.5" calcext:value-type="float">
            <text:p>4</text:p>
          </table:table-cell>
          <table:table-cell table:style-name="ce8" table:formula="of:=[.Z103]*([.Z68]/100)" office:value-type="float" office:value="7" calcext:value-type="float">
            <text:p>7</text:p>
          </table:table-cell>
          <table:table-cell table:style-name="ce8" table:formula="of:=[.AA103]*([.AA68]/100)" office:value-type="float" office:value="12.25" calcext:value-type="float">
            <text:p>12</text:p>
          </table:table-cell>
          <table:table-cell table:style-name="ce8" table:formula="of:=[.AB103]*([.AB68]/100)" office:value-type="float" office:value="22.75" calcext:value-type="float">
            <text:p>23</text:p>
          </table:table-cell>
          <table:table-cell table:style-name="ce8" table:formula="of:=[.AC103]*([.AC68]/100)" office:value-type="float" office:value="35" calcext:value-type="float">
            <text:p>35</text:p>
          </table:table-cell>
          <table:table-cell table:style-name="ce8" table:formula="of:=[.AD103]*([.AD68]/100)" office:value-type="float" office:value="45.5" calcext:value-type="float">
            <text:p>46</text:p>
          </table:table-cell>
          <table:table-cell table:style-name="ce8" table:formula="of:=[.AE103]*([.AE68]/100)" office:value-type="float" office:value="59.5" calcext:value-type="float">
            <text:p>60</text:p>
          </table:table-cell>
          <table:table-cell table:style-name="ce8" table:formula="of:=[.AF103]*([.AF68]/100)" office:value-type="float" office:value="77" calcext:value-type="float">
            <text:p>77</text:p>
          </table:table-cell>
          <table:table-cell table:style-name="ce8" table:formula="of:=[.AG103]*([.AG68]/100)" office:value-type="float" office:value="98" calcext:value-type="float">
            <text:p>98</text:p>
          </table:table-cell>
          <table:table-cell table:style-name="ce8" table:formula="of:=[.AH103]*([.AH68]/100)" office:value-type="float" office:value="122.5" calcext:value-type="float">
            <text:p>123</text:p>
          </table:table-cell>
          <table:table-cell table:style-name="ce8" table:formula="of:=[.AI103]*([.AI68]/100)" office:value-type="float" office:value="154" calcext:value-type="float">
            <text:p>154</text:p>
          </table:table-cell>
          <table:table-cell table:style-name="ce8" table:formula="of:=[.AJ103]*([.AJ68]/100)" office:value-type="float" office:value="189" calcext:value-type="float">
            <text:p>189</text:p>
          </table:table-cell>
          <table:table-cell table:style-name="ce8" table:formula="of:=[.AK103]*([.AK68]/100)" office:value-type="float" office:value="227.5" calcext:value-type="float">
            <text:p>228</text:p>
          </table:table-cell>
          <table:table-cell table:style-name="ce8" table:formula="of:=[.AL103]*([.AL68]/100)" office:value-type="float" office:value="269.5" calcext:value-type="float">
            <text:p>270</text:p>
          </table:table-cell>
          <table:table-cell table:style-name="ce8" table:formula="of:=[.AM103]*([.AM68]/100)" office:value-type="float" office:value="315" calcext:value-type="float">
            <text:p>315</text:p>
          </table:table-cell>
          <table:table-cell table:style-name="ce8" table:formula="of:=[.AN103]*([.AN68]/100)" office:value-type="float" office:value="364" calcext:value-type="float">
            <text:p>364</text:p>
          </table:table-cell>
          <table:table-cell table:style-name="ce8" table:formula="of:=[.AO103]*([.AO68]/100)" office:value-type="float" office:value="416.5" calcext:value-type="float">
            <text:p>417</text:p>
          </table:table-cell>
          <table:table-cell table:style-name="ce8" table:formula="of:=[.AP103]*([.AP68]/100)" office:value-type="float" office:value="455" calcext:value-type="float">
            <text:p>455</text:p>
          </table:table-cell>
          <table:table-cell table:style-name="ce8" table:formula="of:=[.AQ103]*([.AQ68]/100)" office:value-type="float" office:value="560" calcext:value-type="float">
            <text:p>560</text:p>
          </table:table-cell>
          <table:table-cell table:style-name="ce8" table:formula="of:=[.AR103]*([.AR68]/100)" office:value-type="float" office:value="700" calcext:value-type="float">
            <text:p>700</text:p>
          </table:table-cell>
          <table:table-cell table:style-name="ce8" table:formula="of:=[.AS103]*([.AS68]/100)" office:value-type="float" office:value="1050" calcext:value-type="float">
            <text:p>1050</text:p>
          </table:table-cell>
          <table:table-cell table:style-name="ce8" table:formula="of:=[.AT103]*([.AT68]/100)" office:value-type="float" office:value="1750" calcext:value-type="float">
            <text:p>1750</text:p>
          </table:table-cell>
          <table:table-cell table:style-name="ce8" table:formula="of:=[.AU103]*([.AU68]/100)" office:value-type="float" office:value="3500" calcext:value-type="float">
            <text:p>3500</text:p>
          </table:table-cell>
          <table:table-cell table:style-name="ce8" table:formula="of:=[.AV103]*([.AV68]/100)" office:value-type="float" office:value="7000" calcext:value-type="float">
            <text:p>7000</text:p>
          </table:table-cell>
          <table:table-cell table:style-name="ce8" table:formula="of:=[.AW103]*([.AW68]/100)" office:value-type="float" office:value="17500" calcext:value-type="float">
            <text:p>17500</text:p>
          </table:table-cell>
          <table:table-cell table:style-name="ce8" table:formula="of:=[.AX103]*([.AX68]/100)" office:value-type="float" office:value="35000" calcext:value-type="float">
            <text:p>35000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" calcext:value-type="float">
            <text:p>2</text:p>
          </table:table-cell>
          <table:table-cell table:style-name="ce8" table:formula="of:=[.B104]*([.B69]/100)" office:value-type="float" office:value="0.4221" calcext:value-type="float">
            <text:p>0</text:p>
          </table:table-cell>
          <table:table-cell table:style-name="ce8" table:formula="of:=[.C104]*([.C69]/100)" office:value-type="float" office:value="0.4221" calcext:value-type="float">
            <text:p>0</text:p>
          </table:table-cell>
          <table:table-cell table:style-name="ce8" table:formula="of:=[.D104]*([.D69]/100)" office:value-type="float" office:value="0.4221" calcext:value-type="float">
            <text:p>0</text:p>
          </table:table-cell>
          <table:table-cell table:style-name="ce8" table:formula="of:=[.E104]*([.E69]/100)" office:value-type="float" office:value="0.4221" calcext:value-type="float">
            <text:p>0</text:p>
          </table:table-cell>
          <table:table-cell table:style-name="ce8" table:formula="of:=[.F104]*([.F69]/100)" office:value-type="float" office:value="0.4221" calcext:value-type="float">
            <text:p>0</text:p>
          </table:table-cell>
          <table:table-cell table:style-name="ce8" table:formula="of:=[.G104]*([.G69]/100)" office:value-type="float" office:value="0.4221" calcext:value-type="float">
            <text:p>0</text:p>
          </table:table-cell>
          <table:table-cell table:style-name="ce8" table:formula="of:=[.H104]*([.H69]/100)" office:value-type="float" office:value="0.4221" calcext:value-type="float">
            <text:p>0</text:p>
          </table:table-cell>
          <table:table-cell table:style-name="ce8" table:formula="of:=[.I104]*([.I69]/100)" office:value-type="float" office:value="0.4221" calcext:value-type="float">
            <text:p>0</text:p>
          </table:table-cell>
          <table:table-cell table:style-name="ce8" table:formula="of:=[.J104]*([.J69]/100)" office:value-type="float" office:value="0.4221" calcext:value-type="float">
            <text:p>0</text:p>
          </table:table-cell>
          <table:table-cell table:style-name="ce8" table:formula="of:=[.K104]*([.K69]/100)" office:value-type="float" office:value="0.4221" calcext:value-type="float">
            <text:p>0</text:p>
          </table:table-cell>
          <table:table-cell table:style-name="ce8" table:formula="of:=[.L104]*([.L69]/100)" office:value-type="float" office:value="0.4221" calcext:value-type="float">
            <text:p>0</text:p>
          </table:table-cell>
          <table:table-cell table:style-name="ce8" table:formula="of:=[.M104]*([.M69]/100)" office:value-type="float" office:value="0.4221" calcext:value-type="float">
            <text:p>0</text:p>
          </table:table-cell>
          <table:table-cell table:style-name="ce8" table:formula="of:=[.N104]*([.N69]/100)" office:value-type="float" office:value="0.4221" calcext:value-type="float">
            <text:p>0</text:p>
          </table:table-cell>
          <table:table-cell table:style-name="ce8" table:formula="of:=[.O104]*([.O69]/100)" office:value-type="float" office:value="0.4221" calcext:value-type="float">
            <text:p>0</text:p>
          </table:table-cell>
          <table:table-cell table:style-name="ce8" table:formula="of:=[.P104]*([.P69]/100)" office:value-type="float" office:value="0.4221" calcext:value-type="float">
            <text:p>0</text:p>
          </table:table-cell>
          <table:table-cell table:style-name="ce8" table:formula="of:=[.Q104]*([.Q69]/100)" office:value-type="float" office:value="0.4221" calcext:value-type="float">
            <text:p>0</text:p>
          </table:table-cell>
          <table:table-cell table:style-name="ce8" table:formula="of:=[.R104]*([.R69]/100)" office:value-type="float" office:value="0.4221" calcext:value-type="float">
            <text:p>0</text:p>
          </table:table-cell>
          <table:table-cell table:style-name="ce8" table:formula="of:=[.S104]*([.S69]/100)" office:value-type="float" office:value="0.4221" calcext:value-type="float">
            <text:p>0</text:p>
          </table:table-cell>
          <table:table-cell table:style-name="ce8" table:formula="of:=[.T104]*([.T69]/100)" office:value-type="float" office:value="0.4221" calcext:value-type="float">
            <text:p>0</text:p>
          </table:table-cell>
          <table:table-cell table:style-name="ce8" table:formula="of:=[.U104]*([.U69]/100)" office:value-type="float" office:value="0.4221" calcext:value-type="float">
            <text:p>0</text:p>
          </table:table-cell>
          <table:table-cell table:style-name="ce8" table:formula="of:=[.V104]*([.V69]/100)" office:value-type="float" office:value="0.4221" calcext:value-type="float">
            <text:p>0</text:p>
          </table:table-cell>
          <table:table-cell table:style-name="ce8" table:formula="of:=[.W104]*([.W69]/100)" office:value-type="float" office:value="0.8442" calcext:value-type="float">
            <text:p>1</text:p>
          </table:table-cell>
          <table:table-cell table:style-name="ce8" table:formula="of:=[.X104]*([.X69]/100)" office:value-type="float" office:value="2.1105" calcext:value-type="float">
            <text:p>2</text:p>
          </table:table-cell>
          <table:table-cell table:style-name="ce8" table:formula="of:=[.Y104]*([.Y69]/100)" office:value-type="float" office:value="4.221" calcext:value-type="float">
            <text:p>4</text:p>
          </table:table-cell>
          <table:table-cell table:style-name="ce8" table:formula="of:=[.Z104]*([.Z69]/100)" office:value-type="float" office:value="8.442" calcext:value-type="float">
            <text:p>8</text:p>
          </table:table-cell>
          <table:table-cell table:style-name="ce8" table:formula="of:=[.AA104]*([.AA69]/100)" office:value-type="float" office:value="14.7735" calcext:value-type="float">
            <text:p>15</text:p>
          </table:table-cell>
          <table:table-cell table:style-name="ce8" table:formula="of:=[.AB104]*([.AB69]/100)" office:value-type="float" office:value="27.4365" calcext:value-type="float">
            <text:p>27</text:p>
          </table:table-cell>
          <table:table-cell table:style-name="ce8" table:formula="of:=[.AC104]*([.AC69]/100)" office:value-type="float" office:value="42.21" calcext:value-type="float">
            <text:p>42</text:p>
          </table:table-cell>
          <table:table-cell table:style-name="ce8" table:formula="of:=[.AD104]*([.AD69]/100)" office:value-type="float" office:value="54.873" calcext:value-type="float">
            <text:p>55</text:p>
          </table:table-cell>
          <table:table-cell table:style-name="ce8" table:formula="of:=[.AE104]*([.AE69]/100)" office:value-type="float" office:value="71.757" calcext:value-type="float">
            <text:p>72</text:p>
          </table:table-cell>
          <table:table-cell table:style-name="ce8" table:formula="of:=[.AF104]*([.AF69]/100)" office:value-type="float" office:value="92.862" calcext:value-type="float">
            <text:p>93</text:p>
          </table:table-cell>
          <table:table-cell table:style-name="ce8" table:formula="of:=[.AG104]*([.AG69]/100)" office:value-type="float" office:value="118.188" calcext:value-type="float">
            <text:p>118</text:p>
          </table:table-cell>
          <table:table-cell table:style-name="ce8" table:formula="of:=[.AH104]*([.AH69]/100)" office:value-type="float" office:value="147.735" calcext:value-type="float">
            <text:p>148</text:p>
          </table:table-cell>
          <table:table-cell table:style-name="ce8" table:formula="of:=[.AI104]*([.AI69]/100)" office:value-type="float" office:value="185.724" calcext:value-type="float">
            <text:p>186</text:p>
          </table:table-cell>
          <table:table-cell table:style-name="ce8" table:formula="of:=[.AJ104]*([.AJ69]/100)" office:value-type="float" office:value="227.934" calcext:value-type="float">
            <text:p>228</text:p>
          </table:table-cell>
          <table:table-cell table:style-name="ce8" table:formula="of:=[.AK104]*([.AK69]/100)" office:value-type="float" office:value="274.365" calcext:value-type="float">
            <text:p>274</text:p>
          </table:table-cell>
          <table:table-cell table:style-name="ce8" table:formula="of:=[.AL104]*([.AL69]/100)" office:value-type="float" office:value="325.017" calcext:value-type="float">
            <text:p>325</text:p>
          </table:table-cell>
          <table:table-cell table:style-name="ce8" table:formula="of:=[.AM104]*([.AM69]/100)" office:value-type="float" office:value="379.89" calcext:value-type="float">
            <text:p>380</text:p>
          </table:table-cell>
          <table:table-cell table:style-name="ce8" table:formula="of:=[.AN104]*([.AN69]/100)" office:value-type="float" office:value="438.984" calcext:value-type="float">
            <text:p>439</text:p>
          </table:table-cell>
          <table:table-cell table:style-name="ce8" table:formula="of:=[.AO104]*([.AO69]/100)" office:value-type="float" office:value="502.299" calcext:value-type="float">
            <text:p>502</text:p>
          </table:table-cell>
          <table:table-cell table:style-name="ce8" table:formula="of:=[.AP104]*([.AP69]/100)" office:value-type="float" office:value="548.73" calcext:value-type="float">
            <text:p>549</text:p>
          </table:table-cell>
          <table:table-cell table:style-name="ce8" table:formula="of:=[.AQ104]*([.AQ69]/100)" office:value-type="float" office:value="675.36" calcext:value-type="float">
            <text:p>675</text:p>
          </table:table-cell>
          <table:table-cell table:style-name="ce8" table:formula="of:=[.AR104]*([.AR69]/100)" office:value-type="float" office:value="844.2" calcext:value-type="float">
            <text:p>844</text:p>
          </table:table-cell>
          <table:table-cell table:style-name="ce8" table:formula="of:=[.AS104]*([.AS69]/100)" office:value-type="float" office:value="1266.3" calcext:value-type="float">
            <text:p>1266</text:p>
          </table:table-cell>
          <table:table-cell table:style-name="ce8" table:formula="of:=[.AT104]*([.AT69]/100)" office:value-type="float" office:value="2110.5" calcext:value-type="float">
            <text:p>2111</text:p>
          </table:table-cell>
          <table:table-cell table:style-name="ce8" table:formula="of:=[.AU104]*([.AU69]/100)" office:value-type="float" office:value="4221" calcext:value-type="float">
            <text:p>4221</text:p>
          </table:table-cell>
          <table:table-cell table:style-name="ce8" table:formula="of:=[.AV104]*([.AV69]/100)" office:value-type="float" office:value="8442" calcext:value-type="float">
            <text:p>8442</text:p>
          </table:table-cell>
          <table:table-cell table:style-name="ce8" table:formula="of:=[.AW104]*([.AW69]/100)" office:value-type="float" office:value="21105" calcext:value-type="float">
            <text:p>21105</text:p>
          </table:table-cell>
          <table:table-cell table:style-name="ce8" table:formula="of:=[.AX104]*([.AX69]/100)" office:value-type="float" office:value="42210" calcext:value-type="float">
            <text:p>42210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3" calcext:value-type="float">
            <text:p>3</text:p>
          </table:table-cell>
          <table:table-cell table:style-name="ce8" table:formula="of:=[.B105]*([.B70]/100)" office:value-type="float" office:value="0.509071" calcext:value-type="float">
            <text:p>1</text:p>
          </table:table-cell>
          <table:table-cell table:style-name="ce8" table:formula="of:=[.C105]*([.C70]/100)" office:value-type="float" office:value="0.509071" calcext:value-type="float">
            <text:p>1</text:p>
          </table:table-cell>
          <table:table-cell table:style-name="ce8" table:formula="of:=[.D105]*([.D70]/100)" office:value-type="float" office:value="0.509071" calcext:value-type="float">
            <text:p>1</text:p>
          </table:table-cell>
          <table:table-cell table:style-name="ce8" table:formula="of:=[.E105]*([.E70]/100)" office:value-type="float" office:value="0.509071" calcext:value-type="float">
            <text:p>1</text:p>
          </table:table-cell>
          <table:table-cell table:style-name="ce8" table:formula="of:=[.F105]*([.F70]/100)" office:value-type="float" office:value="0.509071" calcext:value-type="float">
            <text:p>1</text:p>
          </table:table-cell>
          <table:table-cell table:style-name="ce8" table:formula="of:=[.G105]*([.G70]/100)" office:value-type="float" office:value="0.509071" calcext:value-type="float">
            <text:p>1</text:p>
          </table:table-cell>
          <table:table-cell table:style-name="ce8" table:formula="of:=[.H105]*([.H70]/100)" office:value-type="float" office:value="0.509071" calcext:value-type="float">
            <text:p>1</text:p>
          </table:table-cell>
          <table:table-cell table:style-name="ce8" table:formula="of:=[.I105]*([.I70]/100)" office:value-type="float" office:value="0.509071" calcext:value-type="float">
            <text:p>1</text:p>
          </table:table-cell>
          <table:table-cell table:style-name="ce8" table:formula="of:=[.J105]*([.J70]/100)" office:value-type="float" office:value="0.509071" calcext:value-type="float">
            <text:p>1</text:p>
          </table:table-cell>
          <table:table-cell table:style-name="ce8" table:formula="of:=[.K105]*([.K70]/100)" office:value-type="float" office:value="0.509071" calcext:value-type="float">
            <text:p>1</text:p>
          </table:table-cell>
          <table:table-cell table:style-name="ce8" table:formula="of:=[.L105]*([.L70]/100)" office:value-type="float" office:value="0.509071" calcext:value-type="float">
            <text:p>1</text:p>
          </table:table-cell>
          <table:table-cell table:style-name="ce8" table:formula="of:=[.M105]*([.M70]/100)" office:value-type="float" office:value="0.509071" calcext:value-type="float">
            <text:p>1</text:p>
          </table:table-cell>
          <table:table-cell table:style-name="ce8" table:formula="of:=[.N105]*([.N70]/100)" office:value-type="float" office:value="0.509071" calcext:value-type="float">
            <text:p>1</text:p>
          </table:table-cell>
          <table:table-cell table:style-name="ce8" table:formula="of:=[.O105]*([.O70]/100)" office:value-type="float" office:value="0.509071" calcext:value-type="float">
            <text:p>1</text:p>
          </table:table-cell>
          <table:table-cell table:style-name="ce8" table:formula="of:=[.P105]*([.P70]/100)" office:value-type="float" office:value="0.509071" calcext:value-type="float">
            <text:p>1</text:p>
          </table:table-cell>
          <table:table-cell table:style-name="ce8" table:formula="of:=[.Q105]*([.Q70]/100)" office:value-type="float" office:value="0.509071" calcext:value-type="float">
            <text:p>1</text:p>
          </table:table-cell>
          <table:table-cell table:style-name="ce8" table:formula="of:=[.R105]*([.R70]/100)" office:value-type="float" office:value="0.509071" calcext:value-type="float">
            <text:p>1</text:p>
          </table:table-cell>
          <table:table-cell table:style-name="ce8" table:formula="of:=[.S105]*([.S70]/100)" office:value-type="float" office:value="0.509071" calcext:value-type="float">
            <text:p>1</text:p>
          </table:table-cell>
          <table:table-cell table:style-name="ce8" table:formula="of:=[.T105]*([.T70]/100)" office:value-type="float" office:value="0.509071" calcext:value-type="float">
            <text:p>1</text:p>
          </table:table-cell>
          <table:table-cell table:style-name="ce8" table:formula="of:=[.U105]*([.U70]/100)" office:value-type="float" office:value="0.509071" calcext:value-type="float">
            <text:p>1</text:p>
          </table:table-cell>
          <table:table-cell table:style-name="ce8" table:formula="of:=[.V105]*([.V70]/100)" office:value-type="float" office:value="0.509071" calcext:value-type="float">
            <text:p>1</text:p>
          </table:table-cell>
          <table:table-cell table:style-name="ce8" table:formula="of:=[.W105]*([.W70]/100)" office:value-type="float" office:value="1.018142" calcext:value-type="float">
            <text:p>1</text:p>
          </table:table-cell>
          <table:table-cell table:style-name="ce8" table:formula="of:=[.X105]*([.X70]/100)" office:value-type="float" office:value="2.545355" calcext:value-type="float">
            <text:p>3</text:p>
          </table:table-cell>
          <table:table-cell table:style-name="ce8" table:formula="of:=[.Y105]*([.Y70]/100)" office:value-type="float" office:value="5.09071" calcext:value-type="float">
            <text:p>5</text:p>
          </table:table-cell>
          <table:table-cell table:style-name="ce8" table:formula="of:=[.Z105]*([.Z70]/100)" office:value-type="float" office:value="10.18142" calcext:value-type="float">
            <text:p>10</text:p>
          </table:table-cell>
          <table:table-cell table:style-name="ce8" table:formula="of:=[.AA105]*([.AA70]/100)" office:value-type="float" office:value="17.817485" calcext:value-type="float">
            <text:p>18</text:p>
          </table:table-cell>
          <table:table-cell table:style-name="ce8" table:formula="of:=[.AB105]*([.AB70]/100)" office:value-type="float" office:value="33.089615" calcext:value-type="float">
            <text:p>33</text:p>
          </table:table-cell>
          <table:table-cell table:style-name="ce8" table:formula="of:=[.AC105]*([.AC70]/100)" office:value-type="float" office:value="50.9071" calcext:value-type="float">
            <text:p>51</text:p>
          </table:table-cell>
          <table:table-cell table:style-name="ce8" table:formula="of:=[.AD105]*([.AD70]/100)" office:value-type="float" office:value="66.17923" calcext:value-type="float">
            <text:p>66</text:p>
          </table:table-cell>
          <table:table-cell table:style-name="ce8" table:formula="of:=[.AE105]*([.AE70]/100)" office:value-type="float" office:value="86.54207" calcext:value-type="float">
            <text:p>87</text:p>
          </table:table-cell>
          <table:table-cell table:style-name="ce8" table:formula="of:=[.AF105]*([.AF70]/100)" office:value-type="float" office:value="111.99562" calcext:value-type="float">
            <text:p>112</text:p>
          </table:table-cell>
          <table:table-cell table:style-name="ce8" table:formula="of:=[.AG105]*([.AG70]/100)" office:value-type="float" office:value="142.53988" calcext:value-type="float">
            <text:p>143</text:p>
          </table:table-cell>
          <table:table-cell table:style-name="ce8" table:formula="of:=[.AH105]*([.AH70]/100)" office:value-type="float" office:value="178.17485" calcext:value-type="float">
            <text:p>178</text:p>
          </table:table-cell>
          <table:table-cell table:style-name="ce8" table:formula="of:=[.AI105]*([.AI70]/100)" office:value-type="float" office:value="223.99124" calcext:value-type="float">
            <text:p>224</text:p>
          </table:table-cell>
          <table:table-cell table:style-name="ce8" table:formula="of:=[.AJ105]*([.AJ70]/100)" office:value-type="float" office:value="274.89834" calcext:value-type="float">
            <text:p>275</text:p>
          </table:table-cell>
          <table:table-cell table:style-name="ce8" table:formula="of:=[.AK105]*([.AK70]/100)" office:value-type="float" office:value="330.89615" calcext:value-type="float">
            <text:p>331</text:p>
          </table:table-cell>
          <table:table-cell table:style-name="ce8" table:formula="of:=[.AL105]*([.AL70]/100)" office:value-type="float" office:value="391.98467" calcext:value-type="float">
            <text:p>392</text:p>
          </table:table-cell>
          <table:table-cell table:style-name="ce8" table:formula="of:=[.AM105]*([.AM70]/100)" office:value-type="float" office:value="458.1639" calcext:value-type="float">
            <text:p>458</text:p>
          </table:table-cell>
          <table:table-cell table:style-name="ce8" table:formula="of:=[.AN105]*([.AN70]/100)" office:value-type="float" office:value="529.43384" calcext:value-type="float">
            <text:p>529</text:p>
          </table:table-cell>
          <table:table-cell table:style-name="ce8" table:formula="of:=[.AO105]*([.AO70]/100)" office:value-type="float" office:value="605.79449" calcext:value-type="float">
            <text:p>606</text:p>
          </table:table-cell>
          <table:table-cell table:style-name="ce8" table:formula="of:=[.AP105]*([.AP70]/100)" office:value-type="float" office:value="661.7923" calcext:value-type="float">
            <text:p>662</text:p>
          </table:table-cell>
          <table:table-cell table:style-name="ce8" table:formula="of:=[.AQ105]*([.AQ70]/100)" office:value-type="float" office:value="814.5136" calcext:value-type="float">
            <text:p>815</text:p>
          </table:table-cell>
          <table:table-cell table:style-name="ce8" table:formula="of:=[.AR105]*([.AR70]/100)" office:value-type="float" office:value="1018.142" calcext:value-type="float">
            <text:p>1018</text:p>
          </table:table-cell>
          <table:table-cell table:style-name="ce8" table:formula="of:=[.AS105]*([.AS70]/100)" office:value-type="float" office:value="1527.213" calcext:value-type="float">
            <text:p>1527</text:p>
          </table:table-cell>
          <table:table-cell table:style-name="ce8" table:formula="of:=[.AT105]*([.AT70]/100)" office:value-type="float" office:value="2545.355" calcext:value-type="float">
            <text:p>2545</text:p>
          </table:table-cell>
          <table:table-cell table:style-name="ce8" table:formula="of:=[.AU105]*([.AU70]/100)" office:value-type="float" office:value="5090.71" calcext:value-type="float">
            <text:p>5091</text:p>
          </table:table-cell>
          <table:table-cell table:style-name="ce8" table:formula="of:=[.AV105]*([.AV70]/100)" office:value-type="float" office:value="10181.42" calcext:value-type="float">
            <text:p>10181</text:p>
          </table:table-cell>
          <table:table-cell table:style-name="ce8" table:formula="of:=[.AW105]*([.AW70]/100)" office:value-type="float" office:value="25453.55" calcext:value-type="float">
            <text:p>25454</text:p>
          </table:table-cell>
          <table:table-cell table:style-name="ce8" table:formula="of:=[.AX105]*([.AX70]/100)" office:value-type="float" office:value="50907.1" calcext:value-type="float">
            <text:p>50907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4" calcext:value-type="float">
            <text:p>4</text:p>
          </table:table-cell>
          <table:table-cell table:style-name="ce8" table:formula="of:=[.B106]*([.B71]/100)" office:value-type="float" office:value="0.61398411" calcext:value-type="float">
            <text:p>1</text:p>
          </table:table-cell>
          <table:table-cell table:style-name="ce8" table:formula="of:=[.C106]*([.C71]/100)" office:value-type="float" office:value="0.61398411" calcext:value-type="float">
            <text:p>1</text:p>
          </table:table-cell>
          <table:table-cell table:style-name="ce8" table:formula="of:=[.D106]*([.D71]/100)" office:value-type="float" office:value="0.61398411" calcext:value-type="float">
            <text:p>1</text:p>
          </table:table-cell>
          <table:table-cell table:style-name="ce8" table:formula="of:=[.E106]*([.E71]/100)" office:value-type="float" office:value="0.61398411" calcext:value-type="float">
            <text:p>1</text:p>
          </table:table-cell>
          <table:table-cell table:style-name="ce8" table:formula="of:=[.F106]*([.F71]/100)" office:value-type="float" office:value="0.61398411" calcext:value-type="float">
            <text:p>1</text:p>
          </table:table-cell>
          <table:table-cell table:style-name="ce8" table:formula="of:=[.G106]*([.G71]/100)" office:value-type="float" office:value="0.61398411" calcext:value-type="float">
            <text:p>1</text:p>
          </table:table-cell>
          <table:table-cell table:style-name="ce8" table:formula="of:=[.H106]*([.H71]/100)" office:value-type="float" office:value="0.61398411" calcext:value-type="float">
            <text:p>1</text:p>
          </table:table-cell>
          <table:table-cell table:style-name="ce8" table:formula="of:=[.I106]*([.I71]/100)" office:value-type="float" office:value="0.61398411" calcext:value-type="float">
            <text:p>1</text:p>
          </table:table-cell>
          <table:table-cell table:style-name="ce8" table:formula="of:=[.J106]*([.J71]/100)" office:value-type="float" office:value="0.61398411" calcext:value-type="float">
            <text:p>1</text:p>
          </table:table-cell>
          <table:table-cell table:style-name="ce8" table:formula="of:=[.K106]*([.K71]/100)" office:value-type="float" office:value="0.61398411" calcext:value-type="float">
            <text:p>1</text:p>
          </table:table-cell>
          <table:table-cell table:style-name="ce8" table:formula="of:=[.L106]*([.L71]/100)" office:value-type="float" office:value="0.61398411" calcext:value-type="float">
            <text:p>1</text:p>
          </table:table-cell>
          <table:table-cell table:style-name="ce8" table:formula="of:=[.M106]*([.M71]/100)" office:value-type="float" office:value="0.61398411" calcext:value-type="float">
            <text:p>1</text:p>
          </table:table-cell>
          <table:table-cell table:style-name="ce8" table:formula="of:=[.N106]*([.N71]/100)" office:value-type="float" office:value="0.61398411" calcext:value-type="float">
            <text:p>1</text:p>
          </table:table-cell>
          <table:table-cell table:style-name="ce8" table:formula="of:=[.O106]*([.O71]/100)" office:value-type="float" office:value="0.61398411" calcext:value-type="float">
            <text:p>1</text:p>
          </table:table-cell>
          <table:table-cell table:style-name="ce8" table:formula="of:=[.P106]*([.P71]/100)" office:value-type="float" office:value="0.61398411" calcext:value-type="float">
            <text:p>1</text:p>
          </table:table-cell>
          <table:table-cell table:style-name="ce8" table:formula="of:=[.Q106]*([.Q71]/100)" office:value-type="float" office:value="0.61398411" calcext:value-type="float">
            <text:p>1</text:p>
          </table:table-cell>
          <table:table-cell table:style-name="ce8" table:formula="of:=[.R106]*([.R71]/100)" office:value-type="float" office:value="0.61398411" calcext:value-type="float">
            <text:p>1</text:p>
          </table:table-cell>
          <table:table-cell table:style-name="ce8" table:formula="of:=[.S106]*([.S71]/100)" office:value-type="float" office:value="0.61398411" calcext:value-type="float">
            <text:p>1</text:p>
          </table:table-cell>
          <table:table-cell table:style-name="ce8" table:formula="of:=[.T106]*([.T71]/100)" office:value-type="float" office:value="0.61398411" calcext:value-type="float">
            <text:p>1</text:p>
          </table:table-cell>
          <table:table-cell table:style-name="ce8" table:formula="of:=[.U106]*([.U71]/100)" office:value-type="float" office:value="0.61398411" calcext:value-type="float">
            <text:p>1</text:p>
          </table:table-cell>
          <table:table-cell table:style-name="ce8" table:formula="of:=[.V106]*([.V71]/100)" office:value-type="float" office:value="0.61398411" calcext:value-type="float">
            <text:p>1</text:p>
          </table:table-cell>
          <table:table-cell table:style-name="ce8" table:formula="of:=[.W106]*([.W71]/100)" office:value-type="float" office:value="1.22796822" calcext:value-type="float">
            <text:p>1</text:p>
          </table:table-cell>
          <table:table-cell table:style-name="ce8" table:formula="of:=[.X106]*([.X71]/100)" office:value-type="float" office:value="3.06992055" calcext:value-type="float">
            <text:p>3</text:p>
          </table:table-cell>
          <table:table-cell table:style-name="ce8" table:formula="of:=[.Y106]*([.Y71]/100)" office:value-type="float" office:value="6.1398411" calcext:value-type="float">
            <text:p>6</text:p>
          </table:table-cell>
          <table:table-cell table:style-name="ce8" table:formula="of:=[.Z106]*([.Z71]/100)" office:value-type="float" office:value="12.2796822" calcext:value-type="float">
            <text:p>12</text:p>
          </table:table-cell>
          <table:table-cell table:style-name="ce8" table:formula="of:=[.AA106]*([.AA71]/100)" office:value-type="float" office:value="21.48944385" calcext:value-type="float">
            <text:p>21</text:p>
          </table:table-cell>
          <table:table-cell table:style-name="ce8" table:formula="of:=[.AB106]*([.AB71]/100)" office:value-type="float" office:value="39.90896715" calcext:value-type="float">
            <text:p>40</text:p>
          </table:table-cell>
          <table:table-cell table:style-name="ce8" table:formula="of:=[.AC106]*([.AC71]/100)" office:value-type="float" office:value="61.398411" calcext:value-type="float">
            <text:p>61</text:p>
          </table:table-cell>
          <table:table-cell table:style-name="ce8" table:formula="of:=[.AD106]*([.AD71]/100)" office:value-type="float" office:value="79.8179343" calcext:value-type="float">
            <text:p>80</text:p>
          </table:table-cell>
          <table:table-cell table:style-name="ce8" table:formula="of:=[.AE106]*([.AE71]/100)" office:value-type="float" office:value="104.3772987" calcext:value-type="float">
            <text:p>104</text:p>
          </table:table-cell>
          <table:table-cell table:style-name="ce8" table:formula="of:=[.AF106]*([.AF71]/100)" office:value-type="float" office:value="135.0765042" calcext:value-type="float">
            <text:p>135</text:p>
          </table:table-cell>
          <table:table-cell table:style-name="ce8" table:formula="of:=[.AG106]*([.AG71]/100)" office:value-type="float" office:value="171.9155508" calcext:value-type="float">
            <text:p>172</text:p>
          </table:table-cell>
          <table:table-cell table:style-name="ce8" table:formula="of:=[.AH106]*([.AH71]/100)" office:value-type="float" office:value="214.8944385" calcext:value-type="float">
            <text:p>215</text:p>
          </table:table-cell>
          <table:table-cell table:style-name="ce8" table:formula="of:=[.AI106]*([.AI71]/100)" office:value-type="float" office:value="270.1530084" calcext:value-type="float">
            <text:p>270</text:p>
          </table:table-cell>
          <table:table-cell table:style-name="ce8" table:formula="of:=[.AJ106]*([.AJ71]/100)" office:value-type="float" office:value="331.5514194" calcext:value-type="float">
            <text:p>332</text:p>
          </table:table-cell>
          <table:table-cell table:style-name="ce8" table:formula="of:=[.AK106]*([.AK71]/100)" office:value-type="float" office:value="399.0896715" calcext:value-type="float">
            <text:p>399</text:p>
          </table:table-cell>
          <table:table-cell table:style-name="ce8" table:formula="of:=[.AL106]*([.AL71]/100)" office:value-type="float" office:value="472.7677647" calcext:value-type="float">
            <text:p>473</text:p>
          </table:table-cell>
          <table:table-cell table:style-name="ce8" table:formula="of:=[.AM106]*([.AM71]/100)" office:value-type="float" office:value="552.585699" calcext:value-type="float">
            <text:p>553</text:p>
          </table:table-cell>
          <table:table-cell table:style-name="ce8" table:formula="of:=[.AN106]*([.AN71]/100)" office:value-type="float" office:value="638.5434744" calcext:value-type="float">
            <text:p>639</text:p>
          </table:table-cell>
          <table:table-cell table:style-name="ce8" table:formula="of:=[.AO106]*([.AO71]/100)" office:value-type="float" office:value="730.6410909" calcext:value-type="float">
            <text:p>731</text:p>
          </table:table-cell>
          <table:table-cell table:style-name="ce8" table:formula="of:=[.AP106]*([.AP71]/100)" office:value-type="float" office:value="798.179343" calcext:value-type="float">
            <text:p>798</text:p>
          </table:table-cell>
          <table:table-cell table:style-name="ce8" table:formula="of:=[.AQ106]*([.AQ71]/100)" office:value-type="float" office:value="982.374576" calcext:value-type="float">
            <text:p>982</text:p>
          </table:table-cell>
          <table:table-cell table:style-name="ce8" table:formula="of:=[.AR106]*([.AR71]/100)" office:value-type="float" office:value="1227.96822" calcext:value-type="float">
            <text:p>1228</text:p>
          </table:table-cell>
          <table:table-cell table:style-name="ce8" table:formula="of:=[.AS106]*([.AS71]/100)" office:value-type="float" office:value="1841.95233" calcext:value-type="float">
            <text:p>1842</text:p>
          </table:table-cell>
          <table:table-cell table:style-name="ce8" table:formula="of:=[.AT106]*([.AT71]/100)" office:value-type="float" office:value="3069.92055" calcext:value-type="float">
            <text:p>3070</text:p>
          </table:table-cell>
          <table:table-cell table:style-name="ce8" table:formula="of:=[.AU106]*([.AU71]/100)" office:value-type="float" office:value="6139.8411" calcext:value-type="float">
            <text:p>6140</text:p>
          </table:table-cell>
          <table:table-cell table:style-name="ce8" table:formula="of:=[.AV106]*([.AV71]/100)" office:value-type="float" office:value="12279.6822" calcext:value-type="float">
            <text:p>12280</text:p>
          </table:table-cell>
          <table:table-cell table:style-name="ce8" table:formula="of:=[.AW106]*([.AW71]/100)" office:value-type="float" office:value="30699.2055" calcext:value-type="float">
            <text:p>30699</text:p>
          </table:table-cell>
          <table:table-cell table:style-name="ce8" table:formula="of:=[.AX106]*([.AX71]/100)" office:value-type="float" office:value="61398.411" calcext:value-type="float">
            <text:p>61398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5" calcext:value-type="float">
            <text:p>5</text:p>
          </table:table-cell>
          <table:table-cell table:style-name="ce8" table:formula="of:=[.B107]*([.B72]/100)" office:value-type="float" office:value="0.7405454971" calcext:value-type="float">
            <text:p>1</text:p>
          </table:table-cell>
          <table:table-cell table:style-name="ce8" table:formula="of:=[.C107]*([.C72]/100)" office:value-type="float" office:value="0.7405454971" calcext:value-type="float">
            <text:p>1</text:p>
          </table:table-cell>
          <table:table-cell table:style-name="ce8" table:formula="of:=[.D107]*([.D72]/100)" office:value-type="float" office:value="0.7405454971" calcext:value-type="float">
            <text:p>1</text:p>
          </table:table-cell>
          <table:table-cell table:style-name="ce8" table:formula="of:=[.E107]*([.E72]/100)" office:value-type="float" office:value="0.7405454971" calcext:value-type="float">
            <text:p>1</text:p>
          </table:table-cell>
          <table:table-cell table:style-name="ce8" table:formula="of:=[.F107]*([.F72]/100)" office:value-type="float" office:value="0.7405454971" calcext:value-type="float">
            <text:p>1</text:p>
          </table:table-cell>
          <table:table-cell table:style-name="ce8" table:formula="of:=[.G107]*([.G72]/100)" office:value-type="float" office:value="0.7405454971" calcext:value-type="float">
            <text:p>1</text:p>
          </table:table-cell>
          <table:table-cell table:style-name="ce8" table:formula="of:=[.H107]*([.H72]/100)" office:value-type="float" office:value="0.7405454971" calcext:value-type="float">
            <text:p>1</text:p>
          </table:table-cell>
          <table:table-cell table:style-name="ce8" table:formula="of:=[.I107]*([.I72]/100)" office:value-type="float" office:value="0.7405454971" calcext:value-type="float">
            <text:p>1</text:p>
          </table:table-cell>
          <table:table-cell table:style-name="ce8" table:formula="of:=[.J107]*([.J72]/100)" office:value-type="float" office:value="0.7405454971" calcext:value-type="float">
            <text:p>1</text:p>
          </table:table-cell>
          <table:table-cell table:style-name="ce8" table:formula="of:=[.K107]*([.K72]/100)" office:value-type="float" office:value="0.7405454971" calcext:value-type="float">
            <text:p>1</text:p>
          </table:table-cell>
          <table:table-cell table:style-name="ce8" table:formula="of:=[.L107]*([.L72]/100)" office:value-type="float" office:value="0.7405454971" calcext:value-type="float">
            <text:p>1</text:p>
          </table:table-cell>
          <table:table-cell table:style-name="ce8" table:formula="of:=[.M107]*([.M72]/100)" office:value-type="float" office:value="0.7405454971" calcext:value-type="float">
            <text:p>1</text:p>
          </table:table-cell>
          <table:table-cell table:style-name="ce8" table:formula="of:=[.N107]*([.N72]/100)" office:value-type="float" office:value="0.7405454971" calcext:value-type="float">
            <text:p>1</text:p>
          </table:table-cell>
          <table:table-cell table:style-name="ce8" table:formula="of:=[.O107]*([.O72]/100)" office:value-type="float" office:value="0.7405454971" calcext:value-type="float">
            <text:p>1</text:p>
          </table:table-cell>
          <table:table-cell table:style-name="ce8" table:formula="of:=[.P107]*([.P72]/100)" office:value-type="float" office:value="0.7405454971" calcext:value-type="float">
            <text:p>1</text:p>
          </table:table-cell>
          <table:table-cell table:style-name="ce8" table:formula="of:=[.Q107]*([.Q72]/100)" office:value-type="float" office:value="0.7405454971" calcext:value-type="float">
            <text:p>1</text:p>
          </table:table-cell>
          <table:table-cell table:style-name="ce8" table:formula="of:=[.R107]*([.R72]/100)" office:value-type="float" office:value="0.7405454971" calcext:value-type="float">
            <text:p>1</text:p>
          </table:table-cell>
          <table:table-cell table:style-name="ce8" table:formula="of:=[.S107]*([.S72]/100)" office:value-type="float" office:value="0.7405454971" calcext:value-type="float">
            <text:p>1</text:p>
          </table:table-cell>
          <table:table-cell table:style-name="ce8" table:formula="of:=[.T107]*([.T72]/100)" office:value-type="float" office:value="0.7405454971" calcext:value-type="float">
            <text:p>1</text:p>
          </table:table-cell>
          <table:table-cell table:style-name="ce8" table:formula="of:=[.U107]*([.U72]/100)" office:value-type="float" office:value="0.7405454971" calcext:value-type="float">
            <text:p>1</text:p>
          </table:table-cell>
          <table:table-cell table:style-name="ce8" table:formula="of:=[.V107]*([.V72]/100)" office:value-type="float" office:value="0.7405454971" calcext:value-type="float">
            <text:p>1</text:p>
          </table:table-cell>
          <table:table-cell table:style-name="ce8" table:formula="of:=[.W107]*([.W72]/100)" office:value-type="float" office:value="1.4810909942" calcext:value-type="float">
            <text:p>1</text:p>
          </table:table-cell>
          <table:table-cell table:style-name="ce8" table:formula="of:=[.X107]*([.X72]/100)" office:value-type="float" office:value="3.7027274855" calcext:value-type="float">
            <text:p>4</text:p>
          </table:table-cell>
          <table:table-cell table:style-name="ce8" table:formula="of:=[.Y107]*([.Y72]/100)" office:value-type="float" office:value="7.405454971" calcext:value-type="float">
            <text:p>7</text:p>
          </table:table-cell>
          <table:table-cell table:style-name="ce8" table:formula="of:=[.Z107]*([.Z72]/100)" office:value-type="float" office:value="14.810909942" calcext:value-type="float">
            <text:p>15</text:p>
          </table:table-cell>
          <table:table-cell table:style-name="ce8" table:formula="of:=[.AA107]*([.AA72]/100)" office:value-type="float" office:value="25.9190923985" calcext:value-type="float">
            <text:p>26</text:p>
          </table:table-cell>
          <table:table-cell table:style-name="ce8" table:formula="of:=[.AB107]*([.AB72]/100)" office:value-type="float" office:value="48.1354573115" calcext:value-type="float">
            <text:p>48</text:p>
          </table:table-cell>
          <table:table-cell table:style-name="ce8" table:formula="of:=[.AC107]*([.AC72]/100)" office:value-type="float" office:value="74.05454971" calcext:value-type="float">
            <text:p>74</text:p>
          </table:table-cell>
          <table:table-cell table:style-name="ce8" table:formula="of:=[.AD107]*([.AD72]/100)" office:value-type="float" office:value="96.270914623" calcext:value-type="float">
            <text:p>96</text:p>
          </table:table-cell>
          <table:table-cell table:style-name="ce8" table:formula="of:=[.AE107]*([.AE72]/100)" office:value-type="float" office:value="125.892734507" calcext:value-type="float">
            <text:p>126</text:p>
          </table:table-cell>
          <table:table-cell table:style-name="ce8" table:formula="of:=[.AF107]*([.AF72]/100)" office:value-type="float" office:value="162.920009362" calcext:value-type="float">
            <text:p>163</text:p>
          </table:table-cell>
          <table:table-cell table:style-name="ce8" table:formula="of:=[.AG107]*([.AG72]/100)" office:value-type="float" office:value="207.352739188" calcext:value-type="float">
            <text:p>207</text:p>
          </table:table-cell>
          <table:table-cell table:style-name="ce8" table:formula="of:=[.AH107]*([.AH72]/100)" office:value-type="float" office:value="259.190923985" calcext:value-type="float">
            <text:p>259</text:p>
          </table:table-cell>
          <table:table-cell table:style-name="ce8" table:formula="of:=[.AI107]*([.AI72]/100)" office:value-type="float" office:value="325.840018724" calcext:value-type="float">
            <text:p>326</text:p>
          </table:table-cell>
          <table:table-cell table:style-name="ce8" table:formula="of:=[.AJ107]*([.AJ72]/100)" office:value-type="float" office:value="399.894568434" calcext:value-type="float">
            <text:p>400</text:p>
          </table:table-cell>
          <table:table-cell table:style-name="ce8" table:formula="of:=[.AK107]*([.AK72]/100)" office:value-type="float" office:value="481.354573115" calcext:value-type="float">
            <text:p>481</text:p>
          </table:table-cell>
          <table:table-cell table:style-name="ce8" table:formula="of:=[.AL107]*([.AL72]/100)" office:value-type="float" office:value="570.220032767" calcext:value-type="float">
            <text:p>570</text:p>
          </table:table-cell>
          <table:table-cell table:style-name="ce8" table:formula="of:=[.AM107]*([.AM72]/100)" office:value-type="float" office:value="666.49094739" calcext:value-type="float">
            <text:p>666</text:p>
          </table:table-cell>
          <table:table-cell table:style-name="ce8" table:formula="of:=[.AN107]*([.AN72]/100)" office:value-type="float" office:value="770.167316984" calcext:value-type="float">
            <text:p>770</text:p>
          </table:table-cell>
          <table:table-cell table:style-name="ce8" table:formula="of:=[.AO107]*([.AO72]/100)" office:value-type="float" office:value="881.249141549" calcext:value-type="float">
            <text:p>881</text:p>
          </table:table-cell>
          <table:table-cell table:style-name="ce8" table:formula="of:=[.AP107]*([.AP72]/100)" office:value-type="float" office:value="962.70914623" calcext:value-type="float">
            <text:p>963</text:p>
          </table:table-cell>
          <table:table-cell table:style-name="ce8" table:formula="of:=[.AQ107]*([.AQ72]/100)" office:value-type="float" office:value="1184.87279536" calcext:value-type="float">
            <text:p>1185</text:p>
          </table:table-cell>
          <table:table-cell table:style-name="ce8" table:formula="of:=[.AR107]*([.AR72]/100)" office:value-type="float" office:value="1481.0909942" calcext:value-type="float">
            <text:p>1481</text:p>
          </table:table-cell>
          <table:table-cell table:style-name="ce8" table:formula="of:=[.AS107]*([.AS72]/100)" office:value-type="float" office:value="2221.6364913" calcext:value-type="float">
            <text:p>2222</text:p>
          </table:table-cell>
          <table:table-cell table:style-name="ce8" table:formula="of:=[.AT107]*([.AT72]/100)" office:value-type="float" office:value="3702.7274855" calcext:value-type="float">
            <text:p>3703</text:p>
          </table:table-cell>
          <table:table-cell table:style-name="ce8" table:formula="of:=[.AU107]*([.AU72]/100)" office:value-type="float" office:value="7405.454971" calcext:value-type="float">
            <text:p>7405</text:p>
          </table:table-cell>
          <table:table-cell table:style-name="ce8" table:formula="of:=[.AV107]*([.AV72]/100)" office:value-type="float" office:value="14810.909942" calcext:value-type="float">
            <text:p>14811</text:p>
          </table:table-cell>
          <table:table-cell table:style-name="ce8" table:formula="of:=[.AW107]*([.AW72]/100)" office:value-type="float" office:value="37027.274855" calcext:value-type="float">
            <text:p>37027</text:p>
          </table:table-cell>
          <table:table-cell table:style-name="ce8" table:formula="of:=[.AX107]*([.AX72]/100)" office:value-type="float" office:value="74054.54971" calcext:value-type="float">
            <text:p>74055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6" calcext:value-type="float">
            <text:p>6</text:p>
          </table:table-cell>
          <table:table-cell table:style-name="ce8" table:formula="of:=[.B108]*([.B73]/100)" office:value-type="float" office:value="0.893227878771" calcext:value-type="float">
            <text:p>1</text:p>
          </table:table-cell>
          <table:table-cell table:style-name="ce8" table:formula="of:=[.C108]*([.C73]/100)" office:value-type="float" office:value="0.893227878771" calcext:value-type="float">
            <text:p>1</text:p>
          </table:table-cell>
          <table:table-cell table:style-name="ce8" table:formula="of:=[.D108]*([.D73]/100)" office:value-type="float" office:value="0.893227878771" calcext:value-type="float">
            <text:p>1</text:p>
          </table:table-cell>
          <table:table-cell table:style-name="ce8" table:formula="of:=[.E108]*([.E73]/100)" office:value-type="float" office:value="0.893227878771" calcext:value-type="float">
            <text:p>1</text:p>
          </table:table-cell>
          <table:table-cell table:style-name="ce8" table:formula="of:=[.F108]*([.F73]/100)" office:value-type="float" office:value="0.893227878771" calcext:value-type="float">
            <text:p>1</text:p>
          </table:table-cell>
          <table:table-cell table:style-name="ce8" table:formula="of:=[.G108]*([.G73]/100)" office:value-type="float" office:value="0.893227878771" calcext:value-type="float">
            <text:p>1</text:p>
          </table:table-cell>
          <table:table-cell table:style-name="ce8" table:formula="of:=[.H108]*([.H73]/100)" office:value-type="float" office:value="0.893227878771" calcext:value-type="float">
            <text:p>1</text:p>
          </table:table-cell>
          <table:table-cell table:style-name="ce8" table:formula="of:=[.I108]*([.I73]/100)" office:value-type="float" office:value="0.893227878771" calcext:value-type="float">
            <text:p>1</text:p>
          </table:table-cell>
          <table:table-cell table:style-name="ce8" table:formula="of:=[.J108]*([.J73]/100)" office:value-type="float" office:value="0.893227878771" calcext:value-type="float">
            <text:p>1</text:p>
          </table:table-cell>
          <table:table-cell table:style-name="ce8" table:formula="of:=[.K108]*([.K73]/100)" office:value-type="float" office:value="0.893227878771" calcext:value-type="float">
            <text:p>1</text:p>
          </table:table-cell>
          <table:table-cell table:style-name="ce8" table:formula="of:=[.L108]*([.L73]/100)" office:value-type="float" office:value="0.893227878771" calcext:value-type="float">
            <text:p>1</text:p>
          </table:table-cell>
          <table:table-cell table:style-name="ce8" table:formula="of:=[.M108]*([.M73]/100)" office:value-type="float" office:value="0.893227878771" calcext:value-type="float">
            <text:p>1</text:p>
          </table:table-cell>
          <table:table-cell table:style-name="ce8" table:formula="of:=[.N108]*([.N73]/100)" office:value-type="float" office:value="0.893227878771" calcext:value-type="float">
            <text:p>1</text:p>
          </table:table-cell>
          <table:table-cell table:style-name="ce8" table:formula="of:=[.O108]*([.O73]/100)" office:value-type="float" office:value="0.893227878771" calcext:value-type="float">
            <text:p>1</text:p>
          </table:table-cell>
          <table:table-cell table:style-name="ce8" table:formula="of:=[.P108]*([.P73]/100)" office:value-type="float" office:value="0.893227878771" calcext:value-type="float">
            <text:p>1</text:p>
          </table:table-cell>
          <table:table-cell table:style-name="ce8" table:formula="of:=[.Q108]*([.Q73]/100)" office:value-type="float" office:value="0.893227878771" calcext:value-type="float">
            <text:p>1</text:p>
          </table:table-cell>
          <table:table-cell table:style-name="ce8" table:formula="of:=[.R108]*([.R73]/100)" office:value-type="float" office:value="0.893227878771" calcext:value-type="float">
            <text:p>1</text:p>
          </table:table-cell>
          <table:table-cell table:style-name="ce8" table:formula="of:=[.S108]*([.S73]/100)" office:value-type="float" office:value="0.893227878771" calcext:value-type="float">
            <text:p>1</text:p>
          </table:table-cell>
          <table:table-cell table:style-name="ce8" table:formula="of:=[.T108]*([.T73]/100)" office:value-type="float" office:value="0.893227878771" calcext:value-type="float">
            <text:p>1</text:p>
          </table:table-cell>
          <table:table-cell table:style-name="ce8" table:formula="of:=[.U108]*([.U73]/100)" office:value-type="float" office:value="0.893227878771" calcext:value-type="float">
            <text:p>1</text:p>
          </table:table-cell>
          <table:table-cell table:style-name="ce8" table:formula="of:=[.V108]*([.V73]/100)" office:value-type="float" office:value="0.893227878771" calcext:value-type="float">
            <text:p>1</text:p>
          </table:table-cell>
          <table:table-cell table:style-name="ce8" table:formula="of:=[.W108]*([.W73]/100)" office:value-type="float" office:value="1.786455757542" calcext:value-type="float">
            <text:p>2</text:p>
          </table:table-cell>
          <table:table-cell table:style-name="ce8" table:formula="of:=[.X108]*([.X73]/100)" office:value-type="float" office:value="4.466139393855" calcext:value-type="float">
            <text:p>4</text:p>
          </table:table-cell>
          <table:table-cell table:style-name="ce8" table:formula="of:=[.Y108]*([.Y73]/100)" office:value-type="float" office:value="8.93227878771" calcext:value-type="float">
            <text:p>9</text:p>
          </table:table-cell>
          <table:table-cell table:style-name="ce8" table:formula="of:=[.Z108]*([.Z73]/100)" office:value-type="float" office:value="17.86455757542" calcext:value-type="float">
            <text:p>18</text:p>
          </table:table-cell>
          <table:table-cell table:style-name="ce8" table:formula="of:=[.AA108]*([.AA73]/100)" office:value-type="float" office:value="31.262975756985" calcext:value-type="float">
            <text:p>31</text:p>
          </table:table-cell>
          <table:table-cell table:style-name="ce8" table:formula="of:=[.AB108]*([.AB73]/100)" office:value-type="float" office:value="58.059812120115" calcext:value-type="float">
            <text:p>58</text:p>
          </table:table-cell>
          <table:table-cell table:style-name="ce8" table:formula="of:=[.AC108]*([.AC73]/100)" office:value-type="float" office:value="89.3227878771" calcext:value-type="float">
            <text:p>89</text:p>
          </table:table-cell>
          <table:table-cell table:style-name="ce8" table:formula="of:=[.AD108]*([.AD73]/100)" office:value-type="float" office:value="116.11962424023" calcext:value-type="float">
            <text:p>116</text:p>
          </table:table-cell>
          <table:table-cell table:style-name="ce8" table:formula="of:=[.AE108]*([.AE73]/100)" office:value-type="float" office:value="151.84873939107" calcext:value-type="float">
            <text:p>152</text:p>
          </table:table-cell>
          <table:table-cell table:style-name="ce8" table:formula="of:=[.AF108]*([.AF73]/100)" office:value-type="float" office:value="196.51013332962" calcext:value-type="float">
            <text:p>197</text:p>
          </table:table-cell>
          <table:table-cell table:style-name="ce8" table:formula="of:=[.AG108]*([.AG73]/100)" office:value-type="float" office:value="250.10380605588" calcext:value-type="float">
            <text:p>250</text:p>
          </table:table-cell>
          <table:table-cell table:style-name="ce8" table:formula="of:=[.AH108]*([.AH73]/100)" office:value-type="float" office:value="312.62975756985" calcext:value-type="float">
            <text:p>313</text:p>
          </table:table-cell>
          <table:table-cell table:style-name="ce8" table:formula="of:=[.AI108]*([.AI73]/100)" office:value-type="float" office:value="393.02026665924" calcext:value-type="float">
            <text:p>393</text:p>
          </table:table-cell>
          <table:table-cell table:style-name="ce8" table:formula="of:=[.AJ108]*([.AJ73]/100)" office:value-type="float" office:value="482.34305453634" calcext:value-type="float">
            <text:p>482</text:p>
          </table:table-cell>
          <table:table-cell table:style-name="ce8" table:formula="of:=[.AK108]*([.AK73]/100)" office:value-type="float" office:value="580.59812120115" calcext:value-type="float">
            <text:p>581</text:p>
          </table:table-cell>
          <table:table-cell table:style-name="ce8" table:formula="of:=[.AL108]*([.AL73]/100)" office:value-type="float" office:value="687.78546665367" calcext:value-type="float">
            <text:p>688</text:p>
          </table:table-cell>
          <table:table-cell table:style-name="ce8" table:formula="of:=[.AM108]*([.AM73]/100)" office:value-type="float" office:value="803.9050908939" calcext:value-type="float">
            <text:p>804</text:p>
          </table:table-cell>
          <table:table-cell table:style-name="ce8" table:formula="of:=[.AN108]*([.AN73]/100)" office:value-type="float" office:value="928.95699392184" calcext:value-type="float">
            <text:p>929</text:p>
          </table:table-cell>
          <table:table-cell table:style-name="ce8" table:formula="of:=[.AO108]*([.AO73]/100)" office:value-type="float" office:value="1062.94117573749" calcext:value-type="float">
            <text:p>1063</text:p>
          </table:table-cell>
          <table:table-cell table:style-name="ce8" table:formula="of:=[.AP108]*([.AP73]/100)" office:value-type="float" office:value="1161.1962424023" calcext:value-type="float">
            <text:p>1161</text:p>
          </table:table-cell>
          <table:table-cell table:style-name="ce8" table:formula="of:=[.AQ108]*([.AQ73]/100)" office:value-type="float" office:value="1429.1646060336" calcext:value-type="float">
            <text:p>1429</text:p>
          </table:table-cell>
          <table:table-cell table:style-name="ce8" table:formula="of:=[.AR108]*([.AR73]/100)" office:value-type="float" office:value="1786.455757542" calcext:value-type="float">
            <text:p>1786</text:p>
          </table:table-cell>
          <table:table-cell table:style-name="ce8" table:formula="of:=[.AS108]*([.AS73]/100)" office:value-type="float" office:value="2679.683636313" calcext:value-type="float">
            <text:p>2680</text:p>
          </table:table-cell>
          <table:table-cell table:style-name="ce8" table:formula="of:=[.AT108]*([.AT73]/100)" office:value-type="float" office:value="4466.139393855" calcext:value-type="float">
            <text:p>4466</text:p>
          </table:table-cell>
          <table:table-cell table:style-name="ce8" table:formula="of:=[.AU108]*([.AU73]/100)" office:value-type="float" office:value="8932.27878771" calcext:value-type="float">
            <text:p>8932</text:p>
          </table:table-cell>
          <table:table-cell table:style-name="ce8" table:formula="of:=[.AV108]*([.AV73]/100)" office:value-type="float" office:value="17864.55757542" calcext:value-type="float">
            <text:p>17865</text:p>
          </table:table-cell>
          <table:table-cell table:style-name="ce8" table:formula="of:=[.AW108]*([.AW73]/100)" office:value-type="float" office:value="44661.39393855" calcext:value-type="float">
            <text:p>44661</text:p>
          </table:table-cell>
          <table:table-cell table:style-name="ce8" table:formula="of:=[.AX108]*([.AX73]/100)" office:value-type="float" office:value="89322.7878771" calcext:value-type="float">
            <text:p>89323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7" calcext:value-type="float">
            <text:p>7</text:p>
          </table:table-cell>
          <table:table-cell table:style-name="ce8" table:formula="of:=[.B109]*([.B74]/100)" office:value-type="float" office:value="1.07742927939451" calcext:value-type="float">
            <text:p>1</text:p>
          </table:table-cell>
          <table:table-cell table:style-name="ce8" table:formula="of:=[.C109]*([.C74]/100)" office:value-type="float" office:value="1.07742927939451" calcext:value-type="float">
            <text:p>1</text:p>
          </table:table-cell>
          <table:table-cell table:style-name="ce8" table:formula="of:=[.D109]*([.D74]/100)" office:value-type="float" office:value="1.07742927939451" calcext:value-type="float">
            <text:p>1</text:p>
          </table:table-cell>
          <table:table-cell table:style-name="ce8" table:formula="of:=[.E109]*([.E74]/100)" office:value-type="float" office:value="1.07742927939451" calcext:value-type="float">
            <text:p>1</text:p>
          </table:table-cell>
          <table:table-cell table:style-name="ce8" table:formula="of:=[.F109]*([.F74]/100)" office:value-type="float" office:value="1.07742927939451" calcext:value-type="float">
            <text:p>1</text:p>
          </table:table-cell>
          <table:table-cell table:style-name="ce8" table:formula="of:=[.G109]*([.G74]/100)" office:value-type="float" office:value="1.07742927939451" calcext:value-type="float">
            <text:p>1</text:p>
          </table:table-cell>
          <table:table-cell table:style-name="ce8" table:formula="of:=[.H109]*([.H74]/100)" office:value-type="float" office:value="1.07742927939451" calcext:value-type="float">
            <text:p>1</text:p>
          </table:table-cell>
          <table:table-cell table:style-name="ce8" table:formula="of:=[.I109]*([.I74]/100)" office:value-type="float" office:value="1.07742927939451" calcext:value-type="float">
            <text:p>1</text:p>
          </table:table-cell>
          <table:table-cell table:style-name="ce8" table:formula="of:=[.J109]*([.J74]/100)" office:value-type="float" office:value="1.07742927939451" calcext:value-type="float">
            <text:p>1</text:p>
          </table:table-cell>
          <table:table-cell table:style-name="ce8" table:formula="of:=[.K109]*([.K74]/100)" office:value-type="float" office:value="1.07742927939451" calcext:value-type="float">
            <text:p>1</text:p>
          </table:table-cell>
          <table:table-cell table:style-name="ce8" table:formula="of:=[.L109]*([.L74]/100)" office:value-type="float" office:value="1.07742927939451" calcext:value-type="float">
            <text:p>1</text:p>
          </table:table-cell>
          <table:table-cell table:style-name="ce8" table:formula="of:=[.M109]*([.M74]/100)" office:value-type="float" office:value="1.07742927939451" calcext:value-type="float">
            <text:p>1</text:p>
          </table:table-cell>
          <table:table-cell table:style-name="ce8" table:formula="of:=[.N109]*([.N74]/100)" office:value-type="float" office:value="1.07742927939451" calcext:value-type="float">
            <text:p>1</text:p>
          </table:table-cell>
          <table:table-cell table:style-name="ce8" table:formula="of:=[.O109]*([.O74]/100)" office:value-type="float" office:value="1.07742927939451" calcext:value-type="float">
            <text:p>1</text:p>
          </table:table-cell>
          <table:table-cell table:style-name="ce8" table:formula="of:=[.P109]*([.P74]/100)" office:value-type="float" office:value="1.07742927939451" calcext:value-type="float">
            <text:p>1</text:p>
          </table:table-cell>
          <table:table-cell table:style-name="ce8" table:formula="of:=[.Q109]*([.Q74]/100)" office:value-type="float" office:value="1.07742927939451" calcext:value-type="float">
            <text:p>1</text:p>
          </table:table-cell>
          <table:table-cell table:style-name="ce8" table:formula="of:=[.R109]*([.R74]/100)" office:value-type="float" office:value="1.07742927939451" calcext:value-type="float">
            <text:p>1</text:p>
          </table:table-cell>
          <table:table-cell table:style-name="ce8" table:formula="of:=[.S109]*([.S74]/100)" office:value-type="float" office:value="1.07742927939451" calcext:value-type="float">
            <text:p>1</text:p>
          </table:table-cell>
          <table:table-cell table:style-name="ce8" table:formula="of:=[.T109]*([.T74]/100)" office:value-type="float" office:value="1.07742927939451" calcext:value-type="float">
            <text:p>1</text:p>
          </table:table-cell>
          <table:table-cell table:style-name="ce8" table:formula="of:=[.U109]*([.U74]/100)" office:value-type="float" office:value="1.07742927939451" calcext:value-type="float">
            <text:p>1</text:p>
          </table:table-cell>
          <table:table-cell table:style-name="ce8" table:formula="of:=[.V109]*([.V74]/100)" office:value-type="float" office:value="1.07742927939451" calcext:value-type="float">
            <text:p>1</text:p>
          </table:table-cell>
          <table:table-cell table:style-name="ce8" table:formula="of:=[.W109]*([.W74]/100)" office:value-type="float" office:value="2.15485855878902" calcext:value-type="float">
            <text:p>2</text:p>
          </table:table-cell>
          <table:table-cell table:style-name="ce8" table:formula="of:=[.X109]*([.X74]/100)" office:value-type="float" office:value="5.38714639697255" calcext:value-type="float">
            <text:p>5</text:p>
          </table:table-cell>
          <table:table-cell table:style-name="ce8" table:formula="of:=[.Y109]*([.Y74]/100)" office:value-type="float" office:value="10.7742927939451" calcext:value-type="float">
            <text:p>11</text:p>
          </table:table-cell>
          <table:table-cell table:style-name="ce8" table:formula="of:=[.Z109]*([.Z74]/100)" office:value-type="float" office:value="21.5485855878902" calcext:value-type="float">
            <text:p>22</text:p>
          </table:table-cell>
          <table:table-cell table:style-name="ce8" table:formula="of:=[.AA109]*([.AA74]/100)" office:value-type="float" office:value="37.7100247788078" calcext:value-type="float">
            <text:p>38</text:p>
          </table:table-cell>
          <table:table-cell table:style-name="ce8" table:formula="of:=[.AB109]*([.AB74]/100)" office:value-type="float" office:value="70.0329031606431" calcext:value-type="float">
            <text:p>70</text:p>
          </table:table-cell>
          <table:table-cell table:style-name="ce8" table:formula="of:=[.AC109]*([.AC74]/100)" office:value-type="float" office:value="107.742927939451" calcext:value-type="float">
            <text:p>108</text:p>
          </table:table-cell>
          <table:table-cell table:style-name="ce8" table:formula="of:=[.AD109]*([.AD74]/100)" office:value-type="float" office:value="140.065806321286" calcext:value-type="float">
            <text:p>140</text:p>
          </table:table-cell>
          <table:table-cell table:style-name="ce8" table:formula="of:=[.AE109]*([.AE74]/100)" office:value-type="float" office:value="183.162977497067" calcext:value-type="float">
            <text:p>183</text:p>
          </table:table-cell>
          <table:table-cell table:style-name="ce8" table:formula="of:=[.AF109]*([.AF74]/100)" office:value-type="float" office:value="237.034441466792" calcext:value-type="float">
            <text:p>237</text:p>
          </table:table-cell>
          <table:table-cell table:style-name="ce8" table:formula="of:=[.AG109]*([.AG74]/100)" office:value-type="float" office:value="301.680198230463" calcext:value-type="float">
            <text:p>302</text:p>
          </table:table-cell>
          <table:table-cell table:style-name="ce8" table:formula="of:=[.AH109]*([.AH74]/100)" office:value-type="float" office:value="377.100247788078" calcext:value-type="float">
            <text:p>377</text:p>
          </table:table-cell>
          <table:table-cell table:style-name="ce8" table:formula="of:=[.AI109]*([.AI74]/100)" office:value-type="float" office:value="474.068882933584" calcext:value-type="float">
            <text:p>474</text:p>
          </table:table-cell>
          <table:table-cell table:style-name="ce8" table:formula="of:=[.AJ109]*([.AJ74]/100)" office:value-type="float" office:value="581.811810873035" calcext:value-type="float">
            <text:p>582</text:p>
          </table:table-cell>
          <table:table-cell table:style-name="ce8" table:formula="of:=[.AK109]*([.AK74]/100)" office:value-type="float" office:value="700.329031606432" calcext:value-type="float">
            <text:p>700</text:p>
          </table:table-cell>
          <table:table-cell table:style-name="ce8" table:formula="of:=[.AL109]*([.AL74]/100)" office:value-type="float" office:value="829.620545133773" calcext:value-type="float">
            <text:p>830</text:p>
          </table:table-cell>
          <table:table-cell table:style-name="ce8" table:formula="of:=[.AM109]*([.AM74]/100)" office:value-type="float" office:value="969.686351455059" calcext:value-type="float">
            <text:p>970</text:p>
          </table:table-cell>
          <table:table-cell table:style-name="ce8" table:formula="of:=[.AN109]*([.AN74]/100)" office:value-type="float" office:value="1120.52645057029" calcext:value-type="float">
            <text:p>1121</text:p>
          </table:table-cell>
          <table:table-cell table:style-name="ce8" table:formula="of:=[.AO109]*([.AO74]/100)" office:value-type="float" office:value="1282.14084247947" calcext:value-type="float">
            <text:p>1282</text:p>
          </table:table-cell>
          <table:table-cell table:style-name="ce8" table:formula="of:=[.AP109]*([.AP74]/100)" office:value-type="float" office:value="1400.65806321286" calcext:value-type="float">
            <text:p>1401</text:p>
          </table:table-cell>
          <table:table-cell table:style-name="ce8" table:formula="of:=[.AQ109]*([.AQ74]/100)" office:value-type="float" office:value="1723.88684703122" calcext:value-type="float">
            <text:p>1724</text:p>
          </table:table-cell>
          <table:table-cell table:style-name="ce8" table:formula="of:=[.AR109]*([.AR74]/100)" office:value-type="float" office:value="2154.85855878902" calcext:value-type="float">
            <text:p>2155</text:p>
          </table:table-cell>
          <table:table-cell table:style-name="ce8" table:formula="of:=[.AS109]*([.AS74]/100)" office:value-type="float" office:value="3232.28783818353" calcext:value-type="float">
            <text:p>3232</text:p>
          </table:table-cell>
          <table:table-cell table:style-name="ce8" table:formula="of:=[.AT109]*([.AT74]/100)" office:value-type="float" office:value="5387.14639697255" calcext:value-type="float">
            <text:p>5387</text:p>
          </table:table-cell>
          <table:table-cell table:style-name="ce8" table:formula="of:=[.AU109]*([.AU74]/100)" office:value-type="float" office:value="10774.2927939451" calcext:value-type="float">
            <text:p>10774</text:p>
          </table:table-cell>
          <table:table-cell table:style-name="ce8" table:formula="of:=[.AV109]*([.AV74]/100)" office:value-type="float" office:value="21548.5855878902" calcext:value-type="float">
            <text:p>21549</text:p>
          </table:table-cell>
          <table:table-cell table:style-name="ce8" table:formula="of:=[.AW109]*([.AW74]/100)" office:value-type="float" office:value="53871.4639697255" calcext:value-type="float">
            <text:p>53871</text:p>
          </table:table-cell>
          <table:table-cell table:style-name="ce8" table:formula="of:=[.AX109]*([.AX74]/100)" office:value-type="float" office:value="107742.927939451" calcext:value-type="float">
            <text:p>107743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8" calcext:value-type="float">
            <text:p>8</text:p>
          </table:table-cell>
          <table:table-cell table:style-name="ce8" table:formula="of:=[.B110]*([.B75]/100)" office:value-type="float" office:value="1.29966471044691" calcext:value-type="float">
            <text:p>1</text:p>
          </table:table-cell>
          <table:table-cell table:style-name="ce8" table:formula="of:=[.C110]*([.C75]/100)" office:value-type="float" office:value="1.29966471044691" calcext:value-type="float">
            <text:p>1</text:p>
          </table:table-cell>
          <table:table-cell table:style-name="ce8" table:formula="of:=[.D110]*([.D75]/100)" office:value-type="float" office:value="1.29966471044691" calcext:value-type="float">
            <text:p>1</text:p>
          </table:table-cell>
          <table:table-cell table:style-name="ce8" table:formula="of:=[.E110]*([.E75]/100)" office:value-type="float" office:value="1.29966471044691" calcext:value-type="float">
            <text:p>1</text:p>
          </table:table-cell>
          <table:table-cell table:style-name="ce8" table:formula="of:=[.F110]*([.F75]/100)" office:value-type="float" office:value="1.29966471044691" calcext:value-type="float">
            <text:p>1</text:p>
          </table:table-cell>
          <table:table-cell table:style-name="ce8" table:formula="of:=[.G110]*([.G75]/100)" office:value-type="float" office:value="1.29966471044691" calcext:value-type="float">
            <text:p>1</text:p>
          </table:table-cell>
          <table:table-cell table:style-name="ce8" table:formula="of:=[.H110]*([.H75]/100)" office:value-type="float" office:value="1.29966471044691" calcext:value-type="float">
            <text:p>1</text:p>
          </table:table-cell>
          <table:table-cell table:style-name="ce8" table:formula="of:=[.I110]*([.I75]/100)" office:value-type="float" office:value="1.29966471044691" calcext:value-type="float">
            <text:p>1</text:p>
          </table:table-cell>
          <table:table-cell table:style-name="ce8" table:formula="of:=[.J110]*([.J75]/100)" office:value-type="float" office:value="1.29966471044691" calcext:value-type="float">
            <text:p>1</text:p>
          </table:table-cell>
          <table:table-cell table:style-name="ce8" table:formula="of:=[.K110]*([.K75]/100)" office:value-type="float" office:value="1.29966471044691" calcext:value-type="float">
            <text:p>1</text:p>
          </table:table-cell>
          <table:table-cell table:style-name="ce8" table:formula="of:=[.L110]*([.L75]/100)" office:value-type="float" office:value="1.29966471044691" calcext:value-type="float">
            <text:p>1</text:p>
          </table:table-cell>
          <table:table-cell table:style-name="ce8" table:formula="of:=[.M110]*([.M75]/100)" office:value-type="float" office:value="1.29966471044691" calcext:value-type="float">
            <text:p>1</text:p>
          </table:table-cell>
          <table:table-cell table:style-name="ce8" table:formula="of:=[.N110]*([.N75]/100)" office:value-type="float" office:value="1.29966471044691" calcext:value-type="float">
            <text:p>1</text:p>
          </table:table-cell>
          <table:table-cell table:style-name="ce8" table:formula="of:=[.O110]*([.O75]/100)" office:value-type="float" office:value="1.29966471044691" calcext:value-type="float">
            <text:p>1</text:p>
          </table:table-cell>
          <table:table-cell table:style-name="ce8" table:formula="of:=[.P110]*([.P75]/100)" office:value-type="float" office:value="1.29966471044691" calcext:value-type="float">
            <text:p>1</text:p>
          </table:table-cell>
          <table:table-cell table:style-name="ce8" table:formula="of:=[.Q110]*([.Q75]/100)" office:value-type="float" office:value="1.29966471044691" calcext:value-type="float">
            <text:p>1</text:p>
          </table:table-cell>
          <table:table-cell table:style-name="ce8" table:formula="of:=[.R110]*([.R75]/100)" office:value-type="float" office:value="1.29966471044691" calcext:value-type="float">
            <text:p>1</text:p>
          </table:table-cell>
          <table:table-cell table:style-name="ce8" table:formula="of:=[.S110]*([.S75]/100)" office:value-type="float" office:value="1.29966471044691" calcext:value-type="float">
            <text:p>1</text:p>
          </table:table-cell>
          <table:table-cell table:style-name="ce8" table:formula="of:=[.T110]*([.T75]/100)" office:value-type="float" office:value="1.29966471044691" calcext:value-type="float">
            <text:p>1</text:p>
          </table:table-cell>
          <table:table-cell table:style-name="ce8" table:formula="of:=[.U110]*([.U75]/100)" office:value-type="float" office:value="1.29966471044691" calcext:value-type="float">
            <text:p>1</text:p>
          </table:table-cell>
          <table:table-cell table:style-name="ce8" table:formula="of:=[.V110]*([.V75]/100)" office:value-type="float" office:value="1.29966471044691" calcext:value-type="float">
            <text:p>1</text:p>
          </table:table-cell>
          <table:table-cell table:style-name="ce8" table:formula="of:=[.W110]*([.W75]/100)" office:value-type="float" office:value="2.59932942089382" calcext:value-type="float">
            <text:p>3</text:p>
          </table:table-cell>
          <table:table-cell table:style-name="ce8" table:formula="of:=[.X110]*([.X75]/100)" office:value-type="float" office:value="6.49832355223455" calcext:value-type="float">
            <text:p>6</text:p>
          </table:table-cell>
          <table:table-cell table:style-name="ce8" table:formula="of:=[.Y110]*([.Y75]/100)" office:value-type="float" office:value="12.9966471044691" calcext:value-type="float">
            <text:p>13</text:p>
          </table:table-cell>
          <table:table-cell table:style-name="ce8" table:formula="of:=[.Z110]*([.Z75]/100)" office:value-type="float" office:value="25.9932942089382" calcext:value-type="float">
            <text:p>26</text:p>
          </table:table-cell>
          <table:table-cell table:style-name="ce8" table:formula="of:=[.AA110]*([.AA75]/100)" office:value-type="float" office:value="45.4882648656418" calcext:value-type="float">
            <text:p>45</text:p>
          </table:table-cell>
          <table:table-cell table:style-name="ce8" table:formula="of:=[.AB110]*([.AB75]/100)" office:value-type="float" office:value="84.4782061790492" calcext:value-type="float">
            <text:p>84</text:p>
          </table:table-cell>
          <table:table-cell table:style-name="ce8" table:formula="of:=[.AC110]*([.AC75]/100)" office:value-type="float" office:value="129.966471044691" calcext:value-type="float">
            <text:p>130</text:p>
          </table:table-cell>
          <table:table-cell table:style-name="ce8" table:formula="of:=[.AD110]*([.AD75]/100)" office:value-type="float" office:value="168.956412358098" calcext:value-type="float">
            <text:p>169</text:p>
          </table:table-cell>
          <table:table-cell table:style-name="ce8" table:formula="of:=[.AE110]*([.AE75]/100)" office:value-type="float" office:value="220.943000775975" calcext:value-type="float">
            <text:p>221</text:p>
          </table:table-cell>
          <table:table-cell table:style-name="ce8" table:formula="of:=[.AF110]*([.AF75]/100)" office:value-type="float" office:value="285.92623629832" calcext:value-type="float">
            <text:p>286</text:p>
          </table:table-cell>
          <table:table-cell table:style-name="ce8" table:formula="of:=[.AG110]*([.AG75]/100)" office:value-type="float" office:value="363.906118925135" calcext:value-type="float">
            <text:p>364</text:p>
          </table:table-cell>
          <table:table-cell table:style-name="ce8" table:formula="of:=[.AH110]*([.AH75]/100)" office:value-type="float" office:value="454.882648656418" calcext:value-type="float">
            <text:p>455</text:p>
          </table:table-cell>
          <table:table-cell table:style-name="ce8" table:formula="of:=[.AI110]*([.AI75]/100)" office:value-type="float" office:value="571.85247259664" calcext:value-type="float">
            <text:p>572</text:p>
          </table:table-cell>
          <table:table-cell table:style-name="ce8" table:formula="of:=[.AJ110]*([.AJ75]/100)" office:value-type="float" office:value="701.818943641331" calcext:value-type="float">
            <text:p>702</text:p>
          </table:table-cell>
          <table:table-cell table:style-name="ce8" table:formula="of:=[.AK110]*([.AK75]/100)" office:value-type="float" office:value="844.782061790492" calcext:value-type="float">
            <text:p>845</text:p>
          </table:table-cell>
          <table:table-cell table:style-name="ce8" table:formula="of:=[.AL110]*([.AL75]/100)" office:value-type="float" office:value="1000.74182704412" calcext:value-type="float">
            <text:p>1001</text:p>
          </table:table-cell>
          <table:table-cell table:style-name="ce8" table:formula="of:=[.AM110]*([.AM75]/100)" office:value-type="float" office:value="1169.69823940222" calcext:value-type="float">
            <text:p>1170</text:p>
          </table:table-cell>
          <table:table-cell table:style-name="ce8" table:formula="of:=[.AN110]*([.AN75]/100)" office:value-type="float" office:value="1351.65129886479" calcext:value-type="float">
            <text:p>1352</text:p>
          </table:table-cell>
          <table:table-cell table:style-name="ce8" table:formula="of:=[.AO110]*([.AO75]/100)" office:value-type="float" office:value="1546.60100543182" calcext:value-type="float">
            <text:p>1547</text:p>
          </table:table-cell>
          <table:table-cell table:style-name="ce8" table:formula="of:=[.AP110]*([.AP75]/100)" office:value-type="float" office:value="1689.56412358098" calcext:value-type="float">
            <text:p>1690</text:p>
          </table:table-cell>
          <table:table-cell table:style-name="ce8" table:formula="of:=[.AQ110]*([.AQ75]/100)" office:value-type="float" office:value="2079.46353671506" calcext:value-type="float">
            <text:p>2079</text:p>
          </table:table-cell>
          <table:table-cell table:style-name="ce8" table:formula="of:=[.AR110]*([.AR75]/100)" office:value-type="float" office:value="2599.32942089382" calcext:value-type="float">
            <text:p>2599</text:p>
          </table:table-cell>
          <table:table-cell table:style-name="ce8" table:formula="of:=[.AS110]*([.AS75]/100)" office:value-type="float" office:value="3898.99413134073" calcext:value-type="float">
            <text:p>3899</text:p>
          </table:table-cell>
          <table:table-cell table:style-name="ce8" table:formula="of:=[.AT110]*([.AT75]/100)" office:value-type="float" office:value="6498.32355223455" calcext:value-type="float">
            <text:p>6498</text:p>
          </table:table-cell>
          <table:table-cell table:style-name="ce8" table:formula="of:=[.AU110]*([.AU75]/100)" office:value-type="float" office:value="12996.6471044691" calcext:value-type="float">
            <text:p>12997</text:p>
          </table:table-cell>
          <table:table-cell table:style-name="ce8" table:formula="of:=[.AV110]*([.AV75]/100)" office:value-type="float" office:value="25993.2942089382" calcext:value-type="float">
            <text:p>25993</text:p>
          </table:table-cell>
          <table:table-cell table:style-name="ce8" table:formula="of:=[.AW110]*([.AW75]/100)" office:value-type="float" office:value="64983.2355223455" calcext:value-type="float">
            <text:p>64983</text:p>
          </table:table-cell>
          <table:table-cell table:style-name="ce8" table:formula="of:=[.AX110]*([.AX75]/100)" office:value-type="float" office:value="129966.471044691" calcext:value-type="float">
            <text:p>129966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9" calcext:value-type="float">
            <text:p>9</text:p>
          </table:table-cell>
          <table:table-cell table:style-name="ce8" table:formula="of:=[.B111]*([.B76]/100)" office:value-type="float" office:value="1.56779761153581" calcext:value-type="float">
            <text:p>2</text:p>
          </table:table-cell>
          <table:table-cell table:style-name="ce8" table:formula="of:=[.C111]*([.C76]/100)" office:value-type="float" office:value="1.56779761153581" calcext:value-type="float">
            <text:p>2</text:p>
          </table:table-cell>
          <table:table-cell table:style-name="ce8" table:formula="of:=[.D111]*([.D76]/100)" office:value-type="float" office:value="1.56779761153581" calcext:value-type="float">
            <text:p>2</text:p>
          </table:table-cell>
          <table:table-cell table:style-name="ce8" table:formula="of:=[.E111]*([.E76]/100)" office:value-type="float" office:value="1.56779761153581" calcext:value-type="float">
            <text:p>2</text:p>
          </table:table-cell>
          <table:table-cell table:style-name="ce8" table:formula="of:=[.F111]*([.F76]/100)" office:value-type="float" office:value="1.56779761153581" calcext:value-type="float">
            <text:p>2</text:p>
          </table:table-cell>
          <table:table-cell table:style-name="ce8" table:formula="of:=[.G111]*([.G76]/100)" office:value-type="float" office:value="1.56779761153581" calcext:value-type="float">
            <text:p>2</text:p>
          </table:table-cell>
          <table:table-cell table:style-name="ce8" table:formula="of:=[.H111]*([.H76]/100)" office:value-type="float" office:value="1.56779761153581" calcext:value-type="float">
            <text:p>2</text:p>
          </table:table-cell>
          <table:table-cell table:style-name="ce8" table:formula="of:=[.I111]*([.I76]/100)" office:value-type="float" office:value="1.56779761153581" calcext:value-type="float">
            <text:p>2</text:p>
          </table:table-cell>
          <table:table-cell table:style-name="ce8" table:formula="of:=[.J111]*([.J76]/100)" office:value-type="float" office:value="1.56779761153581" calcext:value-type="float">
            <text:p>2</text:p>
          </table:table-cell>
          <table:table-cell table:style-name="ce8" table:formula="of:=[.K111]*([.K76]/100)" office:value-type="float" office:value="1.56779761153581" calcext:value-type="float">
            <text:p>2</text:p>
          </table:table-cell>
          <table:table-cell table:style-name="ce8" table:formula="of:=[.L111]*([.L76]/100)" office:value-type="float" office:value="1.56779761153581" calcext:value-type="float">
            <text:p>2</text:p>
          </table:table-cell>
          <table:table-cell table:style-name="ce8" table:formula="of:=[.M111]*([.M76]/100)" office:value-type="float" office:value="1.56779761153581" calcext:value-type="float">
            <text:p>2</text:p>
          </table:table-cell>
          <table:table-cell table:style-name="ce8" table:formula="of:=[.N111]*([.N76]/100)" office:value-type="float" office:value="1.56779761153581" calcext:value-type="float">
            <text:p>2</text:p>
          </table:table-cell>
          <table:table-cell table:style-name="ce8" table:formula="of:=[.O111]*([.O76]/100)" office:value-type="float" office:value="1.56779761153581" calcext:value-type="float">
            <text:p>2</text:p>
          </table:table-cell>
          <table:table-cell table:style-name="ce8" table:formula="of:=[.P111]*([.P76]/100)" office:value-type="float" office:value="1.56779761153581" calcext:value-type="float">
            <text:p>2</text:p>
          </table:table-cell>
          <table:table-cell table:style-name="ce8" table:formula="of:=[.Q111]*([.Q76]/100)" office:value-type="float" office:value="1.56779761153581" calcext:value-type="float">
            <text:p>2</text:p>
          </table:table-cell>
          <table:table-cell table:style-name="ce8" table:formula="of:=[.R111]*([.R76]/100)" office:value-type="float" office:value="1.56779761153581" calcext:value-type="float">
            <text:p>2</text:p>
          </table:table-cell>
          <table:table-cell table:style-name="ce8" table:formula="of:=[.S111]*([.S76]/100)" office:value-type="float" office:value="1.56779761153581" calcext:value-type="float">
            <text:p>2</text:p>
          </table:table-cell>
          <table:table-cell table:style-name="ce8" table:formula="of:=[.T111]*([.T76]/100)" office:value-type="float" office:value="1.56779761153581" calcext:value-type="float">
            <text:p>2</text:p>
          </table:table-cell>
          <table:table-cell table:style-name="ce8" table:formula="of:=[.U111]*([.U76]/100)" office:value-type="float" office:value="1.56779761153581" calcext:value-type="float">
            <text:p>2</text:p>
          </table:table-cell>
          <table:table-cell table:style-name="ce8" table:formula="of:=[.V111]*([.V76]/100)" office:value-type="float" office:value="1.56779761153581" calcext:value-type="float">
            <text:p>2</text:p>
          </table:table-cell>
          <table:table-cell table:style-name="ce8" table:formula="of:=[.W111]*([.W76]/100)" office:value-type="float" office:value="3.13559522307162" calcext:value-type="float">
            <text:p>3</text:p>
          </table:table-cell>
          <table:table-cell table:style-name="ce8" table:formula="of:=[.X111]*([.X76]/100)" office:value-type="float" office:value="7.83898805767905" calcext:value-type="float">
            <text:p>8</text:p>
          </table:table-cell>
          <table:table-cell table:style-name="ce8" table:formula="of:=[.Y111]*([.Y76]/100)" office:value-type="float" office:value="15.6779761153581" calcext:value-type="float">
            <text:p>16</text:p>
          </table:table-cell>
          <table:table-cell table:style-name="ce8" table:formula="of:=[.Z111]*([.Z76]/100)" office:value-type="float" office:value="31.3559522307162" calcext:value-type="float">
            <text:p>31</text:p>
          </table:table-cell>
          <table:table-cell table:style-name="ce8" table:formula="of:=[.AA111]*([.AA76]/100)" office:value-type="float" office:value="54.8729164037534" calcext:value-type="float">
            <text:p>55</text:p>
          </table:table-cell>
          <table:table-cell table:style-name="ce8" table:formula="of:=[.AB111]*([.AB76]/100)" office:value-type="float" office:value="101.906844749828" calcext:value-type="float">
            <text:p>102</text:p>
          </table:table-cell>
          <table:table-cell table:style-name="ce8" table:formula="of:=[.AC111]*([.AC76]/100)" office:value-type="float" office:value="156.779761153581" calcext:value-type="float">
            <text:p>157</text:p>
          </table:table-cell>
          <table:table-cell table:style-name="ce8" table:formula="of:=[.AD111]*([.AD76]/100)" office:value-type="float" office:value="203.813689499655" calcext:value-type="float">
            <text:p>204</text:p>
          </table:table-cell>
          <table:table-cell table:style-name="ce8" table:formula="of:=[.AE111]*([.AE76]/100)" office:value-type="float" office:value="266.525593961088" calcext:value-type="float">
            <text:p>267</text:p>
          </table:table-cell>
          <table:table-cell table:style-name="ce8" table:formula="of:=[.AF111]*([.AF76]/100)" office:value-type="float" office:value="344.915474537878" calcext:value-type="float">
            <text:p>345</text:p>
          </table:table-cell>
          <table:table-cell table:style-name="ce8" table:formula="of:=[.AG111]*([.AG76]/100)" office:value-type="float" office:value="438.983331230027" calcext:value-type="float">
            <text:p>439</text:p>
          </table:table-cell>
          <table:table-cell table:style-name="ce8" table:formula="of:=[.AH111]*([.AH76]/100)" office:value-type="float" office:value="548.729164037534" calcext:value-type="float">
            <text:p>549</text:p>
          </table:table-cell>
          <table:table-cell table:style-name="ce8" table:formula="of:=[.AI111]*([.AI76]/100)" office:value-type="float" office:value="689.830949075757" calcext:value-type="float">
            <text:p>690</text:p>
          </table:table-cell>
          <table:table-cell table:style-name="ce8" table:formula="of:=[.AJ111]*([.AJ76]/100)" office:value-type="float" office:value="846.610710229338" calcext:value-type="float">
            <text:p>847</text:p>
          </table:table-cell>
          <table:table-cell table:style-name="ce8" table:formula="of:=[.AK111]*([.AK76]/100)" office:value-type="float" office:value="1019.06844749828" calcext:value-type="float">
            <text:p>1019</text:p>
          </table:table-cell>
          <table:table-cell table:style-name="ce8" table:formula="of:=[.AL111]*([.AL76]/100)" office:value-type="float" office:value="1207.20416088257" calcext:value-type="float">
            <text:p>1207</text:p>
          </table:table-cell>
          <table:table-cell table:style-name="ce8" table:formula="of:=[.AM111]*([.AM76]/100)" office:value-type="float" office:value="1411.01785038223" calcext:value-type="float">
            <text:p>1411</text:p>
          </table:table-cell>
          <table:table-cell table:style-name="ce8" table:formula="of:=[.AN111]*([.AN76]/100)" office:value-type="float" office:value="1630.50951599724" calcext:value-type="float">
            <text:p>1631</text:p>
          </table:table-cell>
          <table:table-cell table:style-name="ce8" table:formula="of:=[.AO111]*([.AO76]/100)" office:value-type="float" office:value="1865.67915772761" calcext:value-type="float">
            <text:p>1866</text:p>
          </table:table-cell>
          <table:table-cell table:style-name="ce8" table:formula="of:=[.AP111]*([.AP76]/100)" office:value-type="float" office:value="2038.13689499655" calcext:value-type="float">
            <text:p>2038</text:p>
          </table:table-cell>
          <table:table-cell table:style-name="ce8" table:formula="of:=[.AQ111]*([.AQ76]/100)" office:value-type="float" office:value="2508.4761784573" calcext:value-type="float">
            <text:p>2508</text:p>
          </table:table-cell>
          <table:table-cell table:style-name="ce8" table:formula="of:=[.AR111]*([.AR76]/100)" office:value-type="float" office:value="3135.59522307162" calcext:value-type="float">
            <text:p>3136</text:p>
          </table:table-cell>
          <table:table-cell table:style-name="ce8" table:formula="of:=[.AS111]*([.AS76]/100)" office:value-type="float" office:value="4703.39283460743" calcext:value-type="float">
            <text:p>4703</text:p>
          </table:table-cell>
          <table:table-cell table:style-name="ce8" table:formula="of:=[.AT111]*([.AT76]/100)" office:value-type="float" office:value="7838.98805767905" calcext:value-type="float">
            <text:p>7839</text:p>
          </table:table-cell>
          <table:table-cell table:style-name="ce8" table:formula="of:=[.AU111]*([.AU76]/100)" office:value-type="float" office:value="15677.9761153581" calcext:value-type="float">
            <text:p>15678</text:p>
          </table:table-cell>
          <table:table-cell table:style-name="ce8" table:formula="of:=[.AV111]*([.AV76]/100)" office:value-type="float" office:value="31355.9522307162" calcext:value-type="float">
            <text:p>31356</text:p>
          </table:table-cell>
          <table:table-cell table:style-name="ce8" table:formula="of:=[.AW111]*([.AW76]/100)" office:value-type="float" office:value="78389.8805767905" calcext:value-type="float">
            <text:p>78390</text:p>
          </table:table-cell>
          <table:table-cell table:style-name="ce8" table:formula="of:=[.AX111]*([.AX76]/100)" office:value-type="float" office:value="156779.761153581" calcext:value-type="float">
            <text:p>156780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0" calcext:value-type="float">
            <text:p>10</text:p>
          </table:table-cell>
          <table:table-cell table:style-name="ce8" table:formula="of:=[.B112]*([.B77]/100)" office:value-type="float" office:value="1.8913193113407" calcext:value-type="float">
            <text:p>2</text:p>
          </table:table-cell>
          <table:table-cell table:style-name="ce8" table:formula="of:=[.C112]*([.C77]/100)" office:value-type="float" office:value="1.8913193113407" calcext:value-type="float">
            <text:p>2</text:p>
          </table:table-cell>
          <table:table-cell table:style-name="ce8" table:formula="of:=[.D112]*([.D77]/100)" office:value-type="float" office:value="1.8913193113407" calcext:value-type="float">
            <text:p>2</text:p>
          </table:table-cell>
          <table:table-cell table:style-name="ce8" table:formula="of:=[.E112]*([.E77]/100)" office:value-type="float" office:value="1.8913193113407" calcext:value-type="float">
            <text:p>2</text:p>
          </table:table-cell>
          <table:table-cell table:style-name="ce8" table:formula="of:=[.F112]*([.F77]/100)" office:value-type="float" office:value="1.8913193113407" calcext:value-type="float">
            <text:p>2</text:p>
          </table:table-cell>
          <table:table-cell table:style-name="ce8" table:formula="of:=[.G112]*([.G77]/100)" office:value-type="float" office:value="1.8913193113407" calcext:value-type="float">
            <text:p>2</text:p>
          </table:table-cell>
          <table:table-cell table:style-name="ce8" table:formula="of:=[.H112]*([.H77]/100)" office:value-type="float" office:value="1.8913193113407" calcext:value-type="float">
            <text:p>2</text:p>
          </table:table-cell>
          <table:table-cell table:style-name="ce8" table:formula="of:=[.I112]*([.I77]/100)" office:value-type="float" office:value="1.8913193113407" calcext:value-type="float">
            <text:p>2</text:p>
          </table:table-cell>
          <table:table-cell table:style-name="ce8" table:formula="of:=[.J112]*([.J77]/100)" office:value-type="float" office:value="1.8913193113407" calcext:value-type="float">
            <text:p>2</text:p>
          </table:table-cell>
          <table:table-cell table:style-name="ce8" table:formula="of:=[.K112]*([.K77]/100)" office:value-type="float" office:value="1.8913193113407" calcext:value-type="float">
            <text:p>2</text:p>
          </table:table-cell>
          <table:table-cell table:style-name="ce8" table:formula="of:=[.L112]*([.L77]/100)" office:value-type="float" office:value="1.8913193113407" calcext:value-type="float">
            <text:p>2</text:p>
          </table:table-cell>
          <table:table-cell table:style-name="ce8" table:formula="of:=[.M112]*([.M77]/100)" office:value-type="float" office:value="1.8913193113407" calcext:value-type="float">
            <text:p>2</text:p>
          </table:table-cell>
          <table:table-cell table:style-name="ce8" table:formula="of:=[.N112]*([.N77]/100)" office:value-type="float" office:value="1.8913193113407" calcext:value-type="float">
            <text:p>2</text:p>
          </table:table-cell>
          <table:table-cell table:style-name="ce8" table:formula="of:=[.O112]*([.O77]/100)" office:value-type="float" office:value="1.8913193113407" calcext:value-type="float">
            <text:p>2</text:p>
          </table:table-cell>
          <table:table-cell table:style-name="ce8" table:formula="of:=[.P112]*([.P77]/100)" office:value-type="float" office:value="1.8913193113407" calcext:value-type="float">
            <text:p>2</text:p>
          </table:table-cell>
          <table:table-cell table:style-name="ce8" table:formula="of:=[.Q112]*([.Q77]/100)" office:value-type="float" office:value="1.8913193113407" calcext:value-type="float">
            <text:p>2</text:p>
          </table:table-cell>
          <table:table-cell table:style-name="ce8" table:formula="of:=[.R112]*([.R77]/100)" office:value-type="float" office:value="1.8913193113407" calcext:value-type="float">
            <text:p>2</text:p>
          </table:table-cell>
          <table:table-cell table:style-name="ce8" table:formula="of:=[.S112]*([.S77]/100)" office:value-type="float" office:value="1.8913193113407" calcext:value-type="float">
            <text:p>2</text:p>
          </table:table-cell>
          <table:table-cell table:style-name="ce8" table:formula="of:=[.T112]*([.T77]/100)" office:value-type="float" office:value="1.8913193113407" calcext:value-type="float">
            <text:p>2</text:p>
          </table:table-cell>
          <table:table-cell table:style-name="ce8" table:formula="of:=[.U112]*([.U77]/100)" office:value-type="float" office:value="1.8913193113407" calcext:value-type="float">
            <text:p>2</text:p>
          </table:table-cell>
          <table:table-cell table:style-name="ce8" table:formula="of:=[.V112]*([.V77]/100)" office:value-type="float" office:value="1.8913193113407" calcext:value-type="float">
            <text:p>2</text:p>
          </table:table-cell>
          <table:table-cell table:style-name="ce8" table:formula="of:=[.W112]*([.W77]/100)" office:value-type="float" office:value="3.7826386226814" calcext:value-type="float">
            <text:p>4</text:p>
          </table:table-cell>
          <table:table-cell table:style-name="ce8" table:formula="of:=[.X112]*([.X77]/100)" office:value-type="float" office:value="9.4565965567035" calcext:value-type="float">
            <text:p>9</text:p>
          </table:table-cell>
          <table:table-cell table:style-name="ce8" table:formula="of:=[.Y112]*([.Y77]/100)" office:value-type="float" office:value="18.913193113407" calcext:value-type="float">
            <text:p>19</text:p>
          </table:table-cell>
          <table:table-cell table:style-name="ce8" table:formula="of:=[.Z112]*([.Z77]/100)" office:value-type="float" office:value="37.826386226814" calcext:value-type="float">
            <text:p>38</text:p>
          </table:table-cell>
          <table:table-cell table:style-name="ce8" table:formula="of:=[.AA112]*([.AA77]/100)" office:value-type="float" office:value="66.1961758969245" calcext:value-type="float">
            <text:p>66</text:p>
          </table:table-cell>
          <table:table-cell table:style-name="ce8" table:formula="of:=[.AB112]*([.AB77]/100)" office:value-type="float" office:value="122.935755237146" calcext:value-type="float">
            <text:p>123</text:p>
          </table:table-cell>
          <table:table-cell table:style-name="ce8" table:formula="of:=[.AC112]*([.AC77]/100)" office:value-type="float" office:value="189.13193113407" calcext:value-type="float">
            <text:p>189</text:p>
          </table:table-cell>
          <table:table-cell table:style-name="ce8" table:formula="of:=[.AD112]*([.AD77]/100)" office:value-type="float" office:value="245.871510474291" calcext:value-type="float">
            <text:p>246</text:p>
          </table:table-cell>
          <table:table-cell table:style-name="ce8" table:formula="of:=[.AE112]*([.AE77]/100)" office:value-type="float" office:value="321.524282927919" calcext:value-type="float">
            <text:p>322</text:p>
          </table:table-cell>
          <table:table-cell table:style-name="ce8" table:formula="of:=[.AF112]*([.AF77]/100)" office:value-type="float" office:value="416.090248494954" calcext:value-type="float">
            <text:p>416</text:p>
          </table:table-cell>
          <table:table-cell table:style-name="ce8" table:formula="of:=[.AG112]*([.AG77]/100)" office:value-type="float" office:value="529.569407175396" calcext:value-type="float">
            <text:p>530</text:p>
          </table:table-cell>
          <table:table-cell table:style-name="ce8" table:formula="of:=[.AH112]*([.AH77]/100)" office:value-type="float" office:value="661.961758969245" calcext:value-type="float">
            <text:p>662</text:p>
          </table:table-cell>
          <table:table-cell table:style-name="ce8" table:formula="of:=[.AI112]*([.AI77]/100)" office:value-type="float" office:value="832.180496989908" calcext:value-type="float">
            <text:p>832</text:p>
          </table:table-cell>
          <table:table-cell table:style-name="ce8" table:formula="of:=[.AJ112]*([.AJ77]/100)" office:value-type="float" office:value="1021.31242812398" calcext:value-type="float">
            <text:p>1021</text:p>
          </table:table-cell>
          <table:table-cell table:style-name="ce8" table:formula="of:=[.AK112]*([.AK77]/100)" office:value-type="float" office:value="1229.35755237145" calcext:value-type="float">
            <text:p>1229</text:p>
          </table:table-cell>
          <table:table-cell table:style-name="ce8" table:formula="of:=[.AL112]*([.AL77]/100)" office:value-type="float" office:value="1456.31586973234" calcext:value-type="float">
            <text:p>1456</text:p>
          </table:table-cell>
          <table:table-cell table:style-name="ce8" table:formula="of:=[.AM112]*([.AM77]/100)" office:value-type="float" office:value="1702.18738020663" calcext:value-type="float">
            <text:p>1702</text:p>
          </table:table-cell>
          <table:table-cell table:style-name="ce8" table:formula="of:=[.AN112]*([.AN77]/100)" office:value-type="float" office:value="1966.97208379433" calcext:value-type="float">
            <text:p>1967</text:p>
          </table:table-cell>
          <table:table-cell table:style-name="ce8" table:formula="of:=[.AO112]*([.AO77]/100)" office:value-type="float" office:value="2250.66998049543" calcext:value-type="float">
            <text:p>2251</text:p>
          </table:table-cell>
          <table:table-cell table:style-name="ce8" table:formula="of:=[.AP112]*([.AP77]/100)" office:value-type="float" office:value="2458.71510474291" calcext:value-type="float">
            <text:p>2459</text:p>
          </table:table-cell>
          <table:table-cell table:style-name="ce8" table:formula="of:=[.AQ112]*([.AQ77]/100)" office:value-type="float" office:value="3026.11089814512" calcext:value-type="float">
            <text:p>3026</text:p>
          </table:table-cell>
          <table:table-cell table:style-name="ce8" table:formula="of:=[.AR112]*([.AR77]/100)" office:value-type="float" office:value="3782.6386226814" calcext:value-type="float">
            <text:p>3783</text:p>
          </table:table-cell>
          <table:table-cell table:style-name="ce8" table:formula="of:=[.AS112]*([.AS77]/100)" office:value-type="float" office:value="5673.9579340221" calcext:value-type="float">
            <text:p>5674</text:p>
          </table:table-cell>
          <table:table-cell table:style-name="ce8" table:formula="of:=[.AT112]*([.AT77]/100)" office:value-type="float" office:value="9456.5965567035" calcext:value-type="float">
            <text:p>9457</text:p>
          </table:table-cell>
          <table:table-cell table:style-name="ce8" table:formula="of:=[.AU112]*([.AU77]/100)" office:value-type="float" office:value="18913.193113407" calcext:value-type="float">
            <text:p>18913</text:p>
          </table:table-cell>
          <table:table-cell table:style-name="ce8" table:formula="of:=[.AV112]*([.AV77]/100)" office:value-type="float" office:value="37826.386226814" calcext:value-type="float">
            <text:p>37826</text:p>
          </table:table-cell>
          <table:table-cell table:style-name="ce8" table:formula="of:=[.AW112]*([.AW77]/100)" office:value-type="float" office:value="94565.965567035" calcext:value-type="float">
            <text:p>94566</text:p>
          </table:table-cell>
          <table:table-cell table:style-name="ce8" table:formula="of:=[.AX112]*([.AX77]/100)" office:value-type="float" office:value="189131.93113407" calcext:value-type="float">
            <text:p>189132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1" calcext:value-type="float">
            <text:p>11</text:p>
          </table:table-cell>
          <table:table-cell table:style-name="ce8" table:formula="of:=[.B113]*([.B78]/100)" office:value-type="float" office:value="2.28168648545321" calcext:value-type="float">
            <text:p>2</text:p>
          </table:table-cell>
          <table:table-cell table:style-name="ce8" table:formula="of:=[.C113]*([.C78]/100)" office:value-type="float" office:value="2.28168648545321" calcext:value-type="float">
            <text:p>2</text:p>
          </table:table-cell>
          <table:table-cell table:style-name="ce8" table:formula="of:=[.D113]*([.D78]/100)" office:value-type="float" office:value="2.28168648545321" calcext:value-type="float">
            <text:p>2</text:p>
          </table:table-cell>
          <table:table-cell table:style-name="ce8" table:formula="of:=[.E113]*([.E78]/100)" office:value-type="float" office:value="2.28168648545321" calcext:value-type="float">
            <text:p>2</text:p>
          </table:table-cell>
          <table:table-cell table:style-name="ce8" table:formula="of:=[.F113]*([.F78]/100)" office:value-type="float" office:value="2.28168648545321" calcext:value-type="float">
            <text:p>2</text:p>
          </table:table-cell>
          <table:table-cell table:style-name="ce8" table:formula="of:=[.G113]*([.G78]/100)" office:value-type="float" office:value="2.28168648545321" calcext:value-type="float">
            <text:p>2</text:p>
          </table:table-cell>
          <table:table-cell table:style-name="ce8" table:formula="of:=[.H113]*([.H78]/100)" office:value-type="float" office:value="2.28168648545321" calcext:value-type="float">
            <text:p>2</text:p>
          </table:table-cell>
          <table:table-cell table:style-name="ce8" table:formula="of:=[.I113]*([.I78]/100)" office:value-type="float" office:value="2.28168648545321" calcext:value-type="float">
            <text:p>2</text:p>
          </table:table-cell>
          <table:table-cell table:style-name="ce8" table:formula="of:=[.J113]*([.J78]/100)" office:value-type="float" office:value="2.28168648545321" calcext:value-type="float">
            <text:p>2</text:p>
          </table:table-cell>
          <table:table-cell table:style-name="ce8" table:formula="of:=[.K113]*([.K78]/100)" office:value-type="float" office:value="2.28168648545321" calcext:value-type="float">
            <text:p>2</text:p>
          </table:table-cell>
          <table:table-cell table:style-name="ce8" table:formula="of:=[.L113]*([.L78]/100)" office:value-type="float" office:value="2.28168648545321" calcext:value-type="float">
            <text:p>2</text:p>
          </table:table-cell>
          <table:table-cell table:style-name="ce8" table:formula="of:=[.M113]*([.M78]/100)" office:value-type="float" office:value="2.28168648545321" calcext:value-type="float">
            <text:p>2</text:p>
          </table:table-cell>
          <table:table-cell table:style-name="ce8" table:formula="of:=[.N113]*([.N78]/100)" office:value-type="float" office:value="2.28168648545321" calcext:value-type="float">
            <text:p>2</text:p>
          </table:table-cell>
          <table:table-cell table:style-name="ce8" table:formula="of:=[.O113]*([.O78]/100)" office:value-type="float" office:value="2.28168648545321" calcext:value-type="float">
            <text:p>2</text:p>
          </table:table-cell>
          <table:table-cell table:style-name="ce8" table:formula="of:=[.P113]*([.P78]/100)" office:value-type="float" office:value="2.28168648545321" calcext:value-type="float">
            <text:p>2</text:p>
          </table:table-cell>
          <table:table-cell table:style-name="ce8" table:formula="of:=[.Q113]*([.Q78]/100)" office:value-type="float" office:value="2.28168648545321" calcext:value-type="float">
            <text:p>2</text:p>
          </table:table-cell>
          <table:table-cell table:style-name="ce8" table:formula="of:=[.R113]*([.R78]/100)" office:value-type="float" office:value="2.28168648545321" calcext:value-type="float">
            <text:p>2</text:p>
          </table:table-cell>
          <table:table-cell table:style-name="ce8" table:formula="of:=[.S113]*([.S78]/100)" office:value-type="float" office:value="2.28168648545321" calcext:value-type="float">
            <text:p>2</text:p>
          </table:table-cell>
          <table:table-cell table:style-name="ce8" table:formula="of:=[.T113]*([.T78]/100)" office:value-type="float" office:value="2.28168648545321" calcext:value-type="float">
            <text:p>2</text:p>
          </table:table-cell>
          <table:table-cell table:style-name="ce8" table:formula="of:=[.U113]*([.U78]/100)" office:value-type="float" office:value="2.28168648545321" calcext:value-type="float">
            <text:p>2</text:p>
          </table:table-cell>
          <table:table-cell table:style-name="ce8" table:formula="of:=[.V113]*([.V78]/100)" office:value-type="float" office:value="2.28168648545321" calcext:value-type="float">
            <text:p>2</text:p>
          </table:table-cell>
          <table:table-cell table:style-name="ce8" table:formula="of:=[.W113]*([.W78]/100)" office:value-type="float" office:value="4.56337297090642" calcext:value-type="float">
            <text:p>5</text:p>
          </table:table-cell>
          <table:table-cell table:style-name="ce8" table:formula="of:=[.X113]*([.X78]/100)" office:value-type="float" office:value="11.408432427266" calcext:value-type="float">
            <text:p>11</text:p>
          </table:table-cell>
          <table:table-cell table:style-name="ce8" table:formula="of:=[.Y113]*([.Y78]/100)" office:value-type="float" office:value="22.8168648545321" calcext:value-type="float">
            <text:p>23</text:p>
          </table:table-cell>
          <table:table-cell table:style-name="ce8" table:formula="of:=[.Z113]*([.Z78]/100)" office:value-type="float" office:value="45.6337297090642" calcext:value-type="float">
            <text:p>46</text:p>
          </table:table-cell>
          <table:table-cell table:style-name="ce8" table:formula="of:=[.AA113]*([.AA78]/100)" office:value-type="float" office:value="79.8590269908623" calcext:value-type="float">
            <text:p>80</text:p>
          </table:table-cell>
          <table:table-cell table:style-name="ce8" table:formula="of:=[.AB113]*([.AB78]/100)" office:value-type="float" office:value="148.309621554459" calcext:value-type="float">
            <text:p>148</text:p>
          </table:table-cell>
          <table:table-cell table:style-name="ce8" table:formula="of:=[.AC113]*([.AC78]/100)" office:value-type="float" office:value="228.168648545321" calcext:value-type="float">
            <text:p>228</text:p>
          </table:table-cell>
          <table:table-cell table:style-name="ce8" table:formula="of:=[.AD113]*([.AD78]/100)" office:value-type="float" office:value="296.619243108917" calcext:value-type="float">
            <text:p>297</text:p>
          </table:table-cell>
          <table:table-cell table:style-name="ce8" table:formula="of:=[.AE113]*([.AE78]/100)" office:value-type="float" office:value="387.886702527046" calcext:value-type="float">
            <text:p>388</text:p>
          </table:table-cell>
          <table:table-cell table:style-name="ce8" table:formula="of:=[.AF113]*([.AF78]/100)" office:value-type="float" office:value="501.971026799706" calcext:value-type="float">
            <text:p>502</text:p>
          </table:table-cell>
          <table:table-cell table:style-name="ce8" table:formula="of:=[.AG113]*([.AG78]/100)" office:value-type="float" office:value="638.872215926899" calcext:value-type="float">
            <text:p>639</text:p>
          </table:table-cell>
          <table:table-cell table:style-name="ce8" table:formula="of:=[.AH113]*([.AH78]/100)" office:value-type="float" office:value="798.590269908623" calcext:value-type="float">
            <text:p>799</text:p>
          </table:table-cell>
          <table:table-cell table:style-name="ce8" table:formula="of:=[.AI113]*([.AI78]/100)" office:value-type="float" office:value="1003.94205359941" calcext:value-type="float">
            <text:p>1004</text:p>
          </table:table-cell>
          <table:table-cell table:style-name="ce8" table:formula="of:=[.AJ113]*([.AJ78]/100)" office:value-type="float" office:value="1232.11070214473" calcext:value-type="float">
            <text:p>1232</text:p>
          </table:table-cell>
          <table:table-cell table:style-name="ce8" table:formula="of:=[.AK113]*([.AK78]/100)" office:value-type="float" office:value="1483.09621554459" calcext:value-type="float">
            <text:p>1483</text:p>
          </table:table-cell>
          <table:table-cell table:style-name="ce8" table:formula="of:=[.AL113]*([.AL78]/100)" office:value-type="float" office:value="1756.89859379897" calcext:value-type="float">
            <text:p>1757</text:p>
          </table:table-cell>
          <table:table-cell table:style-name="ce8" table:formula="of:=[.AM113]*([.AM78]/100)" office:value-type="float" office:value="2053.51783690789" calcext:value-type="float">
            <text:p>2054</text:p>
          </table:table-cell>
          <table:table-cell table:style-name="ce8" table:formula="of:=[.AN113]*([.AN78]/100)" office:value-type="float" office:value="2372.95394487134" calcext:value-type="float">
            <text:p>2373</text:p>
          </table:table-cell>
          <table:table-cell table:style-name="ce8" table:formula="of:=[.AO113]*([.AO78]/100)" office:value-type="float" office:value="2715.20691768932" calcext:value-type="float">
            <text:p>2715</text:p>
          </table:table-cell>
          <table:table-cell table:style-name="ce8" table:formula="of:=[.AP113]*([.AP78]/100)" office:value-type="float" office:value="2966.19243108917" calcext:value-type="float">
            <text:p>2966</text:p>
          </table:table-cell>
          <table:table-cell table:style-name="ce8" table:formula="of:=[.AQ113]*([.AQ78]/100)" office:value-type="float" office:value="3650.69837672514" calcext:value-type="float">
            <text:p>3651</text:p>
          </table:table-cell>
          <table:table-cell table:style-name="ce8" table:formula="of:=[.AR113]*([.AR78]/100)" office:value-type="float" office:value="4563.37297090642" calcext:value-type="float">
            <text:p>4563</text:p>
          </table:table-cell>
          <table:table-cell table:style-name="ce8" table:formula="of:=[.AS113]*([.AS78]/100)" office:value-type="float" office:value="6845.05945635963" calcext:value-type="float">
            <text:p>6845</text:p>
          </table:table-cell>
          <table:table-cell table:style-name="ce8" table:formula="of:=[.AT113]*([.AT78]/100)" office:value-type="float" office:value="11408.432427266" calcext:value-type="float">
            <text:p>11408</text:p>
          </table:table-cell>
          <table:table-cell table:style-name="ce8" table:formula="of:=[.AU113]*([.AU78]/100)" office:value-type="float" office:value="22816.8648545321" calcext:value-type="float">
            <text:p>22817</text:p>
          </table:table-cell>
          <table:table-cell table:style-name="ce8" table:formula="of:=[.AV113]*([.AV78]/100)" office:value-type="float" office:value="45633.7297090642" calcext:value-type="float">
            <text:p>45634</text:p>
          </table:table-cell>
          <table:table-cell table:style-name="ce8" table:formula="of:=[.AW113]*([.AW78]/100)" office:value-type="float" office:value="114084.32427266" calcext:value-type="float">
            <text:p>114084</text:p>
          </table:table-cell>
          <table:table-cell table:style-name="ce8" table:formula="of:=[.AX113]*([.AX78]/100)" office:value-type="float" office:value="228168.648545321" calcext:value-type="float">
            <text:p>228169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2" calcext:value-type="float">
            <text:p>12</text:p>
          </table:table-cell>
          <table:table-cell table:style-name="ce8" table:formula="of:=[.B114]*([.B79]/100)" office:value-type="float" office:value="2.75272866390354" calcext:value-type="float">
            <text:p>3</text:p>
          </table:table-cell>
          <table:table-cell table:style-name="ce8" table:formula="of:=[.C114]*([.C79]/100)" office:value-type="float" office:value="2.75272866390354" calcext:value-type="float">
            <text:p>3</text:p>
          </table:table-cell>
          <table:table-cell table:style-name="ce8" table:formula="of:=[.D114]*([.D79]/100)" office:value-type="float" office:value="2.75272866390354" calcext:value-type="float">
            <text:p>3</text:p>
          </table:table-cell>
          <table:table-cell table:style-name="ce8" table:formula="of:=[.E114]*([.E79]/100)" office:value-type="float" office:value="2.75272866390354" calcext:value-type="float">
            <text:p>3</text:p>
          </table:table-cell>
          <table:table-cell table:style-name="ce8" table:formula="of:=[.F114]*([.F79]/100)" office:value-type="float" office:value="2.75272866390354" calcext:value-type="float">
            <text:p>3</text:p>
          </table:table-cell>
          <table:table-cell table:style-name="ce8" table:formula="of:=[.G114]*([.G79]/100)" office:value-type="float" office:value="2.75272866390354" calcext:value-type="float">
            <text:p>3</text:p>
          </table:table-cell>
          <table:table-cell table:style-name="ce8" table:formula="of:=[.H114]*([.H79]/100)" office:value-type="float" office:value="2.75272866390354" calcext:value-type="float">
            <text:p>3</text:p>
          </table:table-cell>
          <table:table-cell table:style-name="ce8" table:formula="of:=[.I114]*([.I79]/100)" office:value-type="float" office:value="2.75272866390354" calcext:value-type="float">
            <text:p>3</text:p>
          </table:table-cell>
          <table:table-cell table:style-name="ce8" table:formula="of:=[.J114]*([.J79]/100)" office:value-type="float" office:value="2.75272866390354" calcext:value-type="float">
            <text:p>3</text:p>
          </table:table-cell>
          <table:table-cell table:style-name="ce8" table:formula="of:=[.K114]*([.K79]/100)" office:value-type="float" office:value="2.75272866390354" calcext:value-type="float">
            <text:p>3</text:p>
          </table:table-cell>
          <table:table-cell table:style-name="ce8" table:formula="of:=[.L114]*([.L79]/100)" office:value-type="float" office:value="2.75272866390354" calcext:value-type="float">
            <text:p>3</text:p>
          </table:table-cell>
          <table:table-cell table:style-name="ce8" table:formula="of:=[.M114]*([.M79]/100)" office:value-type="float" office:value="2.75272866390354" calcext:value-type="float">
            <text:p>3</text:p>
          </table:table-cell>
          <table:table-cell table:style-name="ce8" table:formula="of:=[.N114]*([.N79]/100)" office:value-type="float" office:value="2.75272866390354" calcext:value-type="float">
            <text:p>3</text:p>
          </table:table-cell>
          <table:table-cell table:style-name="ce8" table:formula="of:=[.O114]*([.O79]/100)" office:value-type="float" office:value="2.75272866390354" calcext:value-type="float">
            <text:p>3</text:p>
          </table:table-cell>
          <table:table-cell table:style-name="ce8" table:formula="of:=[.P114]*([.P79]/100)" office:value-type="float" office:value="2.75272866390354" calcext:value-type="float">
            <text:p>3</text:p>
          </table:table-cell>
          <table:table-cell table:style-name="ce8" table:formula="of:=[.Q114]*([.Q79]/100)" office:value-type="float" office:value="2.75272866390354" calcext:value-type="float">
            <text:p>3</text:p>
          </table:table-cell>
          <table:table-cell table:style-name="ce8" table:formula="of:=[.R114]*([.R79]/100)" office:value-type="float" office:value="2.75272866390354" calcext:value-type="float">
            <text:p>3</text:p>
          </table:table-cell>
          <table:table-cell table:style-name="ce8" table:formula="of:=[.S114]*([.S79]/100)" office:value-type="float" office:value="2.75272866390354" calcext:value-type="float">
            <text:p>3</text:p>
          </table:table-cell>
          <table:table-cell table:style-name="ce8" table:formula="of:=[.T114]*([.T79]/100)" office:value-type="float" office:value="2.75272866390354" calcext:value-type="float">
            <text:p>3</text:p>
          </table:table-cell>
          <table:table-cell table:style-name="ce8" table:formula="of:=[.U114]*([.U79]/100)" office:value-type="float" office:value="2.75272866390354" calcext:value-type="float">
            <text:p>3</text:p>
          </table:table-cell>
          <table:table-cell table:style-name="ce8" table:formula="of:=[.V114]*([.V79]/100)" office:value-type="float" office:value="2.75272866390354" calcext:value-type="float">
            <text:p>3</text:p>
          </table:table-cell>
          <table:table-cell table:style-name="ce8" table:formula="of:=[.W114]*([.W79]/100)" office:value-type="float" office:value="5.50545732780708" calcext:value-type="float">
            <text:p>6</text:p>
          </table:table-cell>
          <table:table-cell table:style-name="ce8" table:formula="of:=[.X114]*([.X79]/100)" office:value-type="float" office:value="13.7636433195177" calcext:value-type="float">
            <text:p>14</text:p>
          </table:table-cell>
          <table:table-cell table:style-name="ce8" table:formula="of:=[.Y114]*([.Y79]/100)" office:value-type="float" office:value="27.5272866390354" calcext:value-type="float">
            <text:p>28</text:p>
          </table:table-cell>
          <table:table-cell table:style-name="ce8" table:formula="of:=[.Z114]*([.Z79]/100)" office:value-type="float" office:value="55.0545732780708" calcext:value-type="float">
            <text:p>55</text:p>
          </table:table-cell>
          <table:table-cell table:style-name="ce8" table:formula="of:=[.AA114]*([.AA79]/100)" office:value-type="float" office:value="96.3455032366239" calcext:value-type="float">
            <text:p>96</text:p>
          </table:table-cell>
          <table:table-cell table:style-name="ce8" table:formula="of:=[.AB114]*([.AB79]/100)" office:value-type="float" office:value="178.92736315373" calcext:value-type="float">
            <text:p>179</text:p>
          </table:table-cell>
          <table:table-cell table:style-name="ce8" table:formula="of:=[.AC114]*([.AC79]/100)" office:value-type="float" office:value="275.272866390354" calcext:value-type="float">
            <text:p>275</text:p>
          </table:table-cell>
          <table:table-cell table:style-name="ce8" table:formula="of:=[.AD114]*([.AD79]/100)" office:value-type="float" office:value="357.85472630746" calcext:value-type="float">
            <text:p>358</text:p>
          </table:table-cell>
          <table:table-cell table:style-name="ce8" table:formula="of:=[.AE114]*([.AE79]/100)" office:value-type="float" office:value="467.963872863602" calcext:value-type="float">
            <text:p>468</text:p>
          </table:table-cell>
          <table:table-cell table:style-name="ce8" table:formula="of:=[.AF114]*([.AF79]/100)" office:value-type="float" office:value="605.600306058779" calcext:value-type="float">
            <text:p>606</text:p>
          </table:table-cell>
          <table:table-cell table:style-name="ce8" table:formula="of:=[.AG114]*([.AG79]/100)" office:value-type="float" office:value="770.764025892991" calcext:value-type="float">
            <text:p>771</text:p>
          </table:table-cell>
          <table:table-cell table:style-name="ce8" table:formula="of:=[.AH114]*([.AH79]/100)" office:value-type="float" office:value="963.455032366239" calcext:value-type="float">
            <text:p>963</text:p>
          </table:table-cell>
          <table:table-cell table:style-name="ce8" table:formula="of:=[.AI114]*([.AI79]/100)" office:value-type="float" office:value="1211.20061211756" calcext:value-type="float">
            <text:p>1211</text:p>
          </table:table-cell>
          <table:table-cell table:style-name="ce8" table:formula="of:=[.AJ114]*([.AJ79]/100)" office:value-type="float" office:value="1486.47347850791" calcext:value-type="float">
            <text:p>1486</text:p>
          </table:table-cell>
          <table:table-cell table:style-name="ce8" table:formula="of:=[.AK114]*([.AK79]/100)" office:value-type="float" office:value="1789.2736315373" calcext:value-type="float">
            <text:p>1789</text:p>
          </table:table-cell>
          <table:table-cell table:style-name="ce8" table:formula="of:=[.AL114]*([.AL79]/100)" office:value-type="float" office:value="2119.60107120573" calcext:value-type="float">
            <text:p>2120</text:p>
          </table:table-cell>
          <table:table-cell table:style-name="ce8" table:formula="of:=[.AM114]*([.AM79]/100)" office:value-type="float" office:value="2477.45579751319" calcext:value-type="float">
            <text:p>2477</text:p>
          </table:table-cell>
          <table:table-cell table:style-name="ce8" table:formula="of:=[.AN114]*([.AN79]/100)" office:value-type="float" office:value="2862.83781045968" calcext:value-type="float">
            <text:p>2863</text:p>
          </table:table-cell>
          <table:table-cell table:style-name="ce8" table:formula="of:=[.AO114]*([.AO79]/100)" office:value-type="float" office:value="3275.74711004521" calcext:value-type="float">
            <text:p>3276</text:p>
          </table:table-cell>
          <table:table-cell table:style-name="ce8" table:formula="of:=[.AP114]*([.AP79]/100)" office:value-type="float" office:value="3578.5472630746" calcext:value-type="float">
            <text:p>3579</text:p>
          </table:table-cell>
          <table:table-cell table:style-name="ce8" table:formula="of:=[.AQ114]*([.AQ79]/100)" office:value-type="float" office:value="4404.36586224566" calcext:value-type="float">
            <text:p>4404</text:p>
          </table:table-cell>
          <table:table-cell table:style-name="ce8" table:formula="of:=[.AR114]*([.AR79]/100)" office:value-type="float" office:value="5505.45732780708" calcext:value-type="float">
            <text:p>5505</text:p>
          </table:table-cell>
          <table:table-cell table:style-name="ce8" table:formula="of:=[.AS114]*([.AS79]/100)" office:value-type="float" office:value="8258.18599171062" calcext:value-type="float">
            <text:p>8258</text:p>
          </table:table-cell>
          <table:table-cell table:style-name="ce8" table:formula="of:=[.AT114]*([.AT79]/100)" office:value-type="float" office:value="13763.6433195177" calcext:value-type="float">
            <text:p>13764</text:p>
          </table:table-cell>
          <table:table-cell table:style-name="ce8" table:formula="of:=[.AU114]*([.AU79]/100)" office:value-type="float" office:value="27527.2866390354" calcext:value-type="float">
            <text:p>27527</text:p>
          </table:table-cell>
          <table:table-cell table:style-name="ce8" table:formula="of:=[.AV114]*([.AV79]/100)" office:value-type="float" office:value="55054.5732780708" calcext:value-type="float">
            <text:p>55055</text:p>
          </table:table-cell>
          <table:table-cell table:style-name="ce8" table:formula="of:=[.AW114]*([.AW79]/100)" office:value-type="float" office:value="137636.433195177" calcext:value-type="float">
            <text:p>137636</text:p>
          </table:table-cell>
          <table:table-cell table:style-name="ce8" table:formula="of:=[.AX114]*([.AX79]/100)" office:value-type="float" office:value="275272.866390354" calcext:value-type="float">
            <text:p>275273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3" calcext:value-type="float">
            <text:p>13</text:p>
          </table:table-cell>
          <table:table-cell table:style-name="ce8" table:formula="of:=[.B115]*([.B80]/100)" office:value-type="float" office:value="3.32114034944362" calcext:value-type="float">
            <text:p>3</text:p>
          </table:table-cell>
          <table:table-cell table:style-name="ce8" table:formula="of:=[.C115]*([.C80]/100)" office:value-type="float" office:value="3.32114034944362" calcext:value-type="float">
            <text:p>3</text:p>
          </table:table-cell>
          <table:table-cell table:style-name="ce8" table:formula="of:=[.D115]*([.D80]/100)" office:value-type="float" office:value="3.32114034944362" calcext:value-type="float">
            <text:p>3</text:p>
          </table:table-cell>
          <table:table-cell table:style-name="ce8" table:formula="of:=[.E115]*([.E80]/100)" office:value-type="float" office:value="3.32114034944362" calcext:value-type="float">
            <text:p>3</text:p>
          </table:table-cell>
          <table:table-cell table:style-name="ce8" table:formula="of:=[.F115]*([.F80]/100)" office:value-type="float" office:value="3.32114034944362" calcext:value-type="float">
            <text:p>3</text:p>
          </table:table-cell>
          <table:table-cell table:style-name="ce8" table:formula="of:=[.G115]*([.G80]/100)" office:value-type="float" office:value="3.32114034944362" calcext:value-type="float">
            <text:p>3</text:p>
          </table:table-cell>
          <table:table-cell table:style-name="ce8" table:formula="of:=[.H115]*([.H80]/100)" office:value-type="float" office:value="3.32114034944362" calcext:value-type="float">
            <text:p>3</text:p>
          </table:table-cell>
          <table:table-cell table:style-name="ce8" table:formula="of:=[.I115]*([.I80]/100)" office:value-type="float" office:value="3.32114034944362" calcext:value-type="float">
            <text:p>3</text:p>
          </table:table-cell>
          <table:table-cell table:style-name="ce8" table:formula="of:=[.J115]*([.J80]/100)" office:value-type="float" office:value="3.32114034944362" calcext:value-type="float">
            <text:p>3</text:p>
          </table:table-cell>
          <table:table-cell table:style-name="ce8" table:formula="of:=[.K115]*([.K80]/100)" office:value-type="float" office:value="3.32114034944362" calcext:value-type="float">
            <text:p>3</text:p>
          </table:table-cell>
          <table:table-cell table:style-name="ce8" table:formula="of:=[.L115]*([.L80]/100)" office:value-type="float" office:value="3.32114034944362" calcext:value-type="float">
            <text:p>3</text:p>
          </table:table-cell>
          <table:table-cell table:style-name="ce8" table:formula="of:=[.M115]*([.M80]/100)" office:value-type="float" office:value="3.32114034944362" calcext:value-type="float">
            <text:p>3</text:p>
          </table:table-cell>
          <table:table-cell table:style-name="ce8" table:formula="of:=[.N115]*([.N80]/100)" office:value-type="float" office:value="3.32114034944362" calcext:value-type="float">
            <text:p>3</text:p>
          </table:table-cell>
          <table:table-cell table:style-name="ce8" table:formula="of:=[.O115]*([.O80]/100)" office:value-type="float" office:value="3.32114034944362" calcext:value-type="float">
            <text:p>3</text:p>
          </table:table-cell>
          <table:table-cell table:style-name="ce8" table:formula="of:=[.P115]*([.P80]/100)" office:value-type="float" office:value="3.32114034944362" calcext:value-type="float">
            <text:p>3</text:p>
          </table:table-cell>
          <table:table-cell table:style-name="ce8" table:formula="of:=[.Q115]*([.Q80]/100)" office:value-type="float" office:value="3.32114034944362" calcext:value-type="float">
            <text:p>3</text:p>
          </table:table-cell>
          <table:table-cell table:style-name="ce8" table:formula="of:=[.R115]*([.R80]/100)" office:value-type="float" office:value="3.32114034944362" calcext:value-type="float">
            <text:p>3</text:p>
          </table:table-cell>
          <table:table-cell table:style-name="ce8" table:formula="of:=[.S115]*([.S80]/100)" office:value-type="float" office:value="3.32114034944362" calcext:value-type="float">
            <text:p>3</text:p>
          </table:table-cell>
          <table:table-cell table:style-name="ce8" table:formula="of:=[.T115]*([.T80]/100)" office:value-type="float" office:value="3.32114034944362" calcext:value-type="float">
            <text:p>3</text:p>
          </table:table-cell>
          <table:table-cell table:style-name="ce8" table:formula="of:=[.U115]*([.U80]/100)" office:value-type="float" office:value="3.32114034944362" calcext:value-type="float">
            <text:p>3</text:p>
          </table:table-cell>
          <table:table-cell table:style-name="ce8" table:formula="of:=[.V115]*([.V80]/100)" office:value-type="float" office:value="3.32114034944362" calcext:value-type="float">
            <text:p>3</text:p>
          </table:table-cell>
          <table:table-cell table:style-name="ce8" table:formula="of:=[.W115]*([.W80]/100)" office:value-type="float" office:value="6.64228069888724" calcext:value-type="float">
            <text:p>7</text:p>
          </table:table-cell>
          <table:table-cell table:style-name="ce8" table:formula="of:=[.X115]*([.X80]/100)" office:value-type="float" office:value="16.6057017472181" calcext:value-type="float">
            <text:p>17</text:p>
          </table:table-cell>
          <table:table-cell table:style-name="ce8" table:formula="of:=[.Y115]*([.Y80]/100)" office:value-type="float" office:value="33.2114034944362" calcext:value-type="float">
            <text:p>33</text:p>
          </table:table-cell>
          <table:table-cell table:style-name="ce8" table:formula="of:=[.Z115]*([.Z80]/100)" office:value-type="float" office:value="66.4228069888724" calcext:value-type="float">
            <text:p>66</text:p>
          </table:table-cell>
          <table:table-cell table:style-name="ce8" table:formula="of:=[.AA115]*([.AA80]/100)" office:value-type="float" office:value="116.239912230527" calcext:value-type="float">
            <text:p>116</text:p>
          </table:table-cell>
          <table:table-cell table:style-name="ce8" table:formula="of:=[.AB115]*([.AB80]/100)" office:value-type="float" office:value="215.874122713835" calcext:value-type="float">
            <text:p>216</text:p>
          </table:table-cell>
          <table:table-cell table:style-name="ce8" table:formula="of:=[.AC115]*([.AC80]/100)" office:value-type="float" office:value="332.114034944362" calcext:value-type="float">
            <text:p>332</text:p>
          </table:table-cell>
          <table:table-cell table:style-name="ce8" table:formula="of:=[.AD115]*([.AD80]/100)" office:value-type="float" office:value="431.748245427671" calcext:value-type="float">
            <text:p>432</text:p>
          </table:table-cell>
          <table:table-cell table:style-name="ce8" table:formula="of:=[.AE115]*([.AE80]/100)" office:value-type="float" office:value="564.593859405415" calcext:value-type="float">
            <text:p>565</text:p>
          </table:table-cell>
          <table:table-cell table:style-name="ce8" table:formula="of:=[.AF115]*([.AF80]/100)" office:value-type="float" office:value="730.650876877596" calcext:value-type="float">
            <text:p>731</text:p>
          </table:table-cell>
          <table:table-cell table:style-name="ce8" table:formula="of:=[.AG115]*([.AG80]/100)" office:value-type="float" office:value="929.919297844214" calcext:value-type="float">
            <text:p>930</text:p>
          </table:table-cell>
          <table:table-cell table:style-name="ce8" table:formula="of:=[.AH115]*([.AH80]/100)" office:value-type="float" office:value="1162.39912230527" calcext:value-type="float">
            <text:p>1162</text:p>
          </table:table-cell>
          <table:table-cell table:style-name="ce8" table:formula="of:=[.AI115]*([.AI80]/100)" office:value-type="float" office:value="1461.30175375519" calcext:value-type="float">
            <text:p>1461</text:p>
          </table:table-cell>
          <table:table-cell table:style-name="ce8" table:formula="of:=[.AJ115]*([.AJ80]/100)" office:value-type="float" office:value="1793.41578869956" calcext:value-type="float">
            <text:p>1793</text:p>
          </table:table-cell>
          <table:table-cell table:style-name="ce8" table:formula="of:=[.AK115]*([.AK80]/100)" office:value-type="float" office:value="2158.74122713835" calcext:value-type="float">
            <text:p>2159</text:p>
          </table:table-cell>
          <table:table-cell table:style-name="ce8" table:formula="of:=[.AL115]*([.AL80]/100)" office:value-type="float" office:value="2557.27806907159" calcext:value-type="float">
            <text:p>2557</text:p>
          </table:table-cell>
          <table:table-cell table:style-name="ce8" table:formula="of:=[.AM115]*([.AM80]/100)" office:value-type="float" office:value="2989.02631449926" calcext:value-type="float">
            <text:p>2989</text:p>
          </table:table-cell>
          <table:table-cell table:style-name="ce8" table:formula="of:=[.AN115]*([.AN80]/100)" office:value-type="float" office:value="3453.98596342136" calcext:value-type="float">
            <text:p>3454</text:p>
          </table:table-cell>
          <table:table-cell table:style-name="ce8" table:formula="of:=[.AO115]*([.AO80]/100)" office:value-type="float" office:value="3952.15701583791" calcext:value-type="float">
            <text:p>3952</text:p>
          </table:table-cell>
          <table:table-cell table:style-name="ce8" table:formula="of:=[.AP115]*([.AP80]/100)" office:value-type="float" office:value="4317.48245427671" calcext:value-type="float">
            <text:p>4317</text:p>
          </table:table-cell>
          <table:table-cell table:style-name="ce8" table:formula="of:=[.AQ115]*([.AQ80]/100)" office:value-type="float" office:value="5313.82455910979" calcext:value-type="float">
            <text:p>5314</text:p>
          </table:table-cell>
          <table:table-cell table:style-name="ce8" table:formula="of:=[.AR115]*([.AR80]/100)" office:value-type="float" office:value="6642.28069888724" calcext:value-type="float">
            <text:p>6642</text:p>
          </table:table-cell>
          <table:table-cell table:style-name="ce8" table:formula="of:=[.AS115]*([.AS80]/100)" office:value-type="float" office:value="9963.42104833086" calcext:value-type="float">
            <text:p>9963</text:p>
          </table:table-cell>
          <table:table-cell table:style-name="ce8" table:formula="of:=[.AT115]*([.AT80]/100)" office:value-type="float" office:value="16605.7017472181" calcext:value-type="float">
            <text:p>16606</text:p>
          </table:table-cell>
          <table:table-cell table:style-name="ce8" table:formula="of:=[.AU115]*([.AU80]/100)" office:value-type="float" office:value="33211.4034944362" calcext:value-type="float">
            <text:p>33211</text:p>
          </table:table-cell>
          <table:table-cell table:style-name="ce8" table:formula="of:=[.AV115]*([.AV80]/100)" office:value-type="float" office:value="66422.8069888724" calcext:value-type="float">
            <text:p>66423</text:p>
          </table:table-cell>
          <table:table-cell table:style-name="ce8" table:formula="of:=[.AW115]*([.AW80]/100)" office:value-type="float" office:value="166057.017472181" calcext:value-type="float">
            <text:p>166057</text:p>
          </table:table-cell>
          <table:table-cell table:style-name="ce8" table:formula="of:=[.AX115]*([.AX80]/100)" office:value-type="float" office:value="332114.034944362" calcext:value-type="float">
            <text:p>332114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4" calcext:value-type="float">
            <text:p>14</text:p>
          </table:table-cell>
          <table:table-cell table:style-name="ce8" table:formula="of:=[.B116]*([.B81]/100)" office:value-type="float" office:value="4.00707533867446" calcext:value-type="float">
            <text:p>4</text:p>
          </table:table-cell>
          <table:table-cell table:style-name="ce8" table:formula="of:=[.C116]*([.C81]/100)" office:value-type="float" office:value="4.00707533867446" calcext:value-type="float">
            <text:p>4</text:p>
          </table:table-cell>
          <table:table-cell table:style-name="ce8" table:formula="of:=[.D116]*([.D81]/100)" office:value-type="float" office:value="4.00707533867446" calcext:value-type="float">
            <text:p>4</text:p>
          </table:table-cell>
          <table:table-cell table:style-name="ce8" table:formula="of:=[.E116]*([.E81]/100)" office:value-type="float" office:value="4.00707533867446" calcext:value-type="float">
            <text:p>4</text:p>
          </table:table-cell>
          <table:table-cell table:style-name="ce8" table:formula="of:=[.F116]*([.F81]/100)" office:value-type="float" office:value="4.00707533867446" calcext:value-type="float">
            <text:p>4</text:p>
          </table:table-cell>
          <table:table-cell table:style-name="ce8" table:formula="of:=[.G116]*([.G81]/100)" office:value-type="float" office:value="4.00707533867446" calcext:value-type="float">
            <text:p>4</text:p>
          </table:table-cell>
          <table:table-cell table:style-name="ce8" table:formula="of:=[.H116]*([.H81]/100)" office:value-type="float" office:value="4.00707533867446" calcext:value-type="float">
            <text:p>4</text:p>
          </table:table-cell>
          <table:table-cell table:style-name="ce8" table:formula="of:=[.I116]*([.I81]/100)" office:value-type="float" office:value="4.00707533867446" calcext:value-type="float">
            <text:p>4</text:p>
          </table:table-cell>
          <table:table-cell table:style-name="ce8" table:formula="of:=[.J116]*([.J81]/100)" office:value-type="float" office:value="4.00707533867446" calcext:value-type="float">
            <text:p>4</text:p>
          </table:table-cell>
          <table:table-cell table:style-name="ce8" table:formula="of:=[.K116]*([.K81]/100)" office:value-type="float" office:value="4.00707533867446" calcext:value-type="float">
            <text:p>4</text:p>
          </table:table-cell>
          <table:table-cell table:style-name="ce8" table:formula="of:=[.L116]*([.L81]/100)" office:value-type="float" office:value="4.00707533867446" calcext:value-type="float">
            <text:p>4</text:p>
          </table:table-cell>
          <table:table-cell table:style-name="ce8" table:formula="of:=[.M116]*([.M81]/100)" office:value-type="float" office:value="4.00707533867446" calcext:value-type="float">
            <text:p>4</text:p>
          </table:table-cell>
          <table:table-cell table:style-name="ce8" table:formula="of:=[.N116]*([.N81]/100)" office:value-type="float" office:value="4.00707533867446" calcext:value-type="float">
            <text:p>4</text:p>
          </table:table-cell>
          <table:table-cell table:style-name="ce8" table:formula="of:=[.O116]*([.O81]/100)" office:value-type="float" office:value="4.00707533867446" calcext:value-type="float">
            <text:p>4</text:p>
          </table:table-cell>
          <table:table-cell table:style-name="ce8" table:formula="of:=[.P116]*([.P81]/100)" office:value-type="float" office:value="4.00707533867446" calcext:value-type="float">
            <text:p>4</text:p>
          </table:table-cell>
          <table:table-cell table:style-name="ce8" table:formula="of:=[.Q116]*([.Q81]/100)" office:value-type="float" office:value="4.00707533867446" calcext:value-type="float">
            <text:p>4</text:p>
          </table:table-cell>
          <table:table-cell table:style-name="ce8" table:formula="of:=[.R116]*([.R81]/100)" office:value-type="float" office:value="4.00707533867446" calcext:value-type="float">
            <text:p>4</text:p>
          </table:table-cell>
          <table:table-cell table:style-name="ce8" table:formula="of:=[.S116]*([.S81]/100)" office:value-type="float" office:value="4.00707533867446" calcext:value-type="float">
            <text:p>4</text:p>
          </table:table-cell>
          <table:table-cell table:style-name="ce8" table:formula="of:=[.T116]*([.T81]/100)" office:value-type="float" office:value="4.00707533867446" calcext:value-type="float">
            <text:p>4</text:p>
          </table:table-cell>
          <table:table-cell table:style-name="ce8" table:formula="of:=[.U116]*([.U81]/100)" office:value-type="float" office:value="4.00707533867446" calcext:value-type="float">
            <text:p>4</text:p>
          </table:table-cell>
          <table:table-cell table:style-name="ce8" table:formula="of:=[.V116]*([.V81]/100)" office:value-type="float" office:value="4.00707533867446" calcext:value-type="float">
            <text:p>4</text:p>
          </table:table-cell>
          <table:table-cell table:style-name="ce8" table:formula="of:=[.W116]*([.W81]/100)" office:value-type="float" office:value="8.01415067734892" calcext:value-type="float">
            <text:p>8</text:p>
          </table:table-cell>
          <table:table-cell table:style-name="ce8" table:formula="of:=[.X116]*([.X81]/100)" office:value-type="float" office:value="20.0353766933723" calcext:value-type="float">
            <text:p>20</text:p>
          </table:table-cell>
          <table:table-cell table:style-name="ce8" table:formula="of:=[.Y116]*([.Y81]/100)" office:value-type="float" office:value="40.0707533867446" calcext:value-type="float">
            <text:p>40</text:p>
          </table:table-cell>
          <table:table-cell table:style-name="ce8" table:formula="of:=[.Z116]*([.Z81]/100)" office:value-type="float" office:value="80.1415067734892" calcext:value-type="float">
            <text:p>80</text:p>
          </table:table-cell>
          <table:table-cell table:style-name="ce8" table:formula="of:=[.AA116]*([.AA81]/100)" office:value-type="float" office:value="140.247636853606" calcext:value-type="float">
            <text:p>140</text:p>
          </table:table-cell>
          <table:table-cell table:style-name="ce8" table:formula="of:=[.AB116]*([.AB81]/100)" office:value-type="float" office:value="260.45989701384" calcext:value-type="float">
            <text:p>260</text:p>
          </table:table-cell>
          <table:table-cell table:style-name="ce8" table:formula="of:=[.AC116]*([.AC81]/100)" office:value-type="float" office:value="400.707533867446" calcext:value-type="float">
            <text:p>401</text:p>
          </table:table-cell>
          <table:table-cell table:style-name="ce8" table:formula="of:=[.AD116]*([.AD81]/100)" office:value-type="float" office:value="520.91979402768" calcext:value-type="float">
            <text:p>521</text:p>
          </table:table-cell>
          <table:table-cell table:style-name="ce8" table:formula="of:=[.AE116]*([.AE81]/100)" office:value-type="float" office:value="681.202807574658" calcext:value-type="float">
            <text:p>681</text:p>
          </table:table-cell>
          <table:table-cell table:style-name="ce8" table:formula="of:=[.AF116]*([.AF81]/100)" office:value-type="float" office:value="881.556574508381" calcext:value-type="float">
            <text:p>882</text:p>
          </table:table-cell>
          <table:table-cell table:style-name="ce8" table:formula="of:=[.AG116]*([.AG81]/100)" office:value-type="float" office:value="1121.98109482885" calcext:value-type="float">
            <text:p>1122</text:p>
          </table:table-cell>
          <table:table-cell table:style-name="ce8" table:formula="of:=[.AH116]*([.AH81]/100)" office:value-type="float" office:value="1402.47636853606" calcext:value-type="float">
            <text:p>1402</text:p>
          </table:table-cell>
          <table:table-cell table:style-name="ce8" table:formula="of:=[.AI116]*([.AI81]/100)" office:value-type="float" office:value="1763.11314901676" calcext:value-type="float">
            <text:p>1763</text:p>
          </table:table-cell>
          <table:table-cell table:style-name="ce8" table:formula="of:=[.AJ116]*([.AJ81]/100)" office:value-type="float" office:value="2163.82068288421" calcext:value-type="float">
            <text:p>2164</text:p>
          </table:table-cell>
          <table:table-cell table:style-name="ce8" table:formula="of:=[.AK116]*([.AK81]/100)" office:value-type="float" office:value="2604.5989701384" calcext:value-type="float">
            <text:p>2605</text:p>
          </table:table-cell>
          <table:table-cell table:style-name="ce8" table:formula="of:=[.AL116]*([.AL81]/100)" office:value-type="float" office:value="3085.44801077933" calcext:value-type="float">
            <text:p>3085</text:p>
          </table:table-cell>
          <table:table-cell table:style-name="ce8" table:formula="of:=[.AM116]*([.AM81]/100)" office:value-type="float" office:value="3606.36780480701" calcext:value-type="float">
            <text:p>3606</text:p>
          </table:table-cell>
          <table:table-cell table:style-name="ce8" table:formula="of:=[.AN116]*([.AN81]/100)" office:value-type="float" office:value="4167.35835222144" calcext:value-type="float">
            <text:p>4167</text:p>
          </table:table-cell>
          <table:table-cell table:style-name="ce8" table:formula="of:=[.AO116]*([.AO81]/100)" office:value-type="float" office:value="4768.41965302261" calcext:value-type="float">
            <text:p>4768</text:p>
          </table:table-cell>
          <table:table-cell table:style-name="ce8" table:formula="of:=[.AP116]*([.AP81]/100)" office:value-type="float" office:value="5209.1979402768" calcext:value-type="float">
            <text:p>5209</text:p>
          </table:table-cell>
          <table:table-cell table:style-name="ce8" table:formula="of:=[.AQ116]*([.AQ81]/100)" office:value-type="float" office:value="6411.32054187914" calcext:value-type="float">
            <text:p>6411</text:p>
          </table:table-cell>
          <table:table-cell table:style-name="ce8" table:formula="of:=[.AR116]*([.AR81]/100)" office:value-type="float" office:value="8014.15067734892" calcext:value-type="float">
            <text:p>8014</text:p>
          </table:table-cell>
          <table:table-cell table:style-name="ce8" table:formula="of:=[.AS116]*([.AS81]/100)" office:value-type="float" office:value="12021.2260160234" calcext:value-type="float">
            <text:p>12021</text:p>
          </table:table-cell>
          <table:table-cell table:style-name="ce8" table:formula="of:=[.AT116]*([.AT81]/100)" office:value-type="float" office:value="20035.3766933723" calcext:value-type="float">
            <text:p>20035</text:p>
          </table:table-cell>
          <table:table-cell table:style-name="ce8" table:formula="of:=[.AU116]*([.AU81]/100)" office:value-type="float" office:value="40070.7533867446" calcext:value-type="float">
            <text:p>40071</text:p>
          </table:table-cell>
          <table:table-cell table:style-name="ce8" table:formula="of:=[.AV116]*([.AV81]/100)" office:value-type="float" office:value="80141.5067734892" calcext:value-type="float">
            <text:p>80142</text:p>
          </table:table-cell>
          <table:table-cell table:style-name="ce8" table:formula="of:=[.AW116]*([.AW81]/100)" office:value-type="float" office:value="200353.766933723" calcext:value-type="float">
            <text:p>200354</text:p>
          </table:table-cell>
          <table:table-cell table:style-name="ce8" table:formula="of:=[.AX116]*([.AX81]/100)" office:value-type="float" office:value="400707.533867446" calcext:value-type="float">
            <text:p>400708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5" calcext:value-type="float">
            <text:p>15</text:p>
          </table:table-cell>
          <table:table-cell table:style-name="ce8" table:formula="of:=[.B117]*([.B82]/100)" office:value-type="float" office:value="4.83486450094729" calcext:value-type="float">
            <text:p>5</text:p>
          </table:table-cell>
          <table:table-cell table:style-name="ce8" table:formula="of:=[.C117]*([.C82]/100)" office:value-type="float" office:value="4.83486450094729" calcext:value-type="float">
            <text:p>5</text:p>
          </table:table-cell>
          <table:table-cell table:style-name="ce8" table:formula="of:=[.D117]*([.D82]/100)" office:value-type="float" office:value="4.83486450094729" calcext:value-type="float">
            <text:p>5</text:p>
          </table:table-cell>
          <table:table-cell table:style-name="ce8" table:formula="of:=[.E117]*([.E82]/100)" office:value-type="float" office:value="4.83486450094729" calcext:value-type="float">
            <text:p>5</text:p>
          </table:table-cell>
          <table:table-cell table:style-name="ce8" table:formula="of:=[.F117]*([.F82]/100)" office:value-type="float" office:value="4.83486450094729" calcext:value-type="float">
            <text:p>5</text:p>
          </table:table-cell>
          <table:table-cell table:style-name="ce8" table:formula="of:=[.G117]*([.G82]/100)" office:value-type="float" office:value="4.83486450094729" calcext:value-type="float">
            <text:p>5</text:p>
          </table:table-cell>
          <table:table-cell table:style-name="ce8" table:formula="of:=[.H117]*([.H82]/100)" office:value-type="float" office:value="4.83486450094729" calcext:value-type="float">
            <text:p>5</text:p>
          </table:table-cell>
          <table:table-cell table:style-name="ce8" table:formula="of:=[.I117]*([.I82]/100)" office:value-type="float" office:value="4.83486450094729" calcext:value-type="float">
            <text:p>5</text:p>
          </table:table-cell>
          <table:table-cell table:style-name="ce8" table:formula="of:=[.J117]*([.J82]/100)" office:value-type="float" office:value="4.83486450094729" calcext:value-type="float">
            <text:p>5</text:p>
          </table:table-cell>
          <table:table-cell table:style-name="ce8" table:formula="of:=[.K117]*([.K82]/100)" office:value-type="float" office:value="4.83486450094729" calcext:value-type="float">
            <text:p>5</text:p>
          </table:table-cell>
          <table:table-cell table:style-name="ce8" table:formula="of:=[.L117]*([.L82]/100)" office:value-type="float" office:value="4.83486450094729" calcext:value-type="float">
            <text:p>5</text:p>
          </table:table-cell>
          <table:table-cell table:style-name="ce8" table:formula="of:=[.M117]*([.M82]/100)" office:value-type="float" office:value="4.83486450094729" calcext:value-type="float">
            <text:p>5</text:p>
          </table:table-cell>
          <table:table-cell table:style-name="ce8" table:formula="of:=[.N117]*([.N82]/100)" office:value-type="float" office:value="4.83486450094729" calcext:value-type="float">
            <text:p>5</text:p>
          </table:table-cell>
          <table:table-cell table:style-name="ce8" table:formula="of:=[.O117]*([.O82]/100)" office:value-type="float" office:value="4.83486450094729" calcext:value-type="float">
            <text:p>5</text:p>
          </table:table-cell>
          <table:table-cell table:style-name="ce8" table:formula="of:=[.P117]*([.P82]/100)" office:value-type="float" office:value="4.83486450094729" calcext:value-type="float">
            <text:p>5</text:p>
          </table:table-cell>
          <table:table-cell table:style-name="ce8" table:formula="of:=[.Q117]*([.Q82]/100)" office:value-type="float" office:value="4.83486450094729" calcext:value-type="float">
            <text:p>5</text:p>
          </table:table-cell>
          <table:table-cell table:style-name="ce8" table:formula="of:=[.R117]*([.R82]/100)" office:value-type="float" office:value="4.83486450094729" calcext:value-type="float">
            <text:p>5</text:p>
          </table:table-cell>
          <table:table-cell table:style-name="ce8" table:formula="of:=[.S117]*([.S82]/100)" office:value-type="float" office:value="4.83486450094729" calcext:value-type="float">
            <text:p>5</text:p>
          </table:table-cell>
          <table:table-cell table:style-name="ce8" table:formula="of:=[.T117]*([.T82]/100)" office:value-type="float" office:value="4.83486450094729" calcext:value-type="float">
            <text:p>5</text:p>
          </table:table-cell>
          <table:table-cell table:style-name="ce8" table:formula="of:=[.U117]*([.U82]/100)" office:value-type="float" office:value="4.83486450094729" calcext:value-type="float">
            <text:p>5</text:p>
          </table:table-cell>
          <table:table-cell table:style-name="ce8" table:formula="of:=[.V117]*([.V82]/100)" office:value-type="float" office:value="4.83486450094729" calcext:value-type="float">
            <text:p>5</text:p>
          </table:table-cell>
          <table:table-cell table:style-name="ce8" table:formula="of:=[.W117]*([.W82]/100)" office:value-type="float" office:value="9.66972900189458" calcext:value-type="float">
            <text:p>10</text:p>
          </table:table-cell>
          <table:table-cell table:style-name="ce8" table:formula="of:=[.X117]*([.X82]/100)" office:value-type="float" office:value="24.1743225047365" calcext:value-type="float">
            <text:p>24</text:p>
          </table:table-cell>
          <table:table-cell table:style-name="ce8" table:formula="of:=[.Y117]*([.Y82]/100)" office:value-type="float" office:value="48.3486450094729" calcext:value-type="float">
            <text:p>48</text:p>
          </table:table-cell>
          <table:table-cell table:style-name="ce8" table:formula="of:=[.Z117]*([.Z82]/100)" office:value-type="float" office:value="96.6972900189458" calcext:value-type="float">
            <text:p>97</text:p>
          </table:table-cell>
          <table:table-cell table:style-name="ce8" table:formula="of:=[.AA117]*([.AA82]/100)" office:value-type="float" office:value="169.220257533155" calcext:value-type="float">
            <text:p>169</text:p>
          </table:table-cell>
          <table:table-cell table:style-name="ce8" table:formula="of:=[.AB117]*([.AB82]/100)" office:value-type="float" office:value="314.266192561574" calcext:value-type="float">
            <text:p>314</text:p>
          </table:table-cell>
          <table:table-cell table:style-name="ce8" table:formula="of:=[.AC117]*([.AC82]/100)" office:value-type="float" office:value="483.486450094729" calcext:value-type="float">
            <text:p>483</text:p>
          </table:table-cell>
          <table:table-cell table:style-name="ce8" table:formula="of:=[.AD117]*([.AD82]/100)" office:value-type="float" office:value="628.532385123148" calcext:value-type="float">
            <text:p>629</text:p>
          </table:table-cell>
          <table:table-cell table:style-name="ce8" table:formula="of:=[.AE117]*([.AE82]/100)" office:value-type="float" office:value="821.926965161039" calcext:value-type="float">
            <text:p>822</text:p>
          </table:table-cell>
          <table:table-cell table:style-name="ce8" table:formula="of:=[.AF117]*([.AF82]/100)" office:value-type="float" office:value="1063.6701902084" calcext:value-type="float">
            <text:p>1064</text:p>
          </table:table-cell>
          <table:table-cell table:style-name="ce8" table:formula="of:=[.AG117]*([.AG82]/100)" office:value-type="float" office:value="1353.76206026524" calcext:value-type="float">
            <text:p>1354</text:p>
          </table:table-cell>
          <table:table-cell table:style-name="ce8" table:formula="of:=[.AH117]*([.AH82]/100)" office:value-type="float" office:value="1692.20257533155" calcext:value-type="float">
            <text:p>1692</text:p>
          </table:table-cell>
          <table:table-cell table:style-name="ce8" table:formula="of:=[.AI117]*([.AI82]/100)" office:value-type="float" office:value="2127.34038041681" calcext:value-type="float">
            <text:p>2127</text:p>
          </table:table-cell>
          <table:table-cell table:style-name="ce8" table:formula="of:=[.AJ117]*([.AJ82]/100)" office:value-type="float" office:value="2610.82683051154" calcext:value-type="float">
            <text:p>2611</text:p>
          </table:table-cell>
          <table:table-cell table:style-name="ce8" table:formula="of:=[.AK117]*([.AK82]/100)" office:value-type="float" office:value="3142.66192561574" calcext:value-type="float">
            <text:p>3143</text:p>
          </table:table-cell>
          <table:table-cell table:style-name="ce8" table:formula="of:=[.AL117]*([.AL82]/100)" office:value-type="float" office:value="3722.84566572941" calcext:value-type="float">
            <text:p>3723</text:p>
          </table:table-cell>
          <table:table-cell table:style-name="ce8" table:formula="of:=[.AM117]*([.AM82]/100)" office:value-type="float" office:value="4351.37805085256" calcext:value-type="float">
            <text:p>4351</text:p>
          </table:table-cell>
          <table:table-cell table:style-name="ce8" table:formula="of:=[.AN117]*([.AN82]/100)" office:value-type="float" office:value="5028.25908098518" calcext:value-type="float">
            <text:p>5028</text:p>
          </table:table-cell>
          <table:table-cell table:style-name="ce8" table:formula="of:=[.AO117]*([.AO82]/100)" office:value-type="float" office:value="5753.48875612728" calcext:value-type="float">
            <text:p>5753</text:p>
          </table:table-cell>
          <table:table-cell table:style-name="ce8" table:formula="of:=[.AP117]*([.AP82]/100)" office:value-type="float" office:value="6285.32385123148" calcext:value-type="float">
            <text:p>6285</text:p>
          </table:table-cell>
          <table:table-cell table:style-name="ce8" table:formula="of:=[.AQ117]*([.AQ82]/100)" office:value-type="float" office:value="7735.78320151566" calcext:value-type="float">
            <text:p>7736</text:p>
          </table:table-cell>
          <table:table-cell table:style-name="ce8" table:formula="of:=[.AR117]*([.AR82]/100)" office:value-type="float" office:value="9669.72900189458" calcext:value-type="float">
            <text:p>9670</text:p>
          </table:table-cell>
          <table:table-cell table:style-name="ce8" table:formula="of:=[.AS117]*([.AS82]/100)" office:value-type="float" office:value="14504.5935028419" calcext:value-type="float">
            <text:p>14505</text:p>
          </table:table-cell>
          <table:table-cell table:style-name="ce8" table:formula="of:=[.AT117]*([.AT82]/100)" office:value-type="float" office:value="24174.3225047365" calcext:value-type="float">
            <text:p>24174</text:p>
          </table:table-cell>
          <table:table-cell table:style-name="ce8" table:formula="of:=[.AU117]*([.AU82]/100)" office:value-type="float" office:value="48348.6450094729" calcext:value-type="float">
            <text:p>48349</text:p>
          </table:table-cell>
          <table:table-cell table:style-name="ce8" table:formula="of:=[.AV117]*([.AV82]/100)" office:value-type="float" office:value="96697.2900189458" calcext:value-type="float">
            <text:p>96697</text:p>
          </table:table-cell>
          <table:table-cell table:style-name="ce8" table:formula="of:=[.AW117]*([.AW82]/100)" office:value-type="float" office:value="241743.225047364" calcext:value-type="float">
            <text:p>241743</text:p>
          </table:table-cell>
          <table:table-cell table:style-name="ce8" table:formula="of:=[.AX117]*([.AX82]/100)" office:value-type="float" office:value="483486.450094729" calcext:value-type="float">
            <text:p>483486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6" calcext:value-type="float">
            <text:p>16</text:p>
          </table:table-cell>
          <table:table-cell table:style-name="ce8" table:formula="of:=[.B118]*([.B83]/100)" office:value-type="float" office:value="5.83388269653112" calcext:value-type="float">
            <text:p>6</text:p>
          </table:table-cell>
          <table:table-cell table:style-name="ce8" table:formula="of:=[.C118]*([.C83]/100)" office:value-type="float" office:value="5.83388269653112" calcext:value-type="float">
            <text:p>6</text:p>
          </table:table-cell>
          <table:table-cell table:style-name="ce8" table:formula="of:=[.D118]*([.D83]/100)" office:value-type="float" office:value="5.83388269653112" calcext:value-type="float">
            <text:p>6</text:p>
          </table:table-cell>
          <table:table-cell table:style-name="ce8" table:formula="of:=[.E118]*([.E83]/100)" office:value-type="float" office:value="5.83388269653112" calcext:value-type="float">
            <text:p>6</text:p>
          </table:table-cell>
          <table:table-cell table:style-name="ce8" table:formula="of:=[.F118]*([.F83]/100)" office:value-type="float" office:value="5.83388269653112" calcext:value-type="float">
            <text:p>6</text:p>
          </table:table-cell>
          <table:table-cell table:style-name="ce8" table:formula="of:=[.G118]*([.G83]/100)" office:value-type="float" office:value="5.83388269653112" calcext:value-type="float">
            <text:p>6</text:p>
          </table:table-cell>
          <table:table-cell table:style-name="ce8" table:formula="of:=[.H118]*([.H83]/100)" office:value-type="float" office:value="5.83388269653112" calcext:value-type="float">
            <text:p>6</text:p>
          </table:table-cell>
          <table:table-cell table:style-name="ce8" table:formula="of:=[.I118]*([.I83]/100)" office:value-type="float" office:value="5.83388269653112" calcext:value-type="float">
            <text:p>6</text:p>
          </table:table-cell>
          <table:table-cell table:style-name="ce8" table:formula="of:=[.J118]*([.J83]/100)" office:value-type="float" office:value="5.83388269653112" calcext:value-type="float">
            <text:p>6</text:p>
          </table:table-cell>
          <table:table-cell table:style-name="ce8" table:formula="of:=[.K118]*([.K83]/100)" office:value-type="float" office:value="5.83388269653112" calcext:value-type="float">
            <text:p>6</text:p>
          </table:table-cell>
          <table:table-cell table:style-name="ce8" table:formula="of:=[.L118]*([.L83]/100)" office:value-type="float" office:value="5.83388269653112" calcext:value-type="float">
            <text:p>6</text:p>
          </table:table-cell>
          <table:table-cell table:style-name="ce8" table:formula="of:=[.M118]*([.M83]/100)" office:value-type="float" office:value="5.83388269653112" calcext:value-type="float">
            <text:p>6</text:p>
          </table:table-cell>
          <table:table-cell table:style-name="ce8" table:formula="of:=[.N118]*([.N83]/100)" office:value-type="float" office:value="5.83388269653112" calcext:value-type="float">
            <text:p>6</text:p>
          </table:table-cell>
          <table:table-cell table:style-name="ce8" table:formula="of:=[.O118]*([.O83]/100)" office:value-type="float" office:value="5.83388269653112" calcext:value-type="float">
            <text:p>6</text:p>
          </table:table-cell>
          <table:table-cell table:style-name="ce8" table:formula="of:=[.P118]*([.P83]/100)" office:value-type="float" office:value="5.83388269653112" calcext:value-type="float">
            <text:p>6</text:p>
          </table:table-cell>
          <table:table-cell table:style-name="ce8" table:formula="of:=[.Q118]*([.Q83]/100)" office:value-type="float" office:value="5.83388269653112" calcext:value-type="float">
            <text:p>6</text:p>
          </table:table-cell>
          <table:table-cell table:style-name="ce8" table:formula="of:=[.R118]*([.R83]/100)" office:value-type="float" office:value="5.83388269653112" calcext:value-type="float">
            <text:p>6</text:p>
          </table:table-cell>
          <table:table-cell table:style-name="ce8" table:formula="of:=[.S118]*([.S83]/100)" office:value-type="float" office:value="5.83388269653112" calcext:value-type="float">
            <text:p>6</text:p>
          </table:table-cell>
          <table:table-cell table:style-name="ce8" table:formula="of:=[.T118]*([.T83]/100)" office:value-type="float" office:value="5.83388269653112" calcext:value-type="float">
            <text:p>6</text:p>
          </table:table-cell>
          <table:table-cell table:style-name="ce8" table:formula="of:=[.U118]*([.U83]/100)" office:value-type="float" office:value="5.83388269653112" calcext:value-type="float">
            <text:p>6</text:p>
          </table:table-cell>
          <table:table-cell table:style-name="ce8" table:formula="of:=[.V118]*([.V83]/100)" office:value-type="float" office:value="5.83388269653112" calcext:value-type="float">
            <text:p>6</text:p>
          </table:table-cell>
          <table:table-cell table:style-name="ce8" table:formula="of:=[.W118]*([.W83]/100)" office:value-type="float" office:value="11.6677653930622" calcext:value-type="float">
            <text:p>12</text:p>
          </table:table-cell>
          <table:table-cell table:style-name="ce8" table:formula="of:=[.X118]*([.X83]/100)" office:value-type="float" office:value="29.1694134826556" calcext:value-type="float">
            <text:p>29</text:p>
          </table:table-cell>
          <table:table-cell table:style-name="ce8" table:formula="of:=[.Y118]*([.Y83]/100)" office:value-type="float" office:value="58.3388269653112" calcext:value-type="float">
            <text:p>58</text:p>
          </table:table-cell>
          <table:table-cell table:style-name="ce8" table:formula="of:=[.Z118]*([.Z83]/100)" office:value-type="float" office:value="116.677653930622" calcext:value-type="float">
            <text:p>117</text:p>
          </table:table-cell>
          <table:table-cell table:style-name="ce8" table:formula="of:=[.AA118]*([.AA83]/100)" office:value-type="float" office:value="204.185894378589" calcext:value-type="float">
            <text:p>204</text:p>
          </table:table-cell>
          <table:table-cell table:style-name="ce8" table:formula="of:=[.AB118]*([.AB83]/100)" office:value-type="float" office:value="379.202375274523" calcext:value-type="float">
            <text:p>379</text:p>
          </table:table-cell>
          <table:table-cell table:style-name="ce8" table:formula="of:=[.AC118]*([.AC83]/100)" office:value-type="float" office:value="583.388269653112" calcext:value-type="float">
            <text:p>583</text:p>
          </table:table-cell>
          <table:table-cell table:style-name="ce8" table:formula="of:=[.AD118]*([.AD83]/100)" office:value-type="float" office:value="758.404750549046" calcext:value-type="float">
            <text:p>758</text:p>
          </table:table-cell>
          <table:table-cell table:style-name="ce8" table:formula="of:=[.AE118]*([.AE83]/100)" office:value-type="float" office:value="991.760058410291" calcext:value-type="float">
            <text:p>992</text:p>
          </table:table-cell>
          <table:table-cell table:style-name="ce8" table:formula="of:=[.AF118]*([.AF83]/100)" office:value-type="float" office:value="1283.45419323685" calcext:value-type="float">
            <text:p>1283</text:p>
          </table:table-cell>
          <table:table-cell table:style-name="ce8" table:formula="of:=[.AG118]*([.AG83]/100)" office:value-type="float" office:value="1633.48715502871" calcext:value-type="float">
            <text:p>1633</text:p>
          </table:table-cell>
          <table:table-cell table:style-name="ce8" table:formula="of:=[.AH118]*([.AH83]/100)" office:value-type="float" office:value="2041.85894378589" calcext:value-type="float">
            <text:p>2042</text:p>
          </table:table-cell>
          <table:table-cell table:style-name="ce8" table:formula="of:=[.AI118]*([.AI83]/100)" office:value-type="float" office:value="2566.90838647369" calcext:value-type="float">
            <text:p>2567</text:p>
          </table:table-cell>
          <table:table-cell table:style-name="ce8" table:formula="of:=[.AJ118]*([.AJ83]/100)" office:value-type="float" office:value="3150.29665612681" calcext:value-type="float">
            <text:p>3150</text:p>
          </table:table-cell>
          <table:table-cell table:style-name="ce8" table:formula="of:=[.AK118]*([.AK83]/100)" office:value-type="float" office:value="3792.02375274523" calcext:value-type="float">
            <text:p>3792</text:p>
          </table:table-cell>
          <table:table-cell table:style-name="ce8" table:formula="of:=[.AL118]*([.AL83]/100)" office:value-type="float" office:value="4492.08967632896" calcext:value-type="float">
            <text:p>4492</text:p>
          </table:table-cell>
          <table:table-cell table:style-name="ce8" table:formula="of:=[.AM118]*([.AM83]/100)" office:value-type="float" office:value="5250.49442687801" calcext:value-type="float">
            <text:p>5250</text:p>
          </table:table-cell>
          <table:table-cell table:style-name="ce8" table:formula="of:=[.AN118]*([.AN83]/100)" office:value-type="float" office:value="6067.23800439237" calcext:value-type="float">
            <text:p>6067</text:p>
          </table:table-cell>
          <table:table-cell table:style-name="ce8" table:formula="of:=[.AO118]*([.AO83]/100)" office:value-type="float" office:value="6942.32040887203" calcext:value-type="float">
            <text:p>6942</text:p>
          </table:table-cell>
          <table:table-cell table:style-name="ce8" table:formula="of:=[.AP118]*([.AP83]/100)" office:value-type="float" office:value="7584.04750549046" calcext:value-type="float">
            <text:p>7584</text:p>
          </table:table-cell>
          <table:table-cell table:style-name="ce8" table:formula="of:=[.AQ118]*([.AQ83]/100)" office:value-type="float" office:value="9334.21231444979" calcext:value-type="float">
            <text:p>9334</text:p>
          </table:table-cell>
          <table:table-cell table:style-name="ce8" table:formula="of:=[.AR118]*([.AR83]/100)" office:value-type="float" office:value="11667.7653930622" calcext:value-type="float">
            <text:p>11668</text:p>
          </table:table-cell>
          <table:table-cell table:style-name="ce8" table:formula="of:=[.AS118]*([.AS83]/100)" office:value-type="float" office:value="17501.6480895934" calcext:value-type="float">
            <text:p>17502</text:p>
          </table:table-cell>
          <table:table-cell table:style-name="ce8" table:formula="of:=[.AT118]*([.AT83]/100)" office:value-type="float" office:value="29169.4134826556" calcext:value-type="float">
            <text:p>29169</text:p>
          </table:table-cell>
          <table:table-cell table:style-name="ce8" table:formula="of:=[.AU118]*([.AU83]/100)" office:value-type="float" office:value="58338.8269653112" calcext:value-type="float">
            <text:p>58339</text:p>
          </table:table-cell>
          <table:table-cell table:style-name="ce8" table:formula="of:=[.AV118]*([.AV83]/100)" office:value-type="float" office:value="116677.653930622" calcext:value-type="float">
            <text:p>116678</text:p>
          </table:table-cell>
          <table:table-cell table:style-name="ce8" table:formula="of:=[.AW118]*([.AW83]/100)" office:value-type="float" office:value="291694.134826556" calcext:value-type="float">
            <text:p>291694</text:p>
          </table:table-cell>
          <table:table-cell table:style-name="ce8" table:formula="of:=[.AX118]*([.AX83]/100)" office:value-type="float" office:value="583388.269653112" calcext:value-type="float">
            <text:p>583388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7" calcext:value-type="float">
            <text:p>17</text:p>
          </table:table-cell>
          <table:table-cell table:style-name="ce8" table:formula="of:=[.B119]*([.B84]/100)" office:value-type="float" office:value="7.03959586528877" calcext:value-type="float">
            <text:p>7</text:p>
          </table:table-cell>
          <table:table-cell table:style-name="ce8" table:formula="of:=[.C119]*([.C84]/100)" office:value-type="float" office:value="7.03959586528877" calcext:value-type="float">
            <text:p>7</text:p>
          </table:table-cell>
          <table:table-cell table:style-name="ce8" table:formula="of:=[.D119]*([.D84]/100)" office:value-type="float" office:value="7.03959586528877" calcext:value-type="float">
            <text:p>7</text:p>
          </table:table-cell>
          <table:table-cell table:style-name="ce8" table:formula="of:=[.E119]*([.E84]/100)" office:value-type="float" office:value="7.03959586528877" calcext:value-type="float">
            <text:p>7</text:p>
          </table:table-cell>
          <table:table-cell table:style-name="ce8" table:formula="of:=[.F119]*([.F84]/100)" office:value-type="float" office:value="7.03959586528877" calcext:value-type="float">
            <text:p>7</text:p>
          </table:table-cell>
          <table:table-cell table:style-name="ce8" table:formula="of:=[.G119]*([.G84]/100)" office:value-type="float" office:value="7.03959586528877" calcext:value-type="float">
            <text:p>7</text:p>
          </table:table-cell>
          <table:table-cell table:style-name="ce8" table:formula="of:=[.H119]*([.H84]/100)" office:value-type="float" office:value="7.03959586528877" calcext:value-type="float">
            <text:p>7</text:p>
          </table:table-cell>
          <table:table-cell table:style-name="ce8" table:formula="of:=[.I119]*([.I84]/100)" office:value-type="float" office:value="7.03959586528877" calcext:value-type="float">
            <text:p>7</text:p>
          </table:table-cell>
          <table:table-cell table:style-name="ce8" table:formula="of:=[.J119]*([.J84]/100)" office:value-type="float" office:value="7.03959586528877" calcext:value-type="float">
            <text:p>7</text:p>
          </table:table-cell>
          <table:table-cell table:style-name="ce8" table:formula="of:=[.K119]*([.K84]/100)" office:value-type="float" office:value="7.03959586528877" calcext:value-type="float">
            <text:p>7</text:p>
          </table:table-cell>
          <table:table-cell table:style-name="ce8" table:formula="of:=[.L119]*([.L84]/100)" office:value-type="float" office:value="7.03959586528877" calcext:value-type="float">
            <text:p>7</text:p>
          </table:table-cell>
          <table:table-cell table:style-name="ce8" table:formula="of:=[.M119]*([.M84]/100)" office:value-type="float" office:value="7.03959586528877" calcext:value-type="float">
            <text:p>7</text:p>
          </table:table-cell>
          <table:table-cell table:style-name="ce8" table:formula="of:=[.N119]*([.N84]/100)" office:value-type="float" office:value="7.03959586528877" calcext:value-type="float">
            <text:p>7</text:p>
          </table:table-cell>
          <table:table-cell table:style-name="ce8" table:formula="of:=[.O119]*([.O84]/100)" office:value-type="float" office:value="7.03959586528877" calcext:value-type="float">
            <text:p>7</text:p>
          </table:table-cell>
          <table:table-cell table:style-name="ce8" table:formula="of:=[.P119]*([.P84]/100)" office:value-type="float" office:value="7.03959586528877" calcext:value-type="float">
            <text:p>7</text:p>
          </table:table-cell>
          <table:table-cell table:style-name="ce8" table:formula="of:=[.Q119]*([.Q84]/100)" office:value-type="float" office:value="7.03959586528877" calcext:value-type="float">
            <text:p>7</text:p>
          </table:table-cell>
          <table:table-cell table:style-name="ce8" table:formula="of:=[.R119]*([.R84]/100)" office:value-type="float" office:value="7.03959586528877" calcext:value-type="float">
            <text:p>7</text:p>
          </table:table-cell>
          <table:table-cell table:style-name="ce8" table:formula="of:=[.S119]*([.S84]/100)" office:value-type="float" office:value="7.03959586528877" calcext:value-type="float">
            <text:p>7</text:p>
          </table:table-cell>
          <table:table-cell table:style-name="ce8" table:formula="of:=[.T119]*([.T84]/100)" office:value-type="float" office:value="7.03959586528877" calcext:value-type="float">
            <text:p>7</text:p>
          </table:table-cell>
          <table:table-cell table:style-name="ce8" table:formula="of:=[.U119]*([.U84]/100)" office:value-type="float" office:value="7.03959586528877" calcext:value-type="float">
            <text:p>7</text:p>
          </table:table-cell>
          <table:table-cell table:style-name="ce8" table:formula="of:=[.V119]*([.V84]/100)" office:value-type="float" office:value="7.03959586528877" calcext:value-type="float">
            <text:p>7</text:p>
          </table:table-cell>
          <table:table-cell table:style-name="ce8" table:formula="of:=[.W119]*([.W84]/100)" office:value-type="float" office:value="14.0791917305775" calcext:value-type="float">
            <text:p>14</text:p>
          </table:table-cell>
          <table:table-cell table:style-name="ce8" table:formula="of:=[.X119]*([.X84]/100)" office:value-type="float" office:value="35.1979793264438" calcext:value-type="float">
            <text:p>35</text:p>
          </table:table-cell>
          <table:table-cell table:style-name="ce8" table:formula="of:=[.Y119]*([.Y84]/100)" office:value-type="float" office:value="70.3959586528877" calcext:value-type="float">
            <text:p>70</text:p>
          </table:table-cell>
          <table:table-cell table:style-name="ce8" table:formula="of:=[.Z119]*([.Z84]/100)" office:value-type="float" office:value="140.791917305775" calcext:value-type="float">
            <text:p>141</text:p>
          </table:table-cell>
          <table:table-cell table:style-name="ce8" table:formula="of:=[.AA119]*([.AA84]/100)" office:value-type="float" office:value="246.385855285107" calcext:value-type="float">
            <text:p>246</text:p>
          </table:table-cell>
          <table:table-cell table:style-name="ce8" table:formula="of:=[.AB119]*([.AB84]/100)" office:value-type="float" office:value="457.57373124377" calcext:value-type="float">
            <text:p>458</text:p>
          </table:table-cell>
          <table:table-cell table:style-name="ce8" table:formula="of:=[.AC119]*([.AC84]/100)" office:value-type="float" office:value="703.959586528877" calcext:value-type="float">
            <text:p>704</text:p>
          </table:table-cell>
          <table:table-cell table:style-name="ce8" table:formula="of:=[.AD119]*([.AD84]/100)" office:value-type="float" office:value="915.14746248754" calcext:value-type="float">
            <text:p>915</text:p>
          </table:table-cell>
          <table:table-cell table:style-name="ce8" table:formula="of:=[.AE119]*([.AE84]/100)" office:value-type="float" office:value="1196.73129709909" calcext:value-type="float">
            <text:p>1197</text:p>
          </table:table-cell>
          <table:table-cell table:style-name="ce8" table:formula="of:=[.AF119]*([.AF84]/100)" office:value-type="float" office:value="1548.71109036353" calcext:value-type="float">
            <text:p>1549</text:p>
          </table:table-cell>
          <table:table-cell table:style-name="ce8" table:formula="of:=[.AG119]*([.AG84]/100)" office:value-type="float" office:value="1971.08684228086" calcext:value-type="float">
            <text:p>1971</text:p>
          </table:table-cell>
          <table:table-cell table:style-name="ce8" table:formula="of:=[.AH119]*([.AH84]/100)" office:value-type="float" office:value="2463.85855285107" calcext:value-type="float">
            <text:p>2464</text:p>
          </table:table-cell>
          <table:table-cell table:style-name="ce8" table:formula="of:=[.AI119]*([.AI84]/100)" office:value-type="float" office:value="3097.42218072706" calcext:value-type="float">
            <text:p>3097</text:p>
          </table:table-cell>
          <table:table-cell table:style-name="ce8" table:formula="of:=[.AJ119]*([.AJ84]/100)" office:value-type="float" office:value="3801.38176725594" calcext:value-type="float">
            <text:p>3801</text:p>
          </table:table-cell>
          <table:table-cell table:style-name="ce8" table:formula="of:=[.AK119]*([.AK84]/100)" office:value-type="float" office:value="4575.7373124377" calcext:value-type="float">
            <text:p>4576</text:p>
          </table:table-cell>
          <table:table-cell table:style-name="ce8" table:formula="of:=[.AL119]*([.AL84]/100)" office:value-type="float" office:value="5420.48881627235" calcext:value-type="float">
            <text:p>5420</text:p>
          </table:table-cell>
          <table:table-cell table:style-name="ce8" table:formula="of:=[.AM119]*([.AM84]/100)" office:value-type="float" office:value="6335.63627875989" calcext:value-type="float">
            <text:p>6336</text:p>
          </table:table-cell>
          <table:table-cell table:style-name="ce8" table:formula="of:=[.AN119]*([.AN84]/100)" office:value-type="float" office:value="7321.17969990032" calcext:value-type="float">
            <text:p>7321</text:p>
          </table:table-cell>
          <table:table-cell table:style-name="ce8" table:formula="of:=[.AO119]*([.AO84]/100)" office:value-type="float" office:value="8377.11907969364" calcext:value-type="float">
            <text:p>8377</text:p>
          </table:table-cell>
          <table:table-cell table:style-name="ce8" table:formula="of:=[.AP119]*([.AP84]/100)" office:value-type="float" office:value="9151.4746248754" calcext:value-type="float">
            <text:p>9151</text:p>
          </table:table-cell>
          <table:table-cell table:style-name="ce8" table:formula="of:=[.AQ119]*([.AQ84]/100)" office:value-type="float" office:value="11263.353384462" calcext:value-type="float">
            <text:p>11263</text:p>
          </table:table-cell>
          <table:table-cell table:style-name="ce8" table:formula="of:=[.AR119]*([.AR84]/100)" office:value-type="float" office:value="14079.1917305775" calcext:value-type="float">
            <text:p>14079</text:p>
          </table:table-cell>
          <table:table-cell table:style-name="ce8" table:formula="of:=[.AS119]*([.AS84]/100)" office:value-type="float" office:value="21118.7875958663" calcext:value-type="float">
            <text:p>21119</text:p>
          </table:table-cell>
          <table:table-cell table:style-name="ce8" table:formula="of:=[.AT119]*([.AT84]/100)" office:value-type="float" office:value="35197.9793264438" calcext:value-type="float">
            <text:p>35198</text:p>
          </table:table-cell>
          <table:table-cell table:style-name="ce8" table:formula="of:=[.AU119]*([.AU84]/100)" office:value-type="float" office:value="70395.9586528877" calcext:value-type="float">
            <text:p>70396</text:p>
          </table:table-cell>
          <table:table-cell table:style-name="ce8" table:formula="of:=[.AV119]*([.AV84]/100)" office:value-type="float" office:value="140791.917305775" calcext:value-type="float">
            <text:p>140792</text:p>
          </table:table-cell>
          <table:table-cell table:style-name="ce8" table:formula="of:=[.AW119]*([.AW84]/100)" office:value-type="float" office:value="351979.793264439" calcext:value-type="float">
            <text:p>351980</text:p>
          </table:table-cell>
          <table:table-cell table:style-name="ce8" table:formula="of:=[.AX119]*([.AX84]/100)" office:value-type="float" office:value="703959.586528877" calcext:value-type="float">
            <text:p>703960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8" calcext:value-type="float">
            <text:p>18</text:p>
          </table:table-cell>
          <table:table-cell table:style-name="ce8" table:formula="of:=[.B120]*([.B85]/100)" office:value-type="float" office:value="8.49482578285229" calcext:value-type="float">
            <text:p>8</text:p>
          </table:table-cell>
          <table:table-cell table:style-name="ce8" table:formula="of:=[.C120]*([.C85]/100)" office:value-type="float" office:value="8.49482578285229" calcext:value-type="float">
            <text:p>8</text:p>
          </table:table-cell>
          <table:table-cell table:style-name="ce8" table:formula="of:=[.D120]*([.D85]/100)" office:value-type="float" office:value="8.49482578285229" calcext:value-type="float">
            <text:p>8</text:p>
          </table:table-cell>
          <table:table-cell table:style-name="ce8" table:formula="of:=[.E120]*([.E85]/100)" office:value-type="float" office:value="8.49482578285229" calcext:value-type="float">
            <text:p>8</text:p>
          </table:table-cell>
          <table:table-cell table:style-name="ce8" table:formula="of:=[.F120]*([.F85]/100)" office:value-type="float" office:value="8.49482578285229" calcext:value-type="float">
            <text:p>8</text:p>
          </table:table-cell>
          <table:table-cell table:style-name="ce8" table:formula="of:=[.G120]*([.G85]/100)" office:value-type="float" office:value="8.49482578285229" calcext:value-type="float">
            <text:p>8</text:p>
          </table:table-cell>
          <table:table-cell table:style-name="ce8" table:formula="of:=[.H120]*([.H85]/100)" office:value-type="float" office:value="8.49482578285229" calcext:value-type="float">
            <text:p>8</text:p>
          </table:table-cell>
          <table:table-cell table:style-name="ce8" table:formula="of:=[.I120]*([.I85]/100)" office:value-type="float" office:value="8.49482578285229" calcext:value-type="float">
            <text:p>8</text:p>
          </table:table-cell>
          <table:table-cell table:style-name="ce8" table:formula="of:=[.J120]*([.J85]/100)" office:value-type="float" office:value="8.49482578285229" calcext:value-type="float">
            <text:p>8</text:p>
          </table:table-cell>
          <table:table-cell table:style-name="ce8" table:formula="of:=[.K120]*([.K85]/100)" office:value-type="float" office:value="8.49482578285229" calcext:value-type="float">
            <text:p>8</text:p>
          </table:table-cell>
          <table:table-cell table:style-name="ce8" table:formula="of:=[.L120]*([.L85]/100)" office:value-type="float" office:value="8.49482578285229" calcext:value-type="float">
            <text:p>8</text:p>
          </table:table-cell>
          <table:table-cell table:style-name="ce8" table:formula="of:=[.M120]*([.M85]/100)" office:value-type="float" office:value="8.49482578285229" calcext:value-type="float">
            <text:p>8</text:p>
          </table:table-cell>
          <table:table-cell table:style-name="ce8" table:formula="of:=[.N120]*([.N85]/100)" office:value-type="float" office:value="8.49482578285229" calcext:value-type="float">
            <text:p>8</text:p>
          </table:table-cell>
          <table:table-cell table:style-name="ce8" table:formula="of:=[.O120]*([.O85]/100)" office:value-type="float" office:value="8.49482578285229" calcext:value-type="float">
            <text:p>8</text:p>
          </table:table-cell>
          <table:table-cell table:style-name="ce8" table:formula="of:=[.P120]*([.P85]/100)" office:value-type="float" office:value="8.49482578285229" calcext:value-type="float">
            <text:p>8</text:p>
          </table:table-cell>
          <table:table-cell table:style-name="ce8" table:formula="of:=[.Q120]*([.Q85]/100)" office:value-type="float" office:value="8.49482578285229" calcext:value-type="float">
            <text:p>8</text:p>
          </table:table-cell>
          <table:table-cell table:style-name="ce8" table:formula="of:=[.R120]*([.R85]/100)" office:value-type="float" office:value="8.49482578285229" calcext:value-type="float">
            <text:p>8</text:p>
          </table:table-cell>
          <table:table-cell table:style-name="ce8" table:formula="of:=[.S120]*([.S85]/100)" office:value-type="float" office:value="8.49482578285229" calcext:value-type="float">
            <text:p>8</text:p>
          </table:table-cell>
          <table:table-cell table:style-name="ce8" table:formula="of:=[.T120]*([.T85]/100)" office:value-type="float" office:value="8.49482578285229" calcext:value-type="float">
            <text:p>8</text:p>
          </table:table-cell>
          <table:table-cell table:style-name="ce8" table:formula="of:=[.U120]*([.U85]/100)" office:value-type="float" office:value="8.49482578285229" calcext:value-type="float">
            <text:p>8</text:p>
          </table:table-cell>
          <table:table-cell table:style-name="ce8" table:formula="of:=[.V120]*([.V85]/100)" office:value-type="float" office:value="8.49482578285229" calcext:value-type="float">
            <text:p>8</text:p>
          </table:table-cell>
          <table:table-cell table:style-name="ce8" table:formula="of:=[.W120]*([.W85]/100)" office:value-type="float" office:value="16.9896515657046" calcext:value-type="float">
            <text:p>17</text:p>
          </table:table-cell>
          <table:table-cell table:style-name="ce8" table:formula="of:=[.X120]*([.X85]/100)" office:value-type="float" office:value="42.4741289142615" calcext:value-type="float">
            <text:p>42</text:p>
          </table:table-cell>
          <table:table-cell table:style-name="ce8" table:formula="of:=[.Y120]*([.Y85]/100)" office:value-type="float" office:value="84.9482578285229" calcext:value-type="float">
            <text:p>85</text:p>
          </table:table-cell>
          <table:table-cell table:style-name="ce8" table:formula="of:=[.Z120]*([.Z85]/100)" office:value-type="float" office:value="169.896515657046" calcext:value-type="float">
            <text:p>170</text:p>
          </table:table-cell>
          <table:table-cell table:style-name="ce8" table:formula="of:=[.AA120]*([.AA85]/100)" office:value-type="float" office:value="297.31890239983" calcext:value-type="float">
            <text:p>297</text:p>
          </table:table-cell>
          <table:table-cell table:style-name="ce8" table:formula="of:=[.AB120]*([.AB85]/100)" office:value-type="float" office:value="552.163675885399" calcext:value-type="float">
            <text:p>552</text:p>
          </table:table-cell>
          <table:table-cell table:style-name="ce8" table:formula="of:=[.AC120]*([.AC85]/100)" office:value-type="float" office:value="849.482578285229" calcext:value-type="float">
            <text:p>849</text:p>
          </table:table-cell>
          <table:table-cell table:style-name="ce8" table:formula="of:=[.AD120]*([.AD85]/100)" office:value-type="float" office:value="1104.3273517708" calcext:value-type="float">
            <text:p>1104</text:p>
          </table:table-cell>
          <table:table-cell table:style-name="ce8" table:formula="of:=[.AE120]*([.AE85]/100)" office:value-type="float" office:value="1444.12038308489" calcext:value-type="float">
            <text:p>1444</text:p>
          </table:table-cell>
          <table:table-cell table:style-name="ce8" table:formula="of:=[.AF120]*([.AF85]/100)" office:value-type="float" office:value="1868.8616722275" calcext:value-type="float">
            <text:p>1869</text:p>
          </table:table-cell>
          <table:table-cell table:style-name="ce8" table:formula="of:=[.AG120]*([.AG85]/100)" office:value-type="float" office:value="2378.55121919864" calcext:value-type="float">
            <text:p>2379</text:p>
          </table:table-cell>
          <table:table-cell table:style-name="ce8" table:formula="of:=[.AH120]*([.AH85]/100)" office:value-type="float" office:value="2973.1890239983" calcext:value-type="float">
            <text:p>2973</text:p>
          </table:table-cell>
          <table:table-cell table:style-name="ce8" table:formula="of:=[.AI120]*([.AI85]/100)" office:value-type="float" office:value="3737.72334445501" calcext:value-type="float">
            <text:p>3738</text:p>
          </table:table-cell>
          <table:table-cell table:style-name="ce8" table:formula="of:=[.AJ120]*([.AJ85]/100)" office:value-type="float" office:value="4587.20592274024" calcext:value-type="float">
            <text:p>4587</text:p>
          </table:table-cell>
          <table:table-cell table:style-name="ce8" table:formula="of:=[.AK120]*([.AK85]/100)" office:value-type="float" office:value="5521.63675885399" calcext:value-type="float">
            <text:p>5522</text:p>
          </table:table-cell>
          <table:table-cell table:style-name="ce8" table:formula="of:=[.AL120]*([.AL85]/100)" office:value-type="float" office:value="6541.01585279626" calcext:value-type="float">
            <text:p>6541</text:p>
          </table:table-cell>
          <table:table-cell table:style-name="ce8" table:formula="of:=[.AM120]*([.AM85]/100)" office:value-type="float" office:value="7645.34320456706" calcext:value-type="float">
            <text:p>7645</text:p>
          </table:table-cell>
          <table:table-cell table:style-name="ce8" table:formula="of:=[.AN120]*([.AN85]/100)" office:value-type="float" office:value="8834.61881416638" calcext:value-type="float">
            <text:p>8835</text:p>
          </table:table-cell>
          <table:table-cell table:style-name="ce8" table:formula="of:=[.AO120]*([.AO85]/100)" office:value-type="float" office:value="10108.8426815942" calcext:value-type="float">
            <text:p>10109</text:p>
          </table:table-cell>
          <table:table-cell table:style-name="ce8" table:formula="of:=[.AP120]*([.AP85]/100)" office:value-type="float" office:value="11043.273517708" calcext:value-type="float">
            <text:p>11043</text:p>
          </table:table-cell>
          <table:table-cell table:style-name="ce8" table:formula="of:=[.AQ120]*([.AQ85]/100)" office:value-type="float" office:value="13591.7212525637" calcext:value-type="float">
            <text:p>13592</text:p>
          </table:table-cell>
          <table:table-cell table:style-name="ce8" table:formula="of:=[.AR120]*([.AR85]/100)" office:value-type="float" office:value="16989.6515657046" calcext:value-type="float">
            <text:p>16990</text:p>
          </table:table-cell>
          <table:table-cell table:style-name="ce8" table:formula="of:=[.AS120]*([.AS85]/100)" office:value-type="float" office:value="25484.4773485569" calcext:value-type="float">
            <text:p>25484</text:p>
          </table:table-cell>
          <table:table-cell table:style-name="ce8" table:formula="of:=[.AT120]*([.AT85]/100)" office:value-type="float" office:value="42474.1289142615" calcext:value-type="float">
            <text:p>42474</text:p>
          </table:table-cell>
          <table:table-cell table:style-name="ce8" table:formula="of:=[.AU120]*([.AU85]/100)" office:value-type="float" office:value="84948.2578285229" calcext:value-type="float">
            <text:p>84948</text:p>
          </table:table-cell>
          <table:table-cell table:style-name="ce8" table:formula="of:=[.AV120]*([.AV85]/100)" office:value-type="float" office:value="169896.515657046" calcext:value-type="float">
            <text:p>169897</text:p>
          </table:table-cell>
          <table:table-cell table:style-name="ce8" table:formula="of:=[.AW120]*([.AW85]/100)" office:value-type="float" office:value="424741.289142615" calcext:value-type="float">
            <text:p>424741</text:p>
          </table:table-cell>
          <table:table-cell table:style-name="ce8" table:formula="of:=[.AX120]*([.AX85]/100)" office:value-type="float" office:value="849482.578285229" calcext:value-type="float">
            <text:p>849483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19" calcext:value-type="float">
            <text:p>19</text:p>
          </table:table-cell>
          <table:table-cell table:style-name="ce8" table:formula="of:=[.B121]*([.B86]/100)" office:value-type="float" office:value="10.2512777961756" calcext:value-type="float">
            <text:p>10</text:p>
          </table:table-cell>
          <table:table-cell table:style-name="ce8" table:formula="of:=[.C121]*([.C86]/100)" office:value-type="float" office:value="10.2512777961756" calcext:value-type="float">
            <text:p>10</text:p>
          </table:table-cell>
          <table:table-cell table:style-name="ce8" table:formula="of:=[.D121]*([.D86]/100)" office:value-type="float" office:value="10.2512777961756" calcext:value-type="float">
            <text:p>10</text:p>
          </table:table-cell>
          <table:table-cell table:style-name="ce8" table:formula="of:=[.E121]*([.E86]/100)" office:value-type="float" office:value="10.2512777961756" calcext:value-type="float">
            <text:p>10</text:p>
          </table:table-cell>
          <table:table-cell table:style-name="ce8" table:formula="of:=[.F121]*([.F86]/100)" office:value-type="float" office:value="10.2512777961756" calcext:value-type="float">
            <text:p>10</text:p>
          </table:table-cell>
          <table:table-cell table:style-name="ce8" table:formula="of:=[.G121]*([.G86]/100)" office:value-type="float" office:value="10.2512777961756" calcext:value-type="float">
            <text:p>10</text:p>
          </table:table-cell>
          <table:table-cell table:style-name="ce8" table:formula="of:=[.H121]*([.H86]/100)" office:value-type="float" office:value="10.2512777961756" calcext:value-type="float">
            <text:p>10</text:p>
          </table:table-cell>
          <table:table-cell table:style-name="ce8" table:formula="of:=[.I121]*([.I86]/100)" office:value-type="float" office:value="10.2512777961756" calcext:value-type="float">
            <text:p>10</text:p>
          </table:table-cell>
          <table:table-cell table:style-name="ce8" table:formula="of:=[.J121]*([.J86]/100)" office:value-type="float" office:value="10.2512777961756" calcext:value-type="float">
            <text:p>10</text:p>
          </table:table-cell>
          <table:table-cell table:style-name="ce8" table:formula="of:=[.K121]*([.K86]/100)" office:value-type="float" office:value="10.2512777961756" calcext:value-type="float">
            <text:p>10</text:p>
          </table:table-cell>
          <table:table-cell table:style-name="ce8" table:formula="of:=[.L121]*([.L86]/100)" office:value-type="float" office:value="10.2512777961756" calcext:value-type="float">
            <text:p>10</text:p>
          </table:table-cell>
          <table:table-cell table:style-name="ce8" table:formula="of:=[.M121]*([.M86]/100)" office:value-type="float" office:value="10.2512777961756" calcext:value-type="float">
            <text:p>10</text:p>
          </table:table-cell>
          <table:table-cell table:style-name="ce8" table:formula="of:=[.N121]*([.N86]/100)" office:value-type="float" office:value="10.2512777961756" calcext:value-type="float">
            <text:p>10</text:p>
          </table:table-cell>
          <table:table-cell table:style-name="ce8" table:formula="of:=[.O121]*([.O86]/100)" office:value-type="float" office:value="10.2512777961756" calcext:value-type="float">
            <text:p>10</text:p>
          </table:table-cell>
          <table:table-cell table:style-name="ce8" table:formula="of:=[.P121]*([.P86]/100)" office:value-type="float" office:value="10.2512777961756" calcext:value-type="float">
            <text:p>10</text:p>
          </table:table-cell>
          <table:table-cell table:style-name="ce8" table:formula="of:=[.Q121]*([.Q86]/100)" office:value-type="float" office:value="10.2512777961756" calcext:value-type="float">
            <text:p>10</text:p>
          </table:table-cell>
          <table:table-cell table:style-name="ce8" table:formula="of:=[.R121]*([.R86]/100)" office:value-type="float" office:value="10.2512777961756" calcext:value-type="float">
            <text:p>10</text:p>
          </table:table-cell>
          <table:table-cell table:style-name="ce8" table:formula="of:=[.S121]*([.S86]/100)" office:value-type="float" office:value="10.2512777961756" calcext:value-type="float">
            <text:p>10</text:p>
          </table:table-cell>
          <table:table-cell table:style-name="ce8" table:formula="of:=[.T121]*([.T86]/100)" office:value-type="float" office:value="10.2512777961756" calcext:value-type="float">
            <text:p>10</text:p>
          </table:table-cell>
          <table:table-cell table:style-name="ce8" table:formula="of:=[.U121]*([.U86]/100)" office:value-type="float" office:value="10.2512777961756" calcext:value-type="float">
            <text:p>10</text:p>
          </table:table-cell>
          <table:table-cell table:style-name="ce8" table:formula="of:=[.V121]*([.V86]/100)" office:value-type="float" office:value="10.2512777961756" calcext:value-type="float">
            <text:p>10</text:p>
          </table:table-cell>
          <table:table-cell table:style-name="ce8" table:formula="of:=[.W121]*([.W86]/100)" office:value-type="float" office:value="20.5025555923512" calcext:value-type="float">
            <text:p>21</text:p>
          </table:table-cell>
          <table:table-cell table:style-name="ce8" table:formula="of:=[.X121]*([.X86]/100)" office:value-type="float" office:value="51.256388980878" calcext:value-type="float">
            <text:p>51</text:p>
          </table:table-cell>
          <table:table-cell table:style-name="ce8" table:formula="of:=[.Y121]*([.Y86]/100)" office:value-type="float" office:value="102.512777961756" calcext:value-type="float">
            <text:p>103</text:p>
          </table:table-cell>
          <table:table-cell table:style-name="ce8" table:formula="of:=[.Z121]*([.Z86]/100)" office:value-type="float" office:value="205.025555923512" calcext:value-type="float">
            <text:p>205</text:p>
          </table:table-cell>
          <table:table-cell table:style-name="ce8" table:formula="of:=[.AA121]*([.AA86]/100)" office:value-type="float" office:value="358.794722866146" calcext:value-type="float">
            <text:p>359</text:p>
          </table:table-cell>
          <table:table-cell table:style-name="ce8" table:formula="of:=[.AB121]*([.AB86]/100)" office:value-type="float" office:value="666.333056751414" calcext:value-type="float">
            <text:p>666</text:p>
          </table:table-cell>
          <table:table-cell table:style-name="ce8" table:formula="of:=[.AC121]*([.AC86]/100)" office:value-type="float" office:value="1025.12777961756" calcext:value-type="float">
            <text:p>1025</text:p>
          </table:table-cell>
          <table:table-cell table:style-name="ce8" table:formula="of:=[.AD121]*([.AD86]/100)" office:value-type="float" office:value="1332.66611350283" calcext:value-type="float">
            <text:p>1333</text:p>
          </table:table-cell>
          <table:table-cell table:style-name="ce8" table:formula="of:=[.AE121]*([.AE86]/100)" office:value-type="float" office:value="1742.71722534985" calcext:value-type="float">
            <text:p>1743</text:p>
          </table:table-cell>
          <table:table-cell table:style-name="ce8" table:formula="of:=[.AF121]*([.AF86]/100)" office:value-type="float" office:value="2255.28111515863" calcext:value-type="float">
            <text:p>2255</text:p>
          </table:table-cell>
          <table:table-cell table:style-name="ce8" table:formula="of:=[.AG121]*([.AG86]/100)" office:value-type="float" office:value="2870.35778292917" calcext:value-type="float">
            <text:p>2870</text:p>
          </table:table-cell>
          <table:table-cell table:style-name="ce8" table:formula="of:=[.AH121]*([.AH86]/100)" office:value-type="float" office:value="3587.94722866146" calcext:value-type="float">
            <text:p>3588</text:p>
          </table:table-cell>
          <table:table-cell table:style-name="ce8" table:formula="of:=[.AI121]*([.AI86]/100)" office:value-type="float" office:value="4510.56223031726" calcext:value-type="float">
            <text:p>4511</text:p>
          </table:table-cell>
          <table:table-cell table:style-name="ce8" table:formula="of:=[.AJ121]*([.AJ86]/100)" office:value-type="float" office:value="5535.69000993482" calcext:value-type="float">
            <text:p>5536</text:p>
          </table:table-cell>
          <table:table-cell table:style-name="ce8" table:formula="of:=[.AK121]*([.AK86]/100)" office:value-type="float" office:value="6663.33056751414" calcext:value-type="float">
            <text:p>6663</text:p>
          </table:table-cell>
          <table:table-cell table:style-name="ce8" table:formula="of:=[.AL121]*([.AL86]/100)" office:value-type="float" office:value="7893.48390305521" calcext:value-type="float">
            <text:p>7893</text:p>
          </table:table-cell>
          <table:table-cell table:style-name="ce8" table:formula="of:=[.AM121]*([.AM86]/100)" office:value-type="float" office:value="9226.15001655804" calcext:value-type="float">
            <text:p>9226</text:p>
          </table:table-cell>
          <table:table-cell table:style-name="ce8" table:formula="of:=[.AN121]*([.AN86]/100)" office:value-type="float" office:value="10661.3289080226" calcext:value-type="float">
            <text:p>10661</text:p>
          </table:table-cell>
          <table:table-cell table:style-name="ce8" table:formula="of:=[.AO121]*([.AO86]/100)" office:value-type="float" office:value="12199.020577449" calcext:value-type="float">
            <text:p>12199</text:p>
          </table:table-cell>
          <table:table-cell table:style-name="ce8" table:formula="of:=[.AP121]*([.AP86]/100)" office:value-type="float" office:value="13326.6611350283" calcext:value-type="float">
            <text:p>13327</text:p>
          </table:table-cell>
          <table:table-cell table:style-name="ce8" table:formula="of:=[.AQ121]*([.AQ86]/100)" office:value-type="float" office:value="16402.044473881" calcext:value-type="float">
            <text:p>16402</text:p>
          </table:table-cell>
          <table:table-cell table:style-name="ce8" table:formula="of:=[.AR121]*([.AR86]/100)" office:value-type="float" office:value="20502.5555923512" calcext:value-type="float">
            <text:p>20503</text:p>
          </table:table-cell>
          <table:table-cell table:style-name="ce8" table:formula="of:=[.AS121]*([.AS86]/100)" office:value-type="float" office:value="30753.8333885268" calcext:value-type="float">
            <text:p>30754</text:p>
          </table:table-cell>
          <table:table-cell table:style-name="ce8" table:formula="of:=[.AT121]*([.AT86]/100)" office:value-type="float" office:value="51256.388980878" calcext:value-type="float">
            <text:p>51256</text:p>
          </table:table-cell>
          <table:table-cell table:style-name="ce8" table:formula="of:=[.AU121]*([.AU86]/100)" office:value-type="float" office:value="102512.777961756" calcext:value-type="float">
            <text:p>102513</text:p>
          </table:table-cell>
          <table:table-cell table:style-name="ce8" table:formula="of:=[.AV121]*([.AV86]/100)" office:value-type="float" office:value="205025.555923512" calcext:value-type="float">
            <text:p>205026</text:p>
          </table:table-cell>
          <table:table-cell table:style-name="ce8" table:formula="of:=[.AW121]*([.AW86]/100)" office:value-type="float" office:value="512563.88980878" calcext:value-type="float">
            <text:p>512564</text:p>
          </table:table-cell>
          <table:table-cell table:style-name="ce8" table:formula="of:=[.AX121]*([.AX86]/100)" office:value-type="float" office:value="1025127.77961756" calcext:value-type="float">
            <text:p>1025128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0" calcext:value-type="float">
            <text:p>20</text:p>
          </table:table-cell>
          <table:table-cell table:style-name="ce8" table:formula="of:=[.B122]*([.B87]/100)" office:value-type="float" office:value="12.3713862962807" calcext:value-type="float">
            <text:p>12</text:p>
          </table:table-cell>
          <table:table-cell table:style-name="ce8" table:formula="of:=[.C122]*([.C87]/100)" office:value-type="float" office:value="12.3713862962807" calcext:value-type="float">
            <text:p>12</text:p>
          </table:table-cell>
          <table:table-cell table:style-name="ce8" table:formula="of:=[.D122]*([.D87]/100)" office:value-type="float" office:value="12.3713862962807" calcext:value-type="float">
            <text:p>12</text:p>
          </table:table-cell>
          <table:table-cell table:style-name="ce8" table:formula="of:=[.E122]*([.E87]/100)" office:value-type="float" office:value="12.3713862962807" calcext:value-type="float">
            <text:p>12</text:p>
          </table:table-cell>
          <table:table-cell table:style-name="ce8" table:formula="of:=[.F122]*([.F87]/100)" office:value-type="float" office:value="12.3713862962807" calcext:value-type="float">
            <text:p>12</text:p>
          </table:table-cell>
          <table:table-cell table:style-name="ce8" table:formula="of:=[.G122]*([.G87]/100)" office:value-type="float" office:value="12.3713862962807" calcext:value-type="float">
            <text:p>12</text:p>
          </table:table-cell>
          <table:table-cell table:style-name="ce8" table:formula="of:=[.H122]*([.H87]/100)" office:value-type="float" office:value="12.3713862962807" calcext:value-type="float">
            <text:p>12</text:p>
          </table:table-cell>
          <table:table-cell table:style-name="ce8" table:formula="of:=[.I122]*([.I87]/100)" office:value-type="float" office:value="12.3713862962807" calcext:value-type="float">
            <text:p>12</text:p>
          </table:table-cell>
          <table:table-cell table:style-name="ce8" table:formula="of:=[.J122]*([.J87]/100)" office:value-type="float" office:value="12.3713862962807" calcext:value-type="float">
            <text:p>12</text:p>
          </table:table-cell>
          <table:table-cell table:style-name="ce8" table:formula="of:=[.K122]*([.K87]/100)" office:value-type="float" office:value="12.3713862962807" calcext:value-type="float">
            <text:p>12</text:p>
          </table:table-cell>
          <table:table-cell table:style-name="ce8" table:formula="of:=[.L122]*([.L87]/100)" office:value-type="float" office:value="12.3713862962807" calcext:value-type="float">
            <text:p>12</text:p>
          </table:table-cell>
          <table:table-cell table:style-name="ce8" table:formula="of:=[.M122]*([.M87]/100)" office:value-type="float" office:value="12.3713862962807" calcext:value-type="float">
            <text:p>12</text:p>
          </table:table-cell>
          <table:table-cell table:style-name="ce8" table:formula="of:=[.N122]*([.N87]/100)" office:value-type="float" office:value="12.3713862962807" calcext:value-type="float">
            <text:p>12</text:p>
          </table:table-cell>
          <table:table-cell table:style-name="ce8" table:formula="of:=[.O122]*([.O87]/100)" office:value-type="float" office:value="12.3713862962807" calcext:value-type="float">
            <text:p>12</text:p>
          </table:table-cell>
          <table:table-cell table:style-name="ce8" table:formula="of:=[.P122]*([.P87]/100)" office:value-type="float" office:value="12.3713862962807" calcext:value-type="float">
            <text:p>12</text:p>
          </table:table-cell>
          <table:table-cell table:style-name="ce8" table:formula="of:=[.Q122]*([.Q87]/100)" office:value-type="float" office:value="12.3713862962807" calcext:value-type="float">
            <text:p>12</text:p>
          </table:table-cell>
          <table:table-cell table:style-name="ce8" table:formula="of:=[.R122]*([.R87]/100)" office:value-type="float" office:value="12.3713862962807" calcext:value-type="float">
            <text:p>12</text:p>
          </table:table-cell>
          <table:table-cell table:style-name="ce8" table:formula="of:=[.S122]*([.S87]/100)" office:value-type="float" office:value="12.3713862962807" calcext:value-type="float">
            <text:p>12</text:p>
          </table:table-cell>
          <table:table-cell table:style-name="ce8" table:formula="of:=[.T122]*([.T87]/100)" office:value-type="float" office:value="12.3713862962807" calcext:value-type="float">
            <text:p>12</text:p>
          </table:table-cell>
          <table:table-cell table:style-name="ce8" table:formula="of:=[.U122]*([.U87]/100)" office:value-type="float" office:value="12.3713862962807" calcext:value-type="float">
            <text:p>12</text:p>
          </table:table-cell>
          <table:table-cell table:style-name="ce8" table:formula="of:=[.V122]*([.V87]/100)" office:value-type="float" office:value="12.3713862962807" calcext:value-type="float">
            <text:p>12</text:p>
          </table:table-cell>
          <table:table-cell table:style-name="ce8" table:formula="of:=[.W122]*([.W87]/100)" office:value-type="float" office:value="24.7427725925614" calcext:value-type="float">
            <text:p>25</text:p>
          </table:table-cell>
          <table:table-cell table:style-name="ce8" table:formula="of:=[.X122]*([.X87]/100)" office:value-type="float" office:value="61.8569314814035" calcext:value-type="float">
            <text:p>62</text:p>
          </table:table-cell>
          <table:table-cell table:style-name="ce8" table:formula="of:=[.Y122]*([.Y87]/100)" office:value-type="float" office:value="123.713862962807" calcext:value-type="float">
            <text:p>124</text:p>
          </table:table-cell>
          <table:table-cell table:style-name="ce8" table:formula="of:=[.Z122]*([.Z87]/100)" office:value-type="float" office:value="247.427725925614" calcext:value-type="float">
            <text:p>247</text:p>
          </table:table-cell>
          <table:table-cell table:style-name="ce8" table:formula="of:=[.AA122]*([.AA87]/100)" office:value-type="float" office:value="432.998520369825" calcext:value-type="float">
            <text:p>433</text:p>
          </table:table-cell>
          <table:table-cell table:style-name="ce8" table:formula="of:=[.AB122]*([.AB87]/100)" office:value-type="float" office:value="804.140109258245" calcext:value-type="float">
            <text:p>804</text:p>
          </table:table-cell>
          <table:table-cell table:style-name="ce8" table:formula="of:=[.AC122]*([.AC87]/100)" office:value-type="float" office:value="1237.13862962807" calcext:value-type="float">
            <text:p>1237</text:p>
          </table:table-cell>
          <table:table-cell table:style-name="ce8" table:formula="of:=[.AD122]*([.AD87]/100)" office:value-type="float" office:value="1608.28021851649" calcext:value-type="float">
            <text:p>1608</text:p>
          </table:table-cell>
          <table:table-cell table:style-name="ce8" table:formula="of:=[.AE122]*([.AE87]/100)" office:value-type="float" office:value="2103.13567036772" calcext:value-type="float">
            <text:p>2103</text:p>
          </table:table-cell>
          <table:table-cell table:style-name="ce8" table:formula="of:=[.AF122]*([.AF87]/100)" office:value-type="float" office:value="2721.70498518175" calcext:value-type="float">
            <text:p>2722</text:p>
          </table:table-cell>
          <table:table-cell table:style-name="ce8" table:formula="of:=[.AG122]*([.AG87]/100)" office:value-type="float" office:value="3463.9881629586" calcext:value-type="float">
            <text:p>3464</text:p>
          </table:table-cell>
          <table:table-cell table:style-name="ce8" table:formula="of:=[.AH122]*([.AH87]/100)" office:value-type="float" office:value="4329.98520369825" calcext:value-type="float">
            <text:p>4330</text:p>
          </table:table-cell>
          <table:table-cell table:style-name="ce8" table:formula="of:=[.AI122]*([.AI87]/100)" office:value-type="float" office:value="5443.40997036351" calcext:value-type="float">
            <text:p>5443</text:p>
          </table:table-cell>
          <table:table-cell table:style-name="ce8" table:formula="of:=[.AJ122]*([.AJ87]/100)" office:value-type="float" office:value="6680.54859999158" calcext:value-type="float">
            <text:p>6681</text:p>
          </table:table-cell>
          <table:table-cell table:style-name="ce8" table:formula="of:=[.AK122]*([.AK87]/100)" office:value-type="float" office:value="8041.40109258245" calcext:value-type="float">
            <text:p>8041</text:p>
          </table:table-cell>
          <table:table-cell table:style-name="ce8" table:formula="of:=[.AL122]*([.AL87]/100)" office:value-type="float" office:value="9525.96744813614" calcext:value-type="float">
            <text:p>9526</text:p>
          </table:table-cell>
          <table:table-cell table:style-name="ce8" table:formula="of:=[.AM122]*([.AM87]/100)" office:value-type="float" office:value="11134.2476666526" calcext:value-type="float">
            <text:p>11134</text:p>
          </table:table-cell>
          <table:table-cell table:style-name="ce8" table:formula="of:=[.AN122]*([.AN87]/100)" office:value-type="float" office:value="12866.2417481319" calcext:value-type="float">
            <text:p>12866</text:p>
          </table:table-cell>
          <table:table-cell table:style-name="ce8" table:formula="of:=[.AO122]*([.AO87]/100)" office:value-type="float" office:value="14721.949692574" calcext:value-type="float">
            <text:p>14722</text:p>
          </table:table-cell>
          <table:table-cell table:style-name="ce8" table:formula="of:=[.AP122]*([.AP87]/100)" office:value-type="float" office:value="16082.8021851649" calcext:value-type="float">
            <text:p>16083</text:p>
          </table:table-cell>
          <table:table-cell table:style-name="ce8" table:formula="of:=[.AQ122]*([.AQ87]/100)" office:value-type="float" office:value="19794.2180740491" calcext:value-type="float">
            <text:p>19794</text:p>
          </table:table-cell>
          <table:table-cell table:style-name="ce8" table:formula="of:=[.AR122]*([.AR87]/100)" office:value-type="float" office:value="24742.7725925614" calcext:value-type="float">
            <text:p>24743</text:p>
          </table:table-cell>
          <table:table-cell table:style-name="ce8" table:formula="of:=[.AS122]*([.AS87]/100)" office:value-type="float" office:value="37114.1588888421" calcext:value-type="float">
            <text:p>37114</text:p>
          </table:table-cell>
          <table:table-cell table:style-name="ce8" table:formula="of:=[.AT122]*([.AT87]/100)" office:value-type="float" office:value="61856.9314814035" calcext:value-type="float">
            <text:p>61857</text:p>
          </table:table-cell>
          <table:table-cell table:style-name="ce8" table:formula="of:=[.AU122]*([.AU87]/100)" office:value-type="float" office:value="123713.862962807" calcext:value-type="float">
            <text:p>123714</text:p>
          </table:table-cell>
          <table:table-cell table:style-name="ce8" table:formula="of:=[.AV122]*([.AV87]/100)" office:value-type="float" office:value="247427.725925614" calcext:value-type="float">
            <text:p>247428</text:p>
          </table:table-cell>
          <table:table-cell table:style-name="ce8" table:formula="of:=[.AW122]*([.AW87]/100)" office:value-type="float" office:value="618569.314814035" calcext:value-type="float">
            <text:p>618569</text:p>
          </table:table-cell>
          <table:table-cell table:style-name="ce8" table:formula="of:=[.AX122]*([.AX87]/100)" office:value-type="float" office:value="1237138.62962807" calcext:value-type="float">
            <text:p>1237139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1" calcext:value-type="float">
            <text:p>21</text:p>
          </table:table-cell>
          <table:table-cell table:style-name="ce8" table:formula="of:=[.B123]*([.B88]/100)" office:value-type="float" office:value="14.9305441039124" calcext:value-type="float">
            <text:p>15</text:p>
          </table:table-cell>
          <table:table-cell table:style-name="ce8" table:formula="of:=[.C123]*([.C88]/100)" office:value-type="float" office:value="14.9305441039124" calcext:value-type="float">
            <text:p>15</text:p>
          </table:table-cell>
          <table:table-cell table:style-name="ce8" table:formula="of:=[.D123]*([.D88]/100)" office:value-type="float" office:value="14.9305441039124" calcext:value-type="float">
            <text:p>15</text:p>
          </table:table-cell>
          <table:table-cell table:style-name="ce8" table:formula="of:=[.E123]*([.E88]/100)" office:value-type="float" office:value="14.9305441039124" calcext:value-type="float">
            <text:p>15</text:p>
          </table:table-cell>
          <table:table-cell table:style-name="ce8" table:formula="of:=[.F123]*([.F88]/100)" office:value-type="float" office:value="14.9305441039124" calcext:value-type="float">
            <text:p>15</text:p>
          </table:table-cell>
          <table:table-cell table:style-name="ce8" table:formula="of:=[.G123]*([.G88]/100)" office:value-type="float" office:value="14.9305441039124" calcext:value-type="float">
            <text:p>15</text:p>
          </table:table-cell>
          <table:table-cell table:style-name="ce8" table:formula="of:=[.H123]*([.H88]/100)" office:value-type="float" office:value="14.9305441039124" calcext:value-type="float">
            <text:p>15</text:p>
          </table:table-cell>
          <table:table-cell table:style-name="ce8" table:formula="of:=[.I123]*([.I88]/100)" office:value-type="float" office:value="14.9305441039124" calcext:value-type="float">
            <text:p>15</text:p>
          </table:table-cell>
          <table:table-cell table:style-name="ce8" table:formula="of:=[.J123]*([.J88]/100)" office:value-type="float" office:value="14.9305441039124" calcext:value-type="float">
            <text:p>15</text:p>
          </table:table-cell>
          <table:table-cell table:style-name="ce8" table:formula="of:=[.K123]*([.K88]/100)" office:value-type="float" office:value="14.9305441039124" calcext:value-type="float">
            <text:p>15</text:p>
          </table:table-cell>
          <table:table-cell table:style-name="ce8" table:formula="of:=[.L123]*([.L88]/100)" office:value-type="float" office:value="14.9305441039124" calcext:value-type="float">
            <text:p>15</text:p>
          </table:table-cell>
          <table:table-cell table:style-name="ce8" table:formula="of:=[.M123]*([.M88]/100)" office:value-type="float" office:value="14.9305441039124" calcext:value-type="float">
            <text:p>15</text:p>
          </table:table-cell>
          <table:table-cell table:style-name="ce8" table:formula="of:=[.N123]*([.N88]/100)" office:value-type="float" office:value="14.9305441039124" calcext:value-type="float">
            <text:p>15</text:p>
          </table:table-cell>
          <table:table-cell table:style-name="ce8" table:formula="of:=[.O123]*([.O88]/100)" office:value-type="float" office:value="14.9305441039124" calcext:value-type="float">
            <text:p>15</text:p>
          </table:table-cell>
          <table:table-cell table:style-name="ce8" table:formula="of:=[.P123]*([.P88]/100)" office:value-type="float" office:value="14.9305441039124" calcext:value-type="float">
            <text:p>15</text:p>
          </table:table-cell>
          <table:table-cell table:style-name="ce8" table:formula="of:=[.Q123]*([.Q88]/100)" office:value-type="float" office:value="14.9305441039124" calcext:value-type="float">
            <text:p>15</text:p>
          </table:table-cell>
          <table:table-cell table:style-name="ce8" table:formula="of:=[.R123]*([.R88]/100)" office:value-type="float" office:value="14.9305441039124" calcext:value-type="float">
            <text:p>15</text:p>
          </table:table-cell>
          <table:table-cell table:style-name="ce8" table:formula="of:=[.S123]*([.S88]/100)" office:value-type="float" office:value="14.9305441039124" calcext:value-type="float">
            <text:p>15</text:p>
          </table:table-cell>
          <table:table-cell table:style-name="ce8" table:formula="of:=[.T123]*([.T88]/100)" office:value-type="float" office:value="14.9305441039124" calcext:value-type="float">
            <text:p>15</text:p>
          </table:table-cell>
          <table:table-cell table:style-name="ce8" table:formula="of:=[.U123]*([.U88]/100)" office:value-type="float" office:value="14.9305441039124" calcext:value-type="float">
            <text:p>15</text:p>
          </table:table-cell>
          <table:table-cell table:style-name="ce8" table:formula="of:=[.V123]*([.V88]/100)" office:value-type="float" office:value="14.9305441039124" calcext:value-type="float">
            <text:p>15</text:p>
          </table:table-cell>
          <table:table-cell table:style-name="ce8" table:formula="of:=[.W123]*([.W88]/100)" office:value-type="float" office:value="29.8610882078248" calcext:value-type="float">
            <text:p>30</text:p>
          </table:table-cell>
          <table:table-cell table:style-name="ce8" table:formula="of:=[.X123]*([.X88]/100)" office:value-type="float" office:value="74.652720519562" calcext:value-type="float">
            <text:p>75</text:p>
          </table:table-cell>
          <table:table-cell table:style-name="ce8" table:formula="of:=[.Y123]*([.Y88]/100)" office:value-type="float" office:value="149.305441039124" calcext:value-type="float">
            <text:p>149</text:p>
          </table:table-cell>
          <table:table-cell table:style-name="ce8" table:formula="of:=[.Z123]*([.Z88]/100)" office:value-type="float" office:value="298.610882078248" calcext:value-type="float">
            <text:p>299</text:p>
          </table:table-cell>
          <table:table-cell table:style-name="ce8" table:formula="of:=[.AA123]*([.AA88]/100)" office:value-type="float" office:value="522.569043636934" calcext:value-type="float">
            <text:p>523</text:p>
          </table:table-cell>
          <table:table-cell table:style-name="ce8" table:formula="of:=[.AB123]*([.AB88]/100)" office:value-type="float" office:value="970.485366754306" calcext:value-type="float">
            <text:p>970</text:p>
          </table:table-cell>
          <table:table-cell table:style-name="ce8" table:formula="of:=[.AC123]*([.AC88]/100)" office:value-type="float" office:value="1493.05441039124" calcext:value-type="float">
            <text:p>1493</text:p>
          </table:table-cell>
          <table:table-cell table:style-name="ce8" table:formula="of:=[.AD123]*([.AD88]/100)" office:value-type="float" office:value="1940.97073350861" calcext:value-type="float">
            <text:p>1941</text:p>
          </table:table-cell>
          <table:table-cell table:style-name="ce8" table:formula="of:=[.AE123]*([.AE88]/100)" office:value-type="float" office:value="2538.19249766511" calcext:value-type="float">
            <text:p>2538</text:p>
          </table:table-cell>
          <table:table-cell table:style-name="ce8" table:formula="of:=[.AF123]*([.AF88]/100)" office:value-type="float" office:value="3284.71970286073" calcext:value-type="float">
            <text:p>3285</text:p>
          </table:table-cell>
          <table:table-cell table:style-name="ce8" table:formula="of:=[.AG123]*([.AG88]/100)" office:value-type="float" office:value="4180.55234909547" calcext:value-type="float">
            <text:p>4181</text:p>
          </table:table-cell>
          <table:table-cell table:style-name="ce8" table:formula="of:=[.AH123]*([.AH88]/100)" office:value-type="float" office:value="5225.69043636934" calcext:value-type="float">
            <text:p>5226</text:p>
          </table:table-cell>
          <table:table-cell table:style-name="ce8" table:formula="of:=[.AI123]*([.AI88]/100)" office:value-type="float" office:value="6569.43940572146" calcext:value-type="float">
            <text:p>6569</text:p>
          </table:table-cell>
          <table:table-cell table:style-name="ce8" table:formula="of:=[.AJ123]*([.AJ88]/100)" office:value-type="float" office:value="8062.4938161127" calcext:value-type="float">
            <text:p>8062</text:p>
          </table:table-cell>
          <table:table-cell table:style-name="ce8" table:formula="of:=[.AK123]*([.AK88]/100)" office:value-type="float" office:value="9704.85366754306" calcext:value-type="float">
            <text:p>9705</text:p>
          </table:table-cell>
          <table:table-cell table:style-name="ce8" table:formula="of:=[.AL123]*([.AL88]/100)" office:value-type="float" office:value="11496.5189600126" calcext:value-type="float">
            <text:p>11497</text:p>
          </table:table-cell>
          <table:table-cell table:style-name="ce8" table:formula="of:=[.AM123]*([.AM88]/100)" office:value-type="float" office:value="13437.4896935212" calcext:value-type="float">
            <text:p>13437</text:p>
          </table:table-cell>
          <table:table-cell table:style-name="ce8" table:formula="of:=[.AN123]*([.AN88]/100)" office:value-type="float" office:value="15527.7658680689" calcext:value-type="float">
            <text:p>15528</text:p>
          </table:table-cell>
          <table:table-cell table:style-name="ce8" table:formula="of:=[.AO123]*([.AO88]/100)" office:value-type="float" office:value="17767.3474836558" calcext:value-type="float">
            <text:p>17767</text:p>
          </table:table-cell>
          <table:table-cell table:style-name="ce8" table:formula="of:=[.AP123]*([.AP88]/100)" office:value-type="float" office:value="19409.7073350861" calcext:value-type="float">
            <text:p>19410</text:p>
          </table:table-cell>
          <table:table-cell table:style-name="ce8" table:formula="of:=[.AQ123]*([.AQ88]/100)" office:value-type="float" office:value="23888.8705662598" calcext:value-type="float">
            <text:p>23889</text:p>
          </table:table-cell>
          <table:table-cell table:style-name="ce8" table:formula="of:=[.AR123]*([.AR88]/100)" office:value-type="float" office:value="29861.0882078248" calcext:value-type="float">
            <text:p>29861</text:p>
          </table:table-cell>
          <table:table-cell table:style-name="ce8" table:formula="of:=[.AS123]*([.AS88]/100)" office:value-type="float" office:value="44791.6323117372" calcext:value-type="float">
            <text:p>44792</text:p>
          </table:table-cell>
          <table:table-cell table:style-name="ce8" table:formula="of:=[.AT123]*([.AT88]/100)" office:value-type="float" office:value="74652.720519562" calcext:value-type="float">
            <text:p>74653</text:p>
          </table:table-cell>
          <table:table-cell table:style-name="ce8" table:formula="of:=[.AU123]*([.AU88]/100)" office:value-type="float" office:value="149305.441039124" calcext:value-type="float">
            <text:p>149305</text:p>
          </table:table-cell>
          <table:table-cell table:style-name="ce8" table:formula="of:=[.AV123]*([.AV88]/100)" office:value-type="float" office:value="298610.882078248" calcext:value-type="float">
            <text:p>298611</text:p>
          </table:table-cell>
          <table:table-cell table:style-name="ce8" table:formula="of:=[.AW123]*([.AW88]/100)" office:value-type="float" office:value="746527.20519562" calcext:value-type="float">
            <text:p>746527</text:p>
          </table:table-cell>
          <table:table-cell table:style-name="ce8" table:formula="of:=[.AX123]*([.AX88]/100)" office:value-type="float" office:value="1493054.41039124" calcext:value-type="float">
            <text:p>1493054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2" calcext:value-type="float">
            <text:p>22</text:p>
          </table:table-cell>
          <table:table-cell table:style-name="ce8" table:formula="of:=[.B124]*([.B89]/100)" office:value-type="float" office:value="18.0197957459351" calcext:value-type="float">
            <text:p>18</text:p>
          </table:table-cell>
          <table:table-cell table:style-name="ce8" table:formula="of:=[.C124]*([.C89]/100)" office:value-type="float" office:value="18.0197957459351" calcext:value-type="float">
            <text:p>18</text:p>
          </table:table-cell>
          <table:table-cell table:style-name="ce8" table:formula="of:=[.D124]*([.D89]/100)" office:value-type="float" office:value="18.0197957459351" calcext:value-type="float">
            <text:p>18</text:p>
          </table:table-cell>
          <table:table-cell table:style-name="ce8" table:formula="of:=[.E124]*([.E89]/100)" office:value-type="float" office:value="18.0197957459351" calcext:value-type="float">
            <text:p>18</text:p>
          </table:table-cell>
          <table:table-cell table:style-name="ce8" table:formula="of:=[.F124]*([.F89]/100)" office:value-type="float" office:value="18.0197957459351" calcext:value-type="float">
            <text:p>18</text:p>
          </table:table-cell>
          <table:table-cell table:style-name="ce8" table:formula="of:=[.G124]*([.G89]/100)" office:value-type="float" office:value="18.0197957459351" calcext:value-type="float">
            <text:p>18</text:p>
          </table:table-cell>
          <table:table-cell table:style-name="ce8" table:formula="of:=[.H124]*([.H89]/100)" office:value-type="float" office:value="18.0197957459351" calcext:value-type="float">
            <text:p>18</text:p>
          </table:table-cell>
          <table:table-cell table:style-name="ce8" table:formula="of:=[.I124]*([.I89]/100)" office:value-type="float" office:value="18.0197957459351" calcext:value-type="float">
            <text:p>18</text:p>
          </table:table-cell>
          <table:table-cell table:style-name="ce8" table:formula="of:=[.J124]*([.J89]/100)" office:value-type="float" office:value="18.0197957459351" calcext:value-type="float">
            <text:p>18</text:p>
          </table:table-cell>
          <table:table-cell table:style-name="ce8" table:formula="of:=[.K124]*([.K89]/100)" office:value-type="float" office:value="18.0197957459351" calcext:value-type="float">
            <text:p>18</text:p>
          </table:table-cell>
          <table:table-cell table:style-name="ce8" table:formula="of:=[.L124]*([.L89]/100)" office:value-type="float" office:value="18.0197957459351" calcext:value-type="float">
            <text:p>18</text:p>
          </table:table-cell>
          <table:table-cell table:style-name="ce8" table:formula="of:=[.M124]*([.M89]/100)" office:value-type="float" office:value="18.0197957459351" calcext:value-type="float">
            <text:p>18</text:p>
          </table:table-cell>
          <table:table-cell table:style-name="ce8" table:formula="of:=[.N124]*([.N89]/100)" office:value-type="float" office:value="18.0197957459351" calcext:value-type="float">
            <text:p>18</text:p>
          </table:table-cell>
          <table:table-cell table:style-name="ce8" table:formula="of:=[.O124]*([.O89]/100)" office:value-type="float" office:value="18.0197957459351" calcext:value-type="float">
            <text:p>18</text:p>
          </table:table-cell>
          <table:table-cell table:style-name="ce8" table:formula="of:=[.P124]*([.P89]/100)" office:value-type="float" office:value="18.0197957459351" calcext:value-type="float">
            <text:p>18</text:p>
          </table:table-cell>
          <table:table-cell table:style-name="ce8" table:formula="of:=[.Q124]*([.Q89]/100)" office:value-type="float" office:value="18.0197957459351" calcext:value-type="float">
            <text:p>18</text:p>
          </table:table-cell>
          <table:table-cell table:style-name="ce8" table:formula="of:=[.R124]*([.R89]/100)" office:value-type="float" office:value="18.0197957459351" calcext:value-type="float">
            <text:p>18</text:p>
          </table:table-cell>
          <table:table-cell table:style-name="ce8" table:formula="of:=[.S124]*([.S89]/100)" office:value-type="float" office:value="18.0197957459351" calcext:value-type="float">
            <text:p>18</text:p>
          </table:table-cell>
          <table:table-cell table:style-name="ce8" table:formula="of:=[.T124]*([.T89]/100)" office:value-type="float" office:value="18.0197957459351" calcext:value-type="float">
            <text:p>18</text:p>
          </table:table-cell>
          <table:table-cell table:style-name="ce8" table:formula="of:=[.U124]*([.U89]/100)" office:value-type="float" office:value="18.0197957459351" calcext:value-type="float">
            <text:p>18</text:p>
          </table:table-cell>
          <table:table-cell table:style-name="ce8" table:formula="of:=[.V124]*([.V89]/100)" office:value-type="float" office:value="18.0197957459351" calcext:value-type="float">
            <text:p>18</text:p>
          </table:table-cell>
          <table:table-cell table:style-name="ce8" table:formula="of:=[.W124]*([.W89]/100)" office:value-type="float" office:value="36.0395914918702" calcext:value-type="float">
            <text:p>36</text:p>
          </table:table-cell>
          <table:table-cell table:style-name="ce8" table:formula="of:=[.X124]*([.X89]/100)" office:value-type="float" office:value="90.0989787296755" calcext:value-type="float">
            <text:p>90</text:p>
          </table:table-cell>
          <table:table-cell table:style-name="ce8" table:formula="of:=[.Y124]*([.Y89]/100)" office:value-type="float" office:value="180.197957459351" calcext:value-type="float">
            <text:p>180</text:p>
          </table:table-cell>
          <table:table-cell table:style-name="ce8" table:formula="of:=[.Z124]*([.Z89]/100)" office:value-type="float" office:value="360.395914918702" calcext:value-type="float">
            <text:p>360</text:p>
          </table:table-cell>
          <table:table-cell table:style-name="ce8" table:formula="of:=[.AA124]*([.AA89]/100)" office:value-type="float" office:value="630.692851107729" calcext:value-type="float">
            <text:p>631</text:p>
          </table:table-cell>
          <table:table-cell table:style-name="ce8" table:formula="of:=[.AB124]*([.AB89]/100)" office:value-type="float" office:value="1171.28672348578" calcext:value-type="float">
            <text:p>1171</text:p>
          </table:table-cell>
          <table:table-cell table:style-name="ce8" table:formula="of:=[.AC124]*([.AC89]/100)" office:value-type="float" office:value="1801.97957459351" calcext:value-type="float">
            <text:p>1802</text:p>
          </table:table-cell>
          <table:table-cell table:style-name="ce8" table:formula="of:=[.AD124]*([.AD89]/100)" office:value-type="float" office:value="2342.57344697156" calcext:value-type="float">
            <text:p>2343</text:p>
          </table:table-cell>
          <table:table-cell table:style-name="ce8" table:formula="of:=[.AE124]*([.AE89]/100)" office:value-type="float" office:value="3063.36527680897" calcext:value-type="float">
            <text:p>3063</text:p>
          </table:table-cell>
          <table:table-cell table:style-name="ce8" table:formula="of:=[.AF124]*([.AF89]/100)" office:value-type="float" office:value="3964.35506410572" calcext:value-type="float">
            <text:p>3964</text:p>
          </table:table-cell>
          <table:table-cell table:style-name="ce8" table:formula="of:=[.AG124]*([.AG89]/100)" office:value-type="float" office:value="5045.54280886183" calcext:value-type="float">
            <text:p>5046</text:p>
          </table:table-cell>
          <table:table-cell table:style-name="ce8" table:formula="of:=[.AH124]*([.AH89]/100)" office:value-type="float" office:value="6306.92851107729" calcext:value-type="float">
            <text:p>6307</text:p>
          </table:table-cell>
          <table:table-cell table:style-name="ce8" table:formula="of:=[.AI124]*([.AI89]/100)" office:value-type="float" office:value="7928.71012821145" calcext:value-type="float">
            <text:p>7929</text:p>
          </table:table-cell>
          <table:table-cell table:style-name="ce8" table:formula="of:=[.AJ124]*([.AJ89]/100)" office:value-type="float" office:value="9730.68970280496" calcext:value-type="float">
            <text:p>9731</text:p>
          </table:table-cell>
          <table:table-cell table:style-name="ce8" table:formula="of:=[.AK124]*([.AK89]/100)" office:value-type="float" office:value="11712.8672348578" calcext:value-type="float">
            <text:p>11713</text:p>
          </table:table-cell>
          <table:table-cell table:style-name="ce8" table:formula="of:=[.AL124]*([.AL89]/100)" office:value-type="float" office:value="13875.24272437" calcext:value-type="float">
            <text:p>13875</text:p>
          </table:table-cell>
          <table:table-cell table:style-name="ce8" table:formula="of:=[.AM124]*([.AM89]/100)" office:value-type="float" office:value="16217.8161713416" calcext:value-type="float">
            <text:p>16218</text:p>
          </table:table-cell>
          <table:table-cell table:style-name="ce8" table:formula="of:=[.AN124]*([.AN89]/100)" office:value-type="float" office:value="18740.5875757725" calcext:value-type="float">
            <text:p>18741</text:p>
          </table:table-cell>
          <table:table-cell table:style-name="ce8" table:formula="of:=[.AO124]*([.AO89]/100)" office:value-type="float" office:value="21443.5569376628" calcext:value-type="float">
            <text:p>21444</text:p>
          </table:table-cell>
          <table:table-cell table:style-name="ce8" table:formula="of:=[.AP124]*([.AP89]/100)" office:value-type="float" office:value="23425.7344697156" calcext:value-type="float">
            <text:p>23426</text:p>
          </table:table-cell>
          <table:table-cell table:style-name="ce8" table:formula="of:=[.AQ124]*([.AQ89]/100)" office:value-type="float" office:value="28831.6731934962" calcext:value-type="float">
            <text:p>28832</text:p>
          </table:table-cell>
          <table:table-cell table:style-name="ce8" table:formula="of:=[.AR124]*([.AR89]/100)" office:value-type="float" office:value="36039.5914918702" calcext:value-type="float">
            <text:p>36040</text:p>
          </table:table-cell>
          <table:table-cell table:style-name="ce8" table:formula="of:=[.AS124]*([.AS89]/100)" office:value-type="float" office:value="54059.3872378053" calcext:value-type="float">
            <text:p>54059</text:p>
          </table:table-cell>
          <table:table-cell table:style-name="ce8" table:formula="of:=[.AT124]*([.AT89]/100)" office:value-type="float" office:value="90098.9787296755" calcext:value-type="float">
            <text:p>90099</text:p>
          </table:table-cell>
          <table:table-cell table:style-name="ce8" table:formula="of:=[.AU124]*([.AU89]/100)" office:value-type="float" office:value="180197.957459351" calcext:value-type="float">
            <text:p>180198</text:p>
          </table:table-cell>
          <table:table-cell table:style-name="ce8" table:formula="of:=[.AV124]*([.AV89]/100)" office:value-type="float" office:value="360395.914918702" calcext:value-type="float">
            <text:p>360396</text:p>
          </table:table-cell>
          <table:table-cell table:style-name="ce8" table:formula="of:=[.AW124]*([.AW89]/100)" office:value-type="float" office:value="900989.787296755" calcext:value-type="float">
            <text:p>900990</text:p>
          </table:table-cell>
          <table:table-cell table:style-name="ce8" table:formula="of:=[.AX124]*([.AX89]/100)" office:value-type="float" office:value="1801979.57459351" calcext:value-type="float">
            <text:p>1801980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3" calcext:value-type="float">
            <text:p>23</text:p>
          </table:table-cell>
          <table:table-cell table:style-name="ce8" table:formula="of:=[.B125]*([.B90]/100)" office:value-type="float" office:value="21.749091285224" calcext:value-type="float">
            <text:p>22</text:p>
          </table:table-cell>
          <table:table-cell table:style-name="ce8" table:formula="of:=[.C125]*([.C90]/100)" office:value-type="float" office:value="21.749091285224" calcext:value-type="float">
            <text:p>22</text:p>
          </table:table-cell>
          <table:table-cell table:style-name="ce8" table:formula="of:=[.D125]*([.D90]/100)" office:value-type="float" office:value="21.749091285224" calcext:value-type="float">
            <text:p>22</text:p>
          </table:table-cell>
          <table:table-cell table:style-name="ce8" table:formula="of:=[.E125]*([.E90]/100)" office:value-type="float" office:value="21.749091285224" calcext:value-type="float">
            <text:p>22</text:p>
          </table:table-cell>
          <table:table-cell table:style-name="ce8" table:formula="of:=[.F125]*([.F90]/100)" office:value-type="float" office:value="21.749091285224" calcext:value-type="float">
            <text:p>22</text:p>
          </table:table-cell>
          <table:table-cell table:style-name="ce8" table:formula="of:=[.G125]*([.G90]/100)" office:value-type="float" office:value="21.749091285224" calcext:value-type="float">
            <text:p>22</text:p>
          </table:table-cell>
          <table:table-cell table:style-name="ce8" table:formula="of:=[.H125]*([.H90]/100)" office:value-type="float" office:value="21.749091285224" calcext:value-type="float">
            <text:p>22</text:p>
          </table:table-cell>
          <table:table-cell table:style-name="ce8" table:formula="of:=[.I125]*([.I90]/100)" office:value-type="float" office:value="21.749091285224" calcext:value-type="float">
            <text:p>22</text:p>
          </table:table-cell>
          <table:table-cell table:style-name="ce8" table:formula="of:=[.J125]*([.J90]/100)" office:value-type="float" office:value="21.749091285224" calcext:value-type="float">
            <text:p>22</text:p>
          </table:table-cell>
          <table:table-cell table:style-name="ce8" table:formula="of:=[.K125]*([.K90]/100)" office:value-type="float" office:value="21.749091285224" calcext:value-type="float">
            <text:p>22</text:p>
          </table:table-cell>
          <table:table-cell table:style-name="ce8" table:formula="of:=[.L125]*([.L90]/100)" office:value-type="float" office:value="21.749091285224" calcext:value-type="float">
            <text:p>22</text:p>
          </table:table-cell>
          <table:table-cell table:style-name="ce8" table:formula="of:=[.M125]*([.M90]/100)" office:value-type="float" office:value="21.749091285224" calcext:value-type="float">
            <text:p>22</text:p>
          </table:table-cell>
          <table:table-cell table:style-name="ce8" table:formula="of:=[.N125]*([.N90]/100)" office:value-type="float" office:value="21.749091285224" calcext:value-type="float">
            <text:p>22</text:p>
          </table:table-cell>
          <table:table-cell table:style-name="ce8" table:formula="of:=[.O125]*([.O90]/100)" office:value-type="float" office:value="21.749091285224" calcext:value-type="float">
            <text:p>22</text:p>
          </table:table-cell>
          <table:table-cell table:style-name="ce8" table:formula="of:=[.P125]*([.P90]/100)" office:value-type="float" office:value="21.749091285224" calcext:value-type="float">
            <text:p>22</text:p>
          </table:table-cell>
          <table:table-cell table:style-name="ce8" table:formula="of:=[.Q125]*([.Q90]/100)" office:value-type="float" office:value="21.749091285224" calcext:value-type="float">
            <text:p>22</text:p>
          </table:table-cell>
          <table:table-cell table:style-name="ce8" table:formula="of:=[.R125]*([.R90]/100)" office:value-type="float" office:value="21.749091285224" calcext:value-type="float">
            <text:p>22</text:p>
          </table:table-cell>
          <table:table-cell table:style-name="ce8" table:formula="of:=[.S125]*([.S90]/100)" office:value-type="float" office:value="21.749091285224" calcext:value-type="float">
            <text:p>22</text:p>
          </table:table-cell>
          <table:table-cell table:style-name="ce8" table:formula="of:=[.T125]*([.T90]/100)" office:value-type="float" office:value="21.749091285224" calcext:value-type="float">
            <text:p>22</text:p>
          </table:table-cell>
          <table:table-cell table:style-name="ce8" table:formula="of:=[.U125]*([.U90]/100)" office:value-type="float" office:value="21.749091285224" calcext:value-type="float">
            <text:p>22</text:p>
          </table:table-cell>
          <table:table-cell table:style-name="ce8" table:formula="of:=[.V125]*([.V90]/100)" office:value-type="float" office:value="21.749091285224" calcext:value-type="float">
            <text:p>22</text:p>
          </table:table-cell>
          <table:table-cell table:style-name="ce8" table:formula="of:=[.W125]*([.W90]/100)" office:value-type="float" office:value="43.498182570448" calcext:value-type="float">
            <text:p>43</text:p>
          </table:table-cell>
          <table:table-cell table:style-name="ce8" table:formula="of:=[.X125]*([.X90]/100)" office:value-type="float" office:value="108.74545642612" calcext:value-type="float">
            <text:p>109</text:p>
          </table:table-cell>
          <table:table-cell table:style-name="ce8" table:formula="of:=[.Y125]*([.Y90]/100)" office:value-type="float" office:value="217.49091285224" calcext:value-type="float">
            <text:p>217</text:p>
          </table:table-cell>
          <table:table-cell table:style-name="ce8" table:formula="of:=[.Z125]*([.Z90]/100)" office:value-type="float" office:value="434.98182570448" calcext:value-type="float">
            <text:p>435</text:p>
          </table:table-cell>
          <table:table-cell table:style-name="ce8" table:formula="of:=[.AA125]*([.AA90]/100)" office:value-type="float" office:value="761.21819498284" calcext:value-type="float">
            <text:p>761</text:p>
          </table:table-cell>
          <table:table-cell table:style-name="ce8" table:formula="of:=[.AB125]*([.AB90]/100)" office:value-type="float" office:value="1413.69093353956" calcext:value-type="float">
            <text:p>1414</text:p>
          </table:table-cell>
          <table:table-cell table:style-name="ce8" table:formula="of:=[.AC125]*([.AC90]/100)" office:value-type="float" office:value="2174.9091285224" calcext:value-type="float">
            <text:p>2175</text:p>
          </table:table-cell>
          <table:table-cell table:style-name="ce8" table:formula="of:=[.AD125]*([.AD90]/100)" office:value-type="float" office:value="2827.38186707912" calcext:value-type="float">
            <text:p>2827</text:p>
          </table:table-cell>
          <table:table-cell table:style-name="ce8" table:formula="of:=[.AE125]*([.AE90]/100)" office:value-type="float" office:value="3697.34551848808" calcext:value-type="float">
            <text:p>3697</text:p>
          </table:table-cell>
          <table:table-cell table:style-name="ce8" table:formula="of:=[.AF125]*([.AF90]/100)" office:value-type="float" office:value="4784.80008274928" calcext:value-type="float">
            <text:p>4785</text:p>
          </table:table-cell>
          <table:table-cell table:style-name="ce8" table:formula="of:=[.AG125]*([.AG90]/100)" office:value-type="float" office:value="6089.74555986272" calcext:value-type="float">
            <text:p>6090</text:p>
          </table:table-cell>
          <table:table-cell table:style-name="ce8" table:formula="of:=[.AH125]*([.AH90]/100)" office:value-type="float" office:value="7612.1819498284" calcext:value-type="float">
            <text:p>7612</text:p>
          </table:table-cell>
          <table:table-cell table:style-name="ce8" table:formula="of:=[.AI125]*([.AI90]/100)" office:value-type="float" office:value="9569.60016549856" calcext:value-type="float">
            <text:p>9570</text:p>
          </table:table-cell>
          <table:table-cell table:style-name="ce8" table:formula="of:=[.AJ125]*([.AJ90]/100)" office:value-type="float" office:value="11744.509294021" calcext:value-type="float">
            <text:p>11745</text:p>
          </table:table-cell>
          <table:table-cell table:style-name="ce8" table:formula="of:=[.AK125]*([.AK90]/100)" office:value-type="float" office:value="14136.9093353956" calcext:value-type="float">
            <text:p>14137</text:p>
          </table:table-cell>
          <table:table-cell table:style-name="ce8" table:formula="of:=[.AL125]*([.AL90]/100)" office:value-type="float" office:value="16746.8002896225" calcext:value-type="float">
            <text:p>16747</text:p>
          </table:table-cell>
          <table:table-cell table:style-name="ce8" table:formula="of:=[.AM125]*([.AM90]/100)" office:value-type="float" office:value="19574.1821567016" calcext:value-type="float">
            <text:p>19574</text:p>
          </table:table-cell>
          <table:table-cell table:style-name="ce8" table:formula="of:=[.AN125]*([.AN90]/100)" office:value-type="float" office:value="22619.054936633" calcext:value-type="float">
            <text:p>22619</text:p>
          </table:table-cell>
          <table:table-cell table:style-name="ce8" table:formula="of:=[.AO125]*([.AO90]/100)" office:value-type="float" office:value="25881.4186294166" calcext:value-type="float">
            <text:p>25881</text:p>
          </table:table-cell>
          <table:table-cell table:style-name="ce8" table:formula="of:=[.AP125]*([.AP90]/100)" office:value-type="float" office:value="28273.8186707912" calcext:value-type="float">
            <text:p>28274</text:p>
          </table:table-cell>
          <table:table-cell table:style-name="ce8" table:formula="of:=[.AQ125]*([.AQ90]/100)" office:value-type="float" office:value="34798.5460563584" calcext:value-type="float">
            <text:p>34799</text:p>
          </table:table-cell>
          <table:table-cell table:style-name="ce8" table:formula="of:=[.AR125]*([.AR90]/100)" office:value-type="float" office:value="43498.182570448" calcext:value-type="float">
            <text:p>43498</text:p>
          </table:table-cell>
          <table:table-cell table:style-name="ce8" table:formula="of:=[.AS125]*([.AS90]/100)" office:value-type="float" office:value="65247.273855672" calcext:value-type="float">
            <text:p>65247</text:p>
          </table:table-cell>
          <table:table-cell table:style-name="ce8" table:formula="of:=[.AT125]*([.AT90]/100)" office:value-type="float" office:value="108745.45642612" calcext:value-type="float">
            <text:p>108745</text:p>
          </table:table-cell>
          <table:table-cell table:style-name="ce8" table:formula="of:=[.AU125]*([.AU90]/100)" office:value-type="float" office:value="217490.91285224" calcext:value-type="float">
            <text:p>217491</text:p>
          </table:table-cell>
          <table:table-cell table:style-name="ce8" table:formula="of:=[.AV125]*([.AV90]/100)" office:value-type="float" office:value="434981.82570448" calcext:value-type="float">
            <text:p>434982</text:p>
          </table:table-cell>
          <table:table-cell table:style-name="ce8" table:formula="of:=[.AW125]*([.AW90]/100)" office:value-type="float" office:value="1087454.5642612" calcext:value-type="float">
            <text:p>1087455</text:p>
          </table:table-cell>
          <table:table-cell table:style-name="ce8" table:formula="of:=[.AX125]*([.AX90]/100)" office:value-type="float" office:value="2174909.1285224" calcext:value-type="float">
            <text:p>2174909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4" calcext:value-type="float">
            <text:p>24</text:p>
          </table:table-cell>
          <table:table-cell table:style-name="ce8" table:formula="of:=[.B126]*([.B91]/100)" office:value-type="float" office:value="26.2512175375014" calcext:value-type="float">
            <text:p>26</text:p>
          </table:table-cell>
          <table:table-cell table:style-name="ce8" table:formula="of:=[.C126]*([.C91]/100)" office:value-type="float" office:value="26.2512175375014" calcext:value-type="float">
            <text:p>26</text:p>
          </table:table-cell>
          <table:table-cell table:style-name="ce8" table:formula="of:=[.D126]*([.D91]/100)" office:value-type="float" office:value="26.2512175375014" calcext:value-type="float">
            <text:p>26</text:p>
          </table:table-cell>
          <table:table-cell table:style-name="ce8" table:formula="of:=[.E126]*([.E91]/100)" office:value-type="float" office:value="26.2512175375014" calcext:value-type="float">
            <text:p>26</text:p>
          </table:table-cell>
          <table:table-cell table:style-name="ce8" table:formula="of:=[.F126]*([.F91]/100)" office:value-type="float" office:value="26.2512175375014" calcext:value-type="float">
            <text:p>26</text:p>
          </table:table-cell>
          <table:table-cell table:style-name="ce8" table:formula="of:=[.G126]*([.G91]/100)" office:value-type="float" office:value="26.2512175375014" calcext:value-type="float">
            <text:p>26</text:p>
          </table:table-cell>
          <table:table-cell table:style-name="ce8" table:formula="of:=[.H126]*([.H91]/100)" office:value-type="float" office:value="26.2512175375014" calcext:value-type="float">
            <text:p>26</text:p>
          </table:table-cell>
          <table:table-cell table:style-name="ce8" table:formula="of:=[.I126]*([.I91]/100)" office:value-type="float" office:value="26.2512175375014" calcext:value-type="float">
            <text:p>26</text:p>
          </table:table-cell>
          <table:table-cell table:style-name="ce8" table:formula="of:=[.J126]*([.J91]/100)" office:value-type="float" office:value="26.2512175375014" calcext:value-type="float">
            <text:p>26</text:p>
          </table:table-cell>
          <table:table-cell table:style-name="ce8" table:formula="of:=[.K126]*([.K91]/100)" office:value-type="float" office:value="26.2512175375014" calcext:value-type="float">
            <text:p>26</text:p>
          </table:table-cell>
          <table:table-cell table:style-name="ce8" table:formula="of:=[.L126]*([.L91]/100)" office:value-type="float" office:value="26.2512175375014" calcext:value-type="float">
            <text:p>26</text:p>
          </table:table-cell>
          <table:table-cell table:style-name="ce8" table:formula="of:=[.M126]*([.M91]/100)" office:value-type="float" office:value="26.2512175375014" calcext:value-type="float">
            <text:p>26</text:p>
          </table:table-cell>
          <table:table-cell table:style-name="ce8" table:formula="of:=[.N126]*([.N91]/100)" office:value-type="float" office:value="26.2512175375014" calcext:value-type="float">
            <text:p>26</text:p>
          </table:table-cell>
          <table:table-cell table:style-name="ce8" table:formula="of:=[.O126]*([.O91]/100)" office:value-type="float" office:value="26.2512175375014" calcext:value-type="float">
            <text:p>26</text:p>
          </table:table-cell>
          <table:table-cell table:style-name="ce8" table:formula="of:=[.P126]*([.P91]/100)" office:value-type="float" office:value="26.2512175375014" calcext:value-type="float">
            <text:p>26</text:p>
          </table:table-cell>
          <table:table-cell table:style-name="ce8" table:formula="of:=[.Q126]*([.Q91]/100)" office:value-type="float" office:value="26.2512175375014" calcext:value-type="float">
            <text:p>26</text:p>
          </table:table-cell>
          <table:table-cell table:style-name="ce8" table:formula="of:=[.R126]*([.R91]/100)" office:value-type="float" office:value="26.2512175375014" calcext:value-type="float">
            <text:p>26</text:p>
          </table:table-cell>
          <table:table-cell table:style-name="ce8" table:formula="of:=[.S126]*([.S91]/100)" office:value-type="float" office:value="26.2512175375014" calcext:value-type="float">
            <text:p>26</text:p>
          </table:table-cell>
          <table:table-cell table:style-name="ce8" table:formula="of:=[.T126]*([.T91]/100)" office:value-type="float" office:value="26.2512175375014" calcext:value-type="float">
            <text:p>26</text:p>
          </table:table-cell>
          <table:table-cell table:style-name="ce8" table:formula="of:=[.U126]*([.U91]/100)" office:value-type="float" office:value="26.2512175375014" calcext:value-type="float">
            <text:p>26</text:p>
          </table:table-cell>
          <table:table-cell table:style-name="ce8" table:formula="of:=[.V126]*([.V91]/100)" office:value-type="float" office:value="26.2512175375014" calcext:value-type="float">
            <text:p>26</text:p>
          </table:table-cell>
          <table:table-cell table:style-name="ce8" table:formula="of:=[.W126]*([.W91]/100)" office:value-type="float" office:value="52.5024350750028" calcext:value-type="float">
            <text:p>53</text:p>
          </table:table-cell>
          <table:table-cell table:style-name="ce8" table:formula="of:=[.X126]*([.X91]/100)" office:value-type="float" office:value="131.256087687507" calcext:value-type="float">
            <text:p>131</text:p>
          </table:table-cell>
          <table:table-cell table:style-name="ce8" table:formula="of:=[.Y126]*([.Y91]/100)" office:value-type="float" office:value="262.512175375014" calcext:value-type="float">
            <text:p>263</text:p>
          </table:table-cell>
          <table:table-cell table:style-name="ce8" table:formula="of:=[.Z126]*([.Z91]/100)" office:value-type="float" office:value="525.024350750028" calcext:value-type="float">
            <text:p>525</text:p>
          </table:table-cell>
          <table:table-cell table:style-name="ce8" table:formula="of:=[.AA126]*([.AA91]/100)" office:value-type="float" office:value="918.792613812549" calcext:value-type="float">
            <text:p>919</text:p>
          </table:table-cell>
          <table:table-cell table:style-name="ce8" table:formula="of:=[.AB126]*([.AB91]/100)" office:value-type="float" office:value="1706.32913993759" calcext:value-type="float">
            <text:p>1706</text:p>
          </table:table-cell>
          <table:table-cell table:style-name="ce8" table:formula="of:=[.AC126]*([.AC91]/100)" office:value-type="float" office:value="2625.12175375014" calcext:value-type="float">
            <text:p>2625</text:p>
          </table:table-cell>
          <table:table-cell table:style-name="ce8" table:formula="of:=[.AD126]*([.AD91]/100)" office:value-type="float" office:value="3412.65827987518" calcext:value-type="float">
            <text:p>3413</text:p>
          </table:table-cell>
          <table:table-cell table:style-name="ce8" table:formula="of:=[.AE126]*([.AE91]/100)" office:value-type="float" office:value="4462.70698137524" calcext:value-type="float">
            <text:p>4463</text:p>
          </table:table-cell>
          <table:table-cell table:style-name="ce8" table:formula="of:=[.AF126]*([.AF91]/100)" office:value-type="float" office:value="5775.26785825031" calcext:value-type="float">
            <text:p>5775</text:p>
          </table:table-cell>
          <table:table-cell table:style-name="ce8" table:formula="of:=[.AG126]*([.AG91]/100)" office:value-type="float" office:value="7350.34091050039" calcext:value-type="float">
            <text:p>7350</text:p>
          </table:table-cell>
          <table:table-cell table:style-name="ce8" table:formula="of:=[.AH126]*([.AH91]/100)" office:value-type="float" office:value="9187.92613812549" calcext:value-type="float">
            <text:p>9188</text:p>
          </table:table-cell>
          <table:table-cell table:style-name="ce8" table:formula="of:=[.AI126]*([.AI91]/100)" office:value-type="float" office:value="11550.5357165006" calcext:value-type="float">
            <text:p>11551</text:p>
          </table:table-cell>
          <table:table-cell table:style-name="ce8" table:formula="of:=[.AJ126]*([.AJ91]/100)" office:value-type="float" office:value="14175.6574702508" calcext:value-type="float">
            <text:p>14176</text:p>
          </table:table-cell>
          <table:table-cell table:style-name="ce8" table:formula="of:=[.AK126]*([.AK91]/100)" office:value-type="float" office:value="17063.2913993759" calcext:value-type="float">
            <text:p>17063</text:p>
          </table:table-cell>
          <table:table-cell table:style-name="ce8" table:formula="of:=[.AL126]*([.AL91]/100)" office:value-type="float" office:value="20213.4375038761" calcext:value-type="float">
            <text:p>20213</text:p>
          </table:table-cell>
          <table:table-cell table:style-name="ce8" table:formula="of:=[.AM126]*([.AM91]/100)" office:value-type="float" office:value="23626.0957837513" calcext:value-type="float">
            <text:p>23626</text:p>
          </table:table-cell>
          <table:table-cell table:style-name="ce8" table:formula="of:=[.AN126]*([.AN91]/100)" office:value-type="float" office:value="27301.2662390015" calcext:value-type="float">
            <text:p>27301</text:p>
          </table:table-cell>
          <table:table-cell table:style-name="ce8" table:formula="of:=[.AO126]*([.AO91]/100)" office:value-type="float" office:value="31238.9488696267" calcext:value-type="float">
            <text:p>31239</text:p>
          </table:table-cell>
          <table:table-cell table:style-name="ce8" table:formula="of:=[.AP126]*([.AP91]/100)" office:value-type="float" office:value="34126.5827987518" calcext:value-type="float">
            <text:p>34127</text:p>
          </table:table-cell>
          <table:table-cell table:style-name="ce8" table:formula="of:=[.AQ126]*([.AQ91]/100)" office:value-type="float" office:value="42001.9480600022" calcext:value-type="float">
            <text:p>42002</text:p>
          </table:table-cell>
          <table:table-cell table:style-name="ce8" table:formula="of:=[.AR126]*([.AR91]/100)" office:value-type="float" office:value="52502.4350750028" calcext:value-type="float">
            <text:p>52502</text:p>
          </table:table-cell>
          <table:table-cell table:style-name="ce8" table:formula="of:=[.AS126]*([.AS91]/100)" office:value-type="float" office:value="78753.6526125042" calcext:value-type="float">
            <text:p>78754</text:p>
          </table:table-cell>
          <table:table-cell table:style-name="ce8" table:formula="of:=[.AT126]*([.AT91]/100)" office:value-type="float" office:value="131256.087687507" calcext:value-type="float">
            <text:p>131256</text:p>
          </table:table-cell>
          <table:table-cell table:style-name="ce8" table:formula="of:=[.AU126]*([.AU91]/100)" office:value-type="float" office:value="262512.175375014" calcext:value-type="float">
            <text:p>262512</text:p>
          </table:table-cell>
          <table:table-cell table:style-name="ce8" table:formula="of:=[.AV126]*([.AV91]/100)" office:value-type="float" office:value="525024.350750028" calcext:value-type="float">
            <text:p>525024</text:p>
          </table:table-cell>
          <table:table-cell table:style-name="ce8" table:formula="of:=[.AW126]*([.AW91]/100)" office:value-type="float" office:value="1312560.87687507" calcext:value-type="float">
            <text:p>1312561</text:p>
          </table:table-cell>
          <table:table-cell table:style-name="ce8" table:formula="of:=[.AX126]*([.AX91]/100)" office:value-type="float" office:value="2625121.75375014" calcext:value-type="float">
            <text:p>2625122</text:p>
          </table:table-cell>
          <table:table-cell table:number-columns-repeated="973"/>
        </table:table-row>
        <table:table-row table:style-name="ro3">
          <table:covered-table-cell/>
          <table:table-cell table:style-name="ce4" office:value-type="float" office:value="25" calcext:value-type="float">
            <text:p>25</text:p>
          </table:table-cell>
          <table:table-cell table:style-name="ce8" table:formula="of:=[.B127]*([.B92]/100)" office:value-type="float" office:value="31.6865478943487" calcext:value-type="float">
            <text:p>32</text:p>
          </table:table-cell>
          <table:table-cell table:style-name="ce8" table:formula="of:=[.C127]*([.C92]/100)" office:value-type="float" office:value="31.6865478943487" calcext:value-type="float">
            <text:p>32</text:p>
          </table:table-cell>
          <table:table-cell table:style-name="ce8" table:formula="of:=[.D127]*([.D92]/100)" office:value-type="float" office:value="31.6865478943487" calcext:value-type="float">
            <text:p>32</text:p>
          </table:table-cell>
          <table:table-cell table:style-name="ce8" table:formula="of:=[.E127]*([.E92]/100)" office:value-type="float" office:value="31.6865478943487" calcext:value-type="float">
            <text:p>32</text:p>
          </table:table-cell>
          <table:table-cell table:style-name="ce8" table:formula="of:=[.F127]*([.F92]/100)" office:value-type="float" office:value="31.6865478943487" calcext:value-type="float">
            <text:p>32</text:p>
          </table:table-cell>
          <table:table-cell table:style-name="ce8" table:formula="of:=[.G127]*([.G92]/100)" office:value-type="float" office:value="31.6865478943487" calcext:value-type="float">
            <text:p>32</text:p>
          </table:table-cell>
          <table:table-cell table:style-name="ce8" table:formula="of:=[.H127]*([.H92]/100)" office:value-type="float" office:value="31.6865478943487" calcext:value-type="float">
            <text:p>32</text:p>
          </table:table-cell>
          <table:table-cell table:style-name="ce8" table:formula="of:=[.I127]*([.I92]/100)" office:value-type="float" office:value="31.6865478943487" calcext:value-type="float">
            <text:p>32</text:p>
          </table:table-cell>
          <table:table-cell table:style-name="ce8" table:formula="of:=[.J127]*([.J92]/100)" office:value-type="float" office:value="31.6865478943487" calcext:value-type="float">
            <text:p>32</text:p>
          </table:table-cell>
          <table:table-cell table:style-name="ce8" table:formula="of:=[.K127]*([.K92]/100)" office:value-type="float" office:value="31.6865478943487" calcext:value-type="float">
            <text:p>32</text:p>
          </table:table-cell>
          <table:table-cell table:style-name="ce8" table:formula="of:=[.L127]*([.L92]/100)" office:value-type="float" office:value="31.6865478943487" calcext:value-type="float">
            <text:p>32</text:p>
          </table:table-cell>
          <table:table-cell table:style-name="ce8" table:formula="of:=[.M127]*([.M92]/100)" office:value-type="float" office:value="31.6865478943487" calcext:value-type="float">
            <text:p>32</text:p>
          </table:table-cell>
          <table:table-cell table:style-name="ce8" table:formula="of:=[.N127]*([.N92]/100)" office:value-type="float" office:value="31.6865478943487" calcext:value-type="float">
            <text:p>32</text:p>
          </table:table-cell>
          <table:table-cell table:style-name="ce8" table:formula="of:=[.O127]*([.O92]/100)" office:value-type="float" office:value="31.6865478943487" calcext:value-type="float">
            <text:p>32</text:p>
          </table:table-cell>
          <table:table-cell table:style-name="ce8" table:formula="of:=[.P127]*([.P92]/100)" office:value-type="float" office:value="31.6865478943487" calcext:value-type="float">
            <text:p>32</text:p>
          </table:table-cell>
          <table:table-cell table:style-name="ce8" table:formula="of:=[.Q127]*([.Q92]/100)" office:value-type="float" office:value="31.6865478943487" calcext:value-type="float">
            <text:p>32</text:p>
          </table:table-cell>
          <table:table-cell table:style-name="ce8" table:formula="of:=[.R127]*([.R92]/100)" office:value-type="float" office:value="31.6865478943487" calcext:value-type="float">
            <text:p>32</text:p>
          </table:table-cell>
          <table:table-cell table:style-name="ce8" table:formula="of:=[.S127]*([.S92]/100)" office:value-type="float" office:value="31.6865478943487" calcext:value-type="float">
            <text:p>32</text:p>
          </table:table-cell>
          <table:table-cell table:style-name="ce8" table:formula="of:=[.T127]*([.T92]/100)" office:value-type="float" office:value="31.6865478943487" calcext:value-type="float">
            <text:p>32</text:p>
          </table:table-cell>
          <table:table-cell table:style-name="ce8" table:formula="of:=[.U127]*([.U92]/100)" office:value-type="float" office:value="31.6865478943487" calcext:value-type="float">
            <text:p>32</text:p>
          </table:table-cell>
          <table:table-cell table:style-name="ce8" table:formula="of:=[.V127]*([.V92]/100)" office:value-type="float" office:value="31.6865478943487" calcext:value-type="float">
            <text:p>32</text:p>
          </table:table-cell>
          <table:table-cell table:style-name="ce8" table:formula="of:=[.W127]*([.W92]/100)" office:value-type="float" office:value="63.3730957886974" calcext:value-type="float">
            <text:p>63</text:p>
          </table:table-cell>
          <table:table-cell table:style-name="ce8" table:formula="of:=[.X127]*([.X92]/100)" office:value-type="float" office:value="158.432739471744" calcext:value-type="float">
            <text:p>158</text:p>
          </table:table-cell>
          <table:table-cell table:style-name="ce8" table:formula="of:=[.Y127]*([.Y92]/100)" office:value-type="float" office:value="316.865478943487" calcext:value-type="float">
            <text:p>317</text:p>
          </table:table-cell>
          <table:table-cell table:style-name="ce8" table:formula="of:=[.Z127]*([.Z92]/100)" office:value-type="float" office:value="633.730957886974" calcext:value-type="float">
            <text:p>634</text:p>
          </table:table-cell>
          <table:table-cell table:style-name="ce8" table:formula="of:=[.AA127]*([.AA92]/100)" office:value-type="float" office:value="1109.0291763022" calcext:value-type="float">
            <text:p>1109</text:p>
          </table:table-cell>
          <table:table-cell table:style-name="ce8" table:formula="of:=[.AB127]*([.AB92]/100)" office:value-type="float" office:value="2059.62561313267" calcext:value-type="float">
            <text:p>2060</text:p>
          </table:table-cell>
          <table:table-cell table:style-name="ce8" table:formula="of:=[.AC127]*([.AC92]/100)" office:value-type="float" office:value="3168.65478943487" calcext:value-type="float">
            <text:p>3169</text:p>
          </table:table-cell>
          <table:table-cell table:style-name="ce8" table:formula="of:=[.AD127]*([.AD92]/100)" office:value-type="float" office:value="4119.25122626533" calcext:value-type="float">
            <text:p>4119</text:p>
          </table:table-cell>
          <table:table-cell table:style-name="ce8" table:formula="of:=[.AE127]*([.AE92]/100)" office:value-type="float" office:value="5386.71314203928" calcext:value-type="float">
            <text:p>5387</text:p>
          </table:table-cell>
          <table:table-cell table:style-name="ce8" table:formula="of:=[.AF127]*([.AF92]/100)" office:value-type="float" office:value="6971.04053675672" calcext:value-type="float">
            <text:p>6971</text:p>
          </table:table-cell>
          <table:table-cell table:style-name="ce8" table:formula="of:=[.AG127]*([.AG92]/100)" office:value-type="float" office:value="8872.23341041764" calcext:value-type="float">
            <text:p>8872</text:p>
          </table:table-cell>
          <table:table-cell table:style-name="ce8" table:formula="of:=[.AH127]*([.AH92]/100)" office:value-type="float" office:value="11090.291763022" calcext:value-type="float">
            <text:p>11090</text:p>
          </table:table-cell>
          <table:table-cell table:style-name="ce8" table:formula="of:=[.AI127]*([.AI92]/100)" office:value-type="float" office:value="13942.0810735134" calcext:value-type="float">
            <text:p>13942</text:p>
          </table:table-cell>
          <table:table-cell table:style-name="ce8" table:formula="of:=[.AJ127]*([.AJ92]/100)" office:value-type="float" office:value="17110.7358629483" calcext:value-type="float">
            <text:p>17111</text:p>
          </table:table-cell>
          <table:table-cell table:style-name="ce8" table:formula="of:=[.AK127]*([.AK92]/100)" office:value-type="float" office:value="20596.2561313267" calcext:value-type="float">
            <text:p>20596</text:p>
          </table:table-cell>
          <table:table-cell table:style-name="ce8" table:formula="of:=[.AL127]*([.AL92]/100)" office:value-type="float" office:value="24398.6418786485" calcext:value-type="float">
            <text:p>24399</text:p>
          </table:table-cell>
          <table:table-cell table:style-name="ce8" table:formula="of:=[.AM127]*([.AM92]/100)" office:value-type="float" office:value="28517.8931049138" calcext:value-type="float">
            <text:p>28518</text:p>
          </table:table-cell>
          <table:table-cell table:style-name="ce8" table:formula="of:=[.AN127]*([.AN92]/100)" office:value-type="float" office:value="32954.0098101226" calcext:value-type="float">
            <text:p>32954</text:p>
          </table:table-cell>
          <table:table-cell table:style-name="ce8" table:formula="of:=[.AO127]*([.AO92]/100)" office:value-type="float" office:value="37706.991994275" calcext:value-type="float">
            <text:p>37707</text:p>
          </table:table-cell>
          <table:table-cell table:style-name="ce8" table:formula="of:=[.AP127]*([.AP92]/100)" office:value-type="float" office:value="41192.5122626533" calcext:value-type="float">
            <text:p>41193</text:p>
          </table:table-cell>
          <table:table-cell table:style-name="ce8" table:formula="of:=[.AQ127]*([.AQ92]/100)" office:value-type="float" office:value="50698.4766309579" calcext:value-type="float">
            <text:p>50698</text:p>
          </table:table-cell>
          <table:table-cell table:style-name="ce8" table:formula="of:=[.AR127]*([.AR92]/100)" office:value-type="float" office:value="63373.0957886974" calcext:value-type="float">
            <text:p>63373</text:p>
          </table:table-cell>
          <table:table-cell table:style-name="ce8" table:formula="of:=[.AS127]*([.AS92]/100)" office:value-type="float" office:value="95059.6436830461" calcext:value-type="float">
            <text:p>95060</text:p>
          </table:table-cell>
          <table:table-cell table:style-name="ce8" table:formula="of:=[.AT127]*([.AT92]/100)" office:value-type="float" office:value="158432.739471744" calcext:value-type="float">
            <text:p>158433</text:p>
          </table:table-cell>
          <table:table-cell table:style-name="ce8" table:formula="of:=[.AU127]*([.AU92]/100)" office:value-type="float" office:value="316865.478943487" calcext:value-type="float">
            <text:p>316865</text:p>
          </table:table-cell>
          <table:table-cell table:style-name="ce8" table:formula="of:=[.AV127]*([.AV92]/100)" office:value-type="float" office:value="633730.957886974" calcext:value-type="float">
            <text:p>633731</text:p>
          </table:table-cell>
          <table:table-cell table:style-name="ce8" table:formula="of:=[.AW127]*([.AW92]/100)" office:value-type="float" office:value="1584327.39471744" calcext:value-type="float">
            <text:p>1584327</text:p>
          </table:table-cell>
          <table:table-cell table:style-name="ce8" table:formula="of:=[.AX127]*([.AX92]/100)" office:value-type="float" office:value="3168654.78943487" calcext:value-type="float">
            <text:p>3168655</text:p>
          </table:table-cell>
          <table:table-cell table:number-columns-repeated="973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office:value-type="string" calcext:value-type="string">
            <text:p>Section for data to make dragging stuff easier</text:p>
          </table:table-cell>
          <table:table-cell table:number-columns-repeated="1023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440" calcext:value-type="float">
            <text:p>44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70" calcext:value-type="float">
            <text:p>770</text:p>
          </table:table-cell>
          <table:table-cell office:value-type="float" office:value="900" calcext:value-type="float">
            <text:p>900</text:p>
          </table:table-cell>
          <table:table-cell office:value-type="float" office:value="1040" calcext:value-type="float">
            <text:p>1040</text:p>
          </table:table-cell>
          <table:table-cell office:value-type="float" office:value="1190" calcext:value-type="float">
            <text:p>119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97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number-columns-repeated="49" office:value-type="float" office:value="35" calcext:value-type="float">
            <text:p>35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42.21" calcext:value-type="float">
            <text:p>42.2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50.9071" calcext:value-type="float">
            <text:p>50.907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61.398411" calcext:value-type="float">
            <text:p>61.39841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74.05454971" calcext:value-type="float">
            <text:p>74.0545497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89.3227878771" calcext:value-type="float">
            <text:p>89.322787877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07.742927939451" calcext:value-type="float">
            <text:p>107.74292793945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29.966471044691" calcext:value-type="float">
            <text:p>129.96647104469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56.779761153581" calcext:value-type="float">
            <text:p>156.77976115358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89.13193113407" calcext:value-type="float">
            <text:p>189.13193113407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228.168648545321" calcext:value-type="float">
            <text:p>228.16864854532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275.272866390354" calcext:value-type="float">
            <text:p>275.272866390354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332.114034944362" calcext:value-type="float">
            <text:p>332.114034944362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400.707533867446" calcext:value-type="float">
            <text:p>400.707533867446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483.486450094729" calcext:value-type="float">
            <text:p>483.486450094729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583.388269653112" calcext:value-type="float">
            <text:p>583.388269653112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703.959586528877" calcext:value-type="float">
            <text:p>703.959586528877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849.482578285229" calcext:value-type="float">
            <text:p>849.482578285229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025.12777961756" calcext:value-type="float">
            <text:p>1025.12777961756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237.13862962807" calcext:value-type="float">
            <text:p>1237.13862962807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493.05441039124" calcext:value-type="float">
            <text:p>1493.05441039124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1801.97957459351" calcext:value-type="float">
            <text:p>1801.97957459351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2174.9091285224" calcext:value-type="float">
            <text:p>2174.9091285224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2625.12175375014" calcext:value-type="float">
            <text:p>2625.12175375014</text:p>
          </table:table-cell>
          <table:table-cell table:number-columns-repeated="974"/>
        </table:table-row>
        <table:table-row table:style-name="ro3">
          <table:table-cell/>
          <table:table-cell table:number-columns-repeated="49" office:value-type="float" office:value="3168.65478943487" calcext:value-type="float">
            <text:p>3168.65478943487</text:p>
          </table:table-cell>
          <table:table-cell table:number-columns-repeated="974"/>
        </table:table-row>
      </table:table>
      <table:table table:name="Expected Health" table:style-name="ta1">
        <table:shapes>
          <draw:frame draw:z-index="0" draw:style-name="gr1" draw:text-style-name="P1" svg:width="868.85pt" svg:height="423.92pt" svg:x="49.66pt" svg:y="388.52pt">
            <loext:p draw:notify-on-update-of-ranges="'Expected Health'.B3:'Expected Health'.B3 'Expected Health'.B4:'Expected Health'.B28 'Expected Health'.C3:'Expected Health'.C3 'Expected Health'.C4:'Expected Health'.C28 'Expected Health'.D3:'Expected Health'.D3 'Expected Health'.D4:'Expected Health'.D28 'Expected Health'.E3:'Expected Health'.E3 'Expected Health'.E4:'Expected Health'.E28 'Expected Health'.F3:'Expected Health'.F3 'Expected Health'.F4:'Expected Health'.F28 'Expected Health'.G3:'Expected Health'.G3 'Expected Health'.G4:'Expected Health'.G28 'Expected Health'.H3:'Expected Health'.H3 'Expected Health'.H4:'Expected Health'.H28 'Expected Health'.I3:'Expected Health'.I3 'Expected Health'.I4:'Expected Health'.I28 'Expected Health'.J3:'Expected Health'.J3 'Expected Health'.J4:'Expected Health'.J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8" table:default-cell-style-name="Default"/>
        <table:table-column table:style-name="co1" table:default-cell-style-name="ce4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19"/>
        <table:table-column table:style-name="co5" table:number-columns-repeated="5" table:default-cell-style-name="Default"/>
        <table:table-row table:style-name="ro5" table:number-rows-repeated="2">
          <table:table-cell/>
          <table:table-cell table:style-name="Default" table:number-columns-repeated="10"/>
          <table:table-cell table:number-columns-repeated="5"/>
        </table:table-row>
        <table:table-row table:style-name="ro5">
          <table:table-cell/>
          <table:table-cell table:style-name="ce3"/>
          <table:table-cell table:style-name="ce4" office:value-type="string" calcext:value-type="string">
            <text:p>Ultimate</text:p>
          </table:table-cell>
          <table:table-cell table:style-name="ce4" office:value-type="string" calcext:value-type="string">
            <text:p>Amazing</text:p>
          </table:table-cell>
          <table:table-cell table:style-name="ce4" office:value-type="string" calcext:value-type="string">
            <text:p>Superb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Typical</text:p>
          </table:table-cell>
          <table:table-cell table:style-name="ce4" office:value-type="string" calcext:value-type="string">
            <text:p>Sligh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Total</text:p>
          </table:table-cell>
          <table:table-cell table:number-columns-repeated="2"/>
          <table:table-cell table:style-name="ce4" office:value-type="string" calcext:value-type="string">
            <text:p>Life Force</text:p>
          </table:table-cell>
          <table:table-cell table:style-name="ce4" office:value-type="string" calcext:value-type="string">
            <text:p>Wits</text:p>
          </table:table-cell>
          <table:table-cell table:style-name="ce4" office:value-type="string" calcext:value-type="string">
            <text:p>Vitality</text:p>
          </table:table-cell>
        </table:table-row>
        <table:table-row table:style-name="ro5">
          <table:table-cell table:style-name="ce1" office:value-type="string" calcext:value-type="string" table:number-columns-spanned="1" table:number-rows-spanned="25">
            <text:p>Player Health Level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formula="of:=SUM([.C4:.H4])" office:value-type="float" office:value="63" calcext:value-type="float">
            <text:p>63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2" calcext:value-type="float">
            <text:p>2</text:p>
          </table:table-cell>
          <table:table-cell table:formula="of:=[.C4]*1.2" office:value-type="float" office:value="34.8" calcext:value-type="float">
            <text:p>35</text:p>
          </table:table-cell>
          <table:table-cell table:formula="of:=[.D4]*1.21" office:value-type="float" office:value="22.99" calcext:value-type="float">
            <text:p>23</text:p>
          </table:table-cell>
          <table:table-cell table:formula="of:=[.E4]*1.22" office:value-type="float" office:value="15.86" calcext:value-type="float">
            <text:p>16</text:p>
          </table:table-cell>
          <table:table-cell table:formula="of:=[.F4]*1.23" office:value-type="float" office:value="11.07" calcext:value-type="float">
            <text:p>11</text:p>
          </table:table-cell>
          <table:table-cell table:formula="of:=[.G4]*1.24" office:value-type="float" office:value="7.44" calcext:value-type="float">
            <text:p>7</text:p>
          </table:table-cell>
          <table:table-cell table:formula="of:=[.H4]*1.25" office:value-type="float" office:value="5" calcext:value-type="float">
            <text:p>5</text:p>
          </table:table-cell>
          <table:table-cell table:formula="of:=[.I4]*1.26" office:value-type="float" office:value="2.52" calcext:value-type="float">
            <text:p>3</text:p>
          </table:table-cell>
          <table:table-cell table:formula="of:=[.J4]*1.27" office:value-type="float" office:value="0" calcext:value-type="float">
            <text:p>0</text:p>
          </table:table-cell>
          <table:table-cell table:formula="of:=SUM([.C5:.J5])" office:value-type="float" office:value="99.73" calcext:value-type="float">
            <text:p>100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3" calcext:value-type="float">
            <text:p>3</text:p>
          </table:table-cell>
          <table:table-cell table:formula="of:=[.C5]*1.2" office:value-type="float" office:value="41.76" calcext:value-type="float">
            <text:p>42</text:p>
          </table:table-cell>
          <table:table-cell table:formula="of:=[.D5]*1.21" office:value-type="float" office:value="27.8179" calcext:value-type="float">
            <text:p>28</text:p>
          </table:table-cell>
          <table:table-cell table:formula="of:=[.E5]*1.22" office:value-type="float" office:value="19.3492" calcext:value-type="float">
            <text:p>19</text:p>
          </table:table-cell>
          <table:table-cell table:formula="of:=[.F5]*1.23" office:value-type="float" office:value="13.6161" calcext:value-type="float">
            <text:p>14</text:p>
          </table:table-cell>
          <table:table-cell table:formula="of:=[.G5]*1.24" office:value-type="float" office:value="9.2256" calcext:value-type="float">
            <text:p>9</text:p>
          </table:table-cell>
          <table:table-cell table:formula="of:=[.H5]*1.25" office:value-type="float" office:value="6.25" calcext:value-type="float">
            <text:p>6</text:p>
          </table:table-cell>
          <table:table-cell table:formula="of:=[.I5]*1.26" office:value-type="float" office:value="3.1752" calcext:value-type="float">
            <text:p>3</text:p>
          </table:table-cell>
          <table:table-cell table:formula="of:=[.J5]*1.27" office:value-type="float" office:value="0" calcext:value-type="float">
            <text:p>0</text:p>
          </table:table-cell>
          <table:table-cell table:formula="of:=SUM([.C6:.J6])" office:value-type="float" office:value="121.3165" calcext:value-type="float">
            <text:p>121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4" calcext:value-type="float">
            <text:p>4</text:p>
          </table:table-cell>
          <table:table-cell table:formula="of:=[.C6]*1.2" office:value-type="float" office:value="50.112" calcext:value-type="float">
            <text:p>50</text:p>
          </table:table-cell>
          <table:table-cell table:formula="of:=[.D6]*1.21" office:value-type="float" office:value="33.659659" calcext:value-type="float">
            <text:p>34</text:p>
          </table:table-cell>
          <table:table-cell table:formula="of:=[.E6]*1.22" office:value-type="float" office:value="23.606024" calcext:value-type="float">
            <text:p>24</text:p>
          </table:table-cell>
          <table:table-cell table:formula="of:=[.F6]*1.23" office:value-type="float" office:value="16.747803" calcext:value-type="float">
            <text:p>17</text:p>
          </table:table-cell>
          <table:table-cell table:formula="of:=[.G6]*1.24" office:value-type="float" office:value="11.439744" calcext:value-type="float">
            <text:p>11</text:p>
          </table:table-cell>
          <table:table-cell table:formula="of:=[.H6]*1.25" office:value-type="float" office:value="7.8125" calcext:value-type="float">
            <text:p>8</text:p>
          </table:table-cell>
          <table:table-cell table:formula="of:=[.I6]*1.26" office:value-type="float" office:value="4.000752" calcext:value-type="float">
            <text:p>4</text:p>
          </table:table-cell>
          <table:table-cell table:formula="of:=[.J6]*1.27" office:value-type="float" office:value="0" calcext:value-type="float">
            <text:p>0</text:p>
          </table:table-cell>
          <table:table-cell table:formula="of:=SUM([.C7:.J7])" office:value-type="float" office:value="147.603607" calcext:value-type="float">
            <text:p>148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5" calcext:value-type="float">
            <text:p>5</text:p>
          </table:table-cell>
          <table:table-cell table:formula="of:=[.C7]*1.2" office:value-type="float" office:value="60.1344" calcext:value-type="float">
            <text:p>60</text:p>
          </table:table-cell>
          <table:table-cell table:formula="of:=[.D7]*1.21" office:value-type="float" office:value="40.72818739" calcext:value-type="float">
            <text:p>41</text:p>
          </table:table-cell>
          <table:table-cell table:formula="of:=[.E7]*1.22" office:value-type="float" office:value="28.79934928" calcext:value-type="float">
            <text:p>29</text:p>
          </table:table-cell>
          <table:table-cell table:formula="of:=[.F7]*1.23" office:value-type="float" office:value="20.59979769" calcext:value-type="float">
            <text:p>21</text:p>
          </table:table-cell>
          <table:table-cell table:formula="of:=[.G7]*1.24" office:value-type="float" office:value="14.18528256" calcext:value-type="float">
            <text:p>14</text:p>
          </table:table-cell>
          <table:table-cell table:formula="of:=[.H7]*1.25" office:value-type="float" office:value="9.765625" calcext:value-type="float">
            <text:p>10</text:p>
          </table:table-cell>
          <table:table-cell table:formula="of:=[.I7]*1.26" office:value-type="float" office:value="5.04094752" calcext:value-type="float">
            <text:p>5</text:p>
          </table:table-cell>
          <table:table-cell table:formula="of:=[.J7]*1.27" office:value-type="float" office:value="0" calcext:value-type="float">
            <text:p>0</text:p>
          </table:table-cell>
          <table:table-cell table:formula="of:=SUM([.C8:.J8])" office:value-type="float" office:value="179.62139569" calcext:value-type="float">
            <text:p>180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6" calcext:value-type="float">
            <text:p>6</text:p>
          </table:table-cell>
          <table:table-cell table:formula="of:=[.C8]*1.2" office:value-type="float" office:value="72.16128" calcext:value-type="float">
            <text:p>72</text:p>
          </table:table-cell>
          <table:table-cell table:formula="of:=[.D8]*1.21" office:value-type="float" office:value="49.2811067419" calcext:value-type="float">
            <text:p>49</text:p>
          </table:table-cell>
          <table:table-cell table:formula="of:=[.E8]*1.22" office:value-type="float" office:value="35.1352061216" calcext:value-type="float">
            <text:p>35</text:p>
          </table:table-cell>
          <table:table-cell table:formula="of:=[.F8]*1.23" office:value-type="float" office:value="25.3377511587" calcext:value-type="float">
            <text:p>25</text:p>
          </table:table-cell>
          <table:table-cell table:formula="of:=[.G8]*1.24" office:value-type="float" office:value="17.5897503744" calcext:value-type="float">
            <text:p>18</text:p>
          </table:table-cell>
          <table:table-cell table:formula="of:=[.H8]*1.25" office:value-type="float" office:value="12.20703125" calcext:value-type="float">
            <text:p>12</text:p>
          </table:table-cell>
          <table:table-cell table:formula="of:=[.I8]*1.26" office:value-type="float" office:value="6.3515938752" calcext:value-type="float">
            <text:p>6</text:p>
          </table:table-cell>
          <table:table-cell table:formula="of:=[.J8]*1.27" office:value-type="float" office:value="0" calcext:value-type="float">
            <text:p>0</text:p>
          </table:table-cell>
          <table:table-cell table:formula="of:=SUM([.C9:.J9])" office:value-type="float" office:value="218.6271573343" calcext:value-type="float">
            <text:p>219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7" calcext:value-type="float">
            <text:p>7</text:p>
          </table:table-cell>
          <table:table-cell table:formula="of:=[.C9]*1.2" office:value-type="float" office:value="86.593536" calcext:value-type="float">
            <text:p>87</text:p>
          </table:table-cell>
          <table:table-cell table:formula="of:=[.D9]*1.21" office:value-type="float" office:value="59.630139157699" calcext:value-type="float">
            <text:p>60</text:p>
          </table:table-cell>
          <table:table-cell table:formula="of:=[.E9]*1.22" office:value-type="float" office:value="42.864951468352" calcext:value-type="float">
            <text:p>43</text:p>
          </table:table-cell>
          <table:table-cell table:formula="of:=[.F9]*1.23" office:value-type="float" office:value="31.165433925201" calcext:value-type="float">
            <text:p>31</text:p>
          </table:table-cell>
          <table:table-cell table:formula="of:=[.G9]*1.24" office:value-type="float" office:value="21.811290464256" calcext:value-type="float">
            <text:p>22</text:p>
          </table:table-cell>
          <table:table-cell table:formula="of:=[.H9]*1.25" office:value-type="float" office:value="15.2587890625" calcext:value-type="float">
            <text:p>15</text:p>
          </table:table-cell>
          <table:table-cell table:formula="of:=[.I9]*1.26" office:value-type="float" office:value="8.003008282752" calcext:value-type="float">
            <text:p>8</text:p>
          </table:table-cell>
          <table:table-cell table:formula="of:=[.J9]*1.27" office:value-type="float" office:value="0" calcext:value-type="float">
            <text:p>0</text:p>
          </table:table-cell>
          <table:table-cell table:formula="of:=SUM([.C10:.J10])" office:value-type="float" office:value="266.155861626385" calcext:value-type="float">
            <text:p>266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8" calcext:value-type="float">
            <text:p>8</text:p>
          </table:table-cell>
          <table:table-cell table:formula="of:=[.C10]*1.2" office:value-type="float" office:value="103.9122432" calcext:value-type="float">
            <text:p>104</text:p>
          </table:table-cell>
          <table:table-cell table:formula="of:=[.D10]*1.21" office:value-type="float" office:value="72.1524683808158" calcext:value-type="float">
            <text:p>72</text:p>
          </table:table-cell>
          <table:table-cell table:formula="of:=[.E10]*1.22" office:value-type="float" office:value="52.2952407913894" calcext:value-type="float">
            <text:p>52</text:p>
          </table:table-cell>
          <table:table-cell table:formula="of:=[.F10]*1.23" office:value-type="float" office:value="38.3334837279972" calcext:value-type="float">
            <text:p>38</text:p>
          </table:table-cell>
          <table:table-cell table:formula="of:=[.G10]*1.24" office:value-type="float" office:value="27.0460001756774" calcext:value-type="float">
            <text:p>27</text:p>
          </table:table-cell>
          <table:table-cell table:formula="of:=[.H10]*1.25" office:value-type="float" office:value="19.073486328125" calcext:value-type="float">
            <text:p>19</text:p>
          </table:table-cell>
          <table:table-cell table:formula="of:=[.I10]*1.26" office:value-type="float" office:value="10.0837904362675" calcext:value-type="float">
            <text:p>10</text:p>
          </table:table-cell>
          <table:table-cell table:formula="of:=[.J10]*1.27" office:value-type="float" office:value="0" calcext:value-type="float">
            <text:p>0</text:p>
          </table:table-cell>
          <table:table-cell table:formula="of:=SUM([.C11:.J11])" office:value-type="float" office:value="324.081903822304" calcext:value-type="float">
            <text:p>324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9" calcext:value-type="float">
            <text:p>9</text:p>
          </table:table-cell>
          <table:table-cell table:formula="of:=[.C11]*1.2" office:value-type="float" office:value="124.69469184" calcext:value-type="float">
            <text:p>125</text:p>
          </table:table-cell>
          <table:table-cell table:formula="of:=[.D11]*1.21" office:value-type="float" office:value="87.3044867407871" calcext:value-type="float">
            <text:p>87</text:p>
          </table:table-cell>
          <table:table-cell table:formula="of:=[.E11]*1.22" office:value-type="float" office:value="63.8001937654951" calcext:value-type="float">
            <text:p>64</text:p>
          </table:table-cell>
          <table:table-cell table:formula="of:=[.F11]*1.23" office:value-type="float" office:value="47.1501849854366" calcext:value-type="float">
            <text:p>47</text:p>
          </table:table-cell>
          <table:table-cell table:formula="of:=[.G11]*1.24" office:value-type="float" office:value="33.53704021784" calcext:value-type="float">
            <text:p>34</text:p>
          </table:table-cell>
          <table:table-cell table:formula="of:=[.H11]*1.25" office:value-type="float" office:value="23.8418579101562" calcext:value-type="float">
            <text:p>24</text:p>
          </table:table-cell>
          <table:table-cell table:formula="of:=[.I11]*1.26" office:value-type="float" office:value="12.7055759496971" calcext:value-type="float">
            <text:p>13</text:p>
          </table:table-cell>
          <table:table-cell table:formula="of:=[.J11]*1.27" office:value-type="float" office:value="0" calcext:value-type="float">
            <text:p>0</text:p>
          </table:table-cell>
          <table:table-cell table:formula="of:=SUM([.C12:.J12])" office:value-type="float" office:value="394.694678926951" calcext:value-type="float">
            <text:p>395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0" calcext:value-type="float">
            <text:p>10</text:p>
          </table:table-cell>
          <table:table-cell table:formula="of:=[.C12]*1.2" office:value-type="float" office:value="149.633630208" calcext:value-type="float">
            <text:p>150</text:p>
          </table:table-cell>
          <table:table-cell table:formula="of:=[.D12]*1.21" office:value-type="float" office:value="105.638428956352" calcext:value-type="float">
            <text:p>106</text:p>
          </table:table-cell>
          <table:table-cell table:formula="of:=[.E12]*1.22" office:value-type="float" office:value="77.836236393904" calcext:value-type="float">
            <text:p>78</text:p>
          </table:table-cell>
          <table:table-cell table:formula="of:=[.F12]*1.23" office:value-type="float" office:value="57.994727532087" calcext:value-type="float">
            <text:p>58</text:p>
          </table:table-cell>
          <table:table-cell table:formula="of:=[.G12]*1.24" office:value-type="float" office:value="41.5859298701216" calcext:value-type="float">
            <text:p>42</text:p>
          </table:table-cell>
          <table:table-cell table:formula="of:=[.H12]*1.25" office:value-type="float" office:value="29.8023223876953" calcext:value-type="float">
            <text:p>30</text:p>
          </table:table-cell>
          <table:table-cell table:formula="of:=[.I12]*1.26" office:value-type="float" office:value="16.0090256966183" calcext:value-type="float">
            <text:p>16</text:p>
          </table:table-cell>
          <table:table-cell table:formula="of:=[.J12]*1.27" office:value-type="float" office:value="0" calcext:value-type="float">
            <text:p>0</text:p>
          </table:table-cell>
          <table:table-cell table:formula="of:=SUM([.C13:.J13])" office:value-type="float" office:value="480.791101289702" calcext:value-type="float">
            <text:p>481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1" calcext:value-type="float">
            <text:p>11</text:p>
          </table:table-cell>
          <table:table-cell table:formula="of:=[.C13]*1.2" office:value-type="float" office:value="179.5603562496" calcext:value-type="float">
            <text:p>180</text:p>
          </table:table-cell>
          <table:table-cell table:formula="of:=[.D13]*1.21" office:value-type="float" office:value="127.822499037186" calcext:value-type="float">
            <text:p>128</text:p>
          </table:table-cell>
          <table:table-cell table:formula="of:=[.E13]*1.22" office:value-type="float" office:value="94.9602084005629" calcext:value-type="float">
            <text:p>95</text:p>
          </table:table-cell>
          <table:table-cell table:formula="of:=[.F13]*1.23" office:value-type="float" office:value="71.333514864467" calcext:value-type="float">
            <text:p>71</text:p>
          </table:table-cell>
          <table:table-cell table:formula="of:=[.G13]*1.24" office:value-type="float" office:value="51.5665530389508" calcext:value-type="float">
            <text:p>52</text:p>
          </table:table-cell>
          <table:table-cell table:formula="of:=[.H13]*1.25" office:value-type="float" office:value="37.2529029846191" calcext:value-type="float">
            <text:p>37</text:p>
          </table:table-cell>
          <table:table-cell table:formula="of:=[.I13]*1.26" office:value-type="float" office:value="20.1713723777391" calcext:value-type="float">
            <text:p>20</text:p>
          </table:table-cell>
          <table:table-cell table:formula="of:=[.J13]*1.27" office:value-type="float" office:value="0" calcext:value-type="float">
            <text:p>0</text:p>
          </table:table-cell>
          <table:table-cell table:formula="of:=SUM([.C14:.J14])" office:value-type="float" office:value="585.78889627688" calcext:value-type="float">
            <text:p>586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2" calcext:value-type="float">
            <text:p>12</text:p>
          </table:table-cell>
          <table:table-cell table:formula="of:=[.C14]*1.2" office:value-type="float" office:value="215.47242749952" calcext:value-type="float">
            <text:p>215</text:p>
          </table:table-cell>
          <table:table-cell table:formula="of:=[.D14]*1.21" office:value-type="float" office:value="154.665223834995" calcext:value-type="float">
            <text:p>155</text:p>
          </table:table-cell>
          <table:table-cell table:formula="of:=[.E14]*1.22" office:value-type="float" office:value="115.851454248687" calcext:value-type="float">
            <text:p>116</text:p>
          </table:table-cell>
          <table:table-cell table:formula="of:=[.F14]*1.23" office:value-type="float" office:value="87.7402232832944" calcext:value-type="float">
            <text:p>88</text:p>
          </table:table-cell>
          <table:table-cell table:formula="of:=[.G14]*1.24" office:value-type="float" office:value="63.942525768299" calcext:value-type="float">
            <text:p>64</text:p>
          </table:table-cell>
          <table:table-cell table:formula="of:=[.H14]*1.25" office:value-type="float" office:value="46.5661287307739" calcext:value-type="float">
            <text:p>47</text:p>
          </table:table-cell>
          <table:table-cell table:formula="of:=[.I14]*1.26" office:value-type="float" office:value="25.4159291959512" calcext:value-type="float">
            <text:p>25</text:p>
          </table:table-cell>
          <table:table-cell table:formula="of:=[.J14]*1.27" office:value-type="float" office:value="0" calcext:value-type="float">
            <text:p>0</text:p>
          </table:table-cell>
          <table:table-cell table:formula="of:=SUM([.C15:.J15])" office:value-type="float" office:value="713.865361037334" calcext:value-type="float">
            <text:p>714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3" calcext:value-type="float">
            <text:p>13</text:p>
          </table:table-cell>
          <table:table-cell table:formula="of:=[.C15]*1.2" office:value-type="float" office:value="258.566912999424" calcext:value-type="float">
            <text:p>259</text:p>
          </table:table-cell>
          <table:table-cell table:formula="of:=[.D15]*1.21" office:value-type="float" office:value="187.144920840345" calcext:value-type="float">
            <text:p>187</text:p>
          </table:table-cell>
          <table:table-cell table:formula="of:=[.E15]*1.22" office:value-type="float" office:value="141.338774183398" calcext:value-type="float">
            <text:p>141</text:p>
          </table:table-cell>
          <table:table-cell table:formula="of:=[.F15]*1.23" office:value-type="float" office:value="107.920474638452" calcext:value-type="float">
            <text:p>108</text:p>
          </table:table-cell>
          <table:table-cell table:formula="of:=[.G15]*1.24" office:value-type="float" office:value="79.2887319526908" calcext:value-type="float">
            <text:p>79</text:p>
          </table:table-cell>
          <table:table-cell table:formula="of:=[.H15]*1.25" office:value-type="float" office:value="58.2076609134674" calcext:value-type="float">
            <text:p>58</text:p>
          </table:table-cell>
          <table:table-cell table:formula="of:=[.I15]*1.26" office:value-type="float" office:value="32.0240707868986" calcext:value-type="float">
            <text:p>32</text:p>
          </table:table-cell>
          <table:table-cell table:formula="of:=[.J15]*1.27" office:value-type="float" office:value="0" calcext:value-type="float">
            <text:p>0</text:p>
          </table:table-cell>
          <table:table-cell table:formula="of:=SUM([.C16:.J16])" office:value-type="float" office:value="870.127361094786" calcext:value-type="float">
            <text:p>870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4" calcext:value-type="float">
            <text:p>14</text:p>
          </table:table-cell>
          <table:table-cell table:formula="of:=[.C16]*1.2" office:value-type="float" office:value="310.280295599309" calcext:value-type="float">
            <text:p>310</text:p>
          </table:table-cell>
          <table:table-cell table:formula="of:=[.D16]*1.21" office:value-type="float" office:value="226.445354216817" calcext:value-type="float">
            <text:p>226</text:p>
          </table:table-cell>
          <table:table-cell table:formula="of:=[.E16]*1.22" office:value-type="float" office:value="172.433304503745" calcext:value-type="float">
            <text:p>172</text:p>
          </table:table-cell>
          <table:table-cell table:formula="of:=[.F16]*1.23" office:value-type="float" office:value="132.742183805296" calcext:value-type="float">
            <text:p>133</text:p>
          </table:table-cell>
          <table:table-cell table:formula="of:=[.G16]*1.24" office:value-type="float" office:value="98.3180276213365" calcext:value-type="float">
            <text:p>98</text:p>
          </table:table-cell>
          <table:table-cell table:formula="of:=[.H16]*1.25" office:value-type="float" office:value="72.7595761418343" calcext:value-type="float">
            <text:p>73</text:p>
          </table:table-cell>
          <table:table-cell table:formula="of:=[.I16]*1.26" office:value-type="float" office:value="40.3503291914922" calcext:value-type="float">
            <text:p>40</text:p>
          </table:table-cell>
          <table:table-cell table:formula="of:=[.J16]*1.27" office:value-type="float" office:value="0" calcext:value-type="float">
            <text:p>0</text:p>
          </table:table-cell>
          <table:table-cell table:formula="of:=SUM([.C17:.J17])" office:value-type="float" office:value="1060.81964457738" calcext:value-type="float">
            <text:p>1,061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5" calcext:value-type="float">
            <text:p>15</text:p>
          </table:table-cell>
          <table:table-cell table:formula="of:=[.C17]*1.2" office:value-type="float" office:value="372.33635471917" calcext:value-type="float">
            <text:p>372</text:p>
          </table:table-cell>
          <table:table-cell table:formula="of:=[.D17]*1.21" office:value-type="float" office:value="273.998878602348" calcext:value-type="float">
            <text:p>274</text:p>
          </table:table-cell>
          <table:table-cell table:formula="of:=[.E17]*1.22" office:value-type="float" office:value="210.368631494569" calcext:value-type="float">
            <text:p>210</text:p>
          </table:table-cell>
          <table:table-cell table:formula="of:=[.F17]*1.23" office:value-type="float" office:value="163.272886080514" calcext:value-type="float">
            <text:p>163</text:p>
          </table:table-cell>
          <table:table-cell table:formula="of:=[.G17]*1.24" office:value-type="float" office:value="121.914354250457" calcext:value-type="float">
            <text:p>122</text:p>
          </table:table-cell>
          <table:table-cell table:formula="of:=[.H17]*1.25" office:value-type="float" office:value="90.9494701772928" calcext:value-type="float">
            <text:p>91</text:p>
          </table:table-cell>
          <table:table-cell table:formula="of:=[.I17]*1.26" office:value-type="float" office:value="50.8414147812802" calcext:value-type="float">
            <text:p>51</text:p>
          </table:table-cell>
          <table:table-cell table:formula="of:=[.J17]*1.27" office:value-type="float" office:value="0" calcext:value-type="float">
            <text:p>0</text:p>
          </table:table-cell>
          <table:table-cell table:formula="of:=SUM([.C18:.J18])" office:value-type="float" office:value="1293.58017300447" calcext:value-type="float">
            <text:p>1,294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6" calcext:value-type="float">
            <text:p>16</text:p>
          </table:table-cell>
          <table:table-cell table:formula="of:=[.C18]*1.2" office:value-type="float" office:value="446.803625663005" calcext:value-type="float">
            <text:p>447</text:p>
          </table:table-cell>
          <table:table-cell table:formula="of:=[.D18]*1.21" office:value-type="float" office:value="331.538643108842" calcext:value-type="float">
            <text:p>332</text:p>
          </table:table-cell>
          <table:table-cell table:formula="of:=[.E18]*1.22" office:value-type="float" office:value="256.649730423374" calcext:value-type="float">
            <text:p>257</text:p>
          </table:table-cell>
          <table:table-cell table:formula="of:=[.F18]*1.23" office:value-type="float" office:value="200.825649879032" calcext:value-type="float">
            <text:p>201</text:p>
          </table:table-cell>
          <table:table-cell table:formula="of:=[.G18]*1.24" office:value-type="float" office:value="151.173799270567" calcext:value-type="float">
            <text:p>151</text:p>
          </table:table-cell>
          <table:table-cell table:formula="of:=[.H18]*1.25" office:value-type="float" office:value="113.686837721616" calcext:value-type="float">
            <text:p>114</text:p>
          </table:table-cell>
          <table:table-cell table:formula="of:=[.I18]*1.26" office:value-type="float" office:value="64.060182624413" calcext:value-type="float">
            <text:p>64</text:p>
          </table:table-cell>
          <table:table-cell table:formula="of:=[.J18]*1.27" office:value-type="float" office:value="0" calcext:value-type="float">
            <text:p>0</text:p>
          </table:table-cell>
          <table:table-cell table:formula="of:=SUM([.C19:.J19])" office:value-type="float" office:value="1577.75315654667" calcext:value-type="float">
            <text:p>1,578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7" calcext:value-type="float">
            <text:p>17</text:p>
          </table:table-cell>
          <table:table-cell table:formula="of:=[.C19]*1.2" office:value-type="float" office:value="536.164350795605" calcext:value-type="float">
            <text:p>536</text:p>
          </table:table-cell>
          <table:table-cell table:formula="of:=[.D19]*1.21" office:value-type="float" office:value="401.161758161698" calcext:value-type="float">
            <text:p>401</text:p>
          </table:table-cell>
          <table:table-cell table:formula="of:=[.E19]*1.22" office:value-type="float" office:value="313.112671116517" calcext:value-type="float">
            <text:p>313</text:p>
          </table:table-cell>
          <table:table-cell table:formula="of:=[.F19]*1.23" office:value-type="float" office:value="247.01554935121" calcext:value-type="float">
            <text:p>247</text:p>
          </table:table-cell>
          <table:table-cell table:formula="of:=[.G19]*1.24" office:value-type="float" office:value="187.455511095503" calcext:value-type="float">
            <text:p>187</text:p>
          </table:table-cell>
          <table:table-cell table:formula="of:=[.H19]*1.25" office:value-type="float" office:value="142.10854715202" calcext:value-type="float">
            <text:p>142</text:p>
          </table:table-cell>
          <table:table-cell table:formula="of:=[.I19]*1.26" office:value-type="float" office:value="80.7158301067604" calcext:value-type="float">
            <text:p>81</text:p>
          </table:table-cell>
          <table:table-cell table:formula="of:=[.J19]*1.27" office:value-type="float" office:value="0" calcext:value-type="float">
            <text:p>0</text:p>
          </table:table-cell>
          <table:table-cell table:formula="of:=SUM([.C20:.J20])" office:value-type="float" office:value="1924.77292867782" calcext:value-type="float">
            <text:p>1,925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8" calcext:value-type="float">
            <text:p>18</text:p>
          </table:table-cell>
          <table:table-cell table:formula="of:=[.C20]*1.2" office:value-type="float" office:value="643.397220954727" calcext:value-type="float">
            <text:p>643</text:p>
          </table:table-cell>
          <table:table-cell table:formula="of:=[.D20]*1.21" office:value-type="float" office:value="485.405727375655" calcext:value-type="float">
            <text:p>485</text:p>
          </table:table-cell>
          <table:table-cell table:formula="of:=[.E20]*1.22" office:value-type="float" office:value="381.997458762151" calcext:value-type="float">
            <text:p>382</text:p>
          </table:table-cell>
          <table:table-cell table:formula="of:=[.F20]*1.23" office:value-type="float" office:value="303.829125701988" calcext:value-type="float">
            <text:p>304</text:p>
          </table:table-cell>
          <table:table-cell table:formula="of:=[.G20]*1.24" office:value-type="float" office:value="232.444833758424" calcext:value-type="float">
            <text:p>232</text:p>
          </table:table-cell>
          <table:table-cell table:formula="of:=[.H20]*1.25" office:value-type="float" office:value="177.635683940025" calcext:value-type="float">
            <text:p>178</text:p>
          </table:table-cell>
          <table:table-cell table:formula="of:=[.I20]*1.26" office:value-type="float" office:value="101.701945934518" calcext:value-type="float">
            <text:p>102</text:p>
          </table:table-cell>
          <table:table-cell table:formula="of:=[.J20]*1.27" office:value-type="float" office:value="0" calcext:value-type="float">
            <text:p>0</text:p>
          </table:table-cell>
          <table:table-cell table:formula="of:=SUM([.C21:.J21])" office:value-type="float" office:value="2348.63480634509" calcext:value-type="float">
            <text:p>2,349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19" calcext:value-type="float">
            <text:p>19</text:p>
          </table:table-cell>
          <table:table-cell table:formula="of:=[.C21]*1.2" office:value-type="float" office:value="772.076665145672" calcext:value-type="float">
            <text:p>772</text:p>
          </table:table-cell>
          <table:table-cell table:formula="of:=[.D21]*1.21" office:value-type="float" office:value="587.340930124542" calcext:value-type="float">
            <text:p>587</text:p>
          </table:table-cell>
          <table:table-cell table:formula="of:=[.E21]*1.22" office:value-type="float" office:value="466.036899689824" calcext:value-type="float">
            <text:p>466</text:p>
          </table:table-cell>
          <table:table-cell table:formula="of:=[.F21]*1.23" office:value-type="float" office:value="373.709824613445" calcext:value-type="float">
            <text:p>374</text:p>
          </table:table-cell>
          <table:table-cell table:formula="of:=[.G21]*1.24" office:value-type="float" office:value="288.231593860446" calcext:value-type="float">
            <text:p>288</text:p>
          </table:table-cell>
          <table:table-cell table:formula="of:=[.H21]*1.25" office:value-type="float" office:value="222.044604925031" calcext:value-type="float">
            <text:p>222</text:p>
          </table:table-cell>
          <table:table-cell table:formula="of:=[.I21]*1.26" office:value-type="float" office:value="128.144451877493" calcext:value-type="float">
            <text:p>128</text:p>
          </table:table-cell>
          <table:table-cell table:formula="of:=[.J21]*1.27" office:value-type="float" office:value="0" calcext:value-type="float">
            <text:p>0</text:p>
          </table:table-cell>
          <table:table-cell table:formula="of:=SUM([.C22:.J22])" office:value-type="float" office:value="2866.47278818683" calcext:value-type="float">
            <text:p>2,866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20" calcext:value-type="float">
            <text:p>20</text:p>
          </table:table-cell>
          <table:table-cell table:formula="of:=[.C22]*1.2" office:value-type="float" office:value="926.491998174806" calcext:value-type="float">
            <text:p>926</text:p>
          </table:table-cell>
          <table:table-cell table:formula="of:=[.D22]*1.21" office:value-type="float" office:value="710.682525450696" calcext:value-type="float">
            <text:p>711</text:p>
          </table:table-cell>
          <table:table-cell table:formula="of:=[.E22]*1.22" office:value-type="float" office:value="568.565017621585" calcext:value-type="float">
            <text:p>569</text:p>
          </table:table-cell>
          <table:table-cell table:formula="of:=[.F22]*1.23" office:value-type="float" office:value="459.663084274538" calcext:value-type="float">
            <text:p>460</text:p>
          </table:table-cell>
          <table:table-cell table:formula="of:=[.G22]*1.24" office:value-type="float" office:value="357.407176386953" calcext:value-type="float">
            <text:p>357</text:p>
          </table:table-cell>
          <table:table-cell table:formula="of:=[.H22]*1.25" office:value-type="float" office:value="277.555756156289" calcext:value-type="float">
            <text:p>278</text:p>
          </table:table-cell>
          <table:table-cell table:formula="of:=[.I22]*1.26" office:value-type="float" office:value="161.462009365641" calcext:value-type="float">
            <text:p>161</text:p>
          </table:table-cell>
          <table:table-cell table:formula="of:=[.J22]*1.27" office:value-type="float" office:value="0" calcext:value-type="float">
            <text:p>0</text:p>
          </table:table-cell>
          <table:table-cell table:formula="of:=SUM([.C23:.J23])" office:value-type="float" office:value="3499.26850653252" calcext:value-type="float">
            <text:p>3,499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21" calcext:value-type="float">
            <text:p>21</text:p>
          </table:table-cell>
          <table:table-cell table:formula="of:=[.C23]*1.2" office:value-type="float" office:value="1111.79039780977" calcext:value-type="float">
            <text:p>1,112</text:p>
          </table:table-cell>
          <table:table-cell table:formula="of:=[.D23]*1.21" office:value-type="float" office:value="859.925855795342" calcext:value-type="float">
            <text:p>860</text:p>
          </table:table-cell>
          <table:table-cell table:formula="of:=[.E23]*1.22" office:value-type="float" office:value="693.649321498334" calcext:value-type="float">
            <text:p>694</text:p>
          </table:table-cell>
          <table:table-cell table:formula="of:=[.F23]*1.23" office:value-type="float" office:value="565.385593657682" calcext:value-type="float">
            <text:p>565</text:p>
          </table:table-cell>
          <table:table-cell table:formula="of:=[.G23]*1.24" office:value-type="float" office:value="443.184898719821" calcext:value-type="float">
            <text:p>443</text:p>
          </table:table-cell>
          <table:table-cell table:formula="of:=[.H23]*1.25" office:value-type="float" office:value="346.944695195361" calcext:value-type="float">
            <text:p>347</text:p>
          </table:table-cell>
          <table:table-cell table:formula="of:=[.I23]*1.26" office:value-type="float" office:value="203.442131800707" calcext:value-type="float">
            <text:p>203</text:p>
          </table:table-cell>
          <table:table-cell table:formula="of:=[.J23]*1.27" office:value-type="float" office:value="0" calcext:value-type="float">
            <text:p>0</text:p>
          </table:table-cell>
          <table:table-cell table:formula="of:=SUM([.C24:.J24])" office:value-type="float" office:value="4272.72146835138" calcext:value-type="float">
            <text:p>4,273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22" calcext:value-type="float">
            <text:p>22</text:p>
          </table:table-cell>
          <table:table-cell table:formula="of:=[.C24]*1.2" office:value-type="float" office:value="1334.14847737172" calcext:value-type="float">
            <text:p>1,334</text:p>
          </table:table-cell>
          <table:table-cell table:formula="of:=[.D24]*1.21" office:value-type="float" office:value="1040.51028551236" calcext:value-type="float">
            <text:p>1,041</text:p>
          </table:table-cell>
          <table:table-cell table:formula="of:=[.E24]*1.22" office:value-type="float" office:value="846.252172227967" calcext:value-type="float">
            <text:p>846</text:p>
          </table:table-cell>
          <table:table-cell table:formula="of:=[.F24]*1.23" office:value-type="float" office:value="695.424280198948" calcext:value-type="float">
            <text:p>695</text:p>
          </table:table-cell>
          <table:table-cell table:formula="of:=[.G24]*1.24" office:value-type="float" office:value="549.549274412578" calcext:value-type="float">
            <text:p>550</text:p>
          </table:table-cell>
          <table:table-cell table:formula="of:=[.H24]*1.25" office:value-type="float" office:value="433.680868994202" calcext:value-type="float">
            <text:p>434</text:p>
          </table:table-cell>
          <table:table-cell table:formula="of:=[.I24]*1.26" office:value-type="float" office:value="256.337086068891" calcext:value-type="float">
            <text:p>256</text:p>
          </table:table-cell>
          <table:table-cell table:formula="of:=[.J24]*1.27" office:value-type="float" office:value="0" calcext:value-type="float">
            <text:p>0</text:p>
          </table:table-cell>
          <table:table-cell table:formula="of:=SUM([.C25:.J25])" office:value-type="float" office:value="5218.31754212585" calcext:value-type="float">
            <text:p>5,218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23" calcext:value-type="float">
            <text:p>23</text:p>
          </table:table-cell>
          <table:table-cell table:formula="of:=[.C25]*1.2" office:value-type="float" office:value="1600.97817284606" calcext:value-type="float">
            <text:p>1,601</text:p>
          </table:table-cell>
          <table:table-cell table:formula="of:=[.D25]*1.21" office:value-type="float" office:value="1259.01744546996" calcext:value-type="float">
            <text:p>1,259</text:p>
          </table:table-cell>
          <table:table-cell table:formula="of:=[.E25]*1.22" office:value-type="float" office:value="1032.42765011812" calcext:value-type="float">
            <text:p>1,032</text:p>
          </table:table-cell>
          <table:table-cell table:formula="of:=[.F25]*1.23" office:value-type="float" office:value="855.371864644707" calcext:value-type="float">
            <text:p>855</text:p>
          </table:table-cell>
          <table:table-cell table:formula="of:=[.G25]*1.24" office:value-type="float" office:value="681.441100271597" calcext:value-type="float">
            <text:p>681</text:p>
          </table:table-cell>
          <table:table-cell table:formula="of:=[.H25]*1.25" office:value-type="float" office:value="542.101086242752" calcext:value-type="float">
            <text:p>542</text:p>
          </table:table-cell>
          <table:table-cell table:formula="of:=[.I25]*1.26" office:value-type="float" office:value="322.984728446803" calcext:value-type="float">
            <text:p>323</text:p>
          </table:table-cell>
          <table:table-cell table:formula="of:=[.J25]*1.27" office:value-type="float" office:value="0" calcext:value-type="float">
            <text:p>0</text:p>
          </table:table-cell>
          <table:table-cell table:formula="of:=SUM([.C26:.J26])" office:value-type="float" office:value="6374.64117570945" calcext:value-type="float">
            <text:p>6,375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24" calcext:value-type="float">
            <text:p>24</text:p>
          </table:table-cell>
          <table:table-cell table:formula="of:=[.C26]*1.2" office:value-type="float" office:value="1921.17380741528" calcext:value-type="float">
            <text:p>1,921</text:p>
          </table:table-cell>
          <table:table-cell table:formula="of:=[.D26]*1.21" office:value-type="float" office:value="1523.41110901865" calcext:value-type="float">
            <text:p>1,523</text:p>
          </table:table-cell>
          <table:table-cell table:formula="of:=[.E26]*1.22" office:value-type="float" office:value="1259.56173314411" calcext:value-type="float">
            <text:p>1,260</text:p>
          </table:table-cell>
          <table:table-cell table:formula="of:=[.F26]*1.23" office:value-type="float" office:value="1052.10739351299" calcext:value-type="float">
            <text:p>1,052</text:p>
          </table:table-cell>
          <table:table-cell table:formula="of:=[.G26]*1.24" office:value-type="float" office:value="844.98696433678" calcext:value-type="float">
            <text:p>845</text:p>
          </table:table-cell>
          <table:table-cell table:formula="of:=[.H26]*1.25" office:value-type="float" office:value="677.62635780344" calcext:value-type="float">
            <text:p>678</text:p>
          </table:table-cell>
          <table:table-cell table:formula="of:=[.I26]*1.26" office:value-type="float" office:value="406.960757842972" calcext:value-type="float">
            <text:p>407</text:p>
          </table:table-cell>
          <table:table-cell table:formula="of:=[.J26]*1.27" office:value-type="float" office:value="0" calcext:value-type="float">
            <text:p>0</text:p>
          </table:table-cell>
          <table:table-cell table:formula="of:=SUM([.C27:.J27])" office:value-type="float" office:value="7788.98733985559" calcext:value-type="float">
            <text:p>7,789</text:p>
          </table:table-cell>
          <table:table-cell table:number-columns-repeated="5"/>
        </table:table-row>
        <table:table-row table:style-name="ro5">
          <table:covered-table-cell/>
          <table:table-cell office:value-type="float" office:value="25" calcext:value-type="float">
            <text:p>25</text:p>
          </table:table-cell>
          <table:table-cell table:formula="of:=[.C27]*1.2" office:value-type="float" office:value="2305.40856889833" calcext:value-type="float">
            <text:p>2,305</text:p>
          </table:table-cell>
          <table:table-cell table:formula="of:=[.D27]*1.21" office:value-type="float" office:value="1843.32744191257" calcext:value-type="float">
            <text:p>1,843</text:p>
          </table:table-cell>
          <table:table-cell table:formula="of:=[.E27]*1.22" office:value-type="float" office:value="1536.66531443581" calcext:value-type="float">
            <text:p>1,537</text:p>
          </table:table-cell>
          <table:table-cell table:formula="of:=[.F27]*1.23" office:value-type="float" office:value="1294.09209402098" calcext:value-type="float">
            <text:p>1,294</text:p>
          </table:table-cell>
          <table:table-cell table:formula="of:=[.G27]*1.24" office:value-type="float" office:value="1047.78383577761" calcext:value-type="float">
            <text:p>1,048</text:p>
          </table:table-cell>
          <table:table-cell table:formula="of:=[.H27]*1.25" office:value-type="float" office:value="847.0329472543" calcext:value-type="float">
            <text:p>847</text:p>
          </table:table-cell>
          <table:table-cell table:formula="of:=[.I27]*1.26" office:value-type="float" office:value="512.770554882145" calcext:value-type="float">
            <text:p>513</text:p>
          </table:table-cell>
          <table:table-cell table:formula="of:=[.J27]*1.27" office:value-type="float" office:value="0" calcext:value-type="float">
            <text:p>0</text:p>
          </table:table-cell>
          <table:table-cell table:formula="of:=SUM([.C28:.J28])" office:value-type="float" office:value="9519.34214679192" calcext:value-type="float">
            <text:p>9,5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8:52:45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20:35:18.30</meta:creation-date>
    <dc:date>2017-07-21T22:27:04.360000000</dc:date>
    <meta:editing-duration>PT10H36M58S</meta:editing-duration>
    <meta:editing-cycles>14</meta:editing-cycles>
    <meta:generator>LibreOffice/5.3.3.2$Windows_x86 LibreOffice_project/3d9a8b4b4e538a85e0782bd6c2d430bafe583448</meta:generator>
    <meta:document-statistic meta:table-count="4" meta:cell-count="654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3.613cm" svg:height="19.209cm" xlink:href=".." xlink:type="simple" chart:class="chart:line" chart:style-name="ch1">
        <chart:title svg:x="9.474cm" svg:y="0.519cm" chart:style-name="ch2">
          <text:p>Player's Chance To Hit</text:p>
        </chart:title>
        <chart:subtitle svg:x="9.183cm" svg:y="1.657cm" chart:style-name="ch3">
          <text:p>Lines represent Enemy Agility</text:p>
        </chart:subtitle>
        <chart:legend chart:legend-position="end" svg:x="21.899cm" svg:y="3.991cm" style:legend-expansion="high" chart:style-name="ch4"/>
        <chart:plot-area chart:style-name="ch5" table:cell-range-address="'Hit Chance For Player'.B2:'Hit Chance For Player'.AA27" chart:data-source-has-labels="both" svg:x="1.431cm" svg:y="2.696cm" svg:width="19.996cm" svg:height="15.2cm">
          <chartooo:coordinate-region svg:x="2.052cm" svg:y="2.869cm" svg:width="19.002cm" svg:height="14.433cm"/>
          <chart:axis chart:dimension="x" chart:name="primary-x" chart:style-name="ch6" chartooo:axis-type="auto">
            <chartooo:date-scale/>
            <chart:title svg:x="10.485cm" svg:y="18.28cm" chart:style-name="ch7">
              <text:p>Player's Aim</text:p>
            </chart:title>
            <chart:categories table:cell-range-address="'Hit Chance For Player'.B3:'Hit Chance For Player'.B27"/>
          </chart:axis>
          <chart:axis chart:dimension="y" chart:name="primary-y" chart:style-name="ch8">
            <chart:title svg:x="0.451cm" svg:y="11.928cm" chart:style-name="ch9">
              <text:p>Percent Chance to Hit</text:p>
            </chart:title>
          </chart:axis>
          <chart:series chart:style-name="ch10" chart:values-cell-range-address="'Hit Chance For Player'.C3:'Hit Chance For Player'.C27" chart:label-cell-address="'Hit Chance For Player'.C2:'Hit Chance For Player'.C2" chart:class="chart:line">
            <chart:data-point chart:repeated="25"/>
          </chart:series>
          <chart:series chart:style-name="ch11" chart:values-cell-range-address="'Hit Chance For Player'.D3:'Hit Chance For Player'.D27" chart:label-cell-address="'Hit Chance For Player'.D2:'Hit Chance For Player'.D2" chart:class="chart:line">
            <chart:data-point chart:repeated="25"/>
          </chart:series>
          <chart:series chart:style-name="ch12" chart:values-cell-range-address="'Hit Chance For Player'.E3:'Hit Chance For Player'.E27" chart:label-cell-address="'Hit Chance For Player'.E2:'Hit Chance For Player'.E2" chart:class="chart:line">
            <chart:data-point chart:repeated="25"/>
          </chart:series>
          <chart:series chart:style-name="ch13" chart:values-cell-range-address="'Hit Chance For Player'.F3:'Hit Chance For Player'.F27" chart:label-cell-address="'Hit Chance For Player'.F2:'Hit Chance For Player'.F2" chart:class="chart:line">
            <chart:data-point chart:repeated="25"/>
          </chart:series>
          <chart:series chart:style-name="ch14" chart:values-cell-range-address="'Hit Chance For Player'.G3:'Hit Chance For Player'.G27" chart:label-cell-address="'Hit Chance For Player'.G2:'Hit Chance For Player'.G2" chart:class="chart:line">
            <chart:data-point chart:repeated="25"/>
          </chart:series>
          <chart:series chart:style-name="ch15" chart:values-cell-range-address="'Hit Chance For Player'.H3:'Hit Chance For Player'.H27" chart:label-cell-address="'Hit Chance For Player'.H2:'Hit Chance For Player'.H2" chart:class="chart:line">
            <chart:data-point chart:repeated="25"/>
          </chart:series>
          <chart:series chart:style-name="ch16" chart:values-cell-range-address="'Hit Chance For Player'.I3:'Hit Chance For Player'.I27" chart:label-cell-address="'Hit Chance For Player'.I2:'Hit Chance For Player'.I2" chart:class="chart:line">
            <chart:data-point chart:repeated="25"/>
          </chart:series>
          <chart:series chart:style-name="ch17" chart:values-cell-range-address="'Hit Chance For Player'.J3:'Hit Chance For Player'.J27" chart:label-cell-address="'Hit Chance For Player'.J2:'Hit Chance For Player'.J2" chart:class="chart:line">
            <chart:data-point chart:repeated="25"/>
          </chart:series>
          <chart:series chart:style-name="ch18" chart:values-cell-range-address="'Hit Chance For Player'.K3:'Hit Chance For Player'.K27" chart:label-cell-address="'Hit Chance For Player'.K2:'Hit Chance For Player'.K2" chart:class="chart:line">
            <chart:data-point chart:repeated="25"/>
          </chart:series>
          <chart:series chart:style-name="ch19" chart:values-cell-range-address="'Hit Chance For Player'.L3:'Hit Chance For Player'.L27" chart:label-cell-address="'Hit Chance For Player'.L2:'Hit Chance For Player'.L2" chart:class="chart:line">
            <chart:data-point chart:repeated="25"/>
          </chart:series>
          <chart:series chart:style-name="ch20" chart:values-cell-range-address="'Hit Chance For Player'.M3:'Hit Chance For Player'.M27" chart:label-cell-address="'Hit Chance For Player'.M2:'Hit Chance For Player'.M2" chart:class="chart:line">
            <chart:data-point chart:repeated="25"/>
          </chart:series>
          <chart:series chart:style-name="ch21" chart:values-cell-range-address="'Hit Chance For Player'.N3:'Hit Chance For Player'.N27" chart:label-cell-address="'Hit Chance For Player'.N2:'Hit Chance For Player'.N2" chart:class="chart:line">
            <chart:data-point chart:repeated="25"/>
          </chart:series>
          <chart:series chart:style-name="ch10" chart:values-cell-range-address="'Hit Chance For Player'.O3:'Hit Chance For Player'.O27" chart:label-cell-address="'Hit Chance For Player'.O2:'Hit Chance For Player'.O2" chart:class="chart:line">
            <chart:data-point chart:repeated="25"/>
          </chart:series>
          <chart:series chart:style-name="ch11" chart:values-cell-range-address="'Hit Chance For Player'.P3:'Hit Chance For Player'.P27" chart:label-cell-address="'Hit Chance For Player'.P2:'Hit Chance For Player'.P2" chart:class="chart:line">
            <chart:data-point chart:repeated="25"/>
          </chart:series>
          <chart:series chart:style-name="ch12" chart:values-cell-range-address="'Hit Chance For Player'.Q3:'Hit Chance For Player'.Q27" chart:label-cell-address="'Hit Chance For Player'.Q2:'Hit Chance For Player'.Q2" chart:class="chart:line">
            <chart:data-point chart:repeated="25"/>
          </chart:series>
          <chart:series chart:style-name="ch13" chart:values-cell-range-address="'Hit Chance For Player'.R3:'Hit Chance For Player'.R27" chart:label-cell-address="'Hit Chance For Player'.R2:'Hit Chance For Player'.R2" chart:class="chart:line">
            <chart:data-point chart:repeated="25"/>
          </chart:series>
          <chart:series chart:style-name="ch14" chart:values-cell-range-address="'Hit Chance For Player'.S3:'Hit Chance For Player'.S27" chart:label-cell-address="'Hit Chance For Player'.S2:'Hit Chance For Player'.S2" chart:class="chart:line">
            <chart:data-point chart:repeated="25"/>
          </chart:series>
          <chart:series chart:style-name="ch15" chart:values-cell-range-address="'Hit Chance For Player'.T3:'Hit Chance For Player'.T27" chart:label-cell-address="'Hit Chance For Player'.T2:'Hit Chance For Player'.T2" chart:class="chart:line">
            <chart:data-point chart:repeated="25"/>
          </chart:series>
          <chart:series chart:style-name="ch16" chart:values-cell-range-address="'Hit Chance For Player'.U3:'Hit Chance For Player'.U27" chart:label-cell-address="'Hit Chance For Player'.U2:'Hit Chance For Player'.U2" chart:class="chart:line">
            <chart:data-point chart:repeated="25"/>
          </chart:series>
          <chart:series chart:style-name="ch17" chart:values-cell-range-address="'Hit Chance For Player'.V3:'Hit Chance For Player'.V27" chart:label-cell-address="'Hit Chance For Player'.V2:'Hit Chance For Player'.V2" chart:class="chart:line">
            <chart:data-point chart:repeated="25"/>
          </chart:series>
          <chart:series chart:style-name="ch18" chart:values-cell-range-address="'Hit Chance For Player'.W3:'Hit Chance For Player'.W27" chart:label-cell-address="'Hit Chance For Player'.W2:'Hit Chance For Player'.W2" chart:class="chart:line">
            <chart:data-point chart:repeated="25"/>
          </chart:series>
          <chart:series chart:style-name="ch19" chart:values-cell-range-address="'Hit Chance For Player'.X3:'Hit Chance For Player'.X27" chart:label-cell-address="'Hit Chance For Player'.X2:'Hit Chance For Player'.X2" chart:class="chart:line">
            <chart:data-point chart:repeated="25"/>
          </chart:series>
          <chart:series chart:style-name="ch20" chart:values-cell-range-address="'Hit Chance For Player'.Y3:'Hit Chance For Player'.Y27" chart:label-cell-address="'Hit Chance For Player'.Y2:'Hit Chance For Player'.Y2" chart:class="chart:line">
            <chart:data-point chart:repeated="25"/>
          </chart:series>
          <chart:series chart:style-name="ch21" chart:values-cell-range-address="'Hit Chance For Player'.Z3:'Hit Chance For Player'.Z27" chart:label-cell-address="'Hit Chance For Player'.Z2:'Hit Chance For Player'.Z2" chart:class="chart:line">
            <chart:data-point chart:repeated="25"/>
          </chart:series>
          <chart:series chart:style-name="ch10" chart:values-cell-range-address="'Hit Chance For Player'.AA3:'Hit Chance For Player'.AA27" chart:label-cell-address="'Hit Chance For Player'.AA2:'Hit Chance For Player'.AA2" chart:class="chart:line">
            <chart:data-point chart:repeated="2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Hit Chance For Player'.C2:'Hit Chance For Player'.C2</svg:desc>
                </draw:g>
              </table:table-cell>
              <table:table-cell office:value-type="string">
                <text:p>2</text:p>
                <draw:g>
                  <svg:desc>'Hit Chance For Player'.D2:'Hit Chance For Player'.D2</svg:desc>
                </draw:g>
              </table:table-cell>
              <table:table-cell office:value-type="string">
                <text:p>3</text:p>
                <draw:g>
                  <svg:desc>'Hit Chance For Player'.E2:'Hit Chance For Player'.E2</svg:desc>
                </draw:g>
              </table:table-cell>
              <table:table-cell office:value-type="string">
                <text:p>4</text:p>
                <draw:g>
                  <svg:desc>'Hit Chance For Player'.F2:'Hit Chance For Player'.F2</svg:desc>
                </draw:g>
              </table:table-cell>
              <table:table-cell office:value-type="string">
                <text:p>5</text:p>
                <draw:g>
                  <svg:desc>'Hit Chance For Player'.G2:'Hit Chance For Player'.G2</svg:desc>
                </draw:g>
              </table:table-cell>
              <table:table-cell office:value-type="string">
                <text:p>6</text:p>
                <draw:g>
                  <svg:desc>'Hit Chance For Player'.H2:'Hit Chance For Player'.H2</svg:desc>
                </draw:g>
              </table:table-cell>
              <table:table-cell office:value-type="string">
                <text:p>7</text:p>
                <draw:g>
                  <svg:desc>'Hit Chance For Player'.I2:'Hit Chance For Player'.I2</svg:desc>
                </draw:g>
              </table:table-cell>
              <table:table-cell office:value-type="string">
                <text:p>8</text:p>
                <draw:g>
                  <svg:desc>'Hit Chance For Player'.J2:'Hit Chance For Player'.J2</svg:desc>
                </draw:g>
              </table:table-cell>
              <table:table-cell office:value-type="string">
                <text:p>9</text:p>
                <draw:g>
                  <svg:desc>'Hit Chance For Player'.K2:'Hit Chance For Player'.K2</svg:desc>
                </draw:g>
              </table:table-cell>
              <table:table-cell office:value-type="string">
                <text:p>10</text:p>
                <draw:g>
                  <svg:desc>'Hit Chance For Player'.L2:'Hit Chance For Player'.L2</svg:desc>
                </draw:g>
              </table:table-cell>
              <table:table-cell office:value-type="string">
                <text:p>11</text:p>
                <draw:g>
                  <svg:desc>'Hit Chance For Player'.M2:'Hit Chance For Player'.M2</svg:desc>
                </draw:g>
              </table:table-cell>
              <table:table-cell office:value-type="string">
                <text:p>12</text:p>
                <draw:g>
                  <svg:desc>'Hit Chance For Player'.N2:'Hit Chance For Player'.N2</svg:desc>
                </draw:g>
              </table:table-cell>
              <table:table-cell office:value-type="string">
                <text:p>13</text:p>
                <draw:g>
                  <svg:desc>'Hit Chance For Player'.O2:'Hit Chance For Player'.O2</svg:desc>
                </draw:g>
              </table:table-cell>
              <table:table-cell office:value-type="string">
                <text:p>14</text:p>
                <draw:g>
                  <svg:desc>'Hit Chance For Player'.P2:'Hit Chance For Player'.P2</svg:desc>
                </draw:g>
              </table:table-cell>
              <table:table-cell office:value-type="string">
                <text:p>15</text:p>
                <draw:g>
                  <svg:desc>'Hit Chance For Player'.Q2:'Hit Chance For Player'.Q2</svg:desc>
                </draw:g>
              </table:table-cell>
              <table:table-cell office:value-type="string">
                <text:p>16</text:p>
                <draw:g>
                  <svg:desc>'Hit Chance For Player'.R2:'Hit Chance For Player'.R2</svg:desc>
                </draw:g>
              </table:table-cell>
              <table:table-cell office:value-type="string">
                <text:p>17</text:p>
                <draw:g>
                  <svg:desc>'Hit Chance For Player'.S2:'Hit Chance For Player'.S2</svg:desc>
                </draw:g>
              </table:table-cell>
              <table:table-cell office:value-type="string">
                <text:p>18</text:p>
                <draw:g>
                  <svg:desc>'Hit Chance For Player'.T2:'Hit Chance For Player'.T2</svg:desc>
                </draw:g>
              </table:table-cell>
              <table:table-cell office:value-type="string">
                <text:p>19</text:p>
                <draw:g>
                  <svg:desc>'Hit Chance For Player'.U2:'Hit Chance For Player'.U2</svg:desc>
                </draw:g>
              </table:table-cell>
              <table:table-cell office:value-type="string">
                <text:p>20</text:p>
                <draw:g>
                  <svg:desc>'Hit Chance For Player'.V2:'Hit Chance For Player'.V2</svg:desc>
                </draw:g>
              </table:table-cell>
              <table:table-cell office:value-type="string">
                <text:p>21</text:p>
                <draw:g>
                  <svg:desc>'Hit Chance For Player'.W2:'Hit Chance For Player'.W2</svg:desc>
                </draw:g>
              </table:table-cell>
              <table:table-cell office:value-type="string">
                <text:p>22</text:p>
                <draw:g>
                  <svg:desc>'Hit Chance For Player'.X2:'Hit Chance For Player'.X2</svg:desc>
                </draw:g>
              </table:table-cell>
              <table:table-cell office:value-type="string">
                <text:p>23</text:p>
                <draw:g>
                  <svg:desc>'Hit Chance For Player'.Y2:'Hit Chance For Player'.Y2</svg:desc>
                </draw:g>
              </table:table-cell>
              <table:table-cell office:value-type="string">
                <text:p>24</text:p>
                <draw:g>
                  <svg:desc>'Hit Chance For Player'.Z2:'Hit Chance For Player'.Z2</svg:desc>
                </draw:g>
              </table:table-cell>
              <table:table-cell office:value-type="string">
                <text:p>25</text:p>
                <draw:g>
                  <svg:desc>'Hit Chance For Player'.AA2:'Hit Chance For Player'.A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it Chance For Player'.B3:'Hit Chance For Player'.B27</svg:desc>
                </draw:g>
              </table:table-cell>
              <table:table-cell office:value-type="float" office:value="50">
                <text:p>50</text:p>
                <draw:g>
                  <svg:desc>'Hit Chance For Player'.C3:'Hit Chance For Player'.C27</svg:desc>
                </draw:g>
              </table:table-cell>
              <table:table-cell office:value-type="float" office:value="40">
                <text:p>40</text:p>
                <draw:g>
                  <svg:desc>'Hit Chance For Player'.D3:'Hit Chance For Player'.D27</svg:desc>
                </draw:g>
              </table:table-cell>
              <table:table-cell office:value-type="float" office:value="28">
                <text:p>28</text:p>
                <draw:g>
                  <svg:desc>'Hit Chance For Player'.E3:'Hit Chance For Player'.E27</svg:desc>
                </draw:g>
              </table:table-cell>
              <table:table-cell office:value-type="float" office:value="16">
                <text:p>16</text:p>
                <draw:g>
                  <svg:desc>'Hit Chance For Player'.F3:'Hit Chance For Player'.F27</svg:desc>
                </draw:g>
              </table:table-cell>
              <table:table-cell office:value-type="float" office:value="6">
                <text:p>6</text:p>
                <draw:g>
                  <svg:desc>'Hit Chance For Player'.G3:'Hit Chance For Player'.G27</svg:desc>
                </draw:g>
              </table:table-cell>
              <table:table-cell office:value-type="float" office:value="2">
                <text:p>2</text:p>
                <draw:g>
                  <svg:desc>'Hit Chance For Player'.H3:'Hit Chance For Player'.H27</svg:desc>
                </draw:g>
              </table:table-cell>
              <table:table-cell office:value-type="float" office:value="1">
                <text:p>1</text:p>
                <draw:g>
                  <svg:desc>'Hit Chance For Player'.I3:'Hit Chance For Player'.I27</svg:desc>
                </draw:g>
              </table:table-cell>
              <table:table-cell office:value-type="float" office:value="1">
                <text:p>1</text:p>
                <draw:g>
                  <svg:desc>'Hit Chance For Player'.J3:'Hit Chance For Player'.J27</svg:desc>
                </draw:g>
              </table:table-cell>
              <table:table-cell office:value-type="float" office:value="1">
                <text:p>1</text:p>
                <draw:g>
                  <svg:desc>'Hit Chance For Player'.K3:'Hit Chance For Player'.K27</svg:desc>
                </draw:g>
              </table:table-cell>
              <table:table-cell office:value-type="float" office:value="1">
                <text:p>1</text:p>
                <draw:g>
                  <svg:desc>'Hit Chance For Player'.L3:'Hit Chance For Player'.L27</svg:desc>
                </draw:g>
              </table:table-cell>
              <table:table-cell office:value-type="float" office:value="1">
                <text:p>1</text:p>
                <draw:g>
                  <svg:desc>'Hit Chance For Player'.M3:'Hit Chance For Player'.M27</svg:desc>
                </draw:g>
              </table:table-cell>
              <table:table-cell office:value-type="float" office:value="1">
                <text:p>1</text:p>
                <draw:g>
                  <svg:desc>'Hit Chance For Player'.N3:'Hit Chance For Player'.N27</svg:desc>
                </draw:g>
              </table:table-cell>
              <table:table-cell office:value-type="float" office:value="1">
                <text:p>1</text:p>
                <draw:g>
                  <svg:desc>'Hit Chance For Player'.O3:'Hit Chance For Player'.O27</svg:desc>
                </draw:g>
              </table:table-cell>
              <table:table-cell office:value-type="float" office:value="1">
                <text:p>1</text:p>
                <draw:g>
                  <svg:desc>'Hit Chance For Player'.P3:'Hit Chance For Player'.P27</svg:desc>
                </draw:g>
              </table:table-cell>
              <table:table-cell office:value-type="float" office:value="1">
                <text:p>1</text:p>
                <draw:g>
                  <svg:desc>'Hit Chance For Player'.Q3:'Hit Chance For Player'.Q27</svg:desc>
                </draw:g>
              </table:table-cell>
              <table:table-cell office:value-type="float" office:value="1">
                <text:p>1</text:p>
                <draw:g>
                  <svg:desc>'Hit Chance For Player'.R3:'Hit Chance For Player'.R27</svg:desc>
                </draw:g>
              </table:table-cell>
              <table:table-cell office:value-type="float" office:value="1">
                <text:p>1</text:p>
                <draw:g>
                  <svg:desc>'Hit Chance For Player'.S3:'Hit Chance For Player'.S27</svg:desc>
                </draw:g>
              </table:table-cell>
              <table:table-cell office:value-type="float" office:value="1">
                <text:p>1</text:p>
                <draw:g>
                  <svg:desc>'Hit Chance For Player'.T3:'Hit Chance For Player'.T27</svg:desc>
                </draw:g>
              </table:table-cell>
              <table:table-cell office:value-type="float" office:value="1">
                <text:p>1</text:p>
                <draw:g>
                  <svg:desc>'Hit Chance For Player'.U3:'Hit Chance For Player'.U27</svg:desc>
                </draw:g>
              </table:table-cell>
              <table:table-cell office:value-type="float" office:value="1">
                <text:p>1</text:p>
                <draw:g>
                  <svg:desc>'Hit Chance For Player'.V3:'Hit Chance For Player'.V27</svg:desc>
                </draw:g>
              </table:table-cell>
              <table:table-cell office:value-type="float" office:value="1">
                <text:p>1</text:p>
                <draw:g>
                  <svg:desc>'Hit Chance For Player'.W3:'Hit Chance For Player'.W27</svg:desc>
                </draw:g>
              </table:table-cell>
              <table:table-cell office:value-type="float" office:value="1">
                <text:p>1</text:p>
                <draw:g>
                  <svg:desc>'Hit Chance For Player'.X3:'Hit Chance For Player'.X27</svg:desc>
                </draw:g>
              </table:table-cell>
              <table:table-cell office:value-type="float" office:value="1">
                <text:p>1</text:p>
                <draw:g>
                  <svg:desc>'Hit Chance For Player'.Y3:'Hit Chance For Player'.Y27</svg:desc>
                </draw:g>
              </table:table-cell>
              <table:table-cell office:value-type="float" office:value="1">
                <text:p>1</text:p>
                <draw:g>
                  <svg:desc>'Hit Chance For Player'.Z3:'Hit Chance For Player'.Z27</svg:desc>
                </draw:g>
              </table:table-cell>
              <table:table-cell office:value-type="float" office:value="1">
                <text:p>1</text:p>
                <draw:g>
                  <svg:desc>'Hit Chance For Player'.AA3:'Hit Chance For Player'.AA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inor-inner="false" chart:tick-marks-minor-outer="true" chart:logarithmic="false" chart:minimum="0" chart:maximum="100" chart:interval-major="1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613cm" svg:height="19.209cm" xlink:href=".." xlink:type="simple" chart:class="chart:radar" chart:style-name="ch1">
        <chart:title svg:x="9.474cm" svg:y="0.519cm" chart:style-name="ch2">
          <text:p>Player's Chance To Hit</text:p>
        </chart:title>
        <chart:subtitle svg:x="10.532cm" svg:y="1.657cm" chart:style-name="ch3">
          <text:p>Aim vs. Agility</text:p>
        </chart:subtitle>
        <chart:legend chart:legend-position="end" svg:x="21.899cm" svg:y="3.991cm" style:legend-expansion="high" chart:style-name="ch4"/>
        <chart:plot-area chart:style-name="ch5" table:cell-range-address="'Hit Chance For Player'.B2:'Hit Chance For Player'.AA27" chart:data-source-has-labels="both" svg:x="0.472cm" svg:y="2.696cm" svg:width="20.955cm" svg:height="16.129cm">
          <chartooo:coordinate-region svg:x="4.181cm" svg:y="4.116cm" svg:width="13.351cm" svg:height="13.351cm"/>
          <chart:axis chart:dimension="x" chart:name="primary-x" chart:style-name="ch6" chartooo:axis-type="auto">
            <chartooo:date-scale/>
            <chart:categories table:cell-range-address="'Hit Chance For Player'.B3:'Hit Chance For Player'.B27"/>
          </chart:axis>
          <chart:axis chart:dimension="y" chart:name="primary-y" chart:style-name="ch7"/>
          <chart:series chart:style-name="ch8" chart:values-cell-range-address="'Hit Chance For Player'.C3:'Hit Chance For Player'.C27" chart:label-cell-address="'Hit Chance For Player'.C2:'Hit Chance For Player'.C2" chart:class="chart:radar">
            <chart:data-point chart:repeated="25"/>
          </chart:series>
          <chart:series chart:style-name="ch9" chart:values-cell-range-address="'Hit Chance For Player'.D3:'Hit Chance For Player'.D27" chart:label-cell-address="'Hit Chance For Player'.D2:'Hit Chance For Player'.D2" chart:class="chart:radar">
            <chart:data-point chart:repeated="25"/>
          </chart:series>
          <chart:series chart:style-name="ch10" chart:values-cell-range-address="'Hit Chance For Player'.E3:'Hit Chance For Player'.E27" chart:label-cell-address="'Hit Chance For Player'.E2:'Hit Chance For Player'.E2" chart:class="chart:radar">
            <chart:data-point chart:repeated="25"/>
          </chart:series>
          <chart:series chart:style-name="ch11" chart:values-cell-range-address="'Hit Chance For Player'.F3:'Hit Chance For Player'.F27" chart:label-cell-address="'Hit Chance For Player'.F2:'Hit Chance For Player'.F2" chart:class="chart:radar">
            <chart:data-point chart:repeated="25"/>
          </chart:series>
          <chart:series chart:style-name="ch12" chart:values-cell-range-address="'Hit Chance For Player'.G3:'Hit Chance For Player'.G27" chart:label-cell-address="'Hit Chance For Player'.G2:'Hit Chance For Player'.G2" chart:class="chart:radar">
            <chart:data-point chart:repeated="25"/>
          </chart:series>
          <chart:series chart:style-name="ch13" chart:values-cell-range-address="'Hit Chance For Player'.H3:'Hit Chance For Player'.H27" chart:label-cell-address="'Hit Chance For Player'.H2:'Hit Chance For Player'.H2" chart:class="chart:radar">
            <chart:data-point chart:repeated="25"/>
          </chart:series>
          <chart:series chart:style-name="ch14" chart:values-cell-range-address="'Hit Chance For Player'.I3:'Hit Chance For Player'.I27" chart:label-cell-address="'Hit Chance For Player'.I2:'Hit Chance For Player'.I2" chart:class="chart:radar">
            <chart:data-point chart:repeated="25"/>
          </chart:series>
          <chart:series chart:style-name="ch15" chart:values-cell-range-address="'Hit Chance For Player'.J3:'Hit Chance For Player'.J27" chart:label-cell-address="'Hit Chance For Player'.J2:'Hit Chance For Player'.J2" chart:class="chart:radar">
            <chart:data-point chart:repeated="25"/>
          </chart:series>
          <chart:series chart:style-name="ch16" chart:values-cell-range-address="'Hit Chance For Player'.K3:'Hit Chance For Player'.K27" chart:label-cell-address="'Hit Chance For Player'.K2:'Hit Chance For Player'.K2" chart:class="chart:radar">
            <chart:data-point chart:repeated="25"/>
          </chart:series>
          <chart:series chart:style-name="ch17" chart:values-cell-range-address="'Hit Chance For Player'.L3:'Hit Chance For Player'.L27" chart:label-cell-address="'Hit Chance For Player'.L2:'Hit Chance For Player'.L2" chart:class="chart:radar">
            <chart:data-point chart:repeated="25"/>
          </chart:series>
          <chart:series chart:style-name="ch18" chart:values-cell-range-address="'Hit Chance For Player'.M3:'Hit Chance For Player'.M27" chart:label-cell-address="'Hit Chance For Player'.M2:'Hit Chance For Player'.M2" chart:class="chart:radar">
            <chart:data-point chart:repeated="25"/>
          </chart:series>
          <chart:series chart:style-name="ch19" chart:values-cell-range-address="'Hit Chance For Player'.N3:'Hit Chance For Player'.N27" chart:label-cell-address="'Hit Chance For Player'.N2:'Hit Chance For Player'.N2" chart:class="chart:radar">
            <chart:data-point chart:repeated="25"/>
          </chart:series>
          <chart:series chart:style-name="ch8" chart:values-cell-range-address="'Hit Chance For Player'.O3:'Hit Chance For Player'.O27" chart:label-cell-address="'Hit Chance For Player'.O2:'Hit Chance For Player'.O2" chart:class="chart:radar">
            <chart:data-point chart:repeated="25"/>
          </chart:series>
          <chart:series chart:style-name="ch9" chart:values-cell-range-address="'Hit Chance For Player'.P3:'Hit Chance For Player'.P27" chart:label-cell-address="'Hit Chance For Player'.P2:'Hit Chance For Player'.P2" chart:class="chart:radar">
            <chart:data-point chart:repeated="25"/>
          </chart:series>
          <chart:series chart:style-name="ch10" chart:values-cell-range-address="'Hit Chance For Player'.Q3:'Hit Chance For Player'.Q27" chart:label-cell-address="'Hit Chance For Player'.Q2:'Hit Chance For Player'.Q2" chart:class="chart:radar">
            <chart:data-point chart:repeated="25"/>
          </chart:series>
          <chart:series chart:style-name="ch11" chart:values-cell-range-address="'Hit Chance For Player'.R3:'Hit Chance For Player'.R27" chart:label-cell-address="'Hit Chance For Player'.R2:'Hit Chance For Player'.R2" chart:class="chart:radar">
            <chart:data-point chart:repeated="25"/>
          </chart:series>
          <chart:series chart:style-name="ch12" chart:values-cell-range-address="'Hit Chance For Player'.S3:'Hit Chance For Player'.S27" chart:label-cell-address="'Hit Chance For Player'.S2:'Hit Chance For Player'.S2" chart:class="chart:radar">
            <chart:data-point chart:repeated="25"/>
          </chart:series>
          <chart:series chart:style-name="ch13" chart:values-cell-range-address="'Hit Chance For Player'.T3:'Hit Chance For Player'.T27" chart:label-cell-address="'Hit Chance For Player'.T2:'Hit Chance For Player'.T2" chart:class="chart:radar">
            <chart:data-point chart:repeated="25"/>
          </chart:series>
          <chart:series chart:style-name="ch14" chart:values-cell-range-address="'Hit Chance For Player'.U3:'Hit Chance For Player'.U27" chart:label-cell-address="'Hit Chance For Player'.U2:'Hit Chance For Player'.U2" chart:class="chart:radar">
            <chart:data-point chart:repeated="25"/>
          </chart:series>
          <chart:series chart:style-name="ch15" chart:values-cell-range-address="'Hit Chance For Player'.V3:'Hit Chance For Player'.V27" chart:label-cell-address="'Hit Chance For Player'.V2:'Hit Chance For Player'.V2" chart:class="chart:radar">
            <chart:data-point chart:repeated="25"/>
          </chart:series>
          <chart:series chart:style-name="ch16" chart:values-cell-range-address="'Hit Chance For Player'.W3:'Hit Chance For Player'.W27" chart:label-cell-address="'Hit Chance For Player'.W2:'Hit Chance For Player'.W2" chart:class="chart:radar">
            <chart:data-point chart:repeated="25"/>
          </chart:series>
          <chart:series chart:style-name="ch17" chart:values-cell-range-address="'Hit Chance For Player'.X3:'Hit Chance For Player'.X27" chart:label-cell-address="'Hit Chance For Player'.X2:'Hit Chance For Player'.X2" chart:class="chart:radar">
            <chart:data-point chart:repeated="25"/>
          </chart:series>
          <chart:series chart:style-name="ch18" chart:values-cell-range-address="'Hit Chance For Player'.Y3:'Hit Chance For Player'.Y27" chart:label-cell-address="'Hit Chance For Player'.Y2:'Hit Chance For Player'.Y2" chart:class="chart:radar">
            <chart:data-point chart:repeated="25"/>
          </chart:series>
          <chart:series chart:style-name="ch19" chart:values-cell-range-address="'Hit Chance For Player'.Z3:'Hit Chance For Player'.Z27" chart:label-cell-address="'Hit Chance For Player'.Z2:'Hit Chance For Player'.Z2" chart:class="chart:radar">
            <chart:data-point chart:repeated="25"/>
          </chart:series>
          <chart:series chart:style-name="ch8" chart:values-cell-range-address="'Hit Chance For Player'.AA3:'Hit Chance For Player'.AA27" chart:label-cell-address="'Hit Chance For Player'.AA2:'Hit Chance For Player'.AA2" chart:class="chart:radar">
            <chart:data-point chart:repeated="2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Hit Chance For Player'.C2:'Hit Chance For Player'.C2</svg:desc>
                </draw:g>
              </table:table-cell>
              <table:table-cell office:value-type="string">
                <text:p>2</text:p>
                <draw:g>
                  <svg:desc>'Hit Chance For Player'.D2:'Hit Chance For Player'.D2</svg:desc>
                </draw:g>
              </table:table-cell>
              <table:table-cell office:value-type="string">
                <text:p>3</text:p>
                <draw:g>
                  <svg:desc>'Hit Chance For Player'.E2:'Hit Chance For Player'.E2</svg:desc>
                </draw:g>
              </table:table-cell>
              <table:table-cell office:value-type="string">
                <text:p>4</text:p>
                <draw:g>
                  <svg:desc>'Hit Chance For Player'.F2:'Hit Chance For Player'.F2</svg:desc>
                </draw:g>
              </table:table-cell>
              <table:table-cell office:value-type="string">
                <text:p>5</text:p>
                <draw:g>
                  <svg:desc>'Hit Chance For Player'.G2:'Hit Chance For Player'.G2</svg:desc>
                </draw:g>
              </table:table-cell>
              <table:table-cell office:value-type="string">
                <text:p>6</text:p>
                <draw:g>
                  <svg:desc>'Hit Chance For Player'.H2:'Hit Chance For Player'.H2</svg:desc>
                </draw:g>
              </table:table-cell>
              <table:table-cell office:value-type="string">
                <text:p>7</text:p>
                <draw:g>
                  <svg:desc>'Hit Chance For Player'.I2:'Hit Chance For Player'.I2</svg:desc>
                </draw:g>
              </table:table-cell>
              <table:table-cell office:value-type="string">
                <text:p>8</text:p>
                <draw:g>
                  <svg:desc>'Hit Chance For Player'.J2:'Hit Chance For Player'.J2</svg:desc>
                </draw:g>
              </table:table-cell>
              <table:table-cell office:value-type="string">
                <text:p>9</text:p>
                <draw:g>
                  <svg:desc>'Hit Chance For Player'.K2:'Hit Chance For Player'.K2</svg:desc>
                </draw:g>
              </table:table-cell>
              <table:table-cell office:value-type="string">
                <text:p>10</text:p>
                <draw:g>
                  <svg:desc>'Hit Chance For Player'.L2:'Hit Chance For Player'.L2</svg:desc>
                </draw:g>
              </table:table-cell>
              <table:table-cell office:value-type="string">
                <text:p>11</text:p>
                <draw:g>
                  <svg:desc>'Hit Chance For Player'.M2:'Hit Chance For Player'.M2</svg:desc>
                </draw:g>
              </table:table-cell>
              <table:table-cell office:value-type="string">
                <text:p>12</text:p>
                <draw:g>
                  <svg:desc>'Hit Chance For Player'.N2:'Hit Chance For Player'.N2</svg:desc>
                </draw:g>
              </table:table-cell>
              <table:table-cell office:value-type="string">
                <text:p>13</text:p>
                <draw:g>
                  <svg:desc>'Hit Chance For Player'.O2:'Hit Chance For Player'.O2</svg:desc>
                </draw:g>
              </table:table-cell>
              <table:table-cell office:value-type="string">
                <text:p>14</text:p>
                <draw:g>
                  <svg:desc>'Hit Chance For Player'.P2:'Hit Chance For Player'.P2</svg:desc>
                </draw:g>
              </table:table-cell>
              <table:table-cell office:value-type="string">
                <text:p>15</text:p>
                <draw:g>
                  <svg:desc>'Hit Chance For Player'.Q2:'Hit Chance For Player'.Q2</svg:desc>
                </draw:g>
              </table:table-cell>
              <table:table-cell office:value-type="string">
                <text:p>16</text:p>
                <draw:g>
                  <svg:desc>'Hit Chance For Player'.R2:'Hit Chance For Player'.R2</svg:desc>
                </draw:g>
              </table:table-cell>
              <table:table-cell office:value-type="string">
                <text:p>17</text:p>
                <draw:g>
                  <svg:desc>'Hit Chance For Player'.S2:'Hit Chance For Player'.S2</svg:desc>
                </draw:g>
              </table:table-cell>
              <table:table-cell office:value-type="string">
                <text:p>18</text:p>
                <draw:g>
                  <svg:desc>'Hit Chance For Player'.T2:'Hit Chance For Player'.T2</svg:desc>
                </draw:g>
              </table:table-cell>
              <table:table-cell office:value-type="string">
                <text:p>19</text:p>
                <draw:g>
                  <svg:desc>'Hit Chance For Player'.U2:'Hit Chance For Player'.U2</svg:desc>
                </draw:g>
              </table:table-cell>
              <table:table-cell office:value-type="string">
                <text:p>20</text:p>
                <draw:g>
                  <svg:desc>'Hit Chance For Player'.V2:'Hit Chance For Player'.V2</svg:desc>
                </draw:g>
              </table:table-cell>
              <table:table-cell office:value-type="string">
                <text:p>21</text:p>
                <draw:g>
                  <svg:desc>'Hit Chance For Player'.W2:'Hit Chance For Player'.W2</svg:desc>
                </draw:g>
              </table:table-cell>
              <table:table-cell office:value-type="string">
                <text:p>22</text:p>
                <draw:g>
                  <svg:desc>'Hit Chance For Player'.X2:'Hit Chance For Player'.X2</svg:desc>
                </draw:g>
              </table:table-cell>
              <table:table-cell office:value-type="string">
                <text:p>23</text:p>
                <draw:g>
                  <svg:desc>'Hit Chance For Player'.Y2:'Hit Chance For Player'.Y2</svg:desc>
                </draw:g>
              </table:table-cell>
              <table:table-cell office:value-type="string">
                <text:p>24</text:p>
                <draw:g>
                  <svg:desc>'Hit Chance For Player'.Z2:'Hit Chance For Player'.Z2</svg:desc>
                </draw:g>
              </table:table-cell>
              <table:table-cell office:value-type="string">
                <text:p>25</text:p>
                <draw:g>
                  <svg:desc>'Hit Chance For Player'.AA2:'Hit Chance For Player'.A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it Chance For Player'.B3:'Hit Chance For Player'.B27</svg:desc>
                </draw:g>
              </table:table-cell>
              <table:table-cell office:value-type="float" office:value="50">
                <text:p>50</text:p>
                <draw:g>
                  <svg:desc>'Hit Chance For Player'.C3:'Hit Chance For Player'.C27</svg:desc>
                </draw:g>
              </table:table-cell>
              <table:table-cell office:value-type="float" office:value="40">
                <text:p>40</text:p>
                <draw:g>
                  <svg:desc>'Hit Chance For Player'.D3:'Hit Chance For Player'.D27</svg:desc>
                </draw:g>
              </table:table-cell>
              <table:table-cell office:value-type="float" office:value="28">
                <text:p>28</text:p>
                <draw:g>
                  <svg:desc>'Hit Chance For Player'.E3:'Hit Chance For Player'.E27</svg:desc>
                </draw:g>
              </table:table-cell>
              <table:table-cell office:value-type="float" office:value="16">
                <text:p>16</text:p>
                <draw:g>
                  <svg:desc>'Hit Chance For Player'.F3:'Hit Chance For Player'.F27</svg:desc>
                </draw:g>
              </table:table-cell>
              <table:table-cell office:value-type="float" office:value="6">
                <text:p>6</text:p>
                <draw:g>
                  <svg:desc>'Hit Chance For Player'.G3:'Hit Chance For Player'.G27</svg:desc>
                </draw:g>
              </table:table-cell>
              <table:table-cell office:value-type="float" office:value="2">
                <text:p>2</text:p>
                <draw:g>
                  <svg:desc>'Hit Chance For Player'.H3:'Hit Chance For Player'.H27</svg:desc>
                </draw:g>
              </table:table-cell>
              <table:table-cell office:value-type="float" office:value="1">
                <text:p>1</text:p>
                <draw:g>
                  <svg:desc>'Hit Chance For Player'.I3:'Hit Chance For Player'.I27</svg:desc>
                </draw:g>
              </table:table-cell>
              <table:table-cell office:value-type="float" office:value="1">
                <text:p>1</text:p>
                <draw:g>
                  <svg:desc>'Hit Chance For Player'.J3:'Hit Chance For Player'.J27</svg:desc>
                </draw:g>
              </table:table-cell>
              <table:table-cell office:value-type="float" office:value="1">
                <text:p>1</text:p>
                <draw:g>
                  <svg:desc>'Hit Chance For Player'.K3:'Hit Chance For Player'.K27</svg:desc>
                </draw:g>
              </table:table-cell>
              <table:table-cell office:value-type="float" office:value="1">
                <text:p>1</text:p>
                <draw:g>
                  <svg:desc>'Hit Chance For Player'.L3:'Hit Chance For Player'.L27</svg:desc>
                </draw:g>
              </table:table-cell>
              <table:table-cell office:value-type="float" office:value="1">
                <text:p>1</text:p>
                <draw:g>
                  <svg:desc>'Hit Chance For Player'.M3:'Hit Chance For Player'.M27</svg:desc>
                </draw:g>
              </table:table-cell>
              <table:table-cell office:value-type="float" office:value="1">
                <text:p>1</text:p>
                <draw:g>
                  <svg:desc>'Hit Chance For Player'.N3:'Hit Chance For Player'.N27</svg:desc>
                </draw:g>
              </table:table-cell>
              <table:table-cell office:value-type="float" office:value="1">
                <text:p>1</text:p>
                <draw:g>
                  <svg:desc>'Hit Chance For Player'.O3:'Hit Chance For Player'.O27</svg:desc>
                </draw:g>
              </table:table-cell>
              <table:table-cell office:value-type="float" office:value="1">
                <text:p>1</text:p>
                <draw:g>
                  <svg:desc>'Hit Chance For Player'.P3:'Hit Chance For Player'.P27</svg:desc>
                </draw:g>
              </table:table-cell>
              <table:table-cell office:value-type="float" office:value="1">
                <text:p>1</text:p>
                <draw:g>
                  <svg:desc>'Hit Chance For Player'.Q3:'Hit Chance For Player'.Q27</svg:desc>
                </draw:g>
              </table:table-cell>
              <table:table-cell office:value-type="float" office:value="1">
                <text:p>1</text:p>
                <draw:g>
                  <svg:desc>'Hit Chance For Player'.R3:'Hit Chance For Player'.R27</svg:desc>
                </draw:g>
              </table:table-cell>
              <table:table-cell office:value-type="float" office:value="1">
                <text:p>1</text:p>
                <draw:g>
                  <svg:desc>'Hit Chance For Player'.S3:'Hit Chance For Player'.S27</svg:desc>
                </draw:g>
              </table:table-cell>
              <table:table-cell office:value-type="float" office:value="1">
                <text:p>1</text:p>
                <draw:g>
                  <svg:desc>'Hit Chance For Player'.T3:'Hit Chance For Player'.T27</svg:desc>
                </draw:g>
              </table:table-cell>
              <table:table-cell office:value-type="float" office:value="1">
                <text:p>1</text:p>
                <draw:g>
                  <svg:desc>'Hit Chance For Player'.U3:'Hit Chance For Player'.U27</svg:desc>
                </draw:g>
              </table:table-cell>
              <table:table-cell office:value-type="float" office:value="1">
                <text:p>1</text:p>
                <draw:g>
                  <svg:desc>'Hit Chance For Player'.V3:'Hit Chance For Player'.V27</svg:desc>
                </draw:g>
              </table:table-cell>
              <table:table-cell office:value-type="float" office:value="1">
                <text:p>1</text:p>
                <draw:g>
                  <svg:desc>'Hit Chance For Player'.W3:'Hit Chance For Player'.W27</svg:desc>
                </draw:g>
              </table:table-cell>
              <table:table-cell office:value-type="float" office:value="1">
                <text:p>1</text:p>
                <draw:g>
                  <svg:desc>'Hit Chance For Player'.X3:'Hit Chance For Player'.X27</svg:desc>
                </draw:g>
              </table:table-cell>
              <table:table-cell office:value-type="float" office:value="1">
                <text:p>1</text:p>
                <draw:g>
                  <svg:desc>'Hit Chance For Player'.Y3:'Hit Chance For Player'.Y27</svg:desc>
                </draw:g>
              </table:table-cell>
              <table:table-cell office:value-type="float" office:value="1">
                <text:p>1</text:p>
                <draw:g>
                  <svg:desc>'Hit Chance For Player'.Z3:'Hit Chance For Player'.Z27</svg:desc>
                </draw:g>
              </table:table-cell>
              <table:table-cell office:value-type="float" office:value="1">
                <text:p>1</text:p>
                <draw:g>
                  <svg:desc>'Hit Chance For Player'.AA3:'Hit Chance For Player'.AA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true" text:line-break="false" loext:try-staggering-first="tru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0" chart:maximum="100" chart:interval-major="1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0084d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4b1f6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aec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613cm" svg:height="19.209cm" xlink:href=".." xlink:type="simple" chart:class="chart:filled-radar" chart:column-mapping="24 23 22 21 20 19 18 17 16 15 14 13 12 11 10 9 8 7 6 5 4 3 2 1 0" chart:style-name="ch1">
        <chart:title svg:x="9.474cm" svg:y="0.519cm" chart:style-name="ch2">
          <text:p>Player's Chance To Hit</text:p>
        </chart:title>
        <chart:plot-area chart:style-name="ch3" table:cell-range-address="'Hit Chance For Player'.B2:'Hit Chance For Player'.AA27" chart:data-source-has-labels="both" svg:x="0.472cm" svg:y="1.656cm" svg:width="22.669cm" svg:height="17.169cm">
          <chartooo:coordinate-region svg:x="3.308cm" svg:y="1.829cm" svg:width="16.996cm" svg:height="16.996cm"/>
          <chart:axis chart:dimension="x" chart:name="primary-x" chart:style-name="ch4" chartooo:axis-type="auto">
            <chartooo:date-scale/>
            <chart:categories table:cell-range-address="'Hit Chance For Player'.B3:'Hit Chance For Player'.B27"/>
          </chart:axis>
          <chart:axis chart:dimension="y" chart:name="primary-y" chart:style-name="ch5"/>
          <chart:series chart:style-name="ch6" chart:values-cell-range-address="'Hit Chance For Player'.AA3:'Hit Chance For Player'.AA27" chart:label-cell-address="'Hit Chance For Player'.AA2:'Hit Chance For Player'.AA2" chart:class="chart:filled-radar">
            <chart:data-point chart:repeated="25"/>
          </chart:series>
          <chart:series chart:style-name="ch7" chart:values-cell-range-address="'Hit Chance For Player'.Z3:'Hit Chance For Player'.Z27" chart:label-cell-address="'Hit Chance For Player'.Z2:'Hit Chance For Player'.Z2" chart:class="chart:filled-radar">
            <chart:data-point chart:repeated="25"/>
          </chart:series>
          <chart:series chart:style-name="ch8" chart:values-cell-range-address="'Hit Chance For Player'.Y3:'Hit Chance For Player'.Y27" chart:label-cell-address="'Hit Chance For Player'.Y2:'Hit Chance For Player'.Y2" chart:class="chart:filled-radar">
            <chart:data-point chart:repeated="25"/>
          </chart:series>
          <chart:series chart:style-name="ch9" chart:values-cell-range-address="'Hit Chance For Player'.X3:'Hit Chance For Player'.X27" chart:label-cell-address="'Hit Chance For Player'.X2:'Hit Chance For Player'.X2" chart:class="chart:filled-radar">
            <chart:data-point chart:repeated="25"/>
          </chart:series>
          <chart:series chart:style-name="ch10" chart:values-cell-range-address="'Hit Chance For Player'.W3:'Hit Chance For Player'.W27" chart:label-cell-address="'Hit Chance For Player'.W2:'Hit Chance For Player'.W2" chart:class="chart:filled-radar">
            <chart:data-point chart:repeated="25"/>
          </chart:series>
          <chart:series chart:style-name="ch11" chart:values-cell-range-address="'Hit Chance For Player'.V3:'Hit Chance For Player'.V27" chart:label-cell-address="'Hit Chance For Player'.V2:'Hit Chance For Player'.V2" chart:class="chart:filled-radar">
            <chart:data-point chart:repeated="25"/>
          </chart:series>
          <chart:series chart:style-name="ch12" chart:values-cell-range-address="'Hit Chance For Player'.U3:'Hit Chance For Player'.U27" chart:label-cell-address="'Hit Chance For Player'.U2:'Hit Chance For Player'.U2" chart:class="chart:filled-radar">
            <chart:data-point chart:repeated="25"/>
          </chart:series>
          <chart:series chart:style-name="ch13" chart:values-cell-range-address="'Hit Chance For Player'.T3:'Hit Chance For Player'.T27" chart:label-cell-address="'Hit Chance For Player'.T2:'Hit Chance For Player'.T2" chart:class="chart:filled-radar">
            <chart:data-point chart:repeated="25"/>
          </chart:series>
          <chart:series chart:style-name="ch14" chart:values-cell-range-address="'Hit Chance For Player'.S3:'Hit Chance For Player'.S27" chart:label-cell-address="'Hit Chance For Player'.S2:'Hit Chance For Player'.S2" chart:class="chart:filled-radar">
            <chart:data-point chart:repeated="25"/>
          </chart:series>
          <chart:series chart:style-name="ch15" chart:values-cell-range-address="'Hit Chance For Player'.R3:'Hit Chance For Player'.R27" chart:label-cell-address="'Hit Chance For Player'.R2:'Hit Chance For Player'.R2" chart:class="chart:filled-radar">
            <chart:data-point chart:repeated="25"/>
          </chart:series>
          <chart:series chart:style-name="ch16" chart:values-cell-range-address="'Hit Chance For Player'.Q3:'Hit Chance For Player'.Q27" chart:label-cell-address="'Hit Chance For Player'.Q2:'Hit Chance For Player'.Q2" chart:class="chart:filled-radar">
            <chart:data-point chart:repeated="25"/>
          </chart:series>
          <chart:series chart:style-name="ch17" chart:values-cell-range-address="'Hit Chance For Player'.P3:'Hit Chance For Player'.P27" chart:label-cell-address="'Hit Chance For Player'.P2:'Hit Chance For Player'.P2" chart:class="chart:filled-radar">
            <chart:data-point chart:repeated="25"/>
          </chart:series>
          <chart:series chart:style-name="ch6" chart:values-cell-range-address="'Hit Chance For Player'.O3:'Hit Chance For Player'.O27" chart:label-cell-address="'Hit Chance For Player'.O2:'Hit Chance For Player'.O2" chart:class="chart:filled-radar">
            <chart:data-point chart:repeated="25"/>
          </chart:series>
          <chart:series chart:style-name="ch7" chart:values-cell-range-address="'Hit Chance For Player'.N3:'Hit Chance For Player'.N27" chart:label-cell-address="'Hit Chance For Player'.N2:'Hit Chance For Player'.N2" chart:class="chart:filled-radar">
            <chart:data-point chart:repeated="25"/>
          </chart:series>
          <chart:series chart:style-name="ch8" chart:values-cell-range-address="'Hit Chance For Player'.M3:'Hit Chance For Player'.M27" chart:label-cell-address="'Hit Chance For Player'.M2:'Hit Chance For Player'.M2" chart:class="chart:filled-radar">
            <chart:data-point chart:repeated="25"/>
          </chart:series>
          <chart:series chart:style-name="ch9" chart:values-cell-range-address="'Hit Chance For Player'.L3:'Hit Chance For Player'.L27" chart:label-cell-address="'Hit Chance For Player'.L2:'Hit Chance For Player'.L2" chart:class="chart:filled-radar">
            <chart:data-point chart:repeated="25"/>
          </chart:series>
          <chart:series chart:style-name="ch10" chart:values-cell-range-address="'Hit Chance For Player'.K3:'Hit Chance For Player'.K27" chart:label-cell-address="'Hit Chance For Player'.K2:'Hit Chance For Player'.K2" chart:class="chart:filled-radar">
            <chart:data-point chart:repeated="25"/>
          </chart:series>
          <chart:series chart:style-name="ch11" chart:values-cell-range-address="'Hit Chance For Player'.J3:'Hit Chance For Player'.J27" chart:label-cell-address="'Hit Chance For Player'.J2:'Hit Chance For Player'.J2" chart:class="chart:filled-radar">
            <chart:data-point chart:repeated="25"/>
          </chart:series>
          <chart:series chart:style-name="ch12" chart:values-cell-range-address="'Hit Chance For Player'.I3:'Hit Chance For Player'.I27" chart:label-cell-address="'Hit Chance For Player'.I2:'Hit Chance For Player'.I2" chart:class="chart:filled-radar">
            <chart:data-point chart:repeated="25"/>
          </chart:series>
          <chart:series chart:style-name="ch13" chart:values-cell-range-address="'Hit Chance For Player'.H3:'Hit Chance For Player'.H27" chart:label-cell-address="'Hit Chance For Player'.H2:'Hit Chance For Player'.H2" chart:class="chart:filled-radar">
            <chart:data-point chart:repeated="25"/>
          </chart:series>
          <chart:series chart:style-name="ch14" chart:values-cell-range-address="'Hit Chance For Player'.G3:'Hit Chance For Player'.G27" chart:label-cell-address="'Hit Chance For Player'.G2:'Hit Chance For Player'.G2" chart:class="chart:filled-radar">
            <chart:data-point chart:repeated="25"/>
          </chart:series>
          <chart:series chart:style-name="ch15" chart:values-cell-range-address="'Hit Chance For Player'.F3:'Hit Chance For Player'.F27" chart:label-cell-address="'Hit Chance For Player'.F2:'Hit Chance For Player'.F2" chart:class="chart:filled-radar">
            <chart:data-point chart:repeated="25"/>
          </chart:series>
          <chart:series chart:style-name="ch16" chart:values-cell-range-address="'Hit Chance For Player'.E3:'Hit Chance For Player'.E27" chart:label-cell-address="'Hit Chance For Player'.E2:'Hit Chance For Player'.E2" chart:class="chart:filled-radar">
            <chart:data-point chart:repeated="25"/>
          </chart:series>
          <chart:series chart:style-name="ch17" chart:values-cell-range-address="'Hit Chance For Player'.D3:'Hit Chance For Player'.D27" chart:label-cell-address="'Hit Chance For Player'.D2:'Hit Chance For Player'.D2" chart:class="chart:filled-radar">
            <chart:data-point chart:repeated="25"/>
          </chart:series>
          <chart:series chart:style-name="ch6" chart:values-cell-range-address="'Hit Chance For Player'.C3:'Hit Chance For Player'.C27" chart:label-cell-address="'Hit Chance For Player'.C2:'Hit Chance For Player'.C2" chart:class="chart:filled-radar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'Hit Chance For Player'.AA2:'Hit Chance For Player'.AA2</svg:desc>
                </draw:g>
              </table:table-cell>
              <table:table-cell office:value-type="string">
                <text:p>24</text:p>
                <draw:g>
                  <svg:desc>'Hit Chance For Player'.Z2:'Hit Chance For Player'.Z2</svg:desc>
                </draw:g>
              </table:table-cell>
              <table:table-cell office:value-type="string">
                <text:p>23</text:p>
                <draw:g>
                  <svg:desc>'Hit Chance For Player'.Y2:'Hit Chance For Player'.Y2</svg:desc>
                </draw:g>
              </table:table-cell>
              <table:table-cell office:value-type="string">
                <text:p>22</text:p>
                <draw:g>
                  <svg:desc>'Hit Chance For Player'.X2:'Hit Chance For Player'.X2</svg:desc>
                </draw:g>
              </table:table-cell>
              <table:table-cell office:value-type="string">
                <text:p>21</text:p>
                <draw:g>
                  <svg:desc>'Hit Chance For Player'.W2:'Hit Chance For Player'.W2</svg:desc>
                </draw:g>
              </table:table-cell>
              <table:table-cell office:value-type="string">
                <text:p>20</text:p>
                <draw:g>
                  <svg:desc>'Hit Chance For Player'.V2:'Hit Chance For Player'.V2</svg:desc>
                </draw:g>
              </table:table-cell>
              <table:table-cell office:value-type="string">
                <text:p>19</text:p>
                <draw:g>
                  <svg:desc>'Hit Chance For Player'.U2:'Hit Chance For Player'.U2</svg:desc>
                </draw:g>
              </table:table-cell>
              <table:table-cell office:value-type="string">
                <text:p>18</text:p>
                <draw:g>
                  <svg:desc>'Hit Chance For Player'.T2:'Hit Chance For Player'.T2</svg:desc>
                </draw:g>
              </table:table-cell>
              <table:table-cell office:value-type="string">
                <text:p>17</text:p>
                <draw:g>
                  <svg:desc>'Hit Chance For Player'.S2:'Hit Chance For Player'.S2</svg:desc>
                </draw:g>
              </table:table-cell>
              <table:table-cell office:value-type="string">
                <text:p>16</text:p>
                <draw:g>
                  <svg:desc>'Hit Chance For Player'.R2:'Hit Chance For Player'.R2</svg:desc>
                </draw:g>
              </table:table-cell>
              <table:table-cell office:value-type="string">
                <text:p>15</text:p>
                <draw:g>
                  <svg:desc>'Hit Chance For Player'.Q2:'Hit Chance For Player'.Q2</svg:desc>
                </draw:g>
              </table:table-cell>
              <table:table-cell office:value-type="string">
                <text:p>14</text:p>
                <draw:g>
                  <svg:desc>'Hit Chance For Player'.P2:'Hit Chance For Player'.P2</svg:desc>
                </draw:g>
              </table:table-cell>
              <table:table-cell office:value-type="string">
                <text:p>13</text:p>
                <draw:g>
                  <svg:desc>'Hit Chance For Player'.O2:'Hit Chance For Player'.O2</svg:desc>
                </draw:g>
              </table:table-cell>
              <table:table-cell office:value-type="string">
                <text:p>12</text:p>
                <draw:g>
                  <svg:desc>'Hit Chance For Player'.N2:'Hit Chance For Player'.N2</svg:desc>
                </draw:g>
              </table:table-cell>
              <table:table-cell office:value-type="string">
                <text:p>11</text:p>
                <draw:g>
                  <svg:desc>'Hit Chance For Player'.M2:'Hit Chance For Player'.M2</svg:desc>
                </draw:g>
              </table:table-cell>
              <table:table-cell office:value-type="string">
                <text:p>10</text:p>
                <draw:g>
                  <svg:desc>'Hit Chance For Player'.L2:'Hit Chance For Player'.L2</svg:desc>
                </draw:g>
              </table:table-cell>
              <table:table-cell office:value-type="string">
                <text:p>9</text:p>
                <draw:g>
                  <svg:desc>'Hit Chance For Player'.K2:'Hit Chance For Player'.K2</svg:desc>
                </draw:g>
              </table:table-cell>
              <table:table-cell office:value-type="string">
                <text:p>8</text:p>
                <draw:g>
                  <svg:desc>'Hit Chance For Player'.J2:'Hit Chance For Player'.J2</svg:desc>
                </draw:g>
              </table:table-cell>
              <table:table-cell office:value-type="string">
                <text:p>7</text:p>
                <draw:g>
                  <svg:desc>'Hit Chance For Player'.I2:'Hit Chance For Player'.I2</svg:desc>
                </draw:g>
              </table:table-cell>
              <table:table-cell office:value-type="string">
                <text:p>6</text:p>
                <draw:g>
                  <svg:desc>'Hit Chance For Player'.H2:'Hit Chance For Player'.H2</svg:desc>
                </draw:g>
              </table:table-cell>
              <table:table-cell office:value-type="string">
                <text:p>5</text:p>
                <draw:g>
                  <svg:desc>'Hit Chance For Player'.G2:'Hit Chance For Player'.G2</svg:desc>
                </draw:g>
              </table:table-cell>
              <table:table-cell office:value-type="string">
                <text:p>4</text:p>
                <draw:g>
                  <svg:desc>'Hit Chance For Player'.F2:'Hit Chance For Player'.F2</svg:desc>
                </draw:g>
              </table:table-cell>
              <table:table-cell office:value-type="string">
                <text:p>3</text:p>
                <draw:g>
                  <svg:desc>'Hit Chance For Player'.E2:'Hit Chance For Player'.E2</svg:desc>
                </draw:g>
              </table:table-cell>
              <table:table-cell office:value-type="string">
                <text:p>2</text:p>
                <draw:g>
                  <svg:desc>'Hit Chance For Player'.D2:'Hit Chance For Player'.D2</svg:desc>
                </draw:g>
              </table:table-cell>
              <table:table-cell office:value-type="string">
                <text:p>1</text:p>
                <draw:g>
                  <svg:desc>'Hit Chance For Player'.C2:'Hit Chance For Player'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it Chance For Player'.B3:'Hit Chance For Player'.B27</svg:desc>
                </draw:g>
              </table:table-cell>
              <table:table-cell office:value-type="float" office:value="1">
                <text:p>1</text:p>
                <draw:g>
                  <svg:desc>'Hit Chance For Player'.AA3:'Hit Chance For Player'.AA27</svg:desc>
                </draw:g>
              </table:table-cell>
              <table:table-cell office:value-type="float" office:value="1">
                <text:p>1</text:p>
                <draw:g>
                  <svg:desc>'Hit Chance For Player'.Z3:'Hit Chance For Player'.Z27</svg:desc>
                </draw:g>
              </table:table-cell>
              <table:table-cell office:value-type="float" office:value="1">
                <text:p>1</text:p>
                <draw:g>
                  <svg:desc>'Hit Chance For Player'.Y3:'Hit Chance For Player'.Y27</svg:desc>
                </draw:g>
              </table:table-cell>
              <table:table-cell office:value-type="float" office:value="1">
                <text:p>1</text:p>
                <draw:g>
                  <svg:desc>'Hit Chance For Player'.X3:'Hit Chance For Player'.X27</svg:desc>
                </draw:g>
              </table:table-cell>
              <table:table-cell office:value-type="float" office:value="1">
                <text:p>1</text:p>
                <draw:g>
                  <svg:desc>'Hit Chance For Player'.W3:'Hit Chance For Player'.W27</svg:desc>
                </draw:g>
              </table:table-cell>
              <table:table-cell office:value-type="float" office:value="1">
                <text:p>1</text:p>
                <draw:g>
                  <svg:desc>'Hit Chance For Player'.V3:'Hit Chance For Player'.V27</svg:desc>
                </draw:g>
              </table:table-cell>
              <table:table-cell office:value-type="float" office:value="1">
                <text:p>1</text:p>
                <draw:g>
                  <svg:desc>'Hit Chance For Player'.U3:'Hit Chance For Player'.U27</svg:desc>
                </draw:g>
              </table:table-cell>
              <table:table-cell office:value-type="float" office:value="1">
                <text:p>1</text:p>
                <draw:g>
                  <svg:desc>'Hit Chance For Player'.T3:'Hit Chance For Player'.T27</svg:desc>
                </draw:g>
              </table:table-cell>
              <table:table-cell office:value-type="float" office:value="1">
                <text:p>1</text:p>
                <draw:g>
                  <svg:desc>'Hit Chance For Player'.S3:'Hit Chance For Player'.S27</svg:desc>
                </draw:g>
              </table:table-cell>
              <table:table-cell office:value-type="float" office:value="1">
                <text:p>1</text:p>
                <draw:g>
                  <svg:desc>'Hit Chance For Player'.R3:'Hit Chance For Player'.R27</svg:desc>
                </draw:g>
              </table:table-cell>
              <table:table-cell office:value-type="float" office:value="1">
                <text:p>1</text:p>
                <draw:g>
                  <svg:desc>'Hit Chance For Player'.Q3:'Hit Chance For Player'.Q27</svg:desc>
                </draw:g>
              </table:table-cell>
              <table:table-cell office:value-type="float" office:value="1">
                <text:p>1</text:p>
                <draw:g>
                  <svg:desc>'Hit Chance For Player'.P3:'Hit Chance For Player'.P27</svg:desc>
                </draw:g>
              </table:table-cell>
              <table:table-cell office:value-type="float" office:value="1">
                <text:p>1</text:p>
                <draw:g>
                  <svg:desc>'Hit Chance For Player'.O3:'Hit Chance For Player'.O27</svg:desc>
                </draw:g>
              </table:table-cell>
              <table:table-cell office:value-type="float" office:value="1">
                <text:p>1</text:p>
                <draw:g>
                  <svg:desc>'Hit Chance For Player'.N3:'Hit Chance For Player'.N27</svg:desc>
                </draw:g>
              </table:table-cell>
              <table:table-cell office:value-type="float" office:value="1">
                <text:p>1</text:p>
                <draw:g>
                  <svg:desc>'Hit Chance For Player'.M3:'Hit Chance For Player'.M27</svg:desc>
                </draw:g>
              </table:table-cell>
              <table:table-cell office:value-type="float" office:value="1">
                <text:p>1</text:p>
                <draw:g>
                  <svg:desc>'Hit Chance For Player'.L3:'Hit Chance For Player'.L27</svg:desc>
                </draw:g>
              </table:table-cell>
              <table:table-cell office:value-type="float" office:value="1">
                <text:p>1</text:p>
                <draw:g>
                  <svg:desc>'Hit Chance For Player'.K3:'Hit Chance For Player'.K27</svg:desc>
                </draw:g>
              </table:table-cell>
              <table:table-cell office:value-type="float" office:value="1">
                <text:p>1</text:p>
                <draw:g>
                  <svg:desc>'Hit Chance For Player'.J3:'Hit Chance For Player'.J27</svg:desc>
                </draw:g>
              </table:table-cell>
              <table:table-cell office:value-type="float" office:value="1">
                <text:p>1</text:p>
                <draw:g>
                  <svg:desc>'Hit Chance For Player'.I3:'Hit Chance For Player'.I27</svg:desc>
                </draw:g>
              </table:table-cell>
              <table:table-cell office:value-type="float" office:value="2">
                <text:p>2</text:p>
                <draw:g>
                  <svg:desc>'Hit Chance For Player'.H3:'Hit Chance For Player'.H27</svg:desc>
                </draw:g>
              </table:table-cell>
              <table:table-cell office:value-type="float" office:value="6">
                <text:p>6</text:p>
                <draw:g>
                  <svg:desc>'Hit Chance For Player'.G3:'Hit Chance For Player'.G27</svg:desc>
                </draw:g>
              </table:table-cell>
              <table:table-cell office:value-type="float" office:value="16">
                <text:p>16</text:p>
                <draw:g>
                  <svg:desc>'Hit Chance For Player'.F3:'Hit Chance For Player'.F27</svg:desc>
                </draw:g>
              </table:table-cell>
              <table:table-cell office:value-type="float" office:value="28">
                <text:p>28</text:p>
                <draw:g>
                  <svg:desc>'Hit Chance For Player'.E3:'Hit Chance For Player'.E27</svg:desc>
                </draw:g>
              </table:table-cell>
              <table:table-cell office:value-type="float" office:value="40">
                <text:p>40</text:p>
                <draw:g>
                  <svg:desc>'Hit Chance For Player'.D3:'Hit Chance For Player'.D27</svg:desc>
                </draw:g>
              </table:table-cell>
              <table:table-cell office:value-type="float" office:value="50">
                <text:p>50</text:p>
                <draw:g>
                  <svg:desc>'Hit Chance For Player'.C3:'Hit Chance For Player'.C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82cm" svg:y="1.557cm" style:legend-expansion="high" chart:style-name="ch2"/>
        <chart:plot-area chart:style-name="ch3" table:cell-range-address="'Hit Chance For Player'.B32:'Hit Chance For Player'.AA57" chart:data-source-has-labels="both" svg:x="0.32cm" svg:y="0.18cm" svg:width="12.142cm" svg:height="8.64cm">
          <chartooo:coordinate-region svg:x="0.941cm" svg:y="0.353cm" svg:width="11.334cm" svg:height="7.873cm"/>
          <chart:axis chart:dimension="x" chart:name="primary-x" chart:style-name="ch4" chartooo:axis-type="auto">
            <chartooo:date-scale/>
            <chart:categories table:cell-range-address="'Hit Chance For Player'.B33:'Hit Chance For Player'.B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it Chance For Player'.C33:'Hit Chance For Player'.C57" chart:label-cell-address="'Hit Chance For Player'.C32:'Hit Chance For Player'.C32" chart:class="chart:line">
            <chart:data-point chart:repeated="25"/>
          </chart:series>
          <chart:series chart:style-name="ch7" chart:values-cell-range-address="'Hit Chance For Player'.D33:'Hit Chance For Player'.D57" chart:label-cell-address="'Hit Chance For Player'.D32:'Hit Chance For Player'.D32" chart:class="chart:line">
            <chart:data-point chart:repeated="25"/>
          </chart:series>
          <chart:series chart:style-name="ch8" chart:values-cell-range-address="'Hit Chance For Player'.E33:'Hit Chance For Player'.E57" chart:label-cell-address="'Hit Chance For Player'.E32:'Hit Chance For Player'.E32" chart:class="chart:line">
            <chart:data-point chart:repeated="25"/>
          </chart:series>
          <chart:series chart:style-name="ch9" chart:values-cell-range-address="'Hit Chance For Player'.F33:'Hit Chance For Player'.F57" chart:label-cell-address="'Hit Chance For Player'.F32:'Hit Chance For Player'.F32" chart:class="chart:line">
            <chart:data-point chart:repeated="25"/>
          </chart:series>
          <chart:series chart:style-name="ch10" chart:values-cell-range-address="'Hit Chance For Player'.G33:'Hit Chance For Player'.G57" chart:label-cell-address="'Hit Chance For Player'.G32:'Hit Chance For Player'.G32" chart:class="chart:line">
            <chart:data-point chart:repeated="25"/>
          </chart:series>
          <chart:series chart:style-name="ch11" chart:values-cell-range-address="'Hit Chance For Player'.H33:'Hit Chance For Player'.H57" chart:label-cell-address="'Hit Chance For Player'.H32:'Hit Chance For Player'.H32" chart:class="chart:line">
            <chart:data-point chart:repeated="25"/>
          </chart:series>
          <chart:series chart:style-name="ch12" chart:values-cell-range-address="'Hit Chance For Player'.I33:'Hit Chance For Player'.I57" chart:label-cell-address="'Hit Chance For Player'.I32:'Hit Chance For Player'.I32" chart:class="chart:line">
            <chart:data-point chart:repeated="25"/>
          </chart:series>
          <chart:series chart:style-name="ch13" chart:values-cell-range-address="'Hit Chance For Player'.J33:'Hit Chance For Player'.J57" chart:label-cell-address="'Hit Chance For Player'.J32:'Hit Chance For Player'.J32" chart:class="chart:line">
            <chart:data-point chart:repeated="25"/>
          </chart:series>
          <chart:series chart:style-name="ch14" chart:values-cell-range-address="'Hit Chance For Player'.K33:'Hit Chance For Player'.K57" chart:label-cell-address="'Hit Chance For Player'.K32:'Hit Chance For Player'.K32" chart:class="chart:line">
            <chart:data-point chart:repeated="25"/>
          </chart:series>
          <chart:series chart:style-name="ch15" chart:values-cell-range-address="'Hit Chance For Player'.L33:'Hit Chance For Player'.L57" chart:label-cell-address="'Hit Chance For Player'.L32:'Hit Chance For Player'.L32" chart:class="chart:line">
            <chart:data-point chart:repeated="25"/>
          </chart:series>
          <chart:series chart:style-name="ch16" chart:values-cell-range-address="'Hit Chance For Player'.M33:'Hit Chance For Player'.M57" chart:label-cell-address="'Hit Chance For Player'.M32:'Hit Chance For Player'.M32" chart:class="chart:line">
            <chart:data-point chart:repeated="25"/>
          </chart:series>
          <chart:series chart:style-name="ch17" chart:values-cell-range-address="'Hit Chance For Player'.N33:'Hit Chance For Player'.N57" chart:label-cell-address="'Hit Chance For Player'.N32:'Hit Chance For Player'.N32" chart:class="chart:line">
            <chart:data-point chart:repeated="25"/>
          </chart:series>
          <chart:series chart:style-name="ch6" chart:values-cell-range-address="'Hit Chance For Player'.O33:'Hit Chance For Player'.O57" chart:label-cell-address="'Hit Chance For Player'.O32:'Hit Chance For Player'.O32" chart:class="chart:line">
            <chart:data-point chart:repeated="25"/>
          </chart:series>
          <chart:series chart:style-name="ch7" chart:values-cell-range-address="'Hit Chance For Player'.P33:'Hit Chance For Player'.P57" chart:label-cell-address="'Hit Chance For Player'.P32:'Hit Chance For Player'.P32" chart:class="chart:line">
            <chart:data-point chart:repeated="25"/>
          </chart:series>
          <chart:series chart:style-name="ch8" chart:values-cell-range-address="'Hit Chance For Player'.Q33:'Hit Chance For Player'.Q57" chart:label-cell-address="'Hit Chance For Player'.Q32:'Hit Chance For Player'.Q32" chart:class="chart:line">
            <chart:data-point chart:repeated="25"/>
          </chart:series>
          <chart:series chart:style-name="ch9" chart:values-cell-range-address="'Hit Chance For Player'.R33:'Hit Chance For Player'.R57" chart:label-cell-address="'Hit Chance For Player'.R32:'Hit Chance For Player'.R32" chart:class="chart:line">
            <chart:data-point chart:repeated="25"/>
          </chart:series>
          <chart:series chart:style-name="ch10" chart:values-cell-range-address="'Hit Chance For Player'.S33:'Hit Chance For Player'.S57" chart:label-cell-address="'Hit Chance For Player'.S32:'Hit Chance For Player'.S32" chart:class="chart:line">
            <chart:data-point chart:repeated="25"/>
          </chart:series>
          <chart:series chart:style-name="ch11" chart:values-cell-range-address="'Hit Chance For Player'.T33:'Hit Chance For Player'.T57" chart:label-cell-address="'Hit Chance For Player'.T32:'Hit Chance For Player'.T32" chart:class="chart:line">
            <chart:data-point chart:repeated="25"/>
          </chart:series>
          <chart:series chart:style-name="ch12" chart:values-cell-range-address="'Hit Chance For Player'.U33:'Hit Chance For Player'.U57" chart:label-cell-address="'Hit Chance For Player'.U32:'Hit Chance For Player'.U32" chart:class="chart:line">
            <chart:data-point chart:repeated="25"/>
          </chart:series>
          <chart:series chart:style-name="ch13" chart:values-cell-range-address="'Hit Chance For Player'.V33:'Hit Chance For Player'.V57" chart:label-cell-address="'Hit Chance For Player'.V32:'Hit Chance For Player'.V32" chart:class="chart:line">
            <chart:data-point chart:repeated="25"/>
          </chart:series>
          <chart:series chart:style-name="ch14" chart:values-cell-range-address="'Hit Chance For Player'.W33:'Hit Chance For Player'.W57" chart:label-cell-address="'Hit Chance For Player'.W32:'Hit Chance For Player'.W32" chart:class="chart:line">
            <chart:data-point chart:repeated="25"/>
          </chart:series>
          <chart:series chart:style-name="ch15" chart:values-cell-range-address="'Hit Chance For Player'.X33:'Hit Chance For Player'.X57" chart:label-cell-address="'Hit Chance For Player'.X32:'Hit Chance For Player'.X32" chart:class="chart:line">
            <chart:data-point chart:repeated="25"/>
          </chart:series>
          <chart:series chart:style-name="ch16" chart:values-cell-range-address="'Hit Chance For Player'.Y33:'Hit Chance For Player'.Y57" chart:label-cell-address="'Hit Chance For Player'.Y32:'Hit Chance For Player'.Y32" chart:class="chart:line">
            <chart:data-point chart:repeated="25"/>
          </chart:series>
          <chart:series chart:style-name="ch17" chart:values-cell-range-address="'Hit Chance For Player'.Z33:'Hit Chance For Player'.Z57" chart:label-cell-address="'Hit Chance For Player'.Z32:'Hit Chance For Player'.Z32" chart:class="chart:line">
            <chart:data-point chart:repeated="25"/>
          </chart:series>
          <chart:series chart:style-name="ch6" chart:values-cell-range-address="'Hit Chance For Player'.AA33:'Hit Chance For Player'.AA57" chart:label-cell-address="'Hit Chance For Player'.AA32:'Hit Chance For Player'.AA32" chart:class="chart:line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Hit Chance For Player'.C32:'Hit Chance For Player'.C32</svg:desc>
                </draw:g>
              </table:table-cell>
              <table:table-cell office:value-type="string">
                <text:p>2</text:p>
                <draw:g>
                  <svg:desc>'Hit Chance For Player'.D32:'Hit Chance For Player'.D32</svg:desc>
                </draw:g>
              </table:table-cell>
              <table:table-cell office:value-type="string">
                <text:p>3</text:p>
                <draw:g>
                  <svg:desc>'Hit Chance For Player'.E32:'Hit Chance For Player'.E32</svg:desc>
                </draw:g>
              </table:table-cell>
              <table:table-cell office:value-type="string">
                <text:p>4</text:p>
                <draw:g>
                  <svg:desc>'Hit Chance For Player'.F32:'Hit Chance For Player'.F32</svg:desc>
                </draw:g>
              </table:table-cell>
              <table:table-cell office:value-type="string">
                <text:p>5</text:p>
                <draw:g>
                  <svg:desc>'Hit Chance For Player'.G32:'Hit Chance For Player'.G32</svg:desc>
                </draw:g>
              </table:table-cell>
              <table:table-cell office:value-type="string">
                <text:p>6</text:p>
                <draw:g>
                  <svg:desc>'Hit Chance For Player'.H32:'Hit Chance For Player'.H32</svg:desc>
                </draw:g>
              </table:table-cell>
              <table:table-cell office:value-type="string">
                <text:p>7</text:p>
                <draw:g>
                  <svg:desc>'Hit Chance For Player'.I32:'Hit Chance For Player'.I32</svg:desc>
                </draw:g>
              </table:table-cell>
              <table:table-cell office:value-type="string">
                <text:p>8</text:p>
                <draw:g>
                  <svg:desc>'Hit Chance For Player'.J32:'Hit Chance For Player'.J32</svg:desc>
                </draw:g>
              </table:table-cell>
              <table:table-cell office:value-type="string">
                <text:p>9</text:p>
                <draw:g>
                  <svg:desc>'Hit Chance For Player'.K32:'Hit Chance For Player'.K32</svg:desc>
                </draw:g>
              </table:table-cell>
              <table:table-cell office:value-type="string">
                <text:p>10</text:p>
                <draw:g>
                  <svg:desc>'Hit Chance For Player'.L32:'Hit Chance For Player'.L32</svg:desc>
                </draw:g>
              </table:table-cell>
              <table:table-cell office:value-type="string">
                <text:p>11</text:p>
                <draw:g>
                  <svg:desc>'Hit Chance For Player'.M32:'Hit Chance For Player'.M32</svg:desc>
                </draw:g>
              </table:table-cell>
              <table:table-cell office:value-type="string">
                <text:p>12</text:p>
                <draw:g>
                  <svg:desc>'Hit Chance For Player'.N32:'Hit Chance For Player'.N32</svg:desc>
                </draw:g>
              </table:table-cell>
              <table:table-cell office:value-type="string">
                <text:p>13</text:p>
                <draw:g>
                  <svg:desc>'Hit Chance For Player'.O32:'Hit Chance For Player'.O32</svg:desc>
                </draw:g>
              </table:table-cell>
              <table:table-cell office:value-type="string">
                <text:p>14</text:p>
                <draw:g>
                  <svg:desc>'Hit Chance For Player'.P32:'Hit Chance For Player'.P32</svg:desc>
                </draw:g>
              </table:table-cell>
              <table:table-cell office:value-type="string">
                <text:p>15</text:p>
                <draw:g>
                  <svg:desc>'Hit Chance For Player'.Q32:'Hit Chance For Player'.Q32</svg:desc>
                </draw:g>
              </table:table-cell>
              <table:table-cell office:value-type="string">
                <text:p>16</text:p>
                <draw:g>
                  <svg:desc>'Hit Chance For Player'.R32:'Hit Chance For Player'.R32</svg:desc>
                </draw:g>
              </table:table-cell>
              <table:table-cell office:value-type="string">
                <text:p>17</text:p>
                <draw:g>
                  <svg:desc>'Hit Chance For Player'.S32:'Hit Chance For Player'.S32</svg:desc>
                </draw:g>
              </table:table-cell>
              <table:table-cell office:value-type="string">
                <text:p>18</text:p>
                <draw:g>
                  <svg:desc>'Hit Chance For Player'.T32:'Hit Chance For Player'.T32</svg:desc>
                </draw:g>
              </table:table-cell>
              <table:table-cell office:value-type="string">
                <text:p>19</text:p>
                <draw:g>
                  <svg:desc>'Hit Chance For Player'.U32:'Hit Chance For Player'.U32</svg:desc>
                </draw:g>
              </table:table-cell>
              <table:table-cell office:value-type="string">
                <text:p>20</text:p>
                <draw:g>
                  <svg:desc>'Hit Chance For Player'.V32:'Hit Chance For Player'.V32</svg:desc>
                </draw:g>
              </table:table-cell>
              <table:table-cell office:value-type="string">
                <text:p>21</text:p>
                <draw:g>
                  <svg:desc>'Hit Chance For Player'.W32:'Hit Chance For Player'.W32</svg:desc>
                </draw:g>
              </table:table-cell>
              <table:table-cell office:value-type="string">
                <text:p>22</text:p>
                <draw:g>
                  <svg:desc>'Hit Chance For Player'.X32:'Hit Chance For Player'.X32</svg:desc>
                </draw:g>
              </table:table-cell>
              <table:table-cell office:value-type="string">
                <text:p>23</text:p>
                <draw:g>
                  <svg:desc>'Hit Chance For Player'.Y32:'Hit Chance For Player'.Y32</svg:desc>
                </draw:g>
              </table:table-cell>
              <table:table-cell office:value-type="string">
                <text:p>24</text:p>
                <draw:g>
                  <svg:desc>'Hit Chance For Player'.Z32:'Hit Chance For Player'.Z32</svg:desc>
                </draw:g>
              </table:table-cell>
              <table:table-cell office:value-type="string">
                <text:p>25</text:p>
                <draw:g>
                  <svg:desc>'Hit Chance For Player'.AA32:'Hit Chance For Player'.AA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it Chance For Player'.B33:'Hit Chance For Player'.B57</svg:desc>
                </draw:g>
              </table:table-cell>
              <table:table-cell office:value-type="float" office:value="0">
                <text:p>0</text:p>
                <draw:g>
                  <svg:desc>'Hit Chance For Player'.C33:'Hit Chance For Player'.C57</svg:desc>
                </draw:g>
              </table:table-cell>
              <table:table-cell office:value-type="float" office:value="0">
                <text:p>0</text:p>
                <draw:g>
                  <svg:desc>'Hit Chance For Player'.D33:'Hit Chance For Player'.D57</svg:desc>
                </draw:g>
              </table:table-cell>
              <table:table-cell office:value-type="float" office:value="0">
                <text:p>0</text:p>
                <draw:g>
                  <svg:desc>'Hit Chance For Player'.E33:'Hit Chance For Player'.E57</svg:desc>
                </draw:g>
              </table:table-cell>
              <table:table-cell office:value-type="float" office:value="0">
                <text:p>0</text:p>
                <draw:g>
                  <svg:desc>'Hit Chance For Player'.F33:'Hit Chance For Player'.F57</svg:desc>
                </draw:g>
              </table:table-cell>
              <table:table-cell office:value-type="float" office:value="0">
                <text:p>0</text:p>
                <draw:g>
                  <svg:desc>'Hit Chance For Player'.G33:'Hit Chance For Player'.G57</svg:desc>
                </draw:g>
              </table:table-cell>
              <table:table-cell office:value-type="float" office:value="0">
                <text:p>0</text:p>
                <draw:g>
                  <svg:desc>'Hit Chance For Player'.H33:'Hit Chance For Player'.H57</svg:desc>
                </draw:g>
              </table:table-cell>
              <table:table-cell office:value-type="float" office:value="0">
                <text:p>0</text:p>
                <draw:g>
                  <svg:desc>'Hit Chance For Player'.I33:'Hit Chance For Player'.I57</svg:desc>
                </draw:g>
              </table:table-cell>
              <table:table-cell office:value-type="float" office:value="0">
                <text:p>0</text:p>
                <draw:g>
                  <svg:desc>'Hit Chance For Player'.J33:'Hit Chance For Player'.J57</svg:desc>
                </draw:g>
              </table:table-cell>
              <table:table-cell office:value-type="float" office:value="0">
                <text:p>0</text:p>
                <draw:g>
                  <svg:desc>'Hit Chance For Player'.K33:'Hit Chance For Player'.K57</svg:desc>
                </draw:g>
              </table:table-cell>
              <table:table-cell office:value-type="float" office:value="0">
                <text:p>0</text:p>
                <draw:g>
                  <svg:desc>'Hit Chance For Player'.L33:'Hit Chance For Player'.L57</svg:desc>
                </draw:g>
              </table:table-cell>
              <table:table-cell office:value-type="float" office:value="0">
                <text:p>0</text:p>
                <draw:g>
                  <svg:desc>'Hit Chance For Player'.M33:'Hit Chance For Player'.M57</svg:desc>
                </draw:g>
              </table:table-cell>
              <table:table-cell office:value-type="float" office:value="0">
                <text:p>0</text:p>
                <draw:g>
                  <svg:desc>'Hit Chance For Player'.N33:'Hit Chance For Player'.N57</svg:desc>
                </draw:g>
              </table:table-cell>
              <table:table-cell office:value-type="float" office:value="0">
                <text:p>0</text:p>
                <draw:g>
                  <svg:desc>'Hit Chance For Player'.O33:'Hit Chance For Player'.O57</svg:desc>
                </draw:g>
              </table:table-cell>
              <table:table-cell office:value-type="float" office:value="0">
                <text:p>0</text:p>
                <draw:g>
                  <svg:desc>'Hit Chance For Player'.P33:'Hit Chance For Player'.P57</svg:desc>
                </draw:g>
              </table:table-cell>
              <table:table-cell office:value-type="float" office:value="0">
                <text:p>0</text:p>
                <draw:g>
                  <svg:desc>'Hit Chance For Player'.Q33:'Hit Chance For Player'.Q57</svg:desc>
                </draw:g>
              </table:table-cell>
              <table:table-cell office:value-type="float" office:value="0">
                <text:p>0</text:p>
                <draw:g>
                  <svg:desc>'Hit Chance For Player'.R33:'Hit Chance For Player'.R57</svg:desc>
                </draw:g>
              </table:table-cell>
              <table:table-cell office:value-type="float" office:value="0">
                <text:p>0</text:p>
                <draw:g>
                  <svg:desc>'Hit Chance For Player'.S33:'Hit Chance For Player'.S57</svg:desc>
                </draw:g>
              </table:table-cell>
              <table:table-cell office:value-type="float" office:value="0">
                <text:p>0</text:p>
                <draw:g>
                  <svg:desc>'Hit Chance For Player'.T33:'Hit Chance For Player'.T57</svg:desc>
                </draw:g>
              </table:table-cell>
              <table:table-cell office:value-type="float" office:value="0">
                <text:p>0</text:p>
                <draw:g>
                  <svg:desc>'Hit Chance For Player'.U33:'Hit Chance For Player'.U57</svg:desc>
                </draw:g>
              </table:table-cell>
              <table:table-cell office:value-type="float" office:value="0">
                <text:p>0</text:p>
                <draw:g>
                  <svg:desc>'Hit Chance For Player'.V33:'Hit Chance For Player'.V57</svg:desc>
                </draw:g>
              </table:table-cell>
              <table:table-cell office:value-type="float" office:value="0">
                <text:p>0</text:p>
                <draw:g>
                  <svg:desc>'Hit Chance For Player'.W33:'Hit Chance For Player'.W57</svg:desc>
                </draw:g>
              </table:table-cell>
              <table:table-cell office:value-type="float" office:value="0">
                <text:p>0</text:p>
                <draw:g>
                  <svg:desc>'Hit Chance For Player'.X33:'Hit Chance For Player'.X57</svg:desc>
                </draw:g>
              </table:table-cell>
              <table:table-cell office:value-type="float" office:value="0">
                <text:p>0</text:p>
                <draw:g>
                  <svg:desc>'Hit Chance For Player'.Y33:'Hit Chance For Player'.Y57</svg:desc>
                </draw:g>
              </table:table-cell>
              <table:table-cell office:value-type="float" office:value="0">
                <text:p>0</text:p>
                <draw:g>
                  <svg:desc>'Hit Chance For Player'.Z33:'Hit Chance For Player'.Z57</svg:desc>
                </draw:g>
              </table:table-cell>
              <table:table-cell office:value-type="float" office:value="0">
                <text:p>0</text:p>
                <draw:g>
                  <svg:desc>'Hit Chance For Player'.AA33:'Hit Chance For Player'.AA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82cm" svg:y="1.557cm" style:legend-expansion="high" chart:style-name="ch2"/>
        <chart:plot-area chart:style-name="ch3" table:cell-range-address="'Hit Chance For Player'.B63:'Hit Chance For Player'.AA88" chart:data-source-has-labels="both" svg:x="0.32cm" svg:y="0.18cm" svg:width="12.142cm" svg:height="8.64cm">
          <chartooo:coordinate-region svg:x="0.941cm" svg:y="0.354cm" svg:width="11.334cm" svg:height="7.872cm"/>
          <chart:axis chart:dimension="x" chart:name="primary-x" chart:style-name="ch4" chartooo:axis-type="auto">
            <chartooo:date-scale/>
            <chart:categories table:cell-range-address="'Hit Chance For Player'.B64:'Hit Chance For Player'.B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it Chance For Player'.C64:'Hit Chance For Player'.C88" chart:label-cell-address="'Hit Chance For Player'.C63:'Hit Chance For Player'.C63" chart:class="chart:line">
            <chart:data-point chart:repeated="25"/>
          </chart:series>
          <chart:series chart:style-name="ch7" chart:values-cell-range-address="'Hit Chance For Player'.D64:'Hit Chance For Player'.D88" chart:label-cell-address="'Hit Chance For Player'.D63:'Hit Chance For Player'.D63" chart:class="chart:line">
            <chart:data-point chart:repeated="25"/>
          </chart:series>
          <chart:series chart:style-name="ch8" chart:values-cell-range-address="'Hit Chance For Player'.E64:'Hit Chance For Player'.E88" chart:label-cell-address="'Hit Chance For Player'.E63:'Hit Chance For Player'.E63" chart:class="chart:line">
            <chart:data-point chart:repeated="25"/>
          </chart:series>
          <chart:series chart:style-name="ch9" chart:values-cell-range-address="'Hit Chance For Player'.F64:'Hit Chance For Player'.F88" chart:label-cell-address="'Hit Chance For Player'.F63:'Hit Chance For Player'.F63" chart:class="chart:line">
            <chart:data-point chart:repeated="25"/>
          </chart:series>
          <chart:series chart:style-name="ch10" chart:values-cell-range-address="'Hit Chance For Player'.G64:'Hit Chance For Player'.G88" chart:label-cell-address="'Hit Chance For Player'.G63:'Hit Chance For Player'.G63" chart:class="chart:line">
            <chart:data-point chart:repeated="25"/>
          </chart:series>
          <chart:series chart:style-name="ch11" chart:values-cell-range-address="'Hit Chance For Player'.H64:'Hit Chance For Player'.H88" chart:label-cell-address="'Hit Chance For Player'.H63:'Hit Chance For Player'.H63" chart:class="chart:line">
            <chart:data-point chart:repeated="25"/>
          </chart:series>
          <chart:series chart:style-name="ch12" chart:values-cell-range-address="'Hit Chance For Player'.I64:'Hit Chance For Player'.I88" chart:label-cell-address="'Hit Chance For Player'.I63:'Hit Chance For Player'.I63" chart:class="chart:line">
            <chart:data-point chart:repeated="25"/>
          </chart:series>
          <chart:series chart:style-name="ch13" chart:values-cell-range-address="'Hit Chance For Player'.J64:'Hit Chance For Player'.J88" chart:label-cell-address="'Hit Chance For Player'.J63:'Hit Chance For Player'.J63" chart:class="chart:line">
            <chart:data-point chart:repeated="25"/>
          </chart:series>
          <chart:series chart:style-name="ch14" chart:values-cell-range-address="'Hit Chance For Player'.K64:'Hit Chance For Player'.K88" chart:label-cell-address="'Hit Chance For Player'.K63:'Hit Chance For Player'.K63" chart:class="chart:line">
            <chart:data-point chart:repeated="25"/>
          </chart:series>
          <chart:series chart:style-name="ch15" chart:values-cell-range-address="'Hit Chance For Player'.L64:'Hit Chance For Player'.L88" chart:label-cell-address="'Hit Chance For Player'.L63:'Hit Chance For Player'.L63" chart:class="chart:line">
            <chart:data-point chart:repeated="25"/>
          </chart:series>
          <chart:series chart:style-name="ch16" chart:values-cell-range-address="'Hit Chance For Player'.M64:'Hit Chance For Player'.M88" chart:label-cell-address="'Hit Chance For Player'.M63:'Hit Chance For Player'.M63" chart:class="chart:line">
            <chart:data-point chart:repeated="25"/>
          </chart:series>
          <chart:series chart:style-name="ch17" chart:values-cell-range-address="'Hit Chance For Player'.N64:'Hit Chance For Player'.N88" chart:label-cell-address="'Hit Chance For Player'.N63:'Hit Chance For Player'.N63" chart:class="chart:line">
            <chart:data-point chart:repeated="25"/>
          </chart:series>
          <chart:series chart:style-name="ch6" chart:values-cell-range-address="'Hit Chance For Player'.O64:'Hit Chance For Player'.O88" chart:label-cell-address="'Hit Chance For Player'.O63:'Hit Chance For Player'.O63" chart:class="chart:line">
            <chart:data-point chart:repeated="25"/>
          </chart:series>
          <chart:series chart:style-name="ch7" chart:values-cell-range-address="'Hit Chance For Player'.P64:'Hit Chance For Player'.P88" chart:label-cell-address="'Hit Chance For Player'.P63:'Hit Chance For Player'.P63" chart:class="chart:line">
            <chart:data-point chart:repeated="25"/>
          </chart:series>
          <chart:series chart:style-name="ch8" chart:values-cell-range-address="'Hit Chance For Player'.Q64:'Hit Chance For Player'.Q88" chart:label-cell-address="'Hit Chance For Player'.Q63:'Hit Chance For Player'.Q63" chart:class="chart:line">
            <chart:data-point chart:repeated="25"/>
          </chart:series>
          <chart:series chart:style-name="ch9" chart:values-cell-range-address="'Hit Chance For Player'.R64:'Hit Chance For Player'.R88" chart:label-cell-address="'Hit Chance For Player'.R63:'Hit Chance For Player'.R63" chart:class="chart:line">
            <chart:data-point chart:repeated="25"/>
          </chart:series>
          <chart:series chart:style-name="ch10" chart:values-cell-range-address="'Hit Chance For Player'.S64:'Hit Chance For Player'.S88" chart:label-cell-address="'Hit Chance For Player'.S63:'Hit Chance For Player'.S63" chart:class="chart:line">
            <chart:data-point chart:repeated="25"/>
          </chart:series>
          <chart:series chart:style-name="ch11" chart:values-cell-range-address="'Hit Chance For Player'.T64:'Hit Chance For Player'.T88" chart:label-cell-address="'Hit Chance For Player'.T63:'Hit Chance For Player'.T63" chart:class="chart:line">
            <chart:data-point chart:repeated="25"/>
          </chart:series>
          <chart:series chart:style-name="ch12" chart:values-cell-range-address="'Hit Chance For Player'.U64:'Hit Chance For Player'.U88" chart:label-cell-address="'Hit Chance For Player'.U63:'Hit Chance For Player'.U63" chart:class="chart:line">
            <chart:data-point chart:repeated="25"/>
          </chart:series>
          <chart:series chart:style-name="ch13" chart:values-cell-range-address="'Hit Chance For Player'.V64:'Hit Chance For Player'.V88" chart:label-cell-address="'Hit Chance For Player'.V63:'Hit Chance For Player'.V63" chart:class="chart:line">
            <chart:data-point chart:repeated="25"/>
          </chart:series>
          <chart:series chart:style-name="ch14" chart:values-cell-range-address="'Hit Chance For Player'.W64:'Hit Chance For Player'.W88" chart:label-cell-address="'Hit Chance For Player'.W63:'Hit Chance For Player'.W63" chart:class="chart:line">
            <chart:data-point chart:repeated="25"/>
          </chart:series>
          <chart:series chart:style-name="ch15" chart:values-cell-range-address="'Hit Chance For Player'.X64:'Hit Chance For Player'.X88" chart:label-cell-address="'Hit Chance For Player'.X63:'Hit Chance For Player'.X63" chart:class="chart:line">
            <chart:data-point chart:repeated="25"/>
          </chart:series>
          <chart:series chart:style-name="ch16" chart:values-cell-range-address="'Hit Chance For Player'.Y64:'Hit Chance For Player'.Y88" chart:label-cell-address="'Hit Chance For Player'.Y63:'Hit Chance For Player'.Y63" chart:class="chart:line">
            <chart:data-point chart:repeated="25"/>
          </chart:series>
          <chart:series chart:style-name="ch17" chart:values-cell-range-address="'Hit Chance For Player'.Z64:'Hit Chance For Player'.Z88" chart:label-cell-address="'Hit Chance For Player'.Z63:'Hit Chance For Player'.Z63" chart:class="chart:line">
            <chart:data-point chart:repeated="25"/>
          </chart:series>
          <chart:series chart:style-name="ch6" chart:values-cell-range-address="'Hit Chance For Player'.AA64:'Hit Chance For Player'.AA88" chart:label-cell-address="'Hit Chance For Player'.AA63:'Hit Chance For Player'.AA63" chart:class="chart:line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Hit Chance For Player'.C63:'Hit Chance For Player'.C63</svg:desc>
                </draw:g>
              </table:table-cell>
              <table:table-cell office:value-type="string">
                <text:p>2</text:p>
                <draw:g>
                  <svg:desc>'Hit Chance For Player'.D63:'Hit Chance For Player'.D63</svg:desc>
                </draw:g>
              </table:table-cell>
              <table:table-cell office:value-type="string">
                <text:p>3</text:p>
                <draw:g>
                  <svg:desc>'Hit Chance For Player'.E63:'Hit Chance For Player'.E63</svg:desc>
                </draw:g>
              </table:table-cell>
              <table:table-cell office:value-type="string">
                <text:p>4</text:p>
                <draw:g>
                  <svg:desc>'Hit Chance For Player'.F63:'Hit Chance For Player'.F63</svg:desc>
                </draw:g>
              </table:table-cell>
              <table:table-cell office:value-type="string">
                <text:p>5</text:p>
                <draw:g>
                  <svg:desc>'Hit Chance For Player'.G63:'Hit Chance For Player'.G63</svg:desc>
                </draw:g>
              </table:table-cell>
              <table:table-cell office:value-type="string">
                <text:p>6</text:p>
                <draw:g>
                  <svg:desc>'Hit Chance For Player'.H63:'Hit Chance For Player'.H63</svg:desc>
                </draw:g>
              </table:table-cell>
              <table:table-cell office:value-type="string">
                <text:p>7</text:p>
                <draw:g>
                  <svg:desc>'Hit Chance For Player'.I63:'Hit Chance For Player'.I63</svg:desc>
                </draw:g>
              </table:table-cell>
              <table:table-cell office:value-type="string">
                <text:p>8</text:p>
                <draw:g>
                  <svg:desc>'Hit Chance For Player'.J63:'Hit Chance For Player'.J63</svg:desc>
                </draw:g>
              </table:table-cell>
              <table:table-cell office:value-type="string">
                <text:p>9</text:p>
                <draw:g>
                  <svg:desc>'Hit Chance For Player'.K63:'Hit Chance For Player'.K63</svg:desc>
                </draw:g>
              </table:table-cell>
              <table:table-cell office:value-type="string">
                <text:p>10</text:p>
                <draw:g>
                  <svg:desc>'Hit Chance For Player'.L63:'Hit Chance For Player'.L63</svg:desc>
                </draw:g>
              </table:table-cell>
              <table:table-cell office:value-type="string">
                <text:p>11</text:p>
                <draw:g>
                  <svg:desc>'Hit Chance For Player'.M63:'Hit Chance For Player'.M63</svg:desc>
                </draw:g>
              </table:table-cell>
              <table:table-cell office:value-type="string">
                <text:p>12</text:p>
                <draw:g>
                  <svg:desc>'Hit Chance For Player'.N63:'Hit Chance For Player'.N63</svg:desc>
                </draw:g>
              </table:table-cell>
              <table:table-cell office:value-type="string">
                <text:p>13</text:p>
                <draw:g>
                  <svg:desc>'Hit Chance For Player'.O63:'Hit Chance For Player'.O63</svg:desc>
                </draw:g>
              </table:table-cell>
              <table:table-cell office:value-type="string">
                <text:p>14</text:p>
                <draw:g>
                  <svg:desc>'Hit Chance For Player'.P63:'Hit Chance For Player'.P63</svg:desc>
                </draw:g>
              </table:table-cell>
              <table:table-cell office:value-type="string">
                <text:p>15</text:p>
                <draw:g>
                  <svg:desc>'Hit Chance For Player'.Q63:'Hit Chance For Player'.Q63</svg:desc>
                </draw:g>
              </table:table-cell>
              <table:table-cell office:value-type="string">
                <text:p>16</text:p>
                <draw:g>
                  <svg:desc>'Hit Chance For Player'.R63:'Hit Chance For Player'.R63</svg:desc>
                </draw:g>
              </table:table-cell>
              <table:table-cell office:value-type="string">
                <text:p>17</text:p>
                <draw:g>
                  <svg:desc>'Hit Chance For Player'.S63:'Hit Chance For Player'.S63</svg:desc>
                </draw:g>
              </table:table-cell>
              <table:table-cell office:value-type="string">
                <text:p>18</text:p>
                <draw:g>
                  <svg:desc>'Hit Chance For Player'.T63:'Hit Chance For Player'.T63</svg:desc>
                </draw:g>
              </table:table-cell>
              <table:table-cell office:value-type="string">
                <text:p>19</text:p>
                <draw:g>
                  <svg:desc>'Hit Chance For Player'.U63:'Hit Chance For Player'.U63</svg:desc>
                </draw:g>
              </table:table-cell>
              <table:table-cell office:value-type="string">
                <text:p>20</text:p>
                <draw:g>
                  <svg:desc>'Hit Chance For Player'.V63:'Hit Chance For Player'.V63</svg:desc>
                </draw:g>
              </table:table-cell>
              <table:table-cell office:value-type="string">
                <text:p>21</text:p>
                <draw:g>
                  <svg:desc>'Hit Chance For Player'.W63:'Hit Chance For Player'.W63</svg:desc>
                </draw:g>
              </table:table-cell>
              <table:table-cell office:value-type="string">
                <text:p>22</text:p>
                <draw:g>
                  <svg:desc>'Hit Chance For Player'.X63:'Hit Chance For Player'.X63</svg:desc>
                </draw:g>
              </table:table-cell>
              <table:table-cell office:value-type="string">
                <text:p>23</text:p>
                <draw:g>
                  <svg:desc>'Hit Chance For Player'.Y63:'Hit Chance For Player'.Y63</svg:desc>
                </draw:g>
              </table:table-cell>
              <table:table-cell office:value-type="string">
                <text:p>24</text:p>
                <draw:g>
                  <svg:desc>'Hit Chance For Player'.Z63:'Hit Chance For Player'.Z63</svg:desc>
                </draw:g>
              </table:table-cell>
              <table:table-cell office:value-type="string">
                <text:p>25</text:p>
                <draw:g>
                  <svg:desc>'Hit Chance For Player'.AA63:'Hit Chance For Player'.AA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Hit Chance For Player'.B64:'Hit Chance For Player'.B88</svg:desc>
                </draw:g>
              </table:table-cell>
              <table:table-cell office:value-type="float" office:value="0">
                <text:p>0</text:p>
                <draw:g>
                  <svg:desc>'Hit Chance For Player'.C64:'Hit Chance For Player'.C88</svg:desc>
                </draw:g>
              </table:table-cell>
              <table:table-cell office:value-type="float" office:value="10">
                <text:p>10</text:p>
                <draw:g>
                  <svg:desc>'Hit Chance For Player'.D64:'Hit Chance For Player'.D88</svg:desc>
                </draw:g>
              </table:table-cell>
              <table:table-cell office:value-type="float" office:value="12">
                <text:p>12</text:p>
                <draw:g>
                  <svg:desc>'Hit Chance For Player'.E64:'Hit Chance For Player'.E88</svg:desc>
                </draw:g>
              </table:table-cell>
              <table:table-cell office:value-type="float" office:value="12">
                <text:p>12</text:p>
                <draw:g>
                  <svg:desc>'Hit Chance For Player'.F64:'Hit Chance For Player'.F88</svg:desc>
                </draw:g>
              </table:table-cell>
              <table:table-cell office:value-type="float" office:value="10">
                <text:p>10</text:p>
                <draw:g>
                  <svg:desc>'Hit Chance For Player'.G64:'Hit Chance For Player'.G88</svg:desc>
                </draw:g>
              </table:table-cell>
              <table:table-cell office:value-type="float" office:value="4">
                <text:p>4</text:p>
                <draw:g>
                  <svg:desc>'Hit Chance For Player'.H64:'Hit Chance For Player'.H88</svg:desc>
                </draw:g>
              </table:table-cell>
              <table:table-cell office:value-type="float" office:value="1">
                <text:p>1</text:p>
                <draw:g>
                  <svg:desc>'Hit Chance For Player'.I64:'Hit Chance For Player'.I88</svg:desc>
                </draw:g>
              </table:table-cell>
              <table:table-cell office:value-type="float" office:value="0">
                <text:p>0</text:p>
                <draw:g>
                  <svg:desc>'Hit Chance For Player'.J64:'Hit Chance For Player'.J88</svg:desc>
                </draw:g>
              </table:table-cell>
              <table:table-cell office:value-type="float" office:value="0">
                <text:p>0</text:p>
                <draw:g>
                  <svg:desc>'Hit Chance For Player'.K64:'Hit Chance For Player'.K88</svg:desc>
                </draw:g>
              </table:table-cell>
              <table:table-cell office:value-type="float" office:value="0">
                <text:p>0</text:p>
                <draw:g>
                  <svg:desc>'Hit Chance For Player'.L64:'Hit Chance For Player'.L88</svg:desc>
                </draw:g>
              </table:table-cell>
              <table:table-cell office:value-type="float" office:value="0">
                <text:p>0</text:p>
                <draw:g>
                  <svg:desc>'Hit Chance For Player'.M64:'Hit Chance For Player'.M88</svg:desc>
                </draw:g>
              </table:table-cell>
              <table:table-cell office:value-type="float" office:value="0">
                <text:p>0</text:p>
                <draw:g>
                  <svg:desc>'Hit Chance For Player'.N64:'Hit Chance For Player'.N88</svg:desc>
                </draw:g>
              </table:table-cell>
              <table:table-cell office:value-type="float" office:value="0">
                <text:p>0</text:p>
                <draw:g>
                  <svg:desc>'Hit Chance For Player'.O64:'Hit Chance For Player'.O88</svg:desc>
                </draw:g>
              </table:table-cell>
              <table:table-cell office:value-type="float" office:value="0">
                <text:p>0</text:p>
                <draw:g>
                  <svg:desc>'Hit Chance For Player'.P64:'Hit Chance For Player'.P88</svg:desc>
                </draw:g>
              </table:table-cell>
              <table:table-cell office:value-type="float" office:value="0">
                <text:p>0</text:p>
                <draw:g>
                  <svg:desc>'Hit Chance For Player'.Q64:'Hit Chance For Player'.Q88</svg:desc>
                </draw:g>
              </table:table-cell>
              <table:table-cell office:value-type="float" office:value="0">
                <text:p>0</text:p>
                <draw:g>
                  <svg:desc>'Hit Chance For Player'.R64:'Hit Chance For Player'.R88</svg:desc>
                </draw:g>
              </table:table-cell>
              <table:table-cell office:value-type="float" office:value="0">
                <text:p>0</text:p>
                <draw:g>
                  <svg:desc>'Hit Chance For Player'.S64:'Hit Chance For Player'.S88</svg:desc>
                </draw:g>
              </table:table-cell>
              <table:table-cell office:value-type="float" office:value="0">
                <text:p>0</text:p>
                <draw:g>
                  <svg:desc>'Hit Chance For Player'.T64:'Hit Chance For Player'.T88</svg:desc>
                </draw:g>
              </table:table-cell>
              <table:table-cell office:value-type="float" office:value="0">
                <text:p>0</text:p>
                <draw:g>
                  <svg:desc>'Hit Chance For Player'.U64:'Hit Chance For Player'.U88</svg:desc>
                </draw:g>
              </table:table-cell>
              <table:table-cell office:value-type="float" office:value="0">
                <text:p>0</text:p>
                <draw:g>
                  <svg:desc>'Hit Chance For Player'.V64:'Hit Chance For Player'.V88</svg:desc>
                </draw:g>
              </table:table-cell>
              <table:table-cell office:value-type="float" office:value="0">
                <text:p>0</text:p>
                <draw:g>
                  <svg:desc>'Hit Chance For Player'.W64:'Hit Chance For Player'.W88</svg:desc>
                </draw:g>
              </table:table-cell>
              <table:table-cell office:value-type="float" office:value="0">
                <text:p>0</text:p>
                <draw:g>
                  <svg:desc>'Hit Chance For Player'.X64:'Hit Chance For Player'.X88</svg:desc>
                </draw:g>
              </table:table-cell>
              <table:table-cell office:value-type="float" office:value="0">
                <text:p>0</text:p>
                <draw:g>
                  <svg:desc>'Hit Chance For Player'.Y64:'Hit Chance For Player'.Y88</svg:desc>
                </draw:g>
              </table:table-cell>
              <table:table-cell office:value-type="float" office:value="0">
                <text:p>0</text:p>
                <draw:g>
                  <svg:desc>'Hit Chance For Player'.Z64:'Hit Chance For Player'.Z88</svg:desc>
                </draw:g>
              </table:table-cell>
              <table:table-cell office:value-type="float" office:value="0">
                <text:p>0</text:p>
                <draw:g>
                  <svg:desc>'Hit Chance For Player'.AA64:'Hit Chance For Player'.AA8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start" style:rotation-angle="270"/>
      <style:graphic-properties draw:stroke-dash="Ultrafine_20_Dashed" svg:stroke-width="0.051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100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08cm" svg:y="0.315cm" chart:style-name="ch2">
          <text:p>Damage as percent of total player health</text:p>
        </chart:title>
        <chart:plot-area chart:style-name="ch3" table:cell-range-address="'End Damage'.B3:'End Damage'.AX5" chart:data-source-has-labels="row" svg:x="0.32cm" svg:y="1.248cm" svg:width="15.36cm" svg:height="6.643cm">
          <chartooo:coordinate-region svg:x="1.127cm" svg:y="1.421cm" svg:width="13.826cm" svg:height="5.742cm"/>
          <chart:axis chart:dimension="x" chart:name="primary-x" chart:style-name="ch4" chartooo:axis-type="auto">
            <chartooo:date-scale/>
            <chart:title svg:x="4.728cm" svg:y="8.071cm" chart:style-name="ch5">
              <text:p>Monster average level - Player average level</text:p>
            </chart:title>
            <chart:categories table:cell-range-address="'End Damage'.B3:'End Damage'.AX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nd Damage'.B4:'End Damage'.AX4" chart:class="chart:line">
            <chart:data-point chart:repeated="49"/>
          </chart:series>
          <chart:series chart:style-name="ch9" chart:values-cell-range-address="'End Damage'.B5:'End Damage'.AX5" chart:class="chart:line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-24">
                <text:p>-24</text:p>
                <draw:g>
                  <svg:desc>'End Damage'.B3:'End Damage'.AX3</svg:desc>
                </draw:g>
              </table:table-cell>
              <table:table-cell office:value-type="float" office:value="-23">
                <text:p>-23</text:p>
              </table:table-cell>
              <table:table-cell office:value-type="float" office:value="-22">
                <text:p>-22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End Damage'.B4:'End Damage'.AX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  <table:table-cell office:value-type="float" office:value="280">
                <text:p>280</text:p>
              </table:table-cell>
              <table:table-cell office:value-type="float" office:value="350">
                <text:p>350</text:p>
              </table:table-cell>
              <table:table-cell office:value-type="float" office:value="440">
                <text:p>440</text:p>
              </table:table-cell>
              <table:table-cell office:value-type="float" office:value="540">
                <text:p>540</text:p>
              </table:table-cell>
              <table:table-cell office:value-type="float" office:value="650">
                <text:p>650</text:p>
              </table:table-cell>
              <table:table-cell office:value-type="float" office:value="770">
                <text:p>770</text:p>
              </table:table-cell>
              <table:table-cell office:value-type="float" office:value="900">
                <text:p>900</text:p>
              </table:table-cell>
              <table:table-cell office:value-type="float" office:value="1040">
                <text:p>1040</text:p>
              </table:table-cell>
              <table:table-cell office:value-type="float" office:value="1190">
                <text:p>1190</text:p>
              </table:table-cell>
              <table:table-cell office:value-type="float" office:value="1300">
                <text:p>130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End Damage'.B5:'End Damage'.AX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1.8">
                <text:p>21.8</text:p>
              </table:table-cell>
              <table:table-cell office:value-type="float" office:value="35.52">
                <text:p>35.52</text:p>
              </table:table-cell>
              <table:table-cell office:value-type="float" office:value="54.728">
                <text:p>54.728</text:p>
              </table:table-cell>
              <table:table-cell office:value-type="float" office:value="81.6192">
                <text:p>81.6192</text:p>
              </table:table-cell>
              <table:table-cell office:value-type="float" office:value="119.26688">
                <text:p>119.26688</text:p>
              </table:table-cell>
              <table:table-cell office:value-type="float" office:value="171.973632">
                <text:p>171.973632</text:p>
              </table:table-cell>
              <table:table-cell office:value-type="float" office:value="245.7630848">
                <text:p>245.7630848</text:p>
              </table:table-cell>
              <table:table-cell office:value-type="float" office:value="349.06831872">
                <text:p>349.06831872</text:p>
              </table:table-cell>
              <table:table-cell office:value-type="float" office:value="493.695646208">
                <text:p>493.695646208</text:p>
              </table:table-cell>
              <table:table-cell office:value-type="float" office:value="696.1739046912">
                <text:p>696.1739046912</text:p>
              </table:table-cell>
              <table:table-cell office:value-type="float" office:value="979.64346656768">
                <text:p>979.64346656768</text:p>
              </table:table-cell>
              <table:table-cell office:value-type="float" office:value="1376.50085319475">
                <text:p>1376.50085319475</text:p>
              </table:table-cell>
              <table:table-cell office:value-type="float" office:value="1932.10119447265">
                <text:p>1932.10119447265</text:p>
              </table:table-cell>
              <table:table-cell office:value-type="float" office:value="2709.94167226171">
                <text:p>2709.94167226171</text:p>
              </table:table-cell>
              <table:table-cell office:value-type="float" office:value="3798.9183411664">
                <text:p>3798.9183411664</text:p>
              </table:table-cell>
              <table:table-cell office:value-type="float" office:value="5323.48567763296">
                <text:p>5323.48567763296</text:p>
              </table:table-cell>
              <table:table-cell office:value-type="float" office:value="7457.87994868614">
                <text:p>7457.87994868614</text:p>
              </table:table-cell>
              <table:table-cell office:value-type="float" office:value="10446.0319281606">
                <text:p>10446.0319281606</text:p>
              </table:table-cell>
              <table:table-cell office:value-type="float" office:value="14629.4446994248">
                <text:p>14629.4446994248</text:p>
              </table:table-cell>
              <table:table-cell office:value-type="float" office:value="20486.2225791948">
                <text:p>20486.2225791948</text:p>
              </table:table-cell>
              <table:table-cell office:value-type="float" office:value="28685.7116108727">
                <text:p>28685.7116108727</text:p>
              </table:table-cell>
              <table:table-cell office:value-type="float" office:value="40164.9962552217">
                <text:p>40164.9962552217</text:p>
              </table:table-cell>
              <table:table-cell office:value-type="float" office:value="56235.9947573104">
                <text:p>56235.9947573104</text:p>
              </table:table-cell>
              <table:table-cell office:value-type="float" office:value="78735.3926602346">
                <text:p>78735.3926602346</text:p>
              </table:table-cell>
              <table:table-cell office:value-type="float" office:value="110234.549724328">
                <text:p>110234.5497243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3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3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652cm" svg:height="14.956cm" xlink:href=".." xlink:type="simple" chart:class="chart:line" chart:style-name="ch1">
        <chart:legend chart:legend-position="end" svg:x="27.959cm" svg:y="5.648cm" style:legend-expansion="high" chart:style-name="ch2"/>
        <chart:plot-area chart:style-name="ch3" table:cell-range-address="'Expected Health'.B3:'Expected Health'.J28" chart:data-source-has-labels="both" svg:x="0.613cm" svg:y="0.299cm" svg:width="26.733cm" svg:height="14.358cm">
          <chartooo:coordinate-region svg:x="1.711cm" svg:y="0.473cm" svg:width="25.448cm" svg:height="13.59cm"/>
          <chart:axis chart:dimension="x" chart:name="primary-x" chart:style-name="ch4" chartooo:axis-type="auto">
            <chartooo:date-scale/>
            <chart:categories table:cell-range-address="'Expected Health'.B4:'Expected Health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cted Health'.C4:'Expected Health'.C28" chart:label-cell-address="'Expected Health'.C3:'Expected Health'.C3" chart:class="chart:line">
            <chart:data-point chart:repeated="25"/>
          </chart:series>
          <chart:series chart:style-name="ch8" chart:values-cell-range-address="'Expected Health'.D4:'Expected Health'.D28" chart:label-cell-address="'Expected Health'.D3:'Expected Health'.D3" chart:class="chart:line">
            <chart:data-point chart:repeated="25"/>
          </chart:series>
          <chart:series chart:style-name="ch9" chart:values-cell-range-address="'Expected Health'.E4:'Expected Health'.E28" chart:label-cell-address="'Expected Health'.E3:'Expected Health'.E3" chart:class="chart:line">
            <chart:data-point chart:repeated="25"/>
          </chart:series>
          <chart:series chart:style-name="ch10" chart:values-cell-range-address="'Expected Health'.F4:'Expected Health'.F28" chart:label-cell-address="'Expected Health'.F3:'Expected Health'.F3" chart:class="chart:line">
            <chart:data-point chart:repeated="25"/>
          </chart:series>
          <chart:series chart:style-name="ch11" chart:values-cell-range-address="'Expected Health'.G4:'Expected Health'.G28" chart:label-cell-address="'Expected Health'.G3:'Expected Health'.G3" chart:class="chart:line">
            <chart:data-point chart:repeated="25"/>
          </chart:series>
          <chart:series chart:style-name="ch12" chart:values-cell-range-address="'Expected Health'.H4:'Expected Health'.H28" chart:label-cell-address="'Expected Health'.H3:'Expected Health'.H3" chart:class="chart:line">
            <chart:data-point chart:repeated="25"/>
          </chart:series>
          <chart:series chart:style-name="ch13" chart:values-cell-range-address="'Expected Health'.I4:'Expected Health'.I28" chart:label-cell-address="'Expected Health'.I3:'Expected Health'.I3" chart:class="chart:line">
            <chart:data-point chart:repeated="25"/>
          </chart:series>
          <chart:series chart:style-name="ch14" chart:values-cell-range-address="'Expected Health'.J4:'Expected Health'.J28" chart:label-cell-address="'Expected Health'.J3:'Expected Health'.J3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ltimate</text:p>
                <draw:g>
                  <svg:desc>'Expected Health'.C3:'Expected Health'.C3</svg:desc>
                </draw:g>
              </table:table-cell>
              <table:table-cell office:value-type="string">
                <text:p>Amazing</text:p>
                <draw:g>
                  <svg:desc>'Expected Health'.D3:'Expected Health'.D3</svg:desc>
                </draw:g>
              </table:table-cell>
              <table:table-cell office:value-type="string">
                <text:p>Superb</text:p>
                <draw:g>
                  <svg:desc>'Expected Health'.E3:'Expected Health'.E3</svg:desc>
                </draw:g>
              </table:table-cell>
              <table:table-cell office:value-type="string">
                <text:p>High</text:p>
                <draw:g>
                  <svg:desc>'Expected Health'.F3:'Expected Health'.F3</svg:desc>
                </draw:g>
              </table:table-cell>
              <table:table-cell office:value-type="string">
                <text:p>Good</text:p>
                <draw:g>
                  <svg:desc>'Expected Health'.G3:'Expected Health'.G3</svg:desc>
                </draw:g>
              </table:table-cell>
              <table:table-cell office:value-type="string">
                <text:p>Typical</text:p>
                <draw:g>
                  <svg:desc>'Expected Health'.H3:'Expected Health'.H3</svg:desc>
                </draw:g>
              </table:table-cell>
              <table:table-cell office:value-type="string">
                <text:p>Slight</text:p>
                <draw:g>
                  <svg:desc>'Expected Health'.I3:'Expected Health'.I3</svg:desc>
                </draw:g>
              </table:table-cell>
              <table:table-cell office:value-type="string">
                <text:p>None</text:p>
                <draw:g>
                  <svg:desc>'Expected Health'.J3:'Expected Health'.J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xpected Health'.B4:'Expected Health'.B28</svg:desc>
                </draw:g>
              </table:table-cell>
              <table:table-cell office:value-type="float" office:value="29">
                <text:p>29</text:p>
                <draw:g>
                  <svg:desc>'Expected Health'.C4:'Expected Health'.C28</svg:desc>
                </draw:g>
              </table:table-cell>
              <table:table-cell office:value-type="float" office:value="19">
                <text:p>19</text:p>
                <draw:g>
                  <svg:desc>'Expected Health'.D4:'Expected Health'.D28</svg:desc>
                </draw:g>
              </table:table-cell>
              <table:table-cell office:value-type="float" office:value="13">
                <text:p>13</text:p>
                <draw:g>
                  <svg:desc>'Expected Health'.E4:'Expected Health'.E28</svg:desc>
                </draw:g>
              </table:table-cell>
              <table:table-cell office:value-type="float" office:value="9">
                <text:p>9</text:p>
                <draw:g>
                  <svg:desc>'Expected Health'.F4:'Expected Health'.F28</svg:desc>
                </draw:g>
              </table:table-cell>
              <table:table-cell office:value-type="float" office:value="6">
                <text:p>6</text:p>
                <draw:g>
                  <svg:desc>'Expected Health'.G4:'Expected Health'.G28</svg:desc>
                </draw:g>
              </table:table-cell>
              <table:table-cell office:value-type="float" office:value="4">
                <text:p>4</text:p>
                <draw:g>
                  <svg:desc>'Expected Health'.H4:'Expected Health'.H28</svg:desc>
                </draw:g>
              </table:table-cell>
              <table:table-cell office:value-type="float" office:value="2">
                <text:p>2</text:p>
                <draw:g>
                  <svg:desc>'Expected Health'.I4:'Expected Health'.I28</svg:desc>
                </draw:g>
              </table:table-cell>
              <table:table-cell office:value-type="float" office:value="0">
                <text:p>0</text:p>
                <draw:g>
                  <svg:desc>'Expected Health'.J4:'Expected Health'.J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.8">
                <text:p>34.8</text:p>
              </table:table-cell>
              <table:table-cell office:value-type="float" office:value="22.99">
                <text:p>22.99</text:p>
              </table:table-cell>
              <table:table-cell office:value-type="float" office:value="15.86">
                <text:p>15.86</text:p>
              </table:table-cell>
              <table:table-cell office:value-type="float" office:value="11.07">
                <text:p>11.07</text:p>
              </table:table-cell>
              <table:table-cell office:value-type="float" office:value="7.44">
                <text:p>7.44</text:p>
              </table:table-cell>
              <table:table-cell office:value-type="float" office:value="5">
                <text:p>5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.76">
                <text:p>41.76</text:p>
              </table:table-cell>
              <table:table-cell office:value-type="float" office:value="27.8179">
                <text:p>27.8179</text:p>
              </table:table-cell>
              <table:table-cell office:value-type="float" office:value="19.3492">
                <text:p>19.3492</text:p>
              </table:table-cell>
              <table:table-cell office:value-type="float" office:value="13.6161">
                <text:p>13.6161</text:p>
              </table:table-cell>
              <table:table-cell office:value-type="float" office:value="9.2256">
                <text:p>9.2256</text:p>
              </table:table-cell>
              <table:table-cell office:value-type="float" office:value="6.25">
                <text:p>6.25</text:p>
              </table:table-cell>
              <table:table-cell office:value-type="float" office:value="3.1752">
                <text:p>3.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.112">
                <text:p>50.112</text:p>
              </table:table-cell>
              <table:table-cell office:value-type="float" office:value="33.659659">
                <text:p>33.659659</text:p>
              </table:table-cell>
              <table:table-cell office:value-type="float" office:value="23.606024">
                <text:p>23.606024</text:p>
              </table:table-cell>
              <table:table-cell office:value-type="float" office:value="16.747803">
                <text:p>16.747803</text:p>
              </table:table-cell>
              <table:table-cell office:value-type="float" office:value="11.439744">
                <text:p>11.439744</text:p>
              </table:table-cell>
              <table:table-cell office:value-type="float" office:value="7.8125">
                <text:p>7.8125</text:p>
              </table:table-cell>
              <table:table-cell office:value-type="float" office:value="4.000752">
                <text:p>4.000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.1344">
                <text:p>60.1344</text:p>
              </table:table-cell>
              <table:table-cell office:value-type="float" office:value="40.72818739">
                <text:p>40.72818739</text:p>
              </table:table-cell>
              <table:table-cell office:value-type="float" office:value="28.79934928">
                <text:p>28.79934928</text:p>
              </table:table-cell>
              <table:table-cell office:value-type="float" office:value="20.59979769">
                <text:p>20.59979769</text:p>
              </table:table-cell>
              <table:table-cell office:value-type="float" office:value="14.18528256">
                <text:p>14.18528256</text:p>
              </table:table-cell>
              <table:table-cell office:value-type="float" office:value="9.765625">
                <text:p>9.765625</text:p>
              </table:table-cell>
              <table:table-cell office:value-type="float" office:value="5.04094752">
                <text:p>5.04094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2.16128">
                <text:p>72.16128</text:p>
              </table:table-cell>
              <table:table-cell office:value-type="float" office:value="49.2811067419">
                <text:p>49.2811067419</text:p>
              </table:table-cell>
              <table:table-cell office:value-type="float" office:value="35.1352061216">
                <text:p>35.1352061216</text:p>
              </table:table-cell>
              <table:table-cell office:value-type="float" office:value="25.3377511587">
                <text:p>25.3377511587</text:p>
              </table:table-cell>
              <table:table-cell office:value-type="float" office:value="17.5897503744">
                <text:p>17.5897503744</text:p>
              </table:table-cell>
              <table:table-cell office:value-type="float" office:value="12.20703125">
                <text:p>12.20703125</text:p>
              </table:table-cell>
              <table:table-cell office:value-type="float" office:value="6.3515938752">
                <text:p>6.3515938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6.593536">
                <text:p>86.593536</text:p>
              </table:table-cell>
              <table:table-cell office:value-type="float" office:value="59.630139157699">
                <text:p>59.630139157699</text:p>
              </table:table-cell>
              <table:table-cell office:value-type="float" office:value="42.864951468352">
                <text:p>42.864951468352</text:p>
              </table:table-cell>
              <table:table-cell office:value-type="float" office:value="31.165433925201">
                <text:p>31.165433925201</text:p>
              </table:table-cell>
              <table:table-cell office:value-type="float" office:value="21.811290464256">
                <text:p>21.811290464256</text:p>
              </table:table-cell>
              <table:table-cell office:value-type="float" office:value="15.2587890625">
                <text:p>15.2587890625</text:p>
              </table:table-cell>
              <table:table-cell office:value-type="float" office:value="8.003008282752">
                <text:p>8.003008282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3.9122432">
                <text:p>103.9122432</text:p>
              </table:table-cell>
              <table:table-cell office:value-type="float" office:value="72.1524683808158">
                <text:p>72.1524683808158</text:p>
              </table:table-cell>
              <table:table-cell office:value-type="float" office:value="52.2952407913894">
                <text:p>52.2952407913894</text:p>
              </table:table-cell>
              <table:table-cell office:value-type="float" office:value="38.3334837279972">
                <text:p>38.3334837279972</text:p>
              </table:table-cell>
              <table:table-cell office:value-type="float" office:value="27.0460001756774">
                <text:p>27.0460001756774</text:p>
              </table:table-cell>
              <table:table-cell office:value-type="float" office:value="19.073486328125">
                <text:p>19.073486328125</text:p>
              </table:table-cell>
              <table:table-cell office:value-type="float" office:value="10.0837904362675">
                <text:p>10.0837904362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4.69469184">
                <text:p>124.69469184</text:p>
              </table:table-cell>
              <table:table-cell office:value-type="float" office:value="87.3044867407871">
                <text:p>87.3044867407871</text:p>
              </table:table-cell>
              <table:table-cell office:value-type="float" office:value="63.8001937654951">
                <text:p>63.8001937654951</text:p>
              </table:table-cell>
              <table:table-cell office:value-type="float" office:value="47.1501849854366">
                <text:p>47.1501849854366</text:p>
              </table:table-cell>
              <table:table-cell office:value-type="float" office:value="33.53704021784">
                <text:p>33.53704021784</text:p>
              </table:table-cell>
              <table:table-cell office:value-type="float" office:value="23.8418579101562">
                <text:p>23.8418579101562</text:p>
              </table:table-cell>
              <table:table-cell office:value-type="float" office:value="12.7055759496971">
                <text:p>12.7055759496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9.633630208">
                <text:p>149.633630208</text:p>
              </table:table-cell>
              <table:table-cell office:value-type="float" office:value="105.638428956352">
                <text:p>105.638428956352</text:p>
              </table:table-cell>
              <table:table-cell office:value-type="float" office:value="77.836236393904">
                <text:p>77.836236393904</text:p>
              </table:table-cell>
              <table:table-cell office:value-type="float" office:value="57.994727532087">
                <text:p>57.994727532087</text:p>
              </table:table-cell>
              <table:table-cell office:value-type="float" office:value="41.5859298701216">
                <text:p>41.5859298701216</text:p>
              </table:table-cell>
              <table:table-cell office:value-type="float" office:value="29.8023223876953">
                <text:p>29.8023223876953</text:p>
              </table:table-cell>
              <table:table-cell office:value-type="float" office:value="16.0090256966183">
                <text:p>16.009025696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9.5603562496">
                <text:p>179.5603562496</text:p>
              </table:table-cell>
              <table:table-cell office:value-type="float" office:value="127.822499037186">
                <text:p>127.822499037186</text:p>
              </table:table-cell>
              <table:table-cell office:value-type="float" office:value="94.9602084005629">
                <text:p>94.9602084005629</text:p>
              </table:table-cell>
              <table:table-cell office:value-type="float" office:value="71.333514864467">
                <text:p>71.333514864467</text:p>
              </table:table-cell>
              <table:table-cell office:value-type="float" office:value="51.5665530389508">
                <text:p>51.5665530389508</text:p>
              </table:table-cell>
              <table:table-cell office:value-type="float" office:value="37.2529029846191">
                <text:p>37.2529029846191</text:p>
              </table:table-cell>
              <table:table-cell office:value-type="float" office:value="20.1713723777391">
                <text:p>20.1713723777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5.47242749952">
                <text:p>215.47242749952</text:p>
              </table:table-cell>
              <table:table-cell office:value-type="float" office:value="154.665223834995">
                <text:p>154.665223834995</text:p>
              </table:table-cell>
              <table:table-cell office:value-type="float" office:value="115.851454248687">
                <text:p>115.851454248687</text:p>
              </table:table-cell>
              <table:table-cell office:value-type="float" office:value="87.7402232832944">
                <text:p>87.7402232832944</text:p>
              </table:table-cell>
              <table:table-cell office:value-type="float" office:value="63.942525768299">
                <text:p>63.942525768299</text:p>
              </table:table-cell>
              <table:table-cell office:value-type="float" office:value="46.5661287307739">
                <text:p>46.5661287307739</text:p>
              </table:table-cell>
              <table:table-cell office:value-type="float" office:value="25.4159291959512">
                <text:p>25.415929195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8.566912999424">
                <text:p>258.566912999424</text:p>
              </table:table-cell>
              <table:table-cell office:value-type="float" office:value="187.144920840345">
                <text:p>187.144920840345</text:p>
              </table:table-cell>
              <table:table-cell office:value-type="float" office:value="141.338774183398">
                <text:p>141.338774183398</text:p>
              </table:table-cell>
              <table:table-cell office:value-type="float" office:value="107.920474638452">
                <text:p>107.920474638452</text:p>
              </table:table-cell>
              <table:table-cell office:value-type="float" office:value="79.2887319526908">
                <text:p>79.2887319526908</text:p>
              </table:table-cell>
              <table:table-cell office:value-type="float" office:value="58.2076609134674">
                <text:p>58.2076609134674</text:p>
              </table:table-cell>
              <table:table-cell office:value-type="float" office:value="32.0240707868986">
                <text:p>32.0240707868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0.280295599309">
                <text:p>310.280295599309</text:p>
              </table:table-cell>
              <table:table-cell office:value-type="float" office:value="226.445354216817">
                <text:p>226.445354216817</text:p>
              </table:table-cell>
              <table:table-cell office:value-type="float" office:value="172.433304503745">
                <text:p>172.433304503745</text:p>
              </table:table-cell>
              <table:table-cell office:value-type="float" office:value="132.742183805296">
                <text:p>132.742183805296</text:p>
              </table:table-cell>
              <table:table-cell office:value-type="float" office:value="98.3180276213365">
                <text:p>98.3180276213365</text:p>
              </table:table-cell>
              <table:table-cell office:value-type="float" office:value="72.7595761418343">
                <text:p>72.7595761418343</text:p>
              </table:table-cell>
              <table:table-cell office:value-type="float" office:value="40.3503291914922">
                <text:p>40.3503291914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2.33635471917">
                <text:p>372.33635471917</text:p>
              </table:table-cell>
              <table:table-cell office:value-type="float" office:value="273.998878602348">
                <text:p>273.998878602348</text:p>
              </table:table-cell>
              <table:table-cell office:value-type="float" office:value="210.368631494569">
                <text:p>210.368631494569</text:p>
              </table:table-cell>
              <table:table-cell office:value-type="float" office:value="163.272886080514">
                <text:p>163.272886080514</text:p>
              </table:table-cell>
              <table:table-cell office:value-type="float" office:value="121.914354250457">
                <text:p>121.914354250457</text:p>
              </table:table-cell>
              <table:table-cell office:value-type="float" office:value="90.9494701772928">
                <text:p>90.9494701772928</text:p>
              </table:table-cell>
              <table:table-cell office:value-type="float" office:value="50.8414147812802">
                <text:p>50.8414147812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46.803625663005">
                <text:p>446.803625663005</text:p>
              </table:table-cell>
              <table:table-cell office:value-type="float" office:value="331.538643108842">
                <text:p>331.538643108842</text:p>
              </table:table-cell>
              <table:table-cell office:value-type="float" office:value="256.649730423374">
                <text:p>256.649730423374</text:p>
              </table:table-cell>
              <table:table-cell office:value-type="float" office:value="200.825649879032">
                <text:p>200.825649879032</text:p>
              </table:table-cell>
              <table:table-cell office:value-type="float" office:value="151.173799270567">
                <text:p>151.173799270567</text:p>
              </table:table-cell>
              <table:table-cell office:value-type="float" office:value="113.686837721616">
                <text:p>113.686837721616</text:p>
              </table:table-cell>
              <table:table-cell office:value-type="float" office:value="64.060182624413">
                <text:p>64.060182624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36.164350795605">
                <text:p>536.164350795605</text:p>
              </table:table-cell>
              <table:table-cell office:value-type="float" office:value="401.161758161698">
                <text:p>401.161758161698</text:p>
              </table:table-cell>
              <table:table-cell office:value-type="float" office:value="313.112671116517">
                <text:p>313.112671116517</text:p>
              </table:table-cell>
              <table:table-cell office:value-type="float" office:value="247.01554935121">
                <text:p>247.01554935121</text:p>
              </table:table-cell>
              <table:table-cell office:value-type="float" office:value="187.455511095503">
                <text:p>187.455511095503</text:p>
              </table:table-cell>
              <table:table-cell office:value-type="float" office:value="142.10854715202">
                <text:p>142.10854715202</text:p>
              </table:table-cell>
              <table:table-cell office:value-type="float" office:value="80.7158301067604">
                <text:p>80.7158301067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43.397220954727">
                <text:p>643.397220954727</text:p>
              </table:table-cell>
              <table:table-cell office:value-type="float" office:value="485.405727375655">
                <text:p>485.405727375655</text:p>
              </table:table-cell>
              <table:table-cell office:value-type="float" office:value="381.997458762151">
                <text:p>381.997458762151</text:p>
              </table:table-cell>
              <table:table-cell office:value-type="float" office:value="303.829125701988">
                <text:p>303.829125701988</text:p>
              </table:table-cell>
              <table:table-cell office:value-type="float" office:value="232.444833758424">
                <text:p>232.444833758424</text:p>
              </table:table-cell>
              <table:table-cell office:value-type="float" office:value="177.635683940025">
                <text:p>177.635683940025</text:p>
              </table:table-cell>
              <table:table-cell office:value-type="float" office:value="101.701945934518">
                <text:p>101.70194593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72.076665145672">
                <text:p>772.076665145672</text:p>
              </table:table-cell>
              <table:table-cell office:value-type="float" office:value="587.340930124542">
                <text:p>587.340930124542</text:p>
              </table:table-cell>
              <table:table-cell office:value-type="float" office:value="466.036899689824">
                <text:p>466.036899689824</text:p>
              </table:table-cell>
              <table:table-cell office:value-type="float" office:value="373.709824613445">
                <text:p>373.709824613445</text:p>
              </table:table-cell>
              <table:table-cell office:value-type="float" office:value="288.231593860446">
                <text:p>288.231593860446</text:p>
              </table:table-cell>
              <table:table-cell office:value-type="float" office:value="222.044604925031">
                <text:p>222.044604925031</text:p>
              </table:table-cell>
              <table:table-cell office:value-type="float" office:value="128.144451877493">
                <text:p>128.144451877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6.491998174806">
                <text:p>926.491998174806</text:p>
              </table:table-cell>
              <table:table-cell office:value-type="float" office:value="710.682525450696">
                <text:p>710.682525450696</text:p>
              </table:table-cell>
              <table:table-cell office:value-type="float" office:value="568.565017621585">
                <text:p>568.565017621585</text:p>
              </table:table-cell>
              <table:table-cell office:value-type="float" office:value="459.663084274538">
                <text:p>459.663084274538</text:p>
              </table:table-cell>
              <table:table-cell office:value-type="float" office:value="357.407176386953">
                <text:p>357.407176386953</text:p>
              </table:table-cell>
              <table:table-cell office:value-type="float" office:value="277.555756156289">
                <text:p>277.555756156289</text:p>
              </table:table-cell>
              <table:table-cell office:value-type="float" office:value="161.462009365641">
                <text:p>161.462009365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11.79039780977">
                <text:p>1111.79039780977</text:p>
              </table:table-cell>
              <table:table-cell office:value-type="float" office:value="859.925855795342">
                <text:p>859.925855795342</text:p>
              </table:table-cell>
              <table:table-cell office:value-type="float" office:value="693.649321498334">
                <text:p>693.649321498334</text:p>
              </table:table-cell>
              <table:table-cell office:value-type="float" office:value="565.385593657682">
                <text:p>565.385593657682</text:p>
              </table:table-cell>
              <table:table-cell office:value-type="float" office:value="443.184898719821">
                <text:p>443.184898719821</text:p>
              </table:table-cell>
              <table:table-cell office:value-type="float" office:value="346.944695195361">
                <text:p>346.944695195361</text:p>
              </table:table-cell>
              <table:table-cell office:value-type="float" office:value="203.442131800707">
                <text:p>203.442131800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34.14847737172">
                <text:p>1334.14847737172</text:p>
              </table:table-cell>
              <table:table-cell office:value-type="float" office:value="1040.51028551236">
                <text:p>1040.51028551236</text:p>
              </table:table-cell>
              <table:table-cell office:value-type="float" office:value="846.252172227967">
                <text:p>846.252172227967</text:p>
              </table:table-cell>
              <table:table-cell office:value-type="float" office:value="695.424280198948">
                <text:p>695.424280198948</text:p>
              </table:table-cell>
              <table:table-cell office:value-type="float" office:value="549.549274412578">
                <text:p>549.549274412578</text:p>
              </table:table-cell>
              <table:table-cell office:value-type="float" office:value="433.680868994202">
                <text:p>433.680868994202</text:p>
              </table:table-cell>
              <table:table-cell office:value-type="float" office:value="256.337086068891">
                <text:p>256.337086068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00.97817284606">
                <text:p>1600.97817284606</text:p>
              </table:table-cell>
              <table:table-cell office:value-type="float" office:value="1259.01744546996">
                <text:p>1259.01744546996</text:p>
              </table:table-cell>
              <table:table-cell office:value-type="float" office:value="1032.42765011812">
                <text:p>1032.42765011812</text:p>
              </table:table-cell>
              <table:table-cell office:value-type="float" office:value="855.371864644707">
                <text:p>855.371864644707</text:p>
              </table:table-cell>
              <table:table-cell office:value-type="float" office:value="681.441100271597">
                <text:p>681.441100271597</text:p>
              </table:table-cell>
              <table:table-cell office:value-type="float" office:value="542.101086242752">
                <text:p>542.101086242752</text:p>
              </table:table-cell>
              <table:table-cell office:value-type="float" office:value="322.984728446803">
                <text:p>322.984728446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21.17380741528">
                <text:p>1921.17380741528</text:p>
              </table:table-cell>
              <table:table-cell office:value-type="float" office:value="1523.41110901865">
                <text:p>1523.41110901865</text:p>
              </table:table-cell>
              <table:table-cell office:value-type="float" office:value="1259.56173314411">
                <text:p>1259.56173314411</text:p>
              </table:table-cell>
              <table:table-cell office:value-type="float" office:value="1052.10739351299">
                <text:p>1052.10739351299</text:p>
              </table:table-cell>
              <table:table-cell office:value-type="float" office:value="844.98696433678">
                <text:p>844.98696433678</text:p>
              </table:table-cell>
              <table:table-cell office:value-type="float" office:value="677.62635780344">
                <text:p>677.62635780344</text:p>
              </table:table-cell>
              <table:table-cell office:value-type="float" office:value="406.960757842972">
                <text:p>406.96075784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305.40856889833">
                <text:p>2305.40856889833</text:p>
              </table:table-cell>
              <table:table-cell office:value-type="float" office:value="1843.32744191257">
                <text:p>1843.32744191257</text:p>
              </table:table-cell>
              <table:table-cell office:value-type="float" office:value="1536.66531443581">
                <text:p>1536.66531443581</text:p>
              </table:table-cell>
              <table:table-cell office:value-type="float" office:value="1294.09209402098">
                <text:p>1294.09209402098</text:p>
              </table:table-cell>
              <table:table-cell office:value-type="float" office:value="1047.78383577761">
                <text:p>1047.78383577761</text:p>
              </table:table-cell>
              <table:table-cell office:value-type="float" office:value="847.0329472543">
                <text:p>847.0329472543</text:p>
              </table:table-cell>
              <table:table-cell office:value-type="float" office:value="512.770554882145">
                <text:p>512.7705548821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2323dc" draw:fill-color="#2323d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5cm" chart:style-name="ch2">
          <text:p>Damage Done To Player per Encounter</text:p>
        </chart:title>
        <chart:plot-area chart:style-name="ch3" table:cell-range-address="'End Damage'.V3:'End Damage'.AG4 'End Damage'.B1:'End Damage'.B1" chart:data-source-has-labels="both" svg:x="1.279cm" svg:y="1.248cm" svg:width="14.401cm" svg:height="6.643cm">
          <chartooo:coordinate-region svg:x="2.086cm" svg:y="1.422cm" svg:width="13.501cm" svg:height="5.875cm"/>
          <chart:axis chart:dimension="x" chart:name="primary-x" chart:style-name="ch4" chartooo:axis-type="auto">
            <chartooo:date-scale/>
            <chart:title svg:x="4.016cm" svg:y="8.071cm" chart:style-name="ch5">
              <text:p>Enemy Averaged Ability Level - Player Averaged Ability Level</text:p>
            </chart:title>
            <chart:categories table:cell-range-address="'End Damage'.V3:'End Damage'.AG3"/>
          </chart:axis>
          <chart:axis chart:dimension="y" chart:name="primary-y" chart:style-name="ch4">
            <chart:title svg:x="0.451cm" svg:y="6.042cm" chart:style-name="ch6">
              <text:p>Percent of Total Life</text:p>
            </chart:title>
            <chart:grid chart:style-name="ch7" chart:class="major"/>
          </chart:axis>
          <chart:series chart:style-name="ch8" chart:values-cell-range-address="'End Damage'.V4:'End Damage'.AG4" chart:label-cell-address="'End Damage'.B1:'End Damage'.B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-4">
                <text:p>-4</text:p>
                <draw:g>
                  <svg:desc>'End Damage'.V3:'End Damage'.AG3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Damage Done To Player per Encounter as Percent of Total Life</text:p>
                <draw:g>
                  <svg:desc>'End Damage'.B1:'End Damage'.B1</svg:desc>
                </draw:g>
              </table:table-cell>
              <table:table-cell office:value-type="float" office:value="1">
                <text:p>1</text:p>
                <draw:g>
                  <svg:desc>'End Damage'.V4:'End Damage'.AG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  <table:table-cell office:value-type="float" office:value="150">
                <text:p>150</text:p>
              </table:table-cell>
              <table:table-cell office:value-type="float" office:value="220">
                <text:p>220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